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37.59pt"/>
    </style:style>
    <style:style style:name="co7" style:family="table-column">
      <style:table-column-properties fo:break-before="auto" style:column-width="142.84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248.06pt"/>
    </style:style>
    <style:style style:name="co10" style:family="table-column">
      <style:table-column-properties fo:break-before="auto" style:column-width="261.21pt"/>
    </style:style>
    <style:style style:name="co11" style:family="table-column">
      <style:table-column-properties fo:break-before="auto" style:column-width="587.25pt"/>
    </style:style>
    <style:style style:name="co12" style:family="table-column">
      <style:table-column-properties fo:break-before="auto" style:column-width="301.4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style:use-window-font-color="true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2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7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0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41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  <style:style style:name="ce42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7"/>
        <table:table-column table:style-name="co7" table:default-cell-style-name="ce27"/>
        <table:table-column table:style-name="co8" table:default-cell-style-name="ce32"/>
        <table:table-column table:style-name="co9" table:default-cell-style-name="ce32"/>
        <table:table-column table:style-name="co10" table:default-cell-style-name="ce41"/>
        <table:table-column table:style-name="co11" table:default-cell-style-name="ce41"/>
        <table:table-column table:style-name="co12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6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2"/>
          <table:table-cell table:style-name="ce28" table:number-columns-repeated="4"/>
          <table:table-cell table:style-name="ce33" table:number-columns-repeated="2"/>
          <table:table-cell table:style-name="ce37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4" table:number-columns-repeated="2"/>
          <table:table-cell table:style-name="ce38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9" office:value-type="string" calcext:value-type="string">
            <text:p>Extra Sprocket Settings</text:p>
          </table:table-cell>
          <table:table-cell table:style-name="ce39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SQRT([.P20])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AA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formula="of:=IF([.$AD20]=0;IF([.$S20]&lt;64;([.T20]*3);0);0)" office:value-type="float" office:value="0" calcext:value-type="float">
            <text:p>0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]&gt;64;&quot;uniform&quot;;IF([.AD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])^(1/2)" office:value-type="float" office:value="2.78356977485806" calcext:value-type="float">
            <text:p>2.784</text:p>
          </table:table-cell>
          <table:table-cell table:style-name="ce15" table:formula="of:=(SQRT([.K21])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" calcext:value-type="float">
            <text:p>3.614</text:p>
          </table:table-cell>
          <table:table-cell table:style-name="ce19" table:formula="of:=SQRT(SQRT([.P21])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AA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1]=&quot;overworld&quot;;IF([.$S21]&lt;64;64+([.S21]*3);0);0)" office:value-type="float" office:value="0" calcext:value-type="float">
            <text:p>0</text:p>
          </table:table-cell>
          <table:table-cell table:style-name="ce25" table:formula="of:=IF([.$AD21]=&quot;Overworld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]&gt;64;&quot;uniform&quot;;IF([.AD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SQRT([.K22])^(1/2))^(1/3)" office:value-type="float" office:value="1.14371615464876" calcext:value-type="float">
            <text:p>1.144</text:p>
          </table:table-cell>
          <table:table-cell table:style-name="ce15" table:formula="of:=SQRT([.K22])^(1/2)" office:value-type="float" office:value="1.49607982459832" calcext:value-type="float">
            <text:p>1.496</text:p>
          </table:table-cell>
          <table:table-cell table:style-name="ce15" table:formula="of:=(SQRT([.K22])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SQRT([.P22])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AA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2]=&quot;overworld&quot;;IF([.$S22]&lt;64;64+([.S22]*3);0);0)" office:value-type="float" office:value="160" calcext:value-type="float">
            <text:p>160</text:p>
          </table:table-cell>
          <table:table-cell table:style-name="ce25" table:formula="of:=IF([.$AD22]=&quot;Overworld&quot;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]&gt;64;&quot;uniform&quot;;IF([.AD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SQRT([.K23])^(1/2))^(1/3)" office:value-type="float" office:value="0.944028100805727" calcext:value-type="float">
            <text:p>0.944</text:p>
          </table:table-cell>
          <table:table-cell table:style-name="ce15" table:formula="of:=SQRT([.K23])^(1/2)" office:value-type="float" office:value="0.841307511155163" calcext:value-type="float">
            <text:p>0.841</text:p>
          </table:table-cell>
          <table:table-cell table:style-name="ce15" table:formula="of:=(SQRT([.K23])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SQRT([.P23])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AA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]=&quot;overworld&quot;;IF([.$S23]&lt;64;64+([.S23]*3);0);0)" office:value-type="float" office:value="112" calcext:value-type="float">
            <text:p>112</text:p>
          </table:table-cell>
          <table:table-cell table:style-name="ce25" table:formula="of:=IF([.$AD23]=&quot;Overworld&quot;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]&gt;64;&quot;uniform&quot;;IF([.AD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4])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SQRT([.P24])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AA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4]=&quot;overworld&quot;;IF([.$S24]&lt;64;64+([.S24]*3);0);0)" office:value-type="float" office:value="88" calcext:value-type="float">
            <text:p>88</text:p>
          </table:table-cell>
          <table:table-cell table:style-name="ce25" table:formula="of:=IF([.$AD24]=&quot;Overworld&quot;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]&gt;64;&quot;uniform&quot;;IF([.AD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])^(1/2)" office:value-type="float" office:value="0.845153909767948" calcext:value-type="float">
            <text:p>0.845</text:p>
          </table:table-cell>
          <table:table-cell table:style-name="ce15" table:formula="of:=(SQRT([.K25])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SQRT([.P25])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AA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5]&gt;64;&quot;uniform&quot;;IF([.AD2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3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6])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3" calcext:value-type="float">
            <text:p>0.495</text:p>
          </table:table-cell>
          <table:table-cell table:style-name="ce19" table:formula="of:=SQRT(SQRT([.P26]))" office:value-type="float" office:value="0.703471150300702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AA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26]=&quot;overworld&quot;;IF([.$S26]&lt;64;64+([.S26]*3);0);0)" office:value-type="float" office:value="112" calcext:value-type="float">
            <text:p>112</text:p>
          </table:table-cell>
          <table:table-cell table:style-name="ce25" table:formula="of:=IF([.$AD26]=&quot;Overworld&quot;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]&gt;64;&quot;uniform&quot;;IF([.AD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0.5" calcext:value-type="float">
            <text:p>0.500</text:p>
          </table:table-cell>
          <table:table-cell table:style-name="ce14" table:formula="of:=([.F27]/[.$B$13])/[.$F$2]" office:value-type="float" office:value="0.145772356756502" calcext:value-type="float">
            <text:p>0.146</text:p>
          </table:table-cell>
          <table:table-cell table:style-name="ce15" table:formula="of:=SQRT([.K27])" office:value-type="float" office:value="0.38180146248607" calcext:value-type="float">
            <text:p>0.38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7])^(1/2)" office:value-type="float" office:value="0.61790085166317" calcext:value-type="float">
            <text:p>0.618</text:p>
          </table:table-cell>
          <table:table-cell table:style-name="ce15" table:formula="of:=(SQRT([.K27])^(1/2))^(1/2)" office:value-type="float" office:value="0.786066696701476" calcext:value-type="float">
            <text:p>0.786</text:p>
          </table:table-cell>
          <table:table-cell table:style-name="ce14" table:formula="of:=([.F27]/[.$B$15])/[.$F$2]" office:value-type="float" office:value="0.0816326530612245" calcext:value-type="float">
            <text:p>0.082</text:p>
          </table:table-cell>
          <table:table-cell table:style-name="ce19" table:formula="of:=SQRT([.P27])" office:value-type="float" office:value="0.285714285714286" calcext:value-type="float">
            <text:p>0.286</text:p>
          </table:table-cell>
          <table:table-cell table:style-name="ce19" table:formula="of:=SQRT(SQRT([.P27]))" office:value-type="float" office:value="0.534522483824849" calcext:value-type="float">
            <text:p>0.535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AA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7]&gt;64;&quot;uniform&quot;;IF([.AD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8])^(1/2)" office:value-type="float" office:value="2.49936941639106" calcext:value-type="float">
            <text:p>2.499</text:p>
          </table:table-cell>
          <table:table-cell table:style-name="ce15" table:formula="of:=(SQRT([.K28])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SQRT([.P28])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AA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28]=&quot;overworld&quot;;IF([.$S28]&lt;64;64+([.S28]*3);0);0)" office:value-type="float" office:value="0" calcext:value-type="float">
            <text:p>0</text:p>
          </table:table-cell>
          <table:table-cell table:style-name="ce25" table:formula="of:=IF([.$AD28]=&quot;Overworld&quot;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8]&gt;64;&quot;uniform&quot;;IF([.AD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9])^(1/2)" office:value-type="float" office:value="1.83169192196535" calcext:value-type="float">
            <text:p>1.832</text:p>
          </table:table-cell>
          <table:table-cell table:style-name="ce15" table:formula="of:=(SQRT([.K29])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SQRT([.P29]))" office:value-type="float" office:value="1.25096826213613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AA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9]=&quot;overworld&quot;;IF([.$S29]&lt;64;64+([.S29]*3);0);0)" office:value-type="float" office:value="193" calcext:value-type="float">
            <text:p>193</text:p>
          </table:table-cell>
          <table:table-cell table:style-name="ce25" table:formula="of:=IF([.$AD29]=&quot;Overworld&quot;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9]&gt;64;&quot;uniform&quot;;IF([.AD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0, 0.10</text:p>
          </table:table-cell>
          <table:table-cell table:style-name="ce40" office:value-type="string" calcext:value-type="string">
            <text:p>Need Biome Types: Mountain\nNeed Biomes: MISSING\nBlock Weights: 0.90, 0.1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0])^(1/2)" office:value-type="float" office:value="1.45669096965811" calcext:value-type="float">
            <text:p>1.457</text:p>
          </table:table-cell>
          <table:table-cell table:style-name="ce15" table:formula="of:=(SQRT([.K30])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SQRT([.P30])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AA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30]=&quot;overworld&quot;;IF([.$S30]&lt;64;64+([.S30]*3);0);0)" office:value-type="float" office:value="146.5" calcext:value-type="float">
            <text:p>146.5</text:p>
          </table:table-cell>
          <table:table-cell table:style-name="ce25" table:formula="of:=IF([.$AD30]=&quot;Overworld&quot;;IF([.$S30]&lt;64;([.T30]*3);0);0)" office:value-type="float" office:value="52.5" calcext:value-type="float">
            <text:p>52.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8" office:value-type="string" calcext:value-type="string">
            <text:p>5364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0]&gt;64;&quot;uniform&quot;;IF([.AD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1])^(1/2)" office:value-type="float" office:value="1.73230726547763" calcext:value-type="float">
            <text:p>1.732</text:p>
          </table:table-cell>
          <table:table-cell table:style-name="ce15" table:formula="of:=(SQRT([.K31])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SQRT([.P31])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AA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1]=&quot;overworld&quot;;IF([.$S31]&lt;64;64+([.S31]*3);0);0)" office:value-type="float" office:value="199" calcext:value-type="float">
            <text:p>199</text:p>
          </table:table-cell>
          <table:table-cell table:style-name="ce25" table:formula="of:=IF([.$AD31]=&quot;Overworld&quot;;IF([.$S31]&lt;64;([.T31]*3);0);0)" office:value-type="float" office:value="105" calcext:value-type="float">
            <text:p>105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8" office:value-type="string" calcext:value-type="string">
            <text:p>B8E6C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1]&gt;64;&quot;uniform&quot;;IF([.AD3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2])^(1/2)" office:value-type="float" office:value="1.73230726547763" calcext:value-type="float">
            <text:p>1.732</text:p>
          </table:table-cell>
          <table:table-cell table:style-name="ce15" table:formula="of:=(SQRT([.K32])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SQRT([.P32])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AA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32]=&quot;overworld&quot;;IF([.$S32]&lt;64;64+([.S32]*3);0);0)" office:value-type="float" office:value="199" calcext:value-type="float">
            <text:p>199</text:p>
          </table:table-cell>
          <table:table-cell table:style-name="ce25" table:formula="of:=IF([.$AD32]=&quot;Overworld&quot;;IF([.$S32]&lt;64;([.T32]*3);0);0)" office:value-type="float" office:value="105" calcext:value-type="float">
            <text:p>105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8" office:value-type="string" calcext:value-type="string">
            <text:p>7EE5F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32]&gt;64;&quot;uniform&quot;;IF([.AD3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43"/>
          <table:table-cell table:number-columns-repeated="2"/>
          <table:table-cell table:style-name="ce7" table:number-columns-repeated="98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e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3])^(1/2)" office:value-type="float" office:value="0.519590611145776" calcext:value-type="float">
            <text:p>0.520</text:p>
          </table:table-cell>
          <table:table-cell table:style-name="ce15" table:formula="of:=(SQRT([.K33])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SQRT([.P33])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AA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33]=&quot;overworld&quot;;IF([.$S33]&lt;64;64+([.S33]*3);0);0)" office:value-type="float" office:value="0" calcext:value-type="float">
            <text:p>0</text:p>
          </table:table-cell>
          <table:table-cell table:style-name="ce25" table:formula="of:=IF([.$AD33]=&quot;Overworld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8" office:value-type="string" calcext:value-type="string">
            <text:p>DD4EEA</text:p>
          </table:table-cell>
          <table:table-cell table:style-name="ce28" office:value-type="string" calcext:value-type="string">
            <text:p>58D8</text:p>
          </table:table-cell>
          <table:table-cell table:style-name="ce31" office:value-type="string" calcext:value-type="string">
            <text:p>End</text:p>
          </table:table-cell>
          <table:table-cell table:style-name="ce31" table:formula="of:=IF([.S33]&gt;64;&quot;uniform&quot;;IF([.AD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4])^(1/2)" office:value-type="float" office:value="0.519590611145776" calcext:value-type="float">
            <text:p>0.520</text:p>
          </table:table-cell>
          <table:table-cell table:style-name="ce15" table:formula="of:=(SQRT([.K34])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SQRT([.P34])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AA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8" office:value-type="string" calcext:value-type="string">
            <text:p>C60031</text:p>
          </table:table-cell>
          <table:table-cell table:style-name="ce28" office:value-type="string" calcext:value-type="string">
            <text:p>706D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4]&gt;64;&quot;uniform&quot;;IF([.AD3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andy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5])^(1/2)" office:value-type="float" office:value="0.519590611145776" calcext:value-type="float">
            <text:p>0.520</text:p>
          </table:table-cell>
          <table:table-cell table:style-name="ce15" table:formula="of:=(SQRT([.K35])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SQRT([.P35])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AA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8" office:value-type="string" calcext:value-type="string">
            <text:p>076855</text:p>
          </table:table-cell>
          <table:table-cell table:style-name="ce28" office:value-type="string" calcext:value-type="string">
            <text:p>A6AC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5]&gt;64;&quot;uniform&quot;;IF([.AD3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Plains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6])^(1/2)" office:value-type="float" office:value="0.519590611145776" calcext:value-type="float">
            <text:p>0.520</text:p>
          </table:table-cell>
          <table:table-cell table:style-name="ce15" table:formula="of:=(SQRT([.K36])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SQRT([.P36])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AA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8" office:value-type="string" calcext:value-type="string">
            <text:p>D95A03</text:p>
          </table:table-cell>
          <table:table-cell table:style-name="ce28" office:value-type="string" calcext:value-type="string">
            <text:p>B7E1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6]&gt;64;&quot;uniform&quot;;IF([.AD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Jungle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7])^(1/2)" office:value-type="float" office:value="0.519590611145776" calcext:value-type="float">
            <text:p>0.520</text:p>
          </table:table-cell>
          <table:table-cell table:style-name="ce15" table:formula="of:=(SQRT([.K37])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SQRT([.P37])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AA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8" office:value-type="string" calcext:value-type="string">
            <text:p>7701B9</text:p>
          </table:table-cell>
          <table:table-cell table:style-name="ce28" office:value-type="string" calcext:value-type="string">
            <text:p>A51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7]&gt;64;&quot;uniform&quot;;IF([.AD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\nNeed Biomes: MISSING\nAvoid Biomes: Alps, Alps Fores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8])^(1/2)" office:value-type="float" office:value="0.519590611145776" calcext:value-type="float">
            <text:p>0.520</text:p>
          </table:table-cell>
          <table:table-cell table:style-name="ce15" table:formula="of:=(SQRT([.K38])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SQRT([.P38])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AA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8" office:value-type="string" calcext:value-type="string">
            <text:p>109D81</text:p>
          </table:table-cell>
          <table:table-cell table:style-name="ce28" office:value-type="string" calcext:value-type="string">
            <text:p>5A3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8]&gt;64;&quot;uniform&quot;;IF([.AD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wamp\nNeed Biomes: MISSING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39])^(1/2)" office:value-type="float" office:value="0.519590611145776" calcext:value-type="float">
            <text:p>0.520</text:p>
          </table:table-cell>
          <table:table-cell table:style-name="ce15" table:formula="of:=(SQRT([.K39])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SQRT([.P39])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AA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8" office:value-type="string" calcext:value-type="string">
            <text:p>3494C3</text:p>
          </table:table-cell>
          <table:table-cell table:style-name="ce28" office:value-type="float" office:value="7474" calcext:value-type="float">
            <text:p>747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39]&gt;64;&quot;uniform&quot;;IF([.AD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Coral Reef, Crag, Hot Springs, Kelp Forest, Mangrove, Sacred Springs, Tropics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40])^(1/2)" office:value-type="float" office:value="0.519590611145776" calcext:value-type="float">
            <text:p>0.520</text:p>
          </table:table-cell>
          <table:table-cell table:style-name="ce15" table:formula="of:=(SQRT([.K40])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SQRT([.P40])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AA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8" office:value-type="string" calcext:value-type="string">
            <text:p>FE9D1B</text:p>
          </table:table-cell>
          <table:table-cell table:style-name="ce28" office:value-type="string" calcext:value-type="string">
            <text:p>1FEF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40]&gt;64;&quot;uniform&quot;;IF([.AD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s: River, Grove, Shield, Thicket</text:p>
          </table:table-cell>
          <table:table-cell table:style-name="ce40"/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SQRT([.K41])^(1/2))^(1/3)" office:value-type="float" office:value="1.12264493424068" calcext:value-type="float">
            <text:p>1.123</text:p>
          </table:table-cell>
          <table:table-cell table:style-name="ce15" table:formula="of:=SQRT([.K41])^(1/2)" office:value-type="float" office:value="1.4149049405128" calcext:value-type="float">
            <text:p>1.415</text:p>
          </table:table-cell>
          <table:table-cell table:style-name="ce15" table:formula="of:=(SQRT([.K41])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SQRT([.P41])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AA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1]=&quot;overworld&quot;;IF([.$S41]&lt;64;64+([.S41]*3);0);0)" office:value-type="float" office:value="0" calcext:value-type="float">
            <text:p>0</text:p>
          </table:table-cell>
          <table:table-cell table:style-name="ce25" table:formula="of:=IF([.$AD41]=&quot;Overworld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1]&gt;64;&quot;uniform&quot;;IF([.AD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SQRT([.K42])^(1/2))^(1/3)" office:value-type="float" office:value="1.12264493424068" calcext:value-type="float">
            <text:p>1.123</text:p>
          </table:table-cell>
          <table:table-cell table:style-name="ce15" table:formula="of:=SQRT([.K42])^(1/2)" office:value-type="float" office:value="1.4149049405128" calcext:value-type="float">
            <text:p>1.415</text:p>
          </table:table-cell>
          <table:table-cell table:style-name="ce15" table:formula="of:=(SQRT([.K42])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SQRT([.P42])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AA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2]=&quot;overworld&quot;;IF([.$S42]&lt;64;64+([.S42]*3);0);0)" office:value-type="float" office:value="0" calcext:value-type="float">
            <text:p>0</text:p>
          </table:table-cell>
          <table:table-cell table:style-name="ce25" table:formula="of:=IF([.$AD42]=&quot;Overworld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2]&gt;64;&quot;uniform&quot;;IF([.AD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SQRT([.K43])^(1/2))^(1/3)" office:value-type="float" office:value="1.12264493424068" calcext:value-type="float">
            <text:p>1.123</text:p>
          </table:table-cell>
          <table:table-cell table:style-name="ce15" table:formula="of:=SQRT([.K43])^(1/2)" office:value-type="float" office:value="1.4149049405128" calcext:value-type="float">
            <text:p>1.415</text:p>
          </table:table-cell>
          <table:table-cell table:style-name="ce15" table:formula="of:=(SQRT([.K43])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SQRT([.P43])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AA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3]=&quot;overworld&quot;;IF([.$S43]&lt;64;64+([.S43]*3);0);0)" office:value-type="float" office:value="0" calcext:value-type="float">
            <text:p>0</text:p>
          </table:table-cell>
          <table:table-cell table:style-name="ce25" table:formula="of:=IF([.$AD43]=&quot;Overworld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3]&gt;64;&quot;uniform&quot;;IF([.AD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SQRT([.K44])^(1/2))^(1/3)" office:value-type="float" office:value="1.15283630787673" calcext:value-type="float">
            <text:p>1.153</text:p>
          </table:table-cell>
          <table:table-cell table:style-name="ce15" table:formula="of:=SQRT([.K44])^(1/2)" office:value-type="float" office:value="1.53215582833419" calcext:value-type="float">
            <text:p>1.532</text:p>
          </table:table-cell>
          <table:table-cell table:style-name="ce15" table:formula="of:=(SQRT([.K44])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SQRT([.P44])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AA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4]=&quot;overworld&quot;;IF([.$S44]&lt;64;64+([.S44]*3);0);0)" office:value-type="float" office:value="0" calcext:value-type="float">
            <text:p>0</text:p>
          </table:table-cell>
          <table:table-cell table:style-name="ce25" table:formula="of:=IF([.$AD44]=&quot;Overworld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4]&gt;64;&quot;uniform&quot;;IF([.AD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SQRT([.K45])^(1/2))^(1/3)" office:value-type="float" office:value="1.1400790983734" calcext:value-type="float">
            <text:p>1.140</text:p>
          </table:table-cell>
          <table:table-cell table:style-name="ce15" table:formula="of:=SQRT([.K45])^(1/2)" office:value-type="float" office:value="1.4818524101361" calcext:value-type="float">
            <text:p>1.482</text:p>
          </table:table-cell>
          <table:table-cell table:style-name="ce15" table:formula="of:=(SQRT([.K45])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SQRT([.P45])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AA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45]=&quot;overworld&quot;;IF([.$S45]&lt;64;64+([.S45]*3);0);0)" office:value-type="float" office:value="0" calcext:value-type="float">
            <text:p>0</text:p>
          </table:table-cell>
          <table:table-cell table:style-name="ce25" table:formula="of:=IF([.$AD45]=&quot;Overworld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5]&gt;64;&quot;uniform&quot;;IF([.AD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46]/2" office:value-type="float" office:value="4" calcext:value-type="float">
            <text:p>4.000</text:p>
          </table:table-cell>
          <table:table-cell table:style-name="ce12" table:formula="of:=[.H46]/2" office:value-type="float" office:value="2" calcext:value-type="float">
            <text:p>2.000</text:p>
          </table:table-cell>
          <table:table-cell table:style-name="ce14" table:formula="of:=([.F46]/[.$B$10])/[.$F$2]" office:value-type="float" office:value="1.00195694716243" calcext:value-type="float">
            <text:p>1.002</text:p>
          </table:table-cell>
          <table:table-cell table:style-name="ce15" table:formula="of:=SQRT([.K46])" office:value-type="float" office:value="1.00097799534377" calcext:value-type="float">
            <text:p>1.001</text:p>
          </table:table-cell>
          <table:table-cell table:style-name="ce15" table:formula="of:=(SQRT([.K46])^(1/2))^(1/3)" office:value-type="float" office:value="1.00016293284176" calcext:value-type="float">
            <text:p>1.000</text:p>
          </table:table-cell>
          <table:table-cell table:style-name="ce15" table:formula="of:=SQRT([.K46])^(1/2)" office:value-type="float" office:value="1.00048887817095" calcext:value-type="float">
            <text:p>1.000</text:p>
          </table:table-cell>
          <table:table-cell table:style-name="ce15" table:formula="of:=(SQRT([.K46])^(1/2))^(1/2)" office:value-type="float" office:value="1.00024440921754" calcext:value-type="float">
            <text:p>1.000</text:p>
          </table:table-cell>
          <table:table-cell table:style-name="ce14" table:formula="of:=([.F46]/[.$B$16])/[.$F$2]" office:value-type="float" office:value="0.446428571428571" calcext:value-type="float">
            <text:p>0.446</text:p>
          </table:table-cell>
          <table:table-cell table:style-name="ce19" table:formula="of:=SQRT([.P46])" office:value-type="float" office:value="0.668153104781061" calcext:value-type="float">
            <text:p>0.668</text:p>
          </table:table-cell>
          <table:table-cell table:style-name="ce19" table:formula="of:=SQRT(SQRT([.P46]))" office:value-type="float" office:value="0.817406327832774" calcext:value-type="float">
            <text:p>0.817</text:p>
          </table:table-cell>
          <table:table-cell table:style-name="ce20" table:formula="of:=[.T46]+[.W46]" office:value-type="float" office:value="24" calcext:value-type="float">
            <text:p>24</text:p>
          </table:table-cell>
          <table:table-cell table:style-name="ce20" table:formula="of:=([.X46]-[.W46])/2" office:value-type="float" office:value="16" calcext:value-type="float">
            <text:p>16</text:p>
          </table:table-cell>
          <table:table-cell table:style-name="ce21" table:formula="of:=[.V46]+[.W46]" office:value-type="float" office:value="24" calcext:value-type="float">
            <text:p>24</text:p>
          </table:table-cell>
          <table:table-cell table:style-name="ce22" table:formula="of:=([.AA46]-[.W46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46]=&quot;overworld&quot;;IF([.$S46]&lt;64;64+([.S46]*3);0);0)" office:value-type="float" office:value="136" calcext:value-type="float">
            <text:p>136</text:p>
          </table:table-cell>
          <table:table-cell table:style-name="ce25" table:formula="of:=IF([.$AD46]=&quot;Overworld&quot;;IF([.$S46]&lt;64;([.T46]*3);0);0)" office:value-type="float" office:value="48" calcext:value-type="float">
            <text:p>48</text:p>
          </table:table-cell>
          <table:table-cell table:style-name="ce7" table:formula="of:=IF([.X46]&gt;64;64+(([.X46]-64)*2.9);[.X46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6]&gt;64;&quot;uniform&quot;;IF([.AD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47]/2" office:value-type="float" office:value="3.5" calcext:value-type="float">
            <text:p>3.500</text:p>
          </table:table-cell>
          <table:table-cell table:style-name="ce12" table:formula="of:=[.H47]/2" office:value-type="float" office:value="12" calcext:value-type="float">
            <text:p>12.000</text:p>
          </table:table-cell>
          <table:table-cell table:style-name="ce14" table:formula="of:=([.F47]/[.$B$10])/[.$F$2]" office:value-type="float" office:value="5.26027397260274" calcext:value-type="float">
            <text:p>5.260</text:p>
          </table:table-cell>
          <table:table-cell table:style-name="ce15" table:formula="of:=SQRT([.K47])" office:value-type="float" office:value="2.29352871632398" calcext:value-type="float">
            <text:p>2.294</text:p>
          </table:table-cell>
          <table:table-cell table:style-name="ce15" table:formula="of:=(SQRT([.K47])^(1/2))^(1/3)" office:value-type="float" office:value="1.14837579583615" calcext:value-type="float">
            <text:p>1.148</text:p>
          </table:table-cell>
          <table:table-cell table:style-name="ce15" table:formula="of:=SQRT([.K47])^(1/2)" office:value-type="float" office:value="1.51444006693034" calcext:value-type="float">
            <text:p>1.514</text:p>
          </table:table-cell>
          <table:table-cell table:style-name="ce15" table:formula="of:=(SQRT([.K47])^(1/2))^(1/2)" office:value-type="float" office:value="1.23062588422735" calcext:value-type="float">
            <text:p>1.231</text:p>
          </table:table-cell>
          <table:table-cell table:style-name="ce14" table:formula="of:=([.F47]/[.$B$16])/[.$F$2]" office:value-type="float" office:value="2.34375" calcext:value-type="float">
            <text:p>2.344</text:p>
          </table:table-cell>
          <table:table-cell table:style-name="ce19" table:formula="of:=SQRT([.P47])" office:value-type="float" office:value="1.53093108923949" calcext:value-type="float">
            <text:p>1.531</text:p>
          </table:table-cell>
          <table:table-cell table:style-name="ce19" table:formula="of:=SQRT(SQRT([.P47]))" office:value-type="float" office:value="1.23730800095994" calcext:value-type="float">
            <text:p>1.237</text:p>
          </table:table-cell>
          <table:table-cell table:style-name="ce20" table:formula="of:=[.T47]+[.W47]" office:value-type="float" office:value="40" calcext:value-type="float">
            <text:p>40</text:p>
          </table:table-cell>
          <table:table-cell table:style-name="ce20" table:formula="of:=([.X47]-[.W47])/2" office:value-type="float" office:value="35" calcext:value-type="float">
            <text:p>35</text:p>
          </table:table-cell>
          <table:table-cell table:style-name="ce21" table:formula="of:=[.V47]+[.W47]" office:value-type="float" office:value="50.45" calcext:value-type="float">
            <text:p>50.45</text:p>
          </table:table-cell>
          <table:table-cell table:style-name="ce22" table:formula="of:=([.AA47]-[.W47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47]=&quot;overworld&quot;;IF([.$S47]&lt;64;64+([.S47]*3);0);0)" office:value-type="float" office:value="184" calcext:value-type="float">
            <text:p>184</text:p>
          </table:table-cell>
          <table:table-cell table:style-name="ce25" table:formula="of:=IF([.$AD47]=&quot;Overworld&quot;;IF([.$S47]&lt;64;([.T47]*3);0);0)" office:value-type="float" office:value="105" calcext:value-type="float">
            <text:p>105</text:p>
          </table:table-cell>
          <table:table-cell table:style-name="ce7" table:formula="of:=IF([.X47]&gt;64;64+(([.X47]-64)*2.9);[.X47])" office:value-type="float" office:value="95.9" calcext:value-type="float">
            <text:p>95.9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7]&gt;64;&quot;uniform&quot;;IF([.AD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48]/2" office:value-type="float" office:value="3.5" calcext:value-type="float">
            <text:p>3.500</text:p>
          </table:table-cell>
          <table:table-cell table:style-name="ce12" table:formula="of:=[.H48]/2" office:value-type="float" office:value="11" calcext:value-type="float">
            <text:p>11.000</text:p>
          </table:table-cell>
          <table:table-cell table:style-name="ce14" table:formula="of:=([.F48]/[.$B$10])/[.$F$2]" office:value-type="float" office:value="4.82191780821918" calcext:value-type="float">
            <text:p>4.822</text:p>
          </table:table-cell>
          <table:table-cell table:style-name="ce15" table:formula="of:=SQRT([.K48])" office:value-type="float" office:value="2.19588656542618" calcext:value-type="float">
            <text:p>2.196</text:p>
          </table:table-cell>
          <table:table-cell table:style-name="ce15" table:formula="of:=(SQRT([.K48])^(1/2))^(1/3)" office:value-type="float" office:value="1.1400790983734" calcext:value-type="float">
            <text:p>1.140</text:p>
          </table:table-cell>
          <table:table-cell table:style-name="ce15" table:formula="of:=SQRT([.K48])^(1/2)" office:value-type="float" office:value="1.4818524101361" calcext:value-type="float">
            <text:p>1.482</text:p>
          </table:table-cell>
          <table:table-cell table:style-name="ce15" table:formula="of:=(SQRT([.K48])^(1/2))^(1/2)" office:value-type="float" office:value="1.21731360385732" calcext:value-type="float">
            <text:p>1.217</text:p>
          </table:table-cell>
          <table:table-cell table:style-name="ce14" table:formula="of:=([.F48]/[.$B$16])/[.$F$2]" office:value-type="float" office:value="2.1484375" calcext:value-type="float">
            <text:p>2.148</text:p>
          </table:table-cell>
          <table:table-cell table:style-name="ce19" table:formula="of:=SQRT([.P48])" office:value-type="float" office:value="1.46575492494482" calcext:value-type="float">
            <text:p>1.466</text:p>
          </table:table-cell>
          <table:table-cell table:style-name="ce19" table:formula="of:=SQRT(SQRT([.P48]))" office:value-type="float" office:value="1.21068366014613" calcext:value-type="float">
            <text:p>1.211</text:p>
          </table:table-cell>
          <table:table-cell table:style-name="ce20" table:formula="of:=[.T48]+[.W48]" office:value-type="float" office:value="33" calcext:value-type="float">
            <text:p>33</text:p>
          </table:table-cell>
          <table:table-cell table:style-name="ce20" table:formula="of:=([.X48]-[.W48])/2" office:value-type="float" office:value="27" calcext:value-type="float">
            <text:p>27</text:p>
          </table:table-cell>
          <table:table-cell table:style-name="ce21" table:formula="of:=[.V48]+[.W48]" office:value-type="float" office:value="33" calcext:value-type="float">
            <text:p>33</text:p>
          </table:table-cell>
          <table:table-cell table:style-name="ce22" table:formula="of:=([.AA48]-[.W48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48]=&quot;overworld&quot;;IF([.$S48]&lt;64;64+([.S48]*3);0);0)" office:value-type="float" office:value="163" calcext:value-type="float">
            <text:p>163</text:p>
          </table:table-cell>
          <table:table-cell table:style-name="ce25" table:formula="of:=IF([.$AD48]=&quot;Overworld&quot;;IF([.$S48]&lt;64;([.T48]*3);0);0)" office:value-type="float" office:value="81" calcext:value-type="float">
            <text:p>81</text:p>
          </table:table-cell>
          <table:table-cell table:style-name="ce7" table:formula="of:=IF([.X48]&gt;64;64+(([.X48]-64)*2.9);[.X48])" office:value-type="float" office:value="60" calcext:value-type="float">
            <text:p>6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8]&gt;64;&quot;uniform&quot;;IF([.AD4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9]/2" office:value-type="float" office:value="2" calcext:value-type="float">
            <text:p>2.000</text:p>
          </table:table-cell>
          <table:table-cell table:style-name="ce12" table:formula="of:=[.H49]/2" office:value-type="float" office:value="1" calcext:value-type="float">
            <text:p>1.000</text:p>
          </table:table-cell>
          <table:table-cell table:style-name="ce14" table:formula="of:=([.F49]/[.$B$10])/[.$F$2]" office:value-type="float" office:value="0.250489236790607" calcext:value-type="float">
            <text:p>0.250</text:p>
          </table:table-cell>
          <table:table-cell table:style-name="ce15" table:formula="of:=SQRT([.K49])" office:value-type="float" office:value="0.500488997671883" calcext:value-type="float">
            <text:p>0.500</text:p>
          </table:table-cell>
          <table:table-cell table:style-name="ce15" table:formula="of:=(SQRT([.K49])^(1/2))^(1/3)" office:value-type="float" office:value="0.89104387480021" calcext:value-type="float">
            <text:p>0.891</text:p>
          </table:table-cell>
          <table:table-cell table:style-name="ce15" table:formula="of:=SQRT([.K49])^(1/2)" office:value-type="float" office:value="0.707452470256401" calcext:value-type="float">
            <text:p>0.707</text:p>
          </table:table-cell>
          <table:table-cell table:style-name="ce15" table:formula="of:=(SQRT([.K49])^(1/2))^(1/2)" office:value-type="float" office:value="0.841101938088601" calcext:value-type="float">
            <text:p>0.841</text:p>
          </table:table-cell>
          <table:table-cell table:style-name="ce14" table:formula="of:=([.F49]/[.$B$16])/[.$F$2]" office:value-type="float" office:value="0.111607142857143" calcext:value-type="float">
            <text:p>0.112</text:p>
          </table:table-cell>
          <table:table-cell table:style-name="ce19" table:formula="of:=SQRT([.P49])" office:value-type="float" office:value="0.33407655239053" calcext:value-type="float">
            <text:p>0.334</text:p>
          </table:table-cell>
          <table:table-cell table:style-name="ce19" table:formula="of:=SQRT(SQRT([.P49]))" office:value-type="float" office:value="0.577993557395349" calcext:value-type="float">
            <text:p>0.578</text:p>
          </table:table-cell>
          <table:table-cell table:style-name="ce20" table:formula="of:=[.T49]+[.W49]" office:value-type="float" office:value="11" calcext:value-type="float">
            <text:p>11</text:p>
          </table:table-cell>
          <table:table-cell table:style-name="ce20" table:formula="of:=([.X49]-[.W49])/2" office:value-type="float" office:value="5" calcext:value-type="float">
            <text:p>5</text:p>
          </table:table-cell>
          <table:table-cell table:style-name="ce21" table:formula="of:=[.V49]+[.W49]" office:value-type="float" office:value="11" calcext:value-type="float">
            <text:p>11</text:p>
          </table:table-cell>
          <table:table-cell table:style-name="ce22" table:formula="of:=([.AA49]-[.W4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49]=&quot;overworld&quot;;IF([.$S49]&lt;64;64+([.S49]*3);0);0)" office:value-type="float" office:value="97" calcext:value-type="float">
            <text:p>97</text:p>
          </table:table-cell>
          <table:table-cell table:style-name="ce25" table:formula="of:=IF([.$AD49]=&quot;Overworld&quot;;IF([.$S49]&lt;64;([.T49]*3);0);0)" office:value-type="float" office:value="15" calcext:value-type="float">
            <text:p>15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49]&gt;64;&quot;uniform&quot;;IF([.AD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9" calcext:value-type="float">
            <text:p>9.000</text:p>
          </table:table-cell>
          <table:table-cell table:style-name="ce14" table:formula="of:=([.F50]/[.$B$10])/[.$F$2]" office:value-type="float" office:value="3.94520547945205" calcext:value-type="float">
            <text:p>3.945</text:p>
          </table:table-cell>
          <table:table-cell table:style-name="ce15" table:formula="of:=SQRT([.K50])" office:value-type="float" office:value="1.98625413264568" calcext:value-type="float">
            <text:p>1.986</text:p>
          </table:table-cell>
          <table:table-cell table:style-name="ce15" table:formula="of:=(SQRT([.K50])^(1/2))^(1/3)" office:value-type="float" office:value="1.12117258281741" calcext:value-type="float">
            <text:p>1.121</text:p>
          </table:table-cell>
          <table:table-cell table:style-name="ce15" table:formula="of:=SQRT([.K50])^(1/2)" office:value-type="float" office:value="1.40934528510429" calcext:value-type="float">
            <text:p>1.409</text:p>
          </table:table-cell>
          <table:table-cell table:style-name="ce15" table:formula="of:=(SQRT([.K50])^(1/2))^(1/2)" office:value-type="float" office:value="1.18715849199013" calcext:value-type="float">
            <text:p>1.187</text:p>
          </table:table-cell>
          <table:table-cell table:style-name="ce14" table:formula="of:=([.F50]/[.$B$16])/[.$F$2]" office:value-type="float" office:value="1.7578125" calcext:value-type="float">
            <text:p>1.758</text:p>
          </table:table-cell>
          <table:table-cell table:style-name="ce19" table:formula="of:=SQRT([.P50])" office:value-type="float" office:value="1.32582521472478" calcext:value-type="float">
            <text:p>1.326</text:p>
          </table:table-cell>
          <table:table-cell table:style-name="ce19" table:formula="of:=SQRT(SQRT([.P50]))" office:value-type="float" office:value="1.15144483789923" calcext:value-type="float">
            <text:p>1.151</text:p>
          </table:table-cell>
          <table:table-cell table:style-name="ce20" table:formula="of:=[.T50]+[.W50]" office:value-type="float" office:value="25" calcext:value-type="float">
            <text:p>25</text:p>
          </table:table-cell>
          <table:table-cell table:style-name="ce20" table:formula="of:=([.X50]-[.W50])/2" office:value-type="float" office:value="20" calcext:value-type="float">
            <text:p>20</text:p>
          </table:table-cell>
          <table:table-cell table:style-name="ce21" table:formula="of:=[.V50]+[.W50]" office:value-type="float" office:value="25" calcext:value-type="float">
            <text:p>25</text:p>
          </table:table-cell>
          <table:table-cell table:style-name="ce22" table:formula="of:=([.AA50]-[.W50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50]=&quot;overworld&quot;;IF([.$S50]&lt;64;64+([.S50]*3);0);0)" office:value-type="float" office:value="139" calcext:value-type="float">
            <text:p>139</text:p>
          </table:table-cell>
          <table:table-cell table:style-name="ce25" table:formula="of:=IF([.$AD50]=&quot;Overworld&quot;;IF([.$S50]&lt;64;([.T50]*3);0);0)" office:value-type="float" office:value="60" calcext:value-type="float">
            <text:p>60</text:p>
          </table:table-cell>
          <table:table-cell table:style-name="ce7" table:formula="of:=IF([.X50]&gt;64;64+(([.X50]-64)*2.9);[.X50])" office:value-type="float" office:value="45" calcext:value-type="float">
            <text:p>45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0]&gt;64;&quot;uniform&quot;;IF([.AD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1]/2" office:value-type="float" office:value="4" calcext:value-type="float">
            <text:p>4.000</text:p>
          </table:table-cell>
          <table:table-cell table:style-name="ce12" table:formula="of:=[.H51]/2" office:value-type="float" office:value="4" calcext:value-type="float">
            <text:p>4.000</text:p>
          </table:table-cell>
          <table:table-cell table:style-name="ce14" table:formula="of:=([.F51]/[.$B$10])/[.$F$2]" office:value-type="float" office:value="2.00391389432485" calcext:value-type="float">
            <text:p>2.004</text:p>
          </table:table-cell>
          <table:table-cell table:style-name="ce15" table:formula="of:=SQRT([.K51])" office:value-type="float" office:value="1.41559665665219" calcext:value-type="float">
            <text:p>1.416</text:p>
          </table:table-cell>
          <table:table-cell table:style-name="ce15" table:formula="of:=(SQRT([.K51])^(1/2))^(1/3)" office:value-type="float" office:value="1.059635715692" calcext:value-type="float">
            <text:p>1.060</text:p>
          </table:table-cell>
          <table:table-cell table:style-name="ce15" table:formula="of:=SQRT([.K51])^(1/2)" office:value-type="float" office:value="1.18978849240199" calcext:value-type="float">
            <text:p>1.190</text:p>
          </table:table-cell>
          <table:table-cell table:style-name="ce15" table:formula="of:=(SQRT([.K51])^(1/2))^(1/2)" office:value-type="float" office:value="1.09077426280692" calcext:value-type="float">
            <text:p>1.091</text:p>
          </table:table-cell>
          <table:table-cell table:style-name="ce14" table:formula="of:=([.F51]/[.$B$16])/[.$F$2]" office:value-type="float" office:value="0.892857142857143" calcext:value-type="float">
            <text:p>0.893</text:p>
          </table:table-cell>
          <table:table-cell table:style-name="ce19" table:formula="of:=SQRT([.P51])" office:value-type="float" office:value="0.944911182523068" calcext:value-type="float">
            <text:p>0.945</text:p>
          </table:table-cell>
          <table:table-cell table:style-name="ce19" table:formula="of:=SQRT(SQRT([.P51]))" office:value-type="float" office:value="0.972065420906982" calcext:value-type="float">
            <text:p>0.972</text:p>
          </table:table-cell>
          <table:table-cell table:style-name="ce20" table:formula="of:=[.T51]+[.W51]" office:value-type="float" office:value="23" calcext:value-type="float">
            <text:p>23</text:p>
          </table:table-cell>
          <table:table-cell table:style-name="ce20" table:formula="of:=([.X51]-[.W51])/2" office:value-type="float" office:value="12" calcext:value-type="float">
            <text:p>12</text:p>
          </table:table-cell>
          <table:table-cell table:style-name="ce21" table:formula="of:=[.V51]+[.W51]" office:value-type="float" office:value="23" calcext:value-type="float">
            <text:p>23</text:p>
          </table:table-cell>
          <table:table-cell table:style-name="ce22" table:formula="of:=([.AA51]-[.W51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51]=&quot;overworld&quot;;IF([.$S51]&lt;64;64+([.S51]*3);0);0)" office:value-type="float" office:value="133" calcext:value-type="float">
            <text:p>133</text:p>
          </table:table-cell>
          <table:table-cell table:style-name="ce25" table:formula="of:=IF([.$AD51]=&quot;Overworld&quot;;IF([.$S51]&lt;64;([.T51]*3);0);0)" office:value-type="float" office:value="36" calcext:value-type="float">
            <text:p>36</text:p>
          </table:table-cell>
          <table:table-cell table:style-name="ce7" table:formula="of:=IF([.X51]&gt;64;64+(([.X51]-64)*2.9);[.X51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1]&gt;64;&quot;uniform&quot;;IF([.AD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Common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2]/2" office:value-type="float" office:value="4" calcext:value-type="float">
            <text:p>4.000</text:p>
          </table:table-cell>
          <table:table-cell table:style-name="ce12" table:formula="of:=[.H52]/2" office:value-type="float" office:value="3" calcext:value-type="float">
            <text:p>3.000</text:p>
          </table:table-cell>
          <table:table-cell table:style-name="ce14" table:formula="of:=([.F52]/[.$B$10])/[.$F$2]" office:value-type="float" office:value="1.50293542074364" calcext:value-type="float">
            <text:p>1.503</text:p>
          </table:table-cell>
          <table:table-cell table:style-name="ce15" table:formula="of:=SQRT([.K52])" office:value-type="float" office:value="1.22594266617311" calcext:value-type="float">
            <text:p>1.226</text:p>
          </table:table-cell>
          <table:table-cell table:style-name="ce15" table:formula="of:=(SQRT([.K52])^(1/2))^(1/3)" office:value-type="float" office:value="1.03453461533727" calcext:value-type="float">
            <text:p>1.035</text:p>
          </table:table-cell>
          <table:table-cell table:style-name="ce15" table:formula="of:=SQRT([.K52])^(1/2)" office:value-type="float" office:value="1.10722295233305" calcext:value-type="float">
            <text:p>1.107</text:p>
          </table:table-cell>
          <table:table-cell table:style-name="ce15" table:formula="of:=(SQRT([.K52])^(1/2))^(1/2)" office:value-type="float" office:value="1.05224662144055" calcext:value-type="float">
            <text:p>1.052</text:p>
          </table:table-cell>
          <table:table-cell table:style-name="ce14" table:formula="of:=([.F52]/[.$B$16])/[.$F$2]" office:value-type="float" office:value="0.669642857142857" calcext:value-type="float">
            <text:p>0.670</text:p>
          </table:table-cell>
          <table:table-cell table:style-name="ce19" table:formula="of:=SQRT([.P52])" office:value-type="float" office:value="0.818317088384971" calcext:value-type="float">
            <text:p>0.818</text:p>
          </table:table-cell>
          <table:table-cell table:style-name="ce19" table:formula="of:=SQRT(SQRT([.P52]))" office:value-type="float" office:value="0.904608804061165" calcext:value-type="float">
            <text:p>0.905</text:p>
          </table:table-cell>
          <table:table-cell table:style-name="ce20" table:formula="of:=[.T52]+[.W52]" office:value-type="float" office:value="32" calcext:value-type="float">
            <text:p>32</text:p>
          </table:table-cell>
          <table:table-cell table:style-name="ce20" table:formula="of:=([.X52]-[.W52])/2" office:value-type="float" office:value="16" calcext:value-type="float">
            <text:p>16</text:p>
          </table:table-cell>
          <table:table-cell table:style-name="ce21" table:formula="of:=[.V52]+[.W52]" office:value-type="float" office:value="32" calcext:value-type="float">
            <text:p>32</text:p>
          </table:table-cell>
          <table:table-cell table:style-name="ce22" table:formula="of:=([.AA52]-[.W52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52]=&quot;overworld&quot;;IF([.$S52]&lt;64;64+([.S52]*3);0);0)" office:value-type="float" office:value="160" calcext:value-type="float">
            <text:p>160</text:p>
          </table:table-cell>
          <table:table-cell table:style-name="ce25" table:formula="of:=IF([.$AD52]=&quot;Overworld&quot;;IF([.$S52]&lt;64;([.T52]*3);0);0)" office:value-type="float" office:value="48" calcext:value-type="float">
            <text:p>48</text:p>
          </table:table-cell>
          <table:table-cell table:style-name="ce7" table:formula="of:=IF([.X52]&gt;64;64+(([.X52]-64)*2.9);[.X52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2]&gt;64;&quot;uniform&quot;;IF([.AD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CommonOres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10" calcext:value-type="float">
            <text:p>10.000</text:p>
          </table:table-cell>
          <table:table-cell table:style-name="ce14" table:formula="of:=([.F53]/[.$B$9])/[.$F$2]" office:value-type="float" office:value="60.0355437434956" calcext:value-type="float">
            <text:p>60.036</text:p>
          </table:table-cell>
          <table:table-cell table:style-name="ce15" table:formula="of:=SQRT([.K53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3])^(1/2)" office:value-type="float" office:value="2.78356977485806" calcext:value-type="float">
            <text:p>2.784</text:p>
          </table:table-cell>
          <table:table-cell table:style-name="ce15" table:formula="of:=(SQRT([.K53])^(1/2))^(1/2)" office:value-type="float" office:value="1.66840336095863" calcext:value-type="float">
            <text:p>1.668</text:p>
          </table:table-cell>
          <table:table-cell table:style-name="ce14" table:formula="of:=([.F53]/[.$B$15])/[.$F$2]" office:value-type="float" office:value="13.0612244897959" calcext:value-type="float">
            <text:p>13.061</text:p>
          </table:table-cell>
          <table:table-cell table:style-name="ce19" table:formula="of:=SQRT([.P53])" office:value-type="float" office:value="3.614031611621" calcext:value-type="float">
            <text:p>3.614</text:p>
          </table:table-cell>
          <table:table-cell table:style-name="ce19" table:formula="of:=SQRT(SQRT([.P53]))" office:value-type="float" office:value="1.90106065437718" calcext:value-type="float">
            <text:p>1.901</text:p>
          </table:table-cell>
          <table:table-cell table:style-name="ce20" table:formula="of:=[.T53]+[.W53]" office:value-type="float" office:value="64" calcext:value-type="float">
            <text:p>64</text:p>
          </table:table-cell>
          <table:table-cell table:style-name="ce20" table:formula="of:=([.X53]-[.W53])/2" office:value-type="float" office:value="64" calcext:value-type="float">
            <text:p>64</text:p>
          </table:table-cell>
          <table:table-cell table:style-name="ce21" table:formula="of:=[.V53]+[.W53]" office:value-type="float" office:value="124.8" calcext:value-type="float">
            <text:p>124.8</text:p>
          </table:table-cell>
          <table:table-cell table:style-name="ce22" table:formula="of:=([.AA53]-[.W5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53]=&quot;overworld&quot;;IF([.$S53]&lt;64;64+([.S53]*3);0);0)" office:value-type="float" office:value="0" calcext:value-type="float">
            <text:p>0</text:p>
          </table:table-cell>
          <table:table-cell table:style-name="ce25" table:formula="of:=IF([.$AD53]=&quot;Overworld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3]&gt;64;&quot;uniform&quot;;IF([.AD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54]/2" office:value-type="float" office:value="4" calcext:value-type="float">
            <text:p>4.000</text:p>
          </table:table-cell>
          <table:table-cell table:style-name="ce12" table:formula="of:=[.H54]/2" office:value-type="float" office:value="10" calcext:value-type="float">
            <text:p>10.000</text:p>
          </table:table-cell>
          <table:table-cell table:style-name="ce14" table:formula="of:=([.F54]/[.$B$10])/[.$F$2]" office:value-type="float" office:value="5.00978473581213" calcext:value-type="float">
            <text:p>5.010</text:p>
          </table:table-cell>
          <table:table-cell table:style-name="ce15" table:formula="of:=SQRT([.K54])" office:value-type="float" office:value="2.23825484157013" calcext:value-type="float">
            <text:p>2.238</text:p>
          </table:table-cell>
          <table:table-cell table:style-name="ce15" table:formula="of:=(SQRT([.K54])^(1/2))^(1/3)" office:value-type="float" office:value="1.14371615464876" calcext:value-type="float">
            <text:p>1.144</text:p>
          </table:table-cell>
          <table:table-cell table:style-name="ce15" table:formula="of:=SQRT([.K54])^(1/2)" office:value-type="float" office:value="1.49607982459832" calcext:value-type="float">
            <text:p>1.496</text:p>
          </table:table-cell>
          <table:table-cell table:style-name="ce15" table:formula="of:=(SQRT([.K54])^(1/2))^(1/2)" office:value-type="float" office:value="1.22314341947227" calcext:value-type="float">
            <text:p>1.223</text:p>
          </table:table-cell>
          <table:table-cell table:style-name="ce14" table:formula="of:=([.F54]/[.$B$15])/[.$F$2]" office:value-type="float" office:value="6.53061224489796" calcext:value-type="float">
            <text:p>6.531</text:p>
          </table:table-cell>
          <table:table-cell table:style-name="ce19" table:formula="of:=SQRT([.P54])" office:value-type="float" office:value="2.55550625999976" calcext:value-type="float">
            <text:p>2.556</text:p>
          </table:table-cell>
          <table:table-cell table:style-name="ce19" table:formula="of:=SQRT(SQRT([.P54]))" office:value-type="float" office:value="1.59859508944565" calcext:value-type="float">
            <text:p>1.599</text:p>
          </table:table-cell>
          <table:table-cell table:style-name="ce20" table:formula="of:=[.T54]+[.W54]" office:value-type="float" office:value="32" calcext:value-type="float">
            <text:p>32</text:p>
          </table:table-cell>
          <table:table-cell table:style-name="ce20" table:formula="of:=([.X54]-[.W54])/2" office:value-type="float" office:value="32" calcext:value-type="float">
            <text:p>32</text:p>
          </table:table-cell>
          <table:table-cell table:style-name="ce21" table:formula="of:=[.V54]+[.W54]" office:value-type="float" office:value="32" calcext:value-type="float">
            <text:p>32</text:p>
          </table:table-cell>
          <table:table-cell table:style-name="ce22" table:formula="of:=([.AA54]-[.W54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54]=&quot;overworld&quot;;IF([.$S54]&lt;64;64+([.S54]*3);0);0)" office:value-type="float" office:value="160" calcext:value-type="float">
            <text:p>160</text:p>
          </table:table-cell>
          <table:table-cell table:style-name="ce25" table:formula="of:=IF([.$AD54]=&quot;Overworld&quot;;IF([.$S54]&lt;64;([.T54]*3);0);0)" office:value-type="float" office:value="96" calcext:value-type="float">
            <text:p>96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4]&gt;64;&quot;uniform&quot;;IF([.AD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1" calcext:value-type="float">
            <text:p>1.000</text:p>
          </table:table-cell>
          <table:table-cell table:style-name="ce14" table:formula="of:=([.F55]/[.$B$10])/[.$F$2]" office:value-type="float" office:value="0.500978473581213" calcext:value-type="float">
            <text:p>0.501</text:p>
          </table:table-cell>
          <table:table-cell table:style-name="ce15" table:formula="of:=SQRT([.K55])" office:value-type="float" office:value="0.707798328326094" calcext:value-type="float">
            <text:p>0.708</text:p>
          </table:table-cell>
          <table:table-cell table:style-name="ce15" table:formula="of:=(SQRT([.K55])^(1/2))^(1/3)" office:value-type="float" office:value="0.944028100805727" calcext:value-type="float">
            <text:p>0.944</text:p>
          </table:table-cell>
          <table:table-cell table:style-name="ce15" table:formula="of:=SQRT([.K55])^(1/2)" office:value-type="float" office:value="0.841307511155163" calcext:value-type="float">
            <text:p>0.841</text:p>
          </table:table-cell>
          <table:table-cell table:style-name="ce15" table:formula="of:=(SQRT([.K55])^(1/2))^(1/2)" office:value-type="float" office:value="0.917228167445354" calcext:value-type="float">
            <text:p>0.917</text:p>
          </table:table-cell>
          <table:table-cell table:style-name="ce14" table:formula="of:=([.F55]/[.$B$15])/[.$F$2]" office:value-type="float" office:value="0.653061224489796" calcext:value-type="float">
            <text:p>0.653</text:p>
          </table:table-cell>
          <table:table-cell table:style-name="ce19" table:formula="of:=SQRT([.P55])" office:value-type="float" office:value="0.808122035641769" calcext:value-type="float">
            <text:p>0.808</text:p>
          </table:table-cell>
          <table:table-cell table:style-name="ce19" table:formula="of:=SQRT(SQRT([.P55]))" office:value-type="float" office:value="0.898956081041654" calcext:value-type="float">
            <text:p>0.899</text:p>
          </table:table-cell>
          <table:table-cell table:style-name="ce20" table:formula="of:=[.T55]+[.W55]" office:value-type="float" office:value="16" calcext:value-type="float">
            <text:p>16</text:p>
          </table:table-cell>
          <table:table-cell table:style-name="ce20" table:formula="of:=([.X55]-[.W55])/2" office:value-type="float" office:value="16" calcext:value-type="float">
            <text:p>16</text:p>
          </table:table-cell>
          <table:table-cell table:style-name="ce21" table:formula="of:=[.V55]+[.W55]" office:value-type="float" office:value="16" calcext:value-type="float">
            <text:p>16</text:p>
          </table:table-cell>
          <table:table-cell table:style-name="ce22" table:formula="of:=([.AA55]-[.W55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55]=&quot;overworld&quot;;IF([.$S55]&lt;64;64+([.S55]*3);0);0)" office:value-type="float" office:value="112" calcext:value-type="float">
            <text:p>112</text:p>
          </table:table-cell>
          <table:table-cell table:style-name="ce25" table:formula="of:=IF([.$AD55]=&quot;Overworld&quot;;IF([.$S55]&lt;64;([.T55]*3);0);0)" office:value-type="float" office:value="48" calcext:value-type="float">
            <text:p>48</text:p>
          </table:table-cell>
          <table:table-cell table:style-name="ce7" table:formula="of:=IF([.X55]&gt;64;64+(([.X55]-64)*2.9);[.X55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5]&gt;64;&quot;uniform&quot;;IF([.AD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6]/2" office:value-type="float" office:value="3.5" calcext:value-type="float">
            <text:p>3.500</text:p>
          </table:table-cell>
          <table:table-cell table:style-name="ce12" table:formula="of:=[.H56]/2" office:value-type="float" office:value="4" calcext:value-type="float">
            <text:p>4.000</text:p>
          </table:table-cell>
          <table:table-cell table:style-name="ce14" table:formula="of:=([.F56]/[.$B$12])/[.$F$2]" office:value-type="float" office:value="5.78703703703704" calcext:value-type="float">
            <text:p>5.787</text:p>
          </table:table-cell>
          <table:table-cell table:style-name="ce15" table:formula="of:=SQRT([.K56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6])^(1/2)" office:value-type="float" office:value="1.5510080985035" calcext:value-type="float">
            <text:p>1.551</text:p>
          </table:table-cell>
          <table:table-cell table:style-name="ce14" table:formula="of:=([.F56]/[.$B$15])/[.$F$2]" office:value-type="float" office:value="2.28571428571429" calcext:value-type="float">
            <text:p>2.286</text:p>
          </table:table-cell>
          <table:table-cell table:style-name="ce19" table:formula="of:=SQRT([.P56])" office:value-type="float" office:value="1.51185789203691" calcext:value-type="float">
            <text:p>1.512</text:p>
          </table:table-cell>
          <table:table-cell table:style-name="ce19" table:formula="of:=SQRT(SQRT([.P56]))" office:value-type="float" office:value="1.22957630590253" calcext:value-type="float">
            <text:p>1.230</text:p>
          </table:table-cell>
          <table:table-cell table:style-name="ce20" table:formula="of:=[.T56]+[.W56]" office:value-type="float" office:value="8" calcext:value-type="float">
            <text:p>8</text:p>
          </table:table-cell>
          <table:table-cell table:style-name="ce20" table:formula="of:=([.X56]-[.W56])/2" office:value-type="float" office:value="8" calcext:value-type="float">
            <text:p>8</text:p>
          </table:table-cell>
          <table:table-cell table:style-name="ce21" table:formula="of:=[.V56]+[.W56]" office:value-type="float" office:value="8" calcext:value-type="float">
            <text:p>8</text:p>
          </table:table-cell>
          <table:table-cell table:style-name="ce22" table:formula="of:=([.AA56]-[.W56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56]=&quot;overworld&quot;;IF([.$S56]&lt;64;64+([.S56]*3);0);0)" office:value-type="float" office:value="88" calcext:value-type="float">
            <text:p>88</text:p>
          </table:table-cell>
          <table:table-cell table:style-name="ce25" table:formula="of:=IF([.$AD56]=&quot;Overworld&quot;;IF([.$S56]&lt;64;([.T56]*3);0);0)" office:value-type="float" office:value="24" calcext:value-type="float">
            <text:p>24</text:p>
          </table:table-cell>
          <table:table-cell table:style-name="ce7" table:formula="of:=IF([.X56]&gt;64;64+(([.X56]-64)*2.9);[.X56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6]&gt;64;&quot;uniform&quot;;IF([.AD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7]/2" office:value-type="float" office:value="3.5" calcext:value-type="float">
            <text:p>3.500</text:p>
          </table:table-cell>
          <table:table-cell table:style-name="ce12" table:formula="of:=[.H57]/2" office:value-type="float" office:value="0.5" calcext:value-type="float">
            <text:p>0.500</text:p>
          </table:table-cell>
          <table:table-cell table:style-name="ce14" table:formula="of:=([.F57]/[.$B$13])/[.$F$2]" office:value-type="float" office:value="0.510203248647757" calcext:value-type="float">
            <text:p>0.510</text:p>
          </table:table-cell>
          <table:table-cell table:style-name="ce15" table:formula="of:=SQRT([.K57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7])^(1/2)" office:value-type="float" office:value="0.845153909767948" calcext:value-type="float">
            <text:p>0.845</text:p>
          </table:table-cell>
          <table:table-cell table:style-name="ce15" table:formula="of:=(SQRT([.K57])^(1/2))^(1/2)" office:value-type="float" office:value="0.91932252760821" calcext:value-type="float">
            <text:p>0.919</text:p>
          </table:table-cell>
          <table:table-cell table:style-name="ce14" table:formula="of:=([.F57]/[.$B$15])/[.$F$2]" office:value-type="float" office:value="0.285714285714286" calcext:value-type="float">
            <text:p>0.286</text:p>
          </table:table-cell>
          <table:table-cell table:style-name="ce19" table:formula="of:=SQRT([.P57])" office:value-type="float" office:value="0.534522483824849" calcext:value-type="float">
            <text:p>0.535</text:p>
          </table:table-cell>
          <table:table-cell table:style-name="ce19" table:formula="of:=SQRT(SQRT([.P57]))" office:value-type="float" office:value="0.731110445709025" calcext:value-type="float">
            <text:p>0.731</text:p>
          </table:table-cell>
          <table:table-cell table:style-name="ce20" table:formula="of:=[.T57]+[.W57]" office:value-type="float" office:value="8" calcext:value-type="float">
            <text:p>8</text:p>
          </table:table-cell>
          <table:table-cell table:style-name="ce20" table:formula="of:=([.X57]-[.W57])/2" office:value-type="float" office:value="8" calcext:value-type="float">
            <text:p>8</text:p>
          </table:table-cell>
          <table:table-cell table:style-name="ce21" table:formula="of:=[.V57]+[.W57]" office:value-type="float" office:value="8" calcext:value-type="float">
            <text:p>8</text:p>
          </table:table-cell>
          <table:table-cell table:style-name="ce22" table:formula="of:=([.AA57]-[.W57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7]&gt;64;&quot;uniform&quot;;IF([.AD5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Alternate Blocks: minecraft:lava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Alternate Blocks: minecraft:lava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8]/2" office:value-type="float" office:value="3" calcext:value-type="float">
            <text:p>3.000</text:p>
          </table:table-cell>
          <table:table-cell table:style-name="ce12" table:formula="of:=[.H58]/2" office:value-type="float" office:value="0.5" calcext:value-type="float">
            <text:p>0.500</text:p>
          </table:table-cell>
          <table:table-cell table:style-name="ce14" table:formula="of:=([.F58]/[.$B$12])/[.$F$2]" office:value-type="float" office:value="0.620039682539683" calcext:value-type="float">
            <text:p>0.620</text:p>
          </table:table-cell>
          <table:table-cell table:style-name="ce15" table:formula="of:=SQRT([.K58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58])^(1/2)" office:value-type="float" office:value="0.887370264002513" calcext:value-type="float">
            <text:p>0.887</text:p>
          </table:table-cell>
          <table:table-cell table:style-name="ce14" table:formula="of:=([.F58]/[.$B$15])/[.$F$2]" office:value-type="float" office:value="0.244897959183673" calcext:value-type="float">
            <text:p>0.245</text:p>
          </table:table-cell>
          <table:table-cell table:style-name="ce19" table:formula="of:=SQRT([.P58])" office:value-type="float" office:value="0.494871659305393" calcext:value-type="float">
            <text:p>0.495</text:p>
          </table:table-cell>
          <table:table-cell table:style-name="ce19" table:formula="of:=SQRT(SQRT([.P58]))" office:value-type="float" office:value="0.703471150300702" calcext:value-type="float">
            <text:p>0.703</text:p>
          </table:table-cell>
          <table:table-cell table:style-name="ce20" table:formula="of:=[.T58]+[.W58]" office:value-type="float" office:value="16" calcext:value-type="float">
            <text:p>16</text:p>
          </table:table-cell>
          <table:table-cell table:style-name="ce20" table:formula="of:=([.X58]-[.W58])/2" office:value-type="float" office:value="0" calcext:value-type="float">
            <text:p>0</text:p>
          </table:table-cell>
          <table:table-cell table:style-name="ce21" table:formula="of:=[.V58]+[.W58]" office:value-type="float" office:value="16" calcext:value-type="float">
            <text:p>16</text:p>
          </table:table-cell>
          <table:table-cell table:style-name="ce22" table:formula="of:=([.AA58]-[.W58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25" table:formula="of:=IF([.$AD58]=&quot;overworld&quot;;IF([.$S58]&lt;64;64+([.S58]*3);0);0)" office:value-type="float" office:value="112" calcext:value-type="float">
            <text:p>112</text:p>
          </table:table-cell>
          <table:table-cell table:style-name="ce25" table:formula="of:=IF([.$AD58]=&quot;Overworld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58]&gt;64;&quot;uniform&quot;;IF([.AD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40" office:value-type="string" calcext:value-type="string">
            <text:p>Need Biome Types: Mountain\nNeed Biomes: MISSING\nBlock Weights: 0.9, 0.1\n<text:span text:style-name="T1">Vein Branch Inclination: -_default_, -_default_, normal, base</text:span></text:p>
          </table:table-cell>
          <table:table-cell table:style-name="ce7" table:number-columns-repeated="989"/>
        </table:table-row>
        <table:table-row table:style-name="ro2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9]/2" office:value-type="float" office:value="1" calcext:value-type="float">
            <text:p>1.000</text:p>
          </table:table-cell>
          <table:table-cell table:style-name="ce12" table:formula="of:=[.H59]/2" office:value-type="float" office:value="4.5" calcext:value-type="float">
            <text:p>4.500</text:p>
          </table:table-cell>
          <table:table-cell table:style-name="ce14" table:formula="of:=([.F59]/[.$B$13])/[.$F$2]" office:value-type="float" office:value="1.31195121080852" calcext:value-type="float">
            <text:p>1.312</text:p>
          </table:table-cell>
          <table:table-cell table:style-name="ce15" table:formula="of:=SQRT([.K59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59])^(1/2)" office:value-type="float" office:value="1.07023566912069" calcext:value-type="float">
            <text:p>1.070</text:p>
          </table:table-cell>
          <table:table-cell table:style-name="ce15" table:formula="of:=(SQRT([.K59])^(1/2))^(1/2)" office:value-type="float" office:value="1.03452195197622" calcext:value-type="float">
            <text:p>1.035</text:p>
          </table:table-cell>
          <table:table-cell table:style-name="ce14" table:formula="of:=([.F59]/[.$B$15])/[.$F$2]" office:value-type="float" office:value="0.73469387755102" calcext:value-type="float">
            <text:p>0.735</text:p>
          </table:table-cell>
          <table:table-cell table:style-name="ce19" table:formula="of:=SQRT([.P59])" office:value-type="float" office:value="0.857142857142857" calcext:value-type="float">
            <text:p>0.857</text:p>
          </table:table-cell>
          <table:table-cell table:style-name="ce19" table:formula="of:=SQRT(SQRT([.P59]))" office:value-type="float" office:value="0.925820099772551" calcext:value-type="float">
            <text:p>0.926</text:p>
          </table:table-cell>
          <table:table-cell table:style-name="ce20" table:formula="of:=[.T59]+[.W59]" office:value-type="float" office:value="16" calcext:value-type="float">
            <text:p>16</text:p>
          </table:table-cell>
          <table:table-cell table:style-name="ce20" table:formula="of:=([.X59]-[.W59])/2" office:value-type="float" office:value="12" calcext:value-type="float">
            <text:p>12</text:p>
          </table:table-cell>
          <table:table-cell table:style-name="ce21" table:formula="of:=[.V59]+[.W59]" office:value-type="float" office:value="16" calcext:value-type="float">
            <text:p>16</text:p>
          </table:table-cell>
          <table:table-cell table:style-name="ce22" table:formula="of:=([.AA59]-[.W59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59]&gt;64;&quot;uniform&quot;;IF([.AD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40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60]/2" office:value-type="float" office:value="8" calcext:value-type="float">
            <text:p>8.000</text:p>
          </table:table-cell>
          <table:table-cell table:style-name="ce12" table:formula="of:=[.H60]/2" office:value-type="float" office:value="6.5" calcext:value-type="float">
            <text:p>6.500</text:p>
          </table:table-cell>
          <table:table-cell table:style-name="ce14" table:formula="of:=([.F60]/[.$B$9])/[.$F$2]" office:value-type="float" office:value="39.0231034332721" calcext:value-type="float">
            <text:p>39.023</text:p>
          </table:table-cell>
          <table:table-cell table:style-name="ce15" table:formula="of:=SQRT([.K60])" office:value-type="float" office:value="6.24684747959097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60])^(1/2)" office:value-type="float" office:value="2.49936941639106" calcext:value-type="float">
            <text:p>2.499</text:p>
          </table:table-cell>
          <table:table-cell table:style-name="ce15" table:formula="of:=(SQRT([.K60])^(1/2))^(1/2)" office:value-type="float" office:value="1.58093940946232" calcext:value-type="float">
            <text:p>1.581</text:p>
          </table:table-cell>
          <table:table-cell table:style-name="ce14" table:formula="of:=([.F60]/[.$B$15])/[.$F$2]" office:value-type="float" office:value="8.48979591836735" calcext:value-type="float">
            <text:p>8.490</text:p>
          </table:table-cell>
          <table:table-cell table:style-name="ce19" table:formula="of:=SQRT([.P60])" office:value-type="float" office:value="2.91372543633873" calcext:value-type="float">
            <text:p>2.914</text:p>
          </table:table-cell>
          <table:table-cell table:style-name="ce19" table:formula="of:=SQRT(SQRT([.P60]))" office:value-type="float" office:value="1.7069638063939" calcext:value-type="float">
            <text:p>1.707</text:p>
          </table:table-cell>
          <table:table-cell table:style-name="ce20" table:formula="of:=[.T60]+[.W60]" office:value-type="float" office:value="59" calcext:value-type="float">
            <text:p>59</text:p>
          </table:table-cell>
          <table:table-cell table:style-name="ce20" table:formula="of:=([.X60]-[.W60])/2" office:value-type="float" office:value="49" calcext:value-type="float">
            <text:p>49</text:p>
          </table:table-cell>
          <table:table-cell table:style-name="ce21" table:formula="of:=[.V60]+[.W60]" office:value-type="float" office:value="100.8" calcext:value-type="float">
            <text:p>100.8</text:p>
          </table:table-cell>
          <table:table-cell table:style-name="ce22" table:formula="of:=([.AA60]-[.W60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25" table:formula="of:=IF([.$AD60]=&quot;overworld&quot;;IF([.$S60]&lt;64;64+([.S60]*3);0);0)" office:value-type="float" office:value="0" calcext:value-type="float">
            <text:p>0</text:p>
          </table:table-cell>
          <table:table-cell table:style-name="ce25" table:formula="of:=IF([.$AD60]=&quot;Overworld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60]&gt;64;&quot;uniform&quot;;IF([.AD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Block Weights: 0.9, 0.1</text:p>
          </table:table-cell>
          <table:table-cell table:style-name="ce40" office:value-type="string" calcext:value-type="string">
            <text:p>Need Biome Types: Mountain\nNeed Biomes: MISSING\nBlock Weights: 0.9, 0.1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61]/2" office:value-type="float" office:value="3" calcext:value-type="float">
            <text:p>3.000</text:p>
          </table:table-cell>
          <table:table-cell table:style-name="ce12" table:formula="of:=[.H61]/2" office:value-type="float" office:value="4" calcext:value-type="float">
            <text:p>4.000</text:p>
          </table:table-cell>
          <table:table-cell table:style-name="ce14" table:formula="of:=([.F61]/[.$B$10])/[.$F$2]" office:value-type="float" office:value="1.50293542074364" calcext:value-type="float">
            <text:p>1.503</text:p>
          </table:table-cell>
          <table:table-cell table:style-name="ce15" table:formula="of:=SQRT([.K61])" office:value-type="float" office:value="1.22594266617311" calcext:value-type="float">
            <text:p>1.226</text:p>
          </table:table-cell>
          <table:table-cell table:style-name="ce15" table:formula="of:=(SQRT([.K61])^(1/2))^(1/3)" office:value-type="float" office:value="1.03453461533727" calcext:value-type="float">
            <text:p>1.035</text:p>
          </table:table-cell>
          <table:table-cell table:style-name="ce15" table:formula="of:=SQRT([.K61])^(1/2)" office:value-type="float" office:value="1.10722295233305" calcext:value-type="float">
            <text:p>1.107</text:p>
          </table:table-cell>
          <table:table-cell table:style-name="ce15" table:formula="of:=(SQRT([.K61])^(1/2))^(1/2)" office:value-type="float" office:value="1.05224662144055" calcext:value-type="float">
            <text:p>1.052</text:p>
          </table:table-cell>
          <table:table-cell table:style-name="ce14" table:formula="of:=([.F61]/[.$B$15])/[.$F$2]" office:value-type="float" office:value="1.95918367346939" calcext:value-type="float">
            <text:p>1.959</text:p>
          </table:table-cell>
          <table:table-cell table:style-name="ce19" table:formula="of:=SQRT([.P61])" office:value-type="float" office:value="1.39970842444753" calcext:value-type="float">
            <text:p>1.400</text:p>
          </table:table-cell>
          <table:table-cell table:style-name="ce19" table:formula="of:=SQRT(SQRT([.P61]))" office:value-type="float" office:value="1.18309273704454" calcext:value-type="float">
            <text:p>1.183</text:p>
          </table:table-cell>
          <table:table-cell table:style-name="ce20" table:formula="of:=[.T61]+[.W61]" office:value-type="float" office:value="48" calcext:value-type="float">
            <text:p>48</text:p>
          </table:table-cell>
          <table:table-cell table:style-name="ce20" table:formula="of:=([.X61]-[.W61])/2" office:value-type="float" office:value="16" calcext:value-type="float">
            <text:p>16</text:p>
          </table:table-cell>
          <table:table-cell table:style-name="ce21" table:formula="of:=[.V61]+[.W61]" office:value-type="float" office:value="48" calcext:value-type="float">
            <text:p>48</text:p>
          </table:table-cell>
          <table:table-cell table:style-name="ce22" table:formula="of:=([.AA61]-[.W61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61]=&quot;overworld&quot;;IF([.$S61]&lt;64;64+([.S61]*3);0);0)" office:value-type="float" office:value="208" calcext:value-type="float">
            <text:p>208</text:p>
          </table:table-cell>
          <table:table-cell table:style-name="ce25" table:formula="of:=IF([.$AD61]=&quot;Overworld&quot;;IF([.$S61]&lt;64;([.T61]*3);0);0)" office:value-type="float" office:value="48" calcext:value-type="float">
            <text:p>48</text:p>
          </table:table-cell>
          <table:table-cell table:style-name="ce7" table:formula="of:=IF([.X61]&gt;64;64+(([.X61]-64)*2.9);[.X61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1]&gt;64;&quot;uniform&quot;;IF([.AD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62]/2" office:value-type="float" office:value="4" calcext:value-type="float">
            <text:p>4.000</text:p>
          </table:table-cell>
          <table:table-cell table:style-name="ce12" table:formula="of:=[.H62]/2" office:value-type="float" office:value="4" calcext:value-type="float">
            <text:p>4.000</text:p>
          </table:table-cell>
          <table:table-cell table:style-name="ce14" table:formula="of:=([.F62]/[.$B$10])/[.$F$2]" office:value-type="float" office:value="2.00391389432485" calcext:value-type="float">
            <text:p>2.004</text:p>
          </table:table-cell>
          <table:table-cell table:style-name="ce15" table:formula="of:=SQRT([.K62])" office:value-type="float" office:value="1.41559665665219" calcext:value-type="float">
            <text:p>1.416</text:p>
          </table:table-cell>
          <table:table-cell table:style-name="ce15" table:formula="of:=(SQRT([.K62])^(1/2))^(1/3)" office:value-type="float" office:value="1.059635715692" calcext:value-type="float">
            <text:p>1.060</text:p>
          </table:table-cell>
          <table:table-cell table:style-name="ce15" table:formula="of:=SQRT([.K62])^(1/2)" office:value-type="float" office:value="1.18978849240199" calcext:value-type="float">
            <text:p>1.190</text:p>
          </table:table-cell>
          <table:table-cell table:style-name="ce15" table:formula="of:=(SQRT([.K62])^(1/2))^(1/2)" office:value-type="float" office:value="1.09077426280692" calcext:value-type="float">
            <text:p>1.091</text:p>
          </table:table-cell>
          <table:table-cell table:style-name="ce14" table:formula="of:=([.F62]/[.$B$15])/[.$F$2]" office:value-type="float" office:value="2.61224489795918" calcext:value-type="float">
            <text:p>2.612</text:p>
          </table:table-cell>
          <table:table-cell table:style-name="ce19" table:formula="of:=SQRT([.P62])" office:value-type="float" office:value="1.61624407128354" calcext:value-type="float">
            <text:p>1.616</text:p>
          </table:table-cell>
          <table:table-cell table:style-name="ce19" table:formula="of:=SQRT(SQRT([.P62]))" office:value-type="float" office:value="1.27131588178687" calcext:value-type="float">
            <text:p>1.271</text:p>
          </table:table-cell>
          <table:table-cell table:style-name="ce20" table:formula="of:=[.T62]+[.W62]" office:value-type="float" office:value="60" calcext:value-type="float">
            <text:p>60</text:p>
          </table:table-cell>
          <table:table-cell table:style-name="ce20" table:formula="of:=([.X62]-[.W62])/2" office:value-type="float" office:value="12" calcext:value-type="float">
            <text:p>12</text:p>
          </table:table-cell>
          <table:table-cell table:style-name="ce21" table:formula="of:=[.V62]+[.W62]" office:value-type="float" office:value="67.6" calcext:value-type="float">
            <text:p>67.6</text:p>
          </table:table-cell>
          <table:table-cell table:style-name="ce22" table:formula="of:=([.AA62]-[.W62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62]=&quot;overworld&quot;;IF([.$S62]&lt;64;64+([.S62]*3);0);0)" office:value-type="float" office:value="244" calcext:value-type="float">
            <text:p>244</text:p>
          </table:table-cell>
          <table:table-cell table:style-name="ce25" table:formula="of:=IF([.$AD62]=&quot;Overworld&quot;;IF([.$S62]&lt;64;([.T62]*3);0);0)" office:value-type="float" office:value="36" calcext:value-type="float">
            <text:p>36</text:p>
          </table:table-cell>
          <table:table-cell table:style-name="ce7" table:formula="of:=IF([.X62]&gt;64;64+(([.X62]-64)*2.9);[.X62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2]&gt;64;&quot;uniform&quot;;IF([.AD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63]/2" office:value-type="float" office:value="3" calcext:value-type="float">
            <text:p>3.000</text:p>
          </table:table-cell>
          <table:table-cell table:style-name="ce12" table:formula="of:=[.H63]/2" office:value-type="float" office:value="2" calcext:value-type="float">
            <text:p>2.000</text:p>
          </table:table-cell>
          <table:table-cell table:style-name="ce14" table:formula="of:=([.F63]/[.$B$10])/[.$F$2]" office:value-type="float" office:value="0.75146771037182" calcext:value-type="float">
            <text:p>0.751</text:p>
          </table:table-cell>
          <table:table-cell table:style-name="ce15" table:formula="of:=SQRT([.K63])" office:value-type="float" office:value="0.866872372596924" calcext:value-type="float">
            <text:p>0.867</text:p>
          </table:table-cell>
          <table:table-cell table:style-name="ce15" table:formula="of:=(SQRT([.K63])^(1/2))^(1/3)" office:value-type="float" office:value="0.976470648996882" calcext:value-type="float">
            <text:p>0.976</text:p>
          </table:table-cell>
          <table:table-cell table:style-name="ce15" table:formula="of:=SQRT([.K63])^(1/2)" office:value-type="float" office:value="0.931059811503495" calcext:value-type="float">
            <text:p>0.931</text:p>
          </table:table-cell>
          <table:table-cell table:style-name="ce15" table:formula="of:=(SQRT([.K63])^(1/2))^(1/2)" office:value-type="float" office:value="0.964914406309438" calcext:value-type="float">
            <text:p>0.965</text:p>
          </table:table-cell>
          <table:table-cell table:style-name="ce14" table:formula="of:=([.F63]/[.$B$15])/[.$F$2]" office:value-type="float" office:value="0.979591836734694" calcext:value-type="float">
            <text:p>0.980</text:p>
          </table:table-cell>
          <table:table-cell table:style-name="ce19" table:formula="of:=SQRT([.P63])" office:value-type="float" office:value="0.989743318610787" calcext:value-type="float">
            <text:p>0.990</text:p>
          </table:table-cell>
          <table:table-cell table:style-name="ce19" table:formula="of:=SQRT(SQRT([.P63]))" office:value-type="float" office:value="0.994858441493455" calcext:value-type="float">
            <text:p>0.995</text:p>
          </table:table-cell>
          <table:table-cell table:style-name="ce20" table:formula="of:=[.T63]+[.W63]" office:value-type="float" office:value="19" calcext:value-type="float">
            <text:p>19</text:p>
          </table:table-cell>
          <table:table-cell table:style-name="ce20" table:formula="of:=([.X63]-[.W63])/2" office:value-type="float" office:value="13" calcext:value-type="float">
            <text:p>13</text:p>
          </table:table-cell>
          <table:table-cell table:style-name="ce21" table:formula="of:=[.V63]+[.W63]" office:value-type="float" office:value="19" calcext:value-type="float">
            <text:p>19</text:p>
          </table:table-cell>
          <table:table-cell table:style-name="ce22" table:formula="of:=([.AA63]-[.W6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63]=&quot;overworld&quot;;IF([.$S63]&lt;64;64+([.S63]*3);0);0)" office:value-type="float" office:value="121" calcext:value-type="float">
            <text:p>121</text:p>
          </table:table-cell>
          <table:table-cell table:style-name="ce25" table:formula="of:=IF([.$AD63]=&quot;Overworld&quot;;IF([.$S63]&lt;64;([.T63]*3);0);0)" office:value-type="float" office:value="39" calcext:value-type="float">
            <text:p>39</text:p>
          </table:table-cell>
          <table:table-cell table:style-name="ce7" table:formula="of:=IF([.X63]&gt;64;64+(([.X63]-64)*2.9);[.X63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3]&gt;64;&quot;uniform&quot;;IF([.AD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64]/2" office:value-type="float" office:value="4" calcext:value-type="float">
            <text:p>4.000</text:p>
          </table:table-cell>
          <table:table-cell table:style-name="ce12" table:formula="of:=[.H64]/2" office:value-type="float" office:value="3" calcext:value-type="float">
            <text:p>3.000</text:p>
          </table:table-cell>
          <table:table-cell table:style-name="ce14" table:formula="of:=([.F64]/[.$B$10])/[.$F$2]" office:value-type="float" office:value="1.50293542074364" calcext:value-type="float">
            <text:p>1.503</text:p>
          </table:table-cell>
          <table:table-cell table:style-name="ce15" table:formula="of:=SQRT([.K64])" office:value-type="float" office:value="1.22594266617311" calcext:value-type="float">
            <text:p>1.226</text:p>
          </table:table-cell>
          <table:table-cell table:style-name="ce15" table:formula="of:=(SQRT([.K64])^(1/2))^(1/3)" office:value-type="float" office:value="1.03453461533727" calcext:value-type="float">
            <text:p>1.035</text:p>
          </table:table-cell>
          <table:table-cell table:style-name="ce15" table:formula="of:=SQRT([.K64])^(1/2)" office:value-type="float" office:value="1.10722295233305" calcext:value-type="float">
            <text:p>1.107</text:p>
          </table:table-cell>
          <table:table-cell table:style-name="ce15" table:formula="of:=(SQRT([.K64])^(1/2))^(1/2)" office:value-type="float" office:value="1.05224662144055" calcext:value-type="float">
            <text:p>1.052</text:p>
          </table:table-cell>
          <table:table-cell table:style-name="ce14" table:formula="of:=([.F64]/[.$B$15])/[.$F$2]" office:value-type="float" office:value="1.95918367346939" calcext:value-type="float">
            <text:p>1.959</text:p>
          </table:table-cell>
          <table:table-cell table:style-name="ce19" table:formula="of:=SQRT([.P64])" office:value-type="float" office:value="1.39970842444753" calcext:value-type="float">
            <text:p>1.400</text:p>
          </table:table-cell>
          <table:table-cell table:style-name="ce19" table:formula="of:=SQRT(SQRT([.P64]))" office:value-type="float" office:value="1.18309273704454" calcext:value-type="float">
            <text:p>1.183</text:p>
          </table:table-cell>
          <table:table-cell table:style-name="ce20" table:formula="of:=[.T64]+[.W64]" office:value-type="float" office:value="32" calcext:value-type="float">
            <text:p>32</text:p>
          </table:table-cell>
          <table:table-cell table:style-name="ce20" table:formula="of:=([.X64]-[.W64])/2" office:value-type="float" office:value="16" calcext:value-type="float">
            <text:p>16</text:p>
          </table:table-cell>
          <table:table-cell table:style-name="ce21" table:formula="of:=[.V64]+[.W64]" office:value-type="float" office:value="32" calcext:value-type="float">
            <text:p>32</text:p>
          </table:table-cell>
          <table:table-cell table:style-name="ce22" table:formula="of:=([.AA64]-[.W64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64]=&quot;overworld&quot;;IF([.$S64]&lt;64;64+([.S64]*3);0);0)" office:value-type="float" office:value="160" calcext:value-type="float">
            <text:p>160</text:p>
          </table:table-cell>
          <table:table-cell table:style-name="ce25" table:formula="of:=IF([.$AD64]=&quot;Overworld&quot;;IF([.$S64]&lt;64;([.T64]*3);0);0)" office:value-type="float" office:value="48" calcext:value-type="float">
            <text:p>48</text:p>
          </table:table-cell>
          <table:table-cell table:style-name="ce7" table:formula="of:=IF([.X64]&gt;64;64+(([.X64]-64)*2.9);[.X64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4]&gt;64;&quot;uniform&quot;;IF([.AD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4" calcext:value-type="float">
            <text:p>4.0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2.50489236790607" calcext:value-type="float">
            <text:p>2.505</text:p>
          </table:table-cell>
          <table:table-cell table:style-name="ce15" table:formula="of:=SQRT([.K65])" office:value-type="float" office:value="1.58268517649786" calcext:value-type="float">
            <text:p>1.583</text:p>
          </table:table-cell>
          <table:table-cell table:style-name="ce15" table:formula="of:=(SQRT([.K65])^(1/2))^(1/3)" office:value-type="float" office:value="1.07952429937204" calcext:value-type="float">
            <text:p>1.080</text:p>
          </table:table-cell>
          <table:table-cell table:style-name="ce15" table:formula="of:=SQRT([.K65])^(1/2)" office:value-type="float" office:value="1.25804816143813" calcext:value-type="float">
            <text:p>1.258</text:p>
          </table:table-cell>
          <table:table-cell table:style-name="ce15" table:formula="of:=(SQRT([.K65])^(1/2))^(1/2)" office:value-type="float" office:value="1.12162746107526" calcext:value-type="float">
            <text:p>1.122</text:p>
          </table:table-cell>
          <table:table-cell table:style-name="ce14" table:formula="of:=([.F65]/[.$B$15])/[.$F$2]" office:value-type="float" office:value="3.26530612244898" calcext:value-type="float">
            <text:p>3.265</text:p>
          </table:table-cell>
          <table:table-cell table:style-name="ce19" table:formula="of:=SQRT([.P65])" office:value-type="float" office:value="1.8070158058105" calcext:value-type="float">
            <text:p>1.807</text:p>
          </table:table-cell>
          <table:table-cell table:style-name="ce19" table:formula="of:=SQRT(SQRT([.P65]))" office:value-type="float" office:value="1.34425288015704" calcext:value-type="float">
            <text:p>1.344</text:p>
          </table:table-cell>
          <table:table-cell table:style-name="ce20" table:formula="of:=[.T65]+[.W65]" office:value-type="float" office:value="94" calcext:value-type="float">
            <text:p>94</text:p>
          </table:table-cell>
          <table:table-cell table:style-name="ce20" table:formula="of:=([.X65]-[.W65])/2" office:value-type="float" office:value="34" calcext:value-type="float">
            <text:p>34</text:p>
          </table:table-cell>
          <table:table-cell table:style-name="ce21" table:formula="of:=[.V65]+[.W65]" office:value-type="float" office:value="154.8" calcext:value-type="float">
            <text:p>154.8</text:p>
          </table:table-cell>
          <table:table-cell table:style-name="ce22" table:formula="of:=([.AA65]-[.W65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65]=&quot;overworld&quot;;IF([.$S65]&lt;64;64+([.S65]*3);0);0)" office:value-type="float" office:value="0" calcext:value-type="float">
            <text:p>0</text:p>
          </table:table-cell>
          <table:table-cell table:style-name="ce25" table:formula="of:=IF([.$AD65]=&quot;Overworld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5]&gt;64;&quot;uniform&quot;;IF([.AD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1" calcext:value-type="float">
            <text:p>1.000</text:p>
          </table:table-cell>
          <table:table-cell table:style-name="ce14" table:formula="of:=([.F66]/[.$B$10])/[.$F$2]" office:value-type="float" office:value="0.250489236790607" calcext:value-type="float">
            <text:p>0.250</text:p>
          </table:table-cell>
          <table:table-cell table:style-name="ce15" table:formula="of:=SQRT([.K66])" office:value-type="float" office:value="0.500488997671884" calcext:value-type="float">
            <text:p>0.500</text:p>
          </table:table-cell>
          <table:table-cell table:style-name="ce15" table:formula="of:=(SQRT([.K66])^(1/2))^(1/3)" office:value-type="float" office:value="0.89104387480021" calcext:value-type="float">
            <text:p>0.891</text:p>
          </table:table-cell>
          <table:table-cell table:style-name="ce15" table:formula="of:=SQRT([.K66])^(1/2)" office:value-type="float" office:value="0.707452470256401" calcext:value-type="float">
            <text:p>0.707</text:p>
          </table:table-cell>
          <table:table-cell table:style-name="ce15" table:formula="of:=(SQRT([.K66])^(1/2))^(1/2)" office:value-type="float" office:value="0.841101938088601" calcext:value-type="float">
            <text:p>0.841</text:p>
          </table:table-cell>
          <table:table-cell table:style-name="ce14" table:formula="of:=([.F66]/[.$B$15])/[.$F$2]" office:value-type="float" office:value="0.326530612244898" calcext:value-type="float">
            <text:p>0.327</text:p>
          </table:table-cell>
          <table:table-cell table:style-name="ce19" table:formula="of:=SQRT([.P66])" office:value-type="float" office:value="0.571428571428571" calcext:value-type="float">
            <text:p>0.571</text:p>
          </table:table-cell>
          <table:table-cell table:style-name="ce19" table:formula="of:=SQRT(SQRT([.P66]))" office:value-type="float" office:value="0.755928946018454" calcext:value-type="float">
            <text:p>0.756</text:p>
          </table:table-cell>
          <table:table-cell table:style-name="ce20" table:formula="of:=[.T66]+[.W66]" office:value-type="float" office:value="11" calcext:value-type="float">
            <text:p>11</text:p>
          </table:table-cell>
          <table:table-cell table:style-name="ce20" table:formula="of:=([.X66]-[.W66])/2" office:value-type="float" office:value="5" calcext:value-type="float">
            <text:p>5</text:p>
          </table:table-cell>
          <table:table-cell table:style-name="ce21" table:formula="of:=[.V66]+[.W66]" office:value-type="float" office:value="11" calcext:value-type="float">
            <text:p>11</text:p>
          </table:table-cell>
          <table:table-cell table:style-name="ce22" table:formula="of:=([.AA66]-[.W6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66]=&quot;overworld&quot;;IF([.$S66]&lt;64;64+([.S66]*3);0);0)" office:value-type="float" office:value="97" calcext:value-type="float">
            <text:p>97</text:p>
          </table:table-cell>
          <table:table-cell table:style-name="ce25" table:formula="of:=IF([.$AD66]=&quot;Overworld&quot;;IF([.$S66]&lt;64;([.T66]*3);0);0)" office:value-type="float" office:value="15" calcext:value-type="float">
            <text:p>15</text:p>
          </table:table-cell>
          <table:table-cell table:style-name="ce7" table:formula="of:=IF([.X66]&gt;64;64+(([.X66]-64)*2.9);[.X6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6]&gt;64;&quot;uniform&quot;;IF([.AD6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7]*[.H67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7]/2" office:value-type="float" office:value="16.5" calcext:value-type="float">
            <text:p>16.500</text:p>
          </table:table-cell>
          <table:table-cell table:style-name="ce12" table:formula="of:=[.H67]/2" office:value-type="float" office:value="5" calcext:value-type="float">
            <text:p>5.000</text:p>
          </table:table-cell>
          <table:table-cell table:style-name="ce14" table:formula="of:=([.F67]/[.$B$10])/[.$F$2]" office:value-type="float" office:value="10.3326810176125" calcext:value-type="float">
            <text:p>10.333</text:p>
          </table:table-cell>
          <table:table-cell table:style-name="ce15" table:formula="of:=SQRT([.K67])" office:value-type="float" office:value="3.21444878907916" calcext:value-type="float">
            <text:p>3.214</text:p>
          </table:table-cell>
          <table:table-cell table:style-name="ce15" table:formula="of:=(SQRT([.K67])^(1/2))^(1/3)" office:value-type="float" office:value="1.21483627611194" calcext:value-type="float">
            <text:p>1.215</text:p>
          </table:table-cell>
          <table:table-cell table:style-name="ce15" table:formula="of:=SQRT([.K67])^(1/2)" office:value-type="float" office:value="1.79288839281177" calcext:value-type="float">
            <text:p>1.793</text:p>
          </table:table-cell>
          <table:table-cell table:style-name="ce15" table:formula="of:=(SQRT([.K67])^(1/2))^(1/2)" office:value-type="float" office:value="1.33898782399683" calcext:value-type="float">
            <text:p>1.339</text:p>
          </table:table-cell>
          <table:table-cell table:style-name="ce14" table:formula="of:=([.F67]/[.$B$16])/[.$F$2]" office:value-type="float" office:value="4.60379464285714" calcext:value-type="float">
            <text:p>4.604</text:p>
          </table:table-cell>
          <table:table-cell table:style-name="ce19" table:formula="of:=SQRT([.P67])" office:value-type="float" office:value="2.14564550726748" calcext:value-type="float">
            <text:p>2.146</text:p>
          </table:table-cell>
          <table:table-cell table:style-name="ce19" table:formula="of:=SQRT(SQRT([.P67]))" office:value-type="float" office:value="1.46480220755824" calcext:value-type="float">
            <text:p>1.465</text:p>
          </table:table-cell>
          <table:table-cell table:style-name="ce20" table:formula="of:=[.T67]+[.W67]" office:value-type="float" office:value="40" calcext:value-type="float">
            <text:p>40</text:p>
          </table:table-cell>
          <table:table-cell table:style-name="ce20" table:formula="of:=([.X67]-[.W67])/2" office:value-type="float" office:value="40" calcext:value-type="float">
            <text:p>40</text:p>
          </table:table-cell>
          <table:table-cell table:style-name="ce21" table:formula="of:=[.V67]+[.W67]" office:value-type="float" office:value="55.2" calcext:value-type="float">
            <text:p>55.2</text:p>
          </table:table-cell>
          <table:table-cell table:style-name="ce22" table:formula="of:=([.AA67]-[.W67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7]=&quot;overworld&quot;;IF([.$S67]&lt;64;64+([.S67]*3);0);0)" office:value-type="float" office:value="184" calcext:value-type="float">
            <text:p>184</text:p>
          </table:table-cell>
          <table:table-cell table:style-name="ce25" table:formula="of:=IF([.$AD67]=&quot;Overworld&quot;;IF([.$S67]&lt;64;([.T67]*3);0);0)" office:value-type="float" office:value="120" calcext:value-type="float">
            <text:p>120</text:p>
          </table:table-cell>
          <table:table-cell table:style-name="ce7" table:formula="of:=IF([.X67]&gt;64;64+(([.X67]-64)*2.9);[.X67])" office:value-type="float" office:value="110.4" calcext:value-type="float">
            <text:p>110.4</text:p>
          </table:table-cell>
          <table:table-cell table:style-name="ce28" office:value-type="string" calcext:value-type="string">
            <text:p>DAAE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7]&gt;64;&quot;uniform&quot;;IF([.AD6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8]*[.H68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8]/2" office:value-type="float" office:value="16.5" calcext:value-type="float">
            <text:p>16.500</text:p>
          </table:table-cell>
          <table:table-cell table:style-name="ce12" table:formula="of:=[.H68]/2" office:value-type="float" office:value="5" calcext:value-type="float">
            <text:p>5.000</text:p>
          </table:table-cell>
          <table:table-cell table:style-name="ce14" table:formula="of:=([.F68]/[.$B$10])/[.$F$2]" office:value-type="float" office:value="10.3326810176125" calcext:value-type="float">
            <text:p>10.333</text:p>
          </table:table-cell>
          <table:table-cell table:style-name="ce15" table:formula="of:=SQRT([.K68])" office:value-type="float" office:value="3.21444878907916" calcext:value-type="float">
            <text:p>3.214</text:p>
          </table:table-cell>
          <table:table-cell table:style-name="ce15" table:formula="of:=(SQRT([.K68])^(1/2))^(1/3)" office:value-type="float" office:value="1.21483627611194" calcext:value-type="float">
            <text:p>1.215</text:p>
          </table:table-cell>
          <table:table-cell table:style-name="ce15" table:formula="of:=SQRT([.K68])^(1/2)" office:value-type="float" office:value="1.79288839281177" calcext:value-type="float">
            <text:p>1.793</text:p>
          </table:table-cell>
          <table:table-cell table:style-name="ce15" table:formula="of:=(SQRT([.K68])^(1/2))^(1/2)" office:value-type="float" office:value="1.33898782399683" calcext:value-type="float">
            <text:p>1.339</text:p>
          </table:table-cell>
          <table:table-cell table:style-name="ce14" table:formula="of:=([.F68]/[.$B$16])/[.$F$2]" office:value-type="float" office:value="4.60379464285714" calcext:value-type="float">
            <text:p>4.604</text:p>
          </table:table-cell>
          <table:table-cell table:style-name="ce19" table:formula="of:=SQRT([.P68])" office:value-type="float" office:value="2.14564550726748" calcext:value-type="float">
            <text:p>2.146</text:p>
          </table:table-cell>
          <table:table-cell table:style-name="ce19" table:formula="of:=SQRT(SQRT([.P68]))" office:value-type="float" office:value="1.46480220755824" calcext:value-type="float">
            <text:p>1.465</text:p>
          </table:table-cell>
          <table:table-cell table:style-name="ce20" table:formula="of:=[.T68]+[.W68]" office:value-type="float" office:value="40" calcext:value-type="float">
            <text:p>40</text:p>
          </table:table-cell>
          <table:table-cell table:style-name="ce20" table:formula="of:=([.X68]-[.W68])/2" office:value-type="float" office:value="40" calcext:value-type="float">
            <text:p>40</text:p>
          </table:table-cell>
          <table:table-cell table:style-name="ce21" table:formula="of:=[.V68]+[.W68]" office:value-type="float" office:value="55.2" calcext:value-type="float">
            <text:p>55.2</text:p>
          </table:table-cell>
          <table:table-cell table:style-name="ce22" table:formula="of:=([.AA68]-[.W6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8]=&quot;overworld&quot;;IF([.$S68]&lt;64;64+([.S68]*3);0);0)" office:value-type="float" office:value="184" calcext:value-type="float">
            <text:p>184</text:p>
          </table:table-cell>
          <table:table-cell table:style-name="ce25" table:formula="of:=IF([.$AD68]=&quot;Overworld&quot;;IF([.$S68]&lt;64;([.T68]*3);0);0)" office:value-type="float" office:value="120" calcext:value-type="float">
            <text:p>120</text:p>
          </table:table-cell>
          <table:table-cell table:style-name="ce7" table:formula="of:=IF([.X68]&gt;64;64+(([.X68]-64)*2.9);[.X68])" office:value-type="float" office:value="110.4" calcext:value-type="float">
            <text:p>110.4</text:p>
          </table:table-cell>
          <table:table-cell table:style-name="ce28" office:value-type="string" calcext:value-type="string">
            <text:p>CBCBC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8]&gt;64;&quot;uniform&quot;;IF([.AD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9]*[.H69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9]/2" office:value-type="float" office:value="16.5" calcext:value-type="float">
            <text:p>16.500</text:p>
          </table:table-cell>
          <table:table-cell table:style-name="ce12" table:formula="of:=[.H69]/2" office:value-type="float" office:value="5" calcext:value-type="float">
            <text:p>5.000</text:p>
          </table:table-cell>
          <table:table-cell table:style-name="ce14" table:formula="of:=([.F69]/[.$B$10])/[.$F$2]" office:value-type="float" office:value="10.3326810176125" calcext:value-type="float">
            <text:p>10.333</text:p>
          </table:table-cell>
          <table:table-cell table:style-name="ce15" table:formula="of:=SQRT([.K69])" office:value-type="float" office:value="3.21444878907916" calcext:value-type="float">
            <text:p>3.214</text:p>
          </table:table-cell>
          <table:table-cell table:style-name="ce15" table:formula="of:=(SQRT([.K69])^(1/2))^(1/3)" office:value-type="float" office:value="1.21483627611194" calcext:value-type="float">
            <text:p>1.215</text:p>
          </table:table-cell>
          <table:table-cell table:style-name="ce15" table:formula="of:=SQRT([.K69])^(1/2)" office:value-type="float" office:value="1.79288839281177" calcext:value-type="float">
            <text:p>1.793</text:p>
          </table:table-cell>
          <table:table-cell table:style-name="ce15" table:formula="of:=(SQRT([.K69])^(1/2))^(1/2)" office:value-type="float" office:value="1.33898782399683" calcext:value-type="float">
            <text:p>1.339</text:p>
          </table:table-cell>
          <table:table-cell table:style-name="ce14" table:formula="of:=([.F69]/[.$B$16])/[.$F$2]" office:value-type="float" office:value="4.60379464285714" calcext:value-type="float">
            <text:p>4.604</text:p>
          </table:table-cell>
          <table:table-cell table:style-name="ce19" table:formula="of:=SQRT([.P69])" office:value-type="float" office:value="2.14564550726748" calcext:value-type="float">
            <text:p>2.146</text:p>
          </table:table-cell>
          <table:table-cell table:style-name="ce19" table:formula="of:=SQRT(SQRT([.P69]))" office:value-type="float" office:value="1.46480220755824" calcext:value-type="float">
            <text:p>1.465</text:p>
          </table:table-cell>
          <table:table-cell table:style-name="ce20" table:formula="of:=[.T69]+[.W69]" office:value-type="float" office:value="40" calcext:value-type="float">
            <text:p>40</text:p>
          </table:table-cell>
          <table:table-cell table:style-name="ce20" table:formula="of:=([.X69]-[.W69])/2" office:value-type="float" office:value="40" calcext:value-type="float">
            <text:p>40</text:p>
          </table:table-cell>
          <table:table-cell table:style-name="ce21" table:formula="of:=[.V69]+[.W69]" office:value-type="float" office:value="55.2" calcext:value-type="float">
            <text:p>55.2</text:p>
          </table:table-cell>
          <table:table-cell table:style-name="ce22" table:formula="of:=([.AA69]-[.W6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69]=&quot;overworld&quot;;IF([.$S69]&lt;64;64+([.S69]*3);0);0)" office:value-type="float" office:value="184" calcext:value-type="float">
            <text:p>184</text:p>
          </table:table-cell>
          <table:table-cell table:style-name="ce25" table:formula="of:=IF([.$AD69]=&quot;Overworld&quot;;IF([.$S69]&lt;64;([.T69]*3);0);0)" office:value-type="float" office:value="120" calcext:value-type="float">
            <text:p>120</text:p>
          </table:table-cell>
          <table:table-cell table:style-name="ce7" table:formula="of:=IF([.X69]&gt;64;64+(([.X69]-64)*2.9);[.X69])" office:value-type="float" office:value="110.4" calcext:value-type="float">
            <text:p>110.4</text:p>
          </table:table-cell>
          <table:table-cell table:style-name="ce28" office:value-type="string" calcext:value-type="string">
            <text:p>85858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69]&gt;64;&quot;uniform&quot;;IF([.AD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0]/2" office:value-type="float" office:value="3.5" calcext:value-type="float">
            <text:p>3.500</text:p>
          </table:table-cell>
          <table:table-cell table:style-name="ce12" table:formula="of:=[.H70]/2" office:value-type="float" office:value="1.5" calcext:value-type="float">
            <text:p>1.500</text:p>
          </table:table-cell>
          <table:table-cell table:style-name="ce14" table:formula="of:=([.F70]/[.$B$10])/[.$F$2]" office:value-type="float" office:value="0.657534246575342" calcext:value-type="float">
            <text:p>0.658</text:p>
          </table:table-cell>
          <table:table-cell table:style-name="ce15" table:formula="of:=SQRT([.K70])" office:value-type="float" office:value="0.810884854079383" calcext:value-type="float">
            <text:p>0.811</text:p>
          </table:table-cell>
          <table:table-cell table:style-name="ce15" table:formula="of:=(SQRT([.K70])^(1/2))^(1/3)" office:value-type="float" office:value="0.965665090082752" calcext:value-type="float">
            <text:p>0.966</text:p>
          </table:table-cell>
          <table:table-cell table:style-name="ce15" table:formula="of:=SQRT([.K70])^(1/2)" office:value-type="float" office:value="0.900491451419381" calcext:value-type="float">
            <text:p>0.900</text:p>
          </table:table-cell>
          <table:table-cell table:style-name="ce15" table:formula="of:=(SQRT([.K70])^(1/2))^(1/2)" office:value-type="float" office:value="0.948942280341318" calcext:value-type="float">
            <text:p>0.949</text:p>
          </table:table-cell>
          <table:table-cell table:style-name="ce14" table:formula="of:=([.F70]/[.$B$15])/[.$F$2]" office:value-type="float" office:value="0.857142857142857" calcext:value-type="float">
            <text:p>0.857</text:p>
          </table:table-cell>
          <table:table-cell table:style-name="ce19" table:formula="of:=SQRT([.P70])" office:value-type="float" office:value="0.925820099772551" calcext:value-type="float">
            <text:p>0.926</text:p>
          </table:table-cell>
          <table:table-cell table:style-name="ce19" table:formula="of:=SQRT(SQRT([.P70]))" office:value-type="float" office:value="0.962195458195761" calcext:value-type="float">
            <text:p>0.962</text:p>
          </table:table-cell>
          <table:table-cell table:style-name="ce20" table:formula="of:=[.T70]+[.W70]" office:value-type="float" office:value="25" calcext:value-type="float">
            <text:p>25</text:p>
          </table:table-cell>
          <table:table-cell table:style-name="ce20" table:formula="of:=([.X70]-[.W70])/2" office:value-type="float" office:value="10" calcext:value-type="float">
            <text:p>10</text:p>
          </table:table-cell>
          <table:table-cell table:style-name="ce21" table:formula="of:=[.V70]+[.W70]" office:value-type="float" office:value="25" calcext:value-type="float">
            <text:p>25</text:p>
          </table:table-cell>
          <table:table-cell table:style-name="ce22" table:formula="of:=([.AA70]-[.W70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70]=&quot;overworld&quot;;IF([.$S70]&lt;64;64+([.S70]*3);0);0)" office:value-type="float" office:value="139" calcext:value-type="float">
            <text:p>139</text:p>
          </table:table-cell>
          <table:table-cell table:style-name="ce25" table:formula="of:=IF([.$AD70]=&quot;Overworld&quot;;IF([.$S70]&lt;64;([.T70]*3);0);0)" office:value-type="float" office:value="30" calcext:value-type="float">
            <text:p>30</text:p>
          </table:table-cell>
          <table:table-cell table:style-name="ce7" table:formula="of:=IF([.X70]&gt;64;64+(([.X70]-64)*2.9);[.X70])" office:value-type="float" office:value="35" calcext:value-type="float">
            <text:p>35</text:p>
          </table:table-cell>
          <table:table-cell table:style-name="ce28" office:value-type="string" calcext:value-type="string">
            <text:p>8C9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0]&gt;64;&quot;uniform&quot;;IF([.AD7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71]/2" office:value-type="float" office:value="0.5" calcext:value-type="float">
            <text:p>0.500</text:p>
          </table:table-cell>
          <table:table-cell table:style-name="ce12" table:formula="of:=[.H71]/2" office:value-type="float" office:value="0.5" calcext:value-type="float">
            <text:p>0.500</text:p>
          </table:table-cell>
          <table:table-cell table:style-name="ce14" table:formula="of:=([.F71]/[.$B$9])/[.$F$2]" office:value-type="float" office:value="0.187611074198424" calcext:value-type="float">
            <text:p>0.188</text:p>
          </table:table-cell>
          <table:table-cell table:style-name="ce15" table:formula="of:=SQRT([.K71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71])^(1/2)" office:value-type="float" office:value="0.658134439411716" calcext:value-type="float">
            <text:p>0.658</text:p>
          </table:table-cell>
          <table:table-cell table:style-name="ce14" table:formula="of:=([.F71]/[.$B$15])/[.$F$2]" office:value-type="float" office:value="0.0408163265306122" calcext:value-type="float">
            <text:p>0.041</text:p>
          </table:table-cell>
          <table:table-cell table:style-name="ce19" table:formula="of:=SQRT([.P71])" office:value-type="float" office:value="0.202030508910442" calcext:value-type="float">
            <text:p>0.202</text:p>
          </table:table-cell>
          <table:table-cell table:style-name="ce19" table:formula="of:=SQRT(SQRT([.P71]))" office:value-type="float" office:value="0.449478040520827" calcext:value-type="float">
            <text:p>0.449</text:p>
          </table:table-cell>
          <table:table-cell table:style-name="ce20" table:formula="of:=[.T71]+[.W71]" office:value-type="float" office:value="3" calcext:value-type="float">
            <text:p>3</text:p>
          </table:table-cell>
          <table:table-cell table:style-name="ce20" table:formula="of:=([.X71]-[.W71])/2" office:value-type="float" office:value="2" calcext:value-type="float">
            <text:p>2</text:p>
          </table:table-cell>
          <table:table-cell table:style-name="ce21" table:formula="of:=[.V71]+[.W71]" office:value-type="float" office:value="3" calcext:value-type="float">
            <text:p>3</text:p>
          </table:table-cell>
          <table:table-cell table:style-name="ce22" table:formula="of:=([.AA71]-[.W71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5" calcext:value-type="float">
            <text:p>5</text:p>
          </table:table-cell>
          <table:table-cell table:style-name="ce28" office:value-type="string" calcext:value-type="string">
            <text:p>781C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1]&gt;64;&quot;uniform&quot;;IF([.AD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40" office:value-type="string" calcext:value-type="string">
            <text:p>Place Beside: factorization:DarkIronOre, minecraft:bedrock\nPlace Above: factorization:DarkIronOre, minecraft:bedrock</text:p>
          </table:table-cell>
          <table:table-cell table:style-name="ce40" office:value-type="string" calcext:value-type="string">
            <text:p>Need Biome Types: Mountain\nNeed Biomes: MISSING\nPlace Beside: factorization:DarkIronOre, minecraft:bedrock\nPlace Above: factorization:DarkIronOre, minecraft:bedrock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72]/2" office:value-type="float" office:value="2.5" calcext:value-type="float">
            <text:p>2.500</text:p>
          </table:table-cell>
          <table:table-cell table:style-name="ce12" table:formula="of:=[.H72]/2" office:value-type="float" office:value="5" calcext:value-type="float">
            <text:p>5.000</text:p>
          </table:table-cell>
          <table:table-cell table:style-name="ce14" table:formula="of:=([.F72]/[.$B$10])/[.$F$2]" office:value-type="float" office:value="1.56555772994129" calcext:value-type="float">
            <text:p>1.566</text:p>
          </table:table-cell>
          <table:table-cell table:style-name="ce15" table:formula="of:=SQRT([.K72])" office:value-type="float" office:value="1.25122249417971" calcext:value-type="float">
            <text:p>1.251</text:p>
          </table:table-cell>
          <table:table-cell table:style-name="ce15" table:formula="of:=(SQRT([.K72])^(1/2))^(1/3)" office:value-type="float" office:value="1.03805992205623" calcext:value-type="float">
            <text:p>1.038</text:p>
          </table:table-cell>
          <table:table-cell table:style-name="ce15" table:formula="of:=SQRT([.K72])^(1/2)" office:value-type="float" office:value="1.11858057116138" calcext:value-type="float">
            <text:p>1.119</text:p>
          </table:table-cell>
          <table:table-cell table:style-name="ce15" table:formula="of:=(SQRT([.K72])^(1/2))^(1/2)" office:value-type="float" office:value="1.05762969472371" calcext:value-type="float">
            <text:p>1.058</text:p>
          </table:table-cell>
          <table:table-cell table:style-name="ce14" table:formula="of:=([.F72]/[.$B$15])/[.$F$2]" office:value-type="float" office:value="2.04081632653061" calcext:value-type="float">
            <text:p>2.041</text:p>
          </table:table-cell>
          <table:table-cell table:style-name="ce19" table:formula="of:=SQRT([.P72])" office:value-type="float" office:value="1.42857142857143" calcext:value-type="float">
            <text:p>1.429</text:p>
          </table:table-cell>
          <table:table-cell table:style-name="ce19" table:formula="of:=SQRT(SQRT([.P72]))" office:value-type="float" office:value="1.19522860933439" calcext:value-type="float">
            <text:p>1.195</text:p>
          </table:table-cell>
          <table:table-cell table:style-name="ce20" table:formula="of:=[.T72]+[.W72]" office:value-type="float" office:value="42.5" calcext:value-type="float">
            <text:p>42.5</text:p>
          </table:table-cell>
          <table:table-cell table:style-name="ce20" table:formula="of:=([.X72]-[.W72])/2" office:value-type="float" office:value="37.5" calcext:value-type="float">
            <text:p>37.5</text:p>
          </table:table-cell>
          <table:table-cell table:style-name="ce21" table:formula="of:=[.V72]+[.W72]" office:value-type="float" office:value="57.7" calcext:value-type="float">
            <text:p>57.7</text:p>
          </table:table-cell>
          <table:table-cell table:style-name="ce22" table:formula="of:=([.AA72]-[.W72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72]=&quot;overworld&quot;;IF([.$S72]&lt;64;64+([.S72]*3);0);0)" office:value-type="float" office:value="191.5" calcext:value-type="float">
            <text:p>191.5</text:p>
          </table:table-cell>
          <table:table-cell table:style-name="ce25" table:formula="of:=IF([.$AD72]=&quot;Overworld&quot;;IF([.$S72]&lt;64;([.T72]*3);0);0)" office:value-type="float" office:value="112.5" calcext:value-type="float">
            <text:p>112.5</text:p>
          </table:table-cell>
          <table:table-cell table:style-name="ce7" table:formula="of:=IF([.X72]&gt;64;64+(([.X72]-64)*2.9);[.X72])" office:value-type="float" office:value="110.4" calcext:value-type="float">
            <text:p>110.4</text:p>
          </table:table-cell>
          <table:table-cell table:style-name="ce28" office:value-type="string" calcext:value-type="string">
            <text:p>D26B2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2]&gt;64;&quot;uniform&quot;;IF([.AD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73]/2" office:value-type="float" office:value="2" calcext:value-type="float">
            <text:p>2.000</text:p>
          </table:table-cell>
          <table:table-cell table:style-name="ce12" table:formula="of:=[.H73]/2" office:value-type="float" office:value="3.5" calcext:value-type="float">
            <text:p>3.500</text:p>
          </table:table-cell>
          <table:table-cell table:style-name="ce14" table:formula="of:=([.F73]/[.$B$10])/[.$F$2]" office:value-type="float" office:value="0.876712328767123" calcext:value-type="float">
            <text:p>0.877</text:p>
          </table:table-cell>
          <table:table-cell table:style-name="ce15" table:formula="of:=SQRT([.K73])" office:value-type="float" office:value="0.936329177569044" calcext:value-type="float">
            <text:p>0.936</text:p>
          </table:table-cell>
          <table:table-cell table:style-name="ce15" table:formula="of:=(SQRT([.K73])^(1/2))^(1/3)" office:value-type="float" office:value="0.989095196698694" calcext:value-type="float">
            <text:p>0.989</text:p>
          </table:table-cell>
          <table:table-cell table:style-name="ce15" table:formula="of:=SQRT([.K73])^(1/2)" office:value-type="float" office:value="0.967641037559406" calcext:value-type="float">
            <text:p>0.968</text:p>
          </table:table-cell>
          <table:table-cell table:style-name="ce15" table:formula="of:=(SQRT([.K73])^(1/2))^(1/2)" office:value-type="float" office:value="0.983687469453284" calcext:value-type="float">
            <text:p>0.984</text:p>
          </table:table-cell>
          <table:table-cell table:style-name="ce14" table:formula="of:=([.F73]/[.$B$15])/[.$F$2]" office:value-type="float" office:value="1.14285714285714" calcext:value-type="float">
            <text:p>1.143</text:p>
          </table:table-cell>
          <table:table-cell table:style-name="ce19" table:formula="of:=SQRT([.P73])" office:value-type="float" office:value="1.0690449676497" calcext:value-type="float">
            <text:p>1.069</text:p>
          </table:table-cell>
          <table:table-cell table:style-name="ce19" table:formula="of:=SQRT(SQRT([.P73]))" office:value-type="float" office:value="1.03394630791434" calcext:value-type="float">
            <text:p>1.034</text:p>
          </table:table-cell>
          <table:table-cell table:style-name="ce20" table:formula="of:=[.T73]+[.W73]" office:value-type="float" office:value="40" calcext:value-type="float">
            <text:p>40</text:p>
          </table:table-cell>
          <table:table-cell table:style-name="ce20" table:formula="of:=([.X73]-[.W73])/2" office:value-type="float" office:value="35" calcext:value-type="float">
            <text:p>35</text:p>
          </table:table-cell>
          <table:table-cell table:style-name="ce21" table:formula="of:=[.V73]+[.W73]" office:value-type="float" office:value="50.45" calcext:value-type="float">
            <text:p>50.45</text:p>
          </table:table-cell>
          <table:table-cell table:style-name="ce22" table:formula="of:=([.AA73]-[.W73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3]=&quot;overworld&quot;;IF([.$S73]&lt;64;64+([.S73]*3);0);0)" office:value-type="float" office:value="184" calcext:value-type="float">
            <text:p>184</text:p>
          </table:table-cell>
          <table:table-cell table:style-name="ce25" table:formula="of:=IF([.$AD73]=&quot;Overworld&quot;;IF([.$S73]&lt;64;([.T73]*3);0);0)" office:value-type="float" office:value="105" calcext:value-type="float">
            <text:p>105</text:p>
          </table:table-cell>
          <table:table-cell table:style-name="ce7" table:formula="of:=IF([.X73]&gt;64;64+(([.X73]-64)*2.9);[.X73])" office:value-type="float" office:value="95.9" calcext:value-type="float">
            <text:p>95.9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74]/2" office:value-type="float" office:value="18" calcext:value-type="float">
            <text:p>18.000</text:p>
          </table:table-cell>
          <table:table-cell table:style-name="ce12" table:formula="of:=[.H74]/2" office:value-type="float" office:value="0.5" calcext:value-type="float">
            <text:p>0.500</text:p>
          </table:table-cell>
          <table:table-cell table:style-name="ce14" table:formula="of:=([.F74]/[.$B$9])/[.$F$2]" office:value-type="float" office:value="6.75399867114326" calcext:value-type="float">
            <text:p>6.754</text:p>
          </table:table-cell>
          <table:table-cell table:style-name="ce15" table:formula="of:=SQRT([.K74])" office:value-type="float" office:value="2.59884564203865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4])^(1/2)" office:value-type="float" office:value="1.61209355871136" calcext:value-type="float">
            <text:p>1.612</text:p>
          </table:table-cell>
          <table:table-cell table:style-name="ce15" table:formula="of:=(SQRT([.K74])^(1/2))^(1/2)" office:value-type="float" office:value="1.2696824637331" calcext:value-type="float">
            <text:p>1.270</text:p>
          </table:table-cell>
          <table:table-cell table:style-name="ce14" table:formula="of:=([.F74]/[.$B$15])/[.$F$2]" office:value-type="float" office:value="1.46938775510204" calcext:value-type="float">
            <text:p>1.469</text:p>
          </table:table-cell>
          <table:table-cell table:style-name="ce19" table:formula="of:=SQRT([.P74])" office:value-type="float" office:value="1.21218305346265" calcext:value-type="float">
            <text:p>1.212</text:p>
          </table:table-cell>
          <table:table-cell table:style-name="ce19" table:formula="of:=SQRT(SQRT([.P74]))" office:value-type="float" office:value="1.10099184986205" calcext:value-type="float">
            <text:p>1.101</text:p>
          </table:table-cell>
          <table:table-cell table:style-name="ce20" table:formula="of:=[.T74]+[.W74]" office:value-type="float" office:value="120" calcext:value-type="float">
            <text:p>120</text:p>
          </table:table-cell>
          <table:table-cell table:style-name="ce20" table:formula="of:=([.X74]-[.W74])/2" office:value-type="float" office:value="64" calcext:value-type="float">
            <text:p>64</text:p>
          </table:table-cell>
          <table:table-cell table:style-name="ce21" table:formula="of:=[.V74]+[.W74]" office:value-type="float" office:value="234" calcext:value-type="float">
            <text:p>234</text:p>
          </table:table-cell>
          <table:table-cell table:style-name="ce22" table:formula="of:=([.AA74]-[.W74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25" table:formula="of:=IF([.$AD74]=&quot;overworld&quot;;IF([.$S74]&lt;64;64+([.S74]*3);0);0)" office:value-type="float" office:value="0" calcext:value-type="float">
            <text:p>0</text:p>
          </table:table-cell>
          <table:table-cell table:style-name="ce25" table:formula="of:=IF([.$AD74]=&quot;Overworld&quot;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4]&gt;64;&quot;uniform&quot;;IF([.AD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75]/2" office:value-type="float" office:value="3" calcext:value-type="float">
            <text:p>3.000</text:p>
          </table:table-cell>
          <table:table-cell table:style-name="ce12" table:formula="of:=[.H75]/2" office:value-type="float" office:value="10" calcext:value-type="float">
            <text:p>10.000</text:p>
          </table:table-cell>
          <table:table-cell table:style-name="ce14" table:formula="of:=([.F75]/[.$B$10])/[.$F$2]" office:value-type="float" office:value="3.7573385518591" calcext:value-type="float">
            <text:p>3.757</text:p>
          </table:table-cell>
          <table:table-cell table:style-name="ce15" table:formula="of:=SQRT([.K75])" office:value-type="float" office:value="1.93838555294325" calcext:value-type="float">
            <text:p>1.938</text:p>
          </table:table-cell>
          <table:table-cell table:style-name="ce15" table:formula="of:=(SQRT([.K75])^(1/2))^(1/3)" office:value-type="float" office:value="1.11662332118719" calcext:value-type="float">
            <text:p>1.117</text:p>
          </table:table-cell>
          <table:table-cell table:style-name="ce15" table:formula="of:=SQRT([.K75])^(1/2)" office:value-type="float" office:value="1.39225915437581" calcext:value-type="float">
            <text:p>1.392</text:p>
          </table:table-cell>
          <table:table-cell table:style-name="ce15" table:formula="of:=(SQRT([.K75])^(1/2))^(1/2)" office:value-type="float" office:value="1.17994031814148" calcext:value-type="float">
            <text:p>1.180</text:p>
          </table:table-cell>
          <table:table-cell table:style-name="ce14" table:formula="of:=([.F75]/[.$B$15])/[.$F$2]" office:value-type="float" office:value="4.89795918367347" calcext:value-type="float">
            <text:p>4.898</text:p>
          </table:table-cell>
          <table:table-cell table:style-name="ce19" table:formula="of:=SQRT([.P75])" office:value-type="float" office:value="2.21313334068995" calcext:value-type="float">
            <text:p>2.213</text:p>
          </table:table-cell>
          <table:table-cell table:style-name="ce19" table:formula="of:=SQRT(SQRT([.P75]))" office:value-type="float" office:value="1.48766035797488" calcext:value-type="float">
            <text:p>1.488</text:p>
          </table:table-cell>
          <table:table-cell table:style-name="ce20" table:formula="of:=[.T75]+[.W75]" office:value-type="float" office:value="106" calcext:value-type="float">
            <text:p>106</text:p>
          </table:table-cell>
          <table:table-cell table:style-name="ce20" table:formula="of:=([.X75]-[.W75])/2" office:value-type="float" office:value="74" calcext:value-type="float">
            <text:p>74</text:p>
          </table:table-cell>
          <table:table-cell table:style-name="ce21" table:formula="of:=[.V75]+[.W75]" office:value-type="float" office:value="216.2" calcext:value-type="float">
            <text:p>216.2</text:p>
          </table:table-cell>
          <table:table-cell table:style-name="ce22" table:formula="of:=([.AA75]-[.W75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5]=&quot;overworld&quot;;IF([.$S75]&lt;64;64+([.S75]*3);0);0)" office:value-type="float" office:value="0" calcext:value-type="float">
            <text:p>0</text:p>
          </table:table-cell>
          <table:table-cell table:style-name="ce25" table:formula="of:=IF([.$AD75]=&quot;Overworld&quot;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5]&gt;64;&quot;uniform&quot;;IF([.AD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6]/2" office:value-type="float" office:value="3" calcext:value-type="float">
            <text:p>3.000</text:p>
          </table:table-cell>
          <table:table-cell table:style-name="ce12" table:formula="of:=[.H76]/2" office:value-type="float" office:value="9" calcext:value-type="float">
            <text:p>9.000</text:p>
          </table:table-cell>
          <table:table-cell table:style-name="ce14" table:formula="of:=([.F76]/[.$B$10])/[.$F$2]" office:value-type="float" office:value="3.38160469667319" calcext:value-type="float">
            <text:p>3.382</text:p>
          </table:table-cell>
          <table:table-cell table:style-name="ce15" table:formula="of:=SQRT([.K76])" office:value-type="float" office:value="1.83891399925967" calcext:value-type="float">
            <text:p>1.839</text:p>
          </table:table-cell>
          <table:table-cell table:style-name="ce15" table:formula="of:=(SQRT([.K76])^(1/2))^(1/3)" office:value-type="float" office:value="1.10686223453043" calcext:value-type="float">
            <text:p>1.107</text:p>
          </table:table-cell>
          <table:table-cell table:style-name="ce15" table:formula="of:=SQRT([.K76])^(1/2)" office:value-type="float" office:value="1.35606563235696" calcext:value-type="float">
            <text:p>1.356</text:p>
          </table:table-cell>
          <table:table-cell table:style-name="ce15" table:formula="of:=(SQRT([.K76])^(1/2))^(1/2)" office:value-type="float" office:value="1.164502311014" calcext:value-type="float">
            <text:p>1.165</text:p>
          </table:table-cell>
          <table:table-cell table:style-name="ce14" table:formula="of:=([.F76]/[.$B$15])/[.$F$2]" office:value-type="float" office:value="4.40816326530612" calcext:value-type="float">
            <text:p>4.408</text:p>
          </table:table-cell>
          <table:table-cell table:style-name="ce19" table:formula="of:=SQRT([.P76])" office:value-type="float" office:value="2.09956263667129" calcext:value-type="float">
            <text:p>2.100</text:p>
          </table:table-cell>
          <table:table-cell table:style-name="ce19" table:formula="of:=SQRT(SQRT([.P76]))" office:value-type="float" office:value="1.44898676207593" calcext:value-type="float">
            <text:p>1.449</text:p>
          </table:table-cell>
          <table:table-cell table:style-name="ce20" table:formula="of:=[.T76]+[.W76]" office:value-type="float" office:value="98" calcext:value-type="float">
            <text:p>98</text:p>
          </table:table-cell>
          <table:table-cell table:style-name="ce20" table:formula="of:=([.X76]-[.W76])/2" office:value-type="float" office:value="82" calcext:value-type="float">
            <text:p>82</text:p>
          </table:table-cell>
          <table:table-cell table:style-name="ce21" table:formula="of:=[.V76]+[.W76]" office:value-type="float" office:value="208.2" calcext:value-type="float">
            <text:p>208.2</text:p>
          </table:table-cell>
          <table:table-cell table:style-name="ce22" table:formula="of:=([.AA76]-[.W76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25" table:formula="of:=IF([.$AD76]=&quot;overworld&quot;;IF([.$S76]&lt;64;64+([.S76]*3);0);0)" office:value-type="float" office:value="0" calcext:value-type="float">
            <text:p>0</text:p>
          </table:table-cell>
          <table:table-cell table:style-name="ce25" table:formula="of:=IF([.$AD76]=&quot;Overworld&quot;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6]&gt;64;&quot;uniform&quot;;IF([.AD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7]/2" office:value-type="float" office:value="4" calcext:value-type="float">
            <text:p>4.000</text:p>
          </table:table-cell>
          <table:table-cell table:style-name="ce12" table:formula="of:=[.H77]/2" office:value-type="float" office:value="19" calcext:value-type="float">
            <text:p>19.000</text:p>
          </table:table-cell>
          <table:table-cell table:style-name="ce14" table:formula="of:=([.F77]/[.$B$9])/[.$F$2]" office:value-type="float" office:value="57.0337665563208" calcext:value-type="float">
            <text:p>57.034</text:p>
          </table:table-cell>
          <table:table-cell table:style-name="ce15" table:formula="of:=SQRT([.K77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7])^(1/2)" office:value-type="float" office:value="2.74810304555798" calcext:value-type="float">
            <text:p>2.748</text:p>
          </table:table-cell>
          <table:table-cell table:style-name="ce15" table:formula="of:=(SQRT([.K77])^(1/2))^(1/2)" office:value-type="float" office:value="1.65774034322567" calcext:value-type="float">
            <text:p>1.658</text:p>
          </table:table-cell>
          <table:table-cell table:style-name="ce14" table:formula="of:=([.F77]/[.$B$16])/[.$F$2]" office:value-type="float" office:value="4.24107142857143" calcext:value-type="float">
            <text:p>4.241</text:p>
          </table:table-cell>
          <table:table-cell table:style-name="ce19" table:formula="of:=SQRT([.P77])" office:value-type="float" office:value="2.05938617761978" calcext:value-type="float">
            <text:p>2.059</text:p>
          </table:table-cell>
          <table:table-cell table:style-name="ce19" table:formula="of:=SQRT(SQRT([.P77]))" office:value-type="float" office:value="1.43505615835053" calcext:value-type="float">
            <text:p>1.435</text:p>
          </table:table-cell>
          <table:table-cell table:style-name="ce20" table:formula="of:=[.T77]+[.W77]" office:value-type="float" office:value="53" calcext:value-type="float">
            <text:p>53</text:p>
          </table:table-cell>
          <table:table-cell table:style-name="ce20" table:formula="of:=([.X77]-[.W77])/2" office:value-type="float" office:value="47" calcext:value-type="float">
            <text:p>47</text:p>
          </table:table-cell>
          <table:table-cell table:style-name="ce21" table:formula="of:=[.V77]+[.W77]" office:value-type="float" office:value="87.2" calcext:value-type="float">
            <text:p>87.2</text:p>
          </table:table-cell>
          <table:table-cell table:style-name="ce22" table:formula="of:=([.AA77]-[.W77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Prefer Biome Types: Swamp, hot, sandy</text:p>
          </table:table-cell>
          <table:table-cell table:style-name="ce40" office:value-type="string" calcext:value-type="string">
            <text:p>Need Biome Types: Mountain\nNeed Biomes: MISSING\nPrefer Biome Types: Swamp, hot, sandy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8]/2" office:value-type="float" office:value="2" calcext:value-type="float">
            <text:p>2.000</text:p>
          </table:table-cell>
          <table:table-cell table:style-name="ce12" table:formula="of:=[.H78]/2" office:value-type="float" office:value="4" calcext:value-type="float">
            <text:p>4.000</text:p>
          </table:table-cell>
          <table:table-cell table:style-name="ce14" table:formula="of:=([.F78]/[.$B$9])/[.$F$2]" office:value-type="float" office:value="6.00355437434956" calcext:value-type="float">
            <text:p>6.004</text:p>
          </table:table-cell>
          <table:table-cell table:style-name="ce15" table:formula="of:=SQRT([.K7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78])^(1/2)" office:value-type="float" office:value="1.56531631595348" calcext:value-type="float">
            <text:p>1.565</text:p>
          </table:table-cell>
          <table:table-cell table:style-name="ce15" table:formula="of:=(SQRT([.K78])^(1/2))^(1/2)" office:value-type="float" office:value="1.25112601921368" calcext:value-type="float">
            <text:p>1.251</text:p>
          </table:table-cell>
          <table:table-cell table:style-name="ce14" table:formula="of:=([.F78]/[.$B$16])/[.$F$2]" office:value-type="float" office:value="0.446428571428571" calcext:value-type="float">
            <text:p>0.446</text:p>
          </table:table-cell>
          <table:table-cell table:style-name="ce19" table:formula="of:=SQRT([.P78])" office:value-type="float" office:value="0.668153104781061" calcext:value-type="float">
            <text:p>0.668</text:p>
          </table:table-cell>
          <table:table-cell table:style-name="ce19" table:formula="of:=SQRT(SQRT([.P78]))" office:value-type="float" office:value="0.817406327832774" calcext:value-type="float">
            <text:p>0.817</text:p>
          </table:table-cell>
          <table:table-cell table:style-name="ce20" table:formula="of:=[.T78]+[.W78]" office:value-type="float" office:value="18" calcext:value-type="float">
            <text:p>18</text:p>
          </table:table-cell>
          <table:table-cell table:style-name="ce20" table:formula="of:=([.X78]-[.W78])/2" office:value-type="float" office:value="12.5" calcext:value-type="float">
            <text:p>12.5</text:p>
          </table:table-cell>
          <table:table-cell table:style-name="ce21" table:formula="of:=[.V78]+[.W78]" office:value-type="float" office:value="18" calcext:value-type="float">
            <text:p>18</text:p>
          </table:table-cell>
          <table:table-cell table:style-name="ce22" table:formula="of:=([.AA78]-[.W78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Snowy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9]/2" office:value-type="float" office:value="3.5" calcext:value-type="float">
            <text:p>3.500</text:p>
          </table:table-cell>
          <table:table-cell table:style-name="ce12" table:formula="of:=[.H79]/2" office:value-type="float" office:value="12" calcext:value-type="float">
            <text:p>12.000</text:p>
          </table:table-cell>
          <table:table-cell table:style-name="ce14" table:formula="of:=([.F79]/[.$B$10])/[.$F$2]" office:value-type="float" office:value="5.26027397260274" calcext:value-type="float">
            <text:p>5.260</text:p>
          </table:table-cell>
          <table:table-cell table:style-name="ce15" table:formula="of:=SQRT([.K79])" office:value-type="float" office:value="2.29352871632398" calcext:value-type="float">
            <text:p>2.294</text:p>
          </table:table-cell>
          <table:table-cell table:style-name="ce15" table:formula="of:=(SQRT([.K79])^(1/2))^(1/3)" office:value-type="float" office:value="1.14837579583615" calcext:value-type="float">
            <text:p>1.148</text:p>
          </table:table-cell>
          <table:table-cell table:style-name="ce15" table:formula="of:=SQRT([.K79])^(1/2)" office:value-type="float" office:value="1.51444006693034" calcext:value-type="float">
            <text:p>1.514</text:p>
          </table:table-cell>
          <table:table-cell table:style-name="ce15" table:formula="of:=(SQRT([.K79])^(1/2))^(1/2)" office:value-type="float" office:value="1.23062588422735" calcext:value-type="float">
            <text:p>1.231</text:p>
          </table:table-cell>
          <table:table-cell table:style-name="ce14" table:formula="of:=([.F79]/[.$B$15])/[.$F$2]" office:value-type="float" office:value="6.85714285714286" calcext:value-type="float">
            <text:p>6.857</text:p>
          </table:table-cell>
          <table:table-cell table:style-name="ce19" table:formula="of:=SQRT([.P79])" office:value-type="float" office:value="2.61861468283191" calcext:value-type="float">
            <text:p>2.619</text:p>
          </table:table-cell>
          <table:table-cell table:style-name="ce19" table:formula="of:=SQRT(SQRT([.P79]))" office:value-type="float" office:value="1.61821342314044" calcext:value-type="float">
            <text:p>1.618</text:p>
          </table:table-cell>
          <table:table-cell table:style-name="ce20" table:formula="of:=[.T79]+[.W79]" office:value-type="float" office:value="40" calcext:value-type="float">
            <text:p>40</text:p>
          </table:table-cell>
          <table:table-cell table:style-name="ce20" table:formula="of:=([.X79]-[.W79])/2" office:value-type="float" office:value="35" calcext:value-type="float">
            <text:p>35</text:p>
          </table:table-cell>
          <table:table-cell table:style-name="ce21" table:formula="of:=[.V79]+[.W79]" office:value-type="float" office:value="50.45" calcext:value-type="float">
            <text:p>50.45</text:p>
          </table:table-cell>
          <table:table-cell table:style-name="ce22" table:formula="of:=([.AA79]-[.W79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25" table:formula="of:=IF([.$AD79]=&quot;overworld&quot;;IF([.$S79]&lt;64;64+([.S79]*3);0);0)" office:value-type="float" office:value="184" calcext:value-type="float">
            <text:p>184</text:p>
          </table:table-cell>
          <table:table-cell table:style-name="ce25" table:formula="of:=IF([.$AD79]=&quot;Overworld&quot;;IF([.$S79]&lt;64;([.T79]*3);0);0)" office:value-type="float" office:value="105" calcext:value-type="float">
            <text:p>105</text:p>
          </table:table-cell>
          <table:table-cell table:style-name="ce7" table:formula="of:=IF([.X79]&gt;64;64+(([.X79]-64)*2.9);[.X79])" office:value-type="float" office:value="95.9" calcext:value-type="float">
            <text:p>95.9</text:p>
          </table:table-cell>
          <table:table-cell table:style-name="ce28" office:value-type="string" calcext:value-type="string">
            <text:p>C17B4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80]/2" office:value-type="float" office:value="3.5" calcext:value-type="float">
            <text:p>3.500</text:p>
          </table:table-cell>
          <table:table-cell table:style-name="ce12" table:formula="of:=[.H80]/2" office:value-type="float" office:value="11" calcext:value-type="float">
            <text:p>11.000</text:p>
          </table:table-cell>
          <table:table-cell table:style-name="ce14" table:formula="of:=([.F80]/[.$B$10])/[.$F$2]" office:value-type="float" office:value="4.82191780821918" calcext:value-type="float">
            <text:p>4.822</text:p>
          </table:table-cell>
          <table:table-cell table:style-name="ce15" table:formula="of:=SQRT([.K80])" office:value-type="float" office:value="2.19588656542618" calcext:value-type="float">
            <text:p>2.196</text:p>
          </table:table-cell>
          <table:table-cell table:style-name="ce15" table:formula="of:=(SQRT([.K80])^(1/2))^(1/3)" office:value-type="float" office:value="1.1400790983734" calcext:value-type="float">
            <text:p>1.140</text:p>
          </table:table-cell>
          <table:table-cell table:style-name="ce15" table:formula="of:=SQRT([.K80])^(1/2)" office:value-type="float" office:value="1.4818524101361" calcext:value-type="float">
            <text:p>1.482</text:p>
          </table:table-cell>
          <table:table-cell table:style-name="ce15" table:formula="of:=(SQRT([.K80])^(1/2))^(1/2)" office:value-type="float" office:value="1.21731360385732" calcext:value-type="float">
            <text:p>1.217</text:p>
          </table:table-cell>
          <table:table-cell table:style-name="ce14" table:formula="of:=([.F80]/[.$B$15])/[.$F$2]" office:value-type="float" office:value="6.28571428571429" calcext:value-type="float">
            <text:p>6.286</text:p>
          </table:table-cell>
          <table:table-cell table:style-name="ce19" table:formula="of:=SQRT([.P80])" office:value-type="float" office:value="2.50713268211204" calcext:value-type="float">
            <text:p>2.507</text:p>
          </table:table-cell>
          <table:table-cell table:style-name="ce19" table:formula="of:=SQRT(SQRT([.P80]))" office:value-type="float" office:value="1.5833927756915" calcext:value-type="float">
            <text:p>1.583</text:p>
          </table:table-cell>
          <table:table-cell table:style-name="ce20" table:formula="of:=[.T80]+[.W80]" office:value-type="float" office:value="33" calcext:value-type="float">
            <text:p>33</text:p>
          </table:table-cell>
          <table:table-cell table:style-name="ce20" table:formula="of:=([.X80]-[.W80])/2" office:value-type="float" office:value="27" calcext:value-type="float">
            <text:p>27</text:p>
          </table:table-cell>
          <table:table-cell table:style-name="ce21" table:formula="of:=[.V80]+[.W80]" office:value-type="float" office:value="33" calcext:value-type="float">
            <text:p>33</text:p>
          </table:table-cell>
          <table:table-cell table:style-name="ce22" table:formula="of:=([.AA80]-[.W8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0]=&quot;overworld&quot;;IF([.$S80]&lt;64;64+([.S80]*3);0);0)" office:value-type="float" office:value="163" calcext:value-type="float">
            <text:p>163</text:p>
          </table:table-cell>
          <table:table-cell table:style-name="ce25" table:formula="of:=IF([.$AD80]=&quot;Overworld&quot;;IF([.$S80]&lt;64;([.T80]*3);0);0)" office:value-type="float" office:value="81" calcext:value-type="float">
            <text:p>81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8" office:value-type="string" calcext:value-type="string">
            <text:p>C9C9C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0]&gt;64;&quot;uniform&quot;;IF([.AD8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81]/2" office:value-type="float" office:value="3.5" calcext:value-type="float">
            <text:p>3.500</text:p>
          </table:table-cell>
          <table:table-cell table:style-name="ce12" table:formula="of:=[.H81]/2" office:value-type="float" office:value="9" calcext:value-type="float">
            <text:p>9.000</text:p>
          </table:table-cell>
          <table:table-cell table:style-name="ce14" table:formula="of:=([.F81]/[.$B$10])/[.$F$2]" office:value-type="float" office:value="3.94520547945205" calcext:value-type="float">
            <text:p>3.945</text:p>
          </table:table-cell>
          <table:table-cell table:style-name="ce15" table:formula="of:=SQRT([.K81])" office:value-type="float" office:value="1.98625413264568" calcext:value-type="float">
            <text:p>1.986</text:p>
          </table:table-cell>
          <table:table-cell table:style-name="ce15" table:formula="of:=(SQRT([.K81])^(1/2))^(1/3)" office:value-type="float" office:value="1.12117258281741" calcext:value-type="float">
            <text:p>1.121</text:p>
          </table:table-cell>
          <table:table-cell table:style-name="ce15" table:formula="of:=SQRT([.K81])^(1/2)" office:value-type="float" office:value="1.40934528510429" calcext:value-type="float">
            <text:p>1.409</text:p>
          </table:table-cell>
          <table:table-cell table:style-name="ce15" table:formula="of:=(SQRT([.K81])^(1/2))^(1/2)" office:value-type="float" office:value="1.18715849199013" calcext:value-type="float">
            <text:p>1.187</text:p>
          </table:table-cell>
          <table:table-cell table:style-name="ce14" table:formula="of:=([.F81]/[.$B$15])/[.$F$2]" office:value-type="float" office:value="5.14285714285714" calcext:value-type="float">
            <text:p>5.143</text:p>
          </table:table-cell>
          <table:table-cell table:style-name="ce19" table:formula="of:=SQRT([.P81])" office:value-type="float" office:value="2.26778683805536" calcext:value-type="float">
            <text:p>2.268</text:p>
          </table:table-cell>
          <table:table-cell table:style-name="ce19" table:formula="of:=SQRT(SQRT([.P81]))" office:value-type="float" office:value="1.50591727463874" calcext:value-type="float">
            <text:p>1.506</text:p>
          </table:table-cell>
          <table:table-cell table:style-name="ce20" table:formula="of:=[.T81]+[.W81]" office:value-type="float" office:value="25" calcext:value-type="float">
            <text:p>25</text:p>
          </table:table-cell>
          <table:table-cell table:style-name="ce20" table:formula="of:=([.X81]-[.W81])/2" office:value-type="float" office:value="20" calcext:value-type="float">
            <text:p>20</text:p>
          </table:table-cell>
          <table:table-cell table:style-name="ce21" table:formula="of:=[.V81]+[.W81]" office:value-type="float" office:value="25" calcext:value-type="float">
            <text:p>25</text:p>
          </table:table-cell>
          <table:table-cell table:style-name="ce22" table:formula="of:=([.AA81]-[.W81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25" table:formula="of:=IF([.$AD81]=&quot;overworld&quot;;IF([.$S81]&lt;64;64+([.S81]*3);0);0)" office:value-type="float" office:value="139" calcext:value-type="float">
            <text:p>139</text:p>
          </table:table-cell>
          <table:table-cell table:style-name="ce25" table:formula="of:=IF([.$AD81]=&quot;Overworld&quot;;IF([.$S81]&lt;64;([.T81]*3);0);0)" office:value-type="float" office:value="60" calcext:value-type="float">
            <text:p>60</text:p>
          </table:table-cell>
          <table:table-cell table:style-name="ce7" table:formula="of:=IF([.X81]&gt;64;64+(([.X81]-64)*2.9);[.X81])" office:value-type="float" office:value="45" calcext:value-type="float">
            <text:p>45</text:p>
          </table:table-cell>
          <table:table-cell table:style-name="ce28" office:value-type="string" calcext:value-type="string">
            <text:p>9CACB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1]&gt;64;&quot;uniform&quot;;IF([.AD8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2]/2" office:value-type="float" office:value="3.5" calcext:value-type="float">
            <text:p>3.500</text:p>
          </table:table-cell>
          <table:table-cell table:style-name="ce12" table:formula="of:=[.H82]/2" office:value-type="float" office:value="1.5" calcext:value-type="float">
            <text:p>1.500</text:p>
          </table:table-cell>
          <table:table-cell table:style-name="ce14" table:formula="of:=([.F82]/[.$B$10])/[.$F$2]" office:value-type="float" office:value="0.657534246575342" calcext:value-type="float">
            <text:p>0.658</text:p>
          </table:table-cell>
          <table:table-cell table:style-name="ce15" table:formula="of:=SQRT([.K82])" office:value-type="float" office:value="0.810884854079383" calcext:value-type="float">
            <text:p>0.811</text:p>
          </table:table-cell>
          <table:table-cell table:style-name="ce15" table:formula="of:=(SQRT([.K82])^(1/2))^(1/3)" office:value-type="float" office:value="0.965665090082752" calcext:value-type="float">
            <text:p>0.966</text:p>
          </table:table-cell>
          <table:table-cell table:style-name="ce15" table:formula="of:=SQRT([.K82])^(1/2)" office:value-type="float" office:value="0.900491451419381" calcext:value-type="float">
            <text:p>0.900</text:p>
          </table:table-cell>
          <table:table-cell table:style-name="ce15" table:formula="of:=(SQRT([.K82])^(1/2))^(1/2)" office:value-type="float" office:value="0.948942280341318" calcext:value-type="float">
            <text:p>0.949</text:p>
          </table:table-cell>
          <table:table-cell table:style-name="ce14" table:formula="of:=([.F82]/[.$B$15])/[.$F$2]" office:value-type="float" office:value="0.857142857142857" calcext:value-type="float">
            <text:p>0.857</text:p>
          </table:table-cell>
          <table:table-cell table:style-name="ce19" table:formula="of:=SQRT([.P82])" office:value-type="float" office:value="0.925820099772551" calcext:value-type="float">
            <text:p>0.926</text:p>
          </table:table-cell>
          <table:table-cell table:style-name="ce19" table:formula="of:=SQRT(SQRT([.P82]))" office:value-type="float" office:value="0.962195458195761" calcext:value-type="float">
            <text:p>0.962</text:p>
          </table:table-cell>
          <table:table-cell table:style-name="ce20" table:formula="of:=[.T82]+[.W82]" office:value-type="float" office:value="15" calcext:value-type="float">
            <text:p>15</text:p>
          </table:table-cell>
          <table:table-cell table:style-name="ce20" table:formula="of:=([.X82]-[.W82])/2" office:value-type="float" office:value="10" calcext:value-type="float">
            <text:p>10</text:p>
          </table:table-cell>
          <table:table-cell table:style-name="ce21" table:formula="of:=[.V82]+[.W82]" office:value-type="float" office:value="15" calcext:value-type="float">
            <text:p>15</text:p>
          </table:table-cell>
          <table:table-cell table:style-name="ce22" table:formula="of:=([.AA82]-[.W82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82]=&quot;overworld&quot;;IF([.$S82]&lt;64;64+([.S82]*3);0);0)" office:value-type="float" office:value="109" calcext:value-type="float">
            <text:p>109</text:p>
          </table:table-cell>
          <table:table-cell table:style-name="ce25" table:formula="of:=IF([.$AD82]=&quot;Overworld&quot;;IF([.$S82]&lt;64;([.T82]*3);0);0)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25" calcext:value-type="float">
            <text:p>25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2]&gt;64;&quot;uniform&quot;;IF([.AD8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12" calcext:value-type="float">
            <text:p>12.000</text:p>
          </table:table-cell>
          <table:table-cell table:style-name="ce14" table:formula="of:=([.F83]/[.$B$10])/[.$F$2]" office:value-type="float" office:value="24.0469667318982" calcext:value-type="float">
            <text:p>24.047</text:p>
          </table:table-cell>
          <table:table-cell table:style-name="ce15" table:formula="of:=SQRT([.K83])" office:value-type="float" office:value="4.90377066469245" calcext:value-type="float">
            <text:p>4.904</text:p>
          </table:table-cell>
          <table:table-cell table:style-name="ce15" table:formula="of:=(SQRT([.K83])^(1/2))^(1/3)" office:value-type="float" office:value="1.30343193870832" calcext:value-type="float">
            <text:p>1.303</text:p>
          </table:table-cell>
          <table:table-cell table:style-name="ce15" table:formula="of:=SQRT([.K83])^(1/2)" office:value-type="float" office:value="2.2144459046661" calcext:value-type="float">
            <text:p>2.214</text:p>
          </table:table-cell>
          <table:table-cell table:style-name="ce15" table:formula="of:=(SQRT([.K83])^(1/2))^(1/2)" office:value-type="float" office:value="1.48810144300249" calcext:value-type="float">
            <text:p>1.488</text:p>
          </table:table-cell>
          <table:table-cell table:style-name="ce14" table:formula="of:=([.F83]/[.$B$16])/[.$F$2]" office:value-type="float" office:value="10.7142857142857" calcext:value-type="float">
            <text:p>10.714</text:p>
          </table:table-cell>
          <table:table-cell table:style-name="ce19" table:formula="of:=SQRT([.P83])" office:value-type="float" office:value="3.27326835353988" calcext:value-type="float">
            <text:p>3.273</text:p>
          </table:table-cell>
          <table:table-cell table:style-name="ce19" table:formula="of:=SQRT(SQRT([.P83]))" office:value-type="float" office:value="1.80921760812233" calcext:value-type="float">
            <text:p>1.809</text:p>
          </table:table-cell>
          <table:table-cell table:style-name="ce20" table:formula="of:=[.T83]+[.W83]" office:value-type="float" office:value="56" calcext:value-type="float">
            <text:p>56</text:p>
          </table:table-cell>
          <table:table-cell table:style-name="ce20" table:formula="of:=([.X83]-[.W83])/2" office:value-type="float" office:value="8" calcext:value-type="float">
            <text:p>8</text:p>
          </table:table-cell>
          <table:table-cell table:style-name="ce21" table:formula="of:=[.V83]+[.W83]" office:value-type="float" office:value="56" calcext:value-type="float">
            <text:p>56</text:p>
          </table:table-cell>
          <table:table-cell table:style-name="ce22" table:formula="of:=([.AA83]-[.W83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83]=&quot;overworld&quot;;IF([.$S83]&lt;64;64+([.S83]*3);0);0)" office:value-type="float" office:value="232" calcext:value-type="float">
            <text:p>232</text:p>
          </table:table-cell>
          <table:table-cell table:style-name="ce25" table:formula="of:=IF([.$AD83]=&quot;Overworld&quot;;IF([.$S83]&lt;64;([.T83]*3);0);0)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64" calcext:value-type="float">
            <text:p>64</text:p>
          </table:table-cell>
          <table:table-cell table:style-name="ce28" office:value-type="string" calcext:value-type="string">
            <text:p>676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3]&gt;64;&quot;uniform&quot;;IF([.AD8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12" calcext:value-type="float">
            <text:p>12.000</text:p>
          </table:table-cell>
          <table:table-cell table:style-name="ce14" table:formula="of:=([.F84]/[.$B$10])/[.$F$2]" office:value-type="float" office:value="24.0469667318982" calcext:value-type="float">
            <text:p>24.047</text:p>
          </table:table-cell>
          <table:table-cell table:style-name="ce15" table:formula="of:=SQRT([.K84])" office:value-type="float" office:value="4.90377066469245" calcext:value-type="float">
            <text:p>4.904</text:p>
          </table:table-cell>
          <table:table-cell table:style-name="ce15" table:formula="of:=(SQRT([.K84])^(1/2))^(1/3)" office:value-type="float" office:value="1.30343193870832" calcext:value-type="float">
            <text:p>1.303</text:p>
          </table:table-cell>
          <table:table-cell table:style-name="ce15" table:formula="of:=SQRT([.K84])^(1/2)" office:value-type="float" office:value="2.2144459046661" calcext:value-type="float">
            <text:p>2.214</text:p>
          </table:table-cell>
          <table:table-cell table:style-name="ce15" table:formula="of:=(SQRT([.K84])^(1/2))^(1/2)" office:value-type="float" office:value="1.48810144300249" calcext:value-type="float">
            <text:p>1.488</text:p>
          </table:table-cell>
          <table:table-cell table:style-name="ce14" table:formula="of:=([.F84]/[.$B$16])/[.$F$2]" office:value-type="float" office:value="10.7142857142857" calcext:value-type="float">
            <text:p>10.714</text:p>
          </table:table-cell>
          <table:table-cell table:style-name="ce19" table:formula="of:=SQRT([.P84])" office:value-type="float" office:value="3.27326835353988" calcext:value-type="float">
            <text:p>3.273</text:p>
          </table:table-cell>
          <table:table-cell table:style-name="ce19" table:formula="of:=SQRT(SQRT([.P84]))" office:value-type="float" office:value="1.80921760812233" calcext:value-type="float">
            <text:p>1.809</text:p>
          </table:table-cell>
          <table:table-cell table:style-name="ce20" table:formula="of:=[.T84]+[.W84]" office:value-type="float" office:value="88" calcext:value-type="float">
            <text:p>88</text:p>
          </table:table-cell>
          <table:table-cell table:style-name="ce20" table:formula="of:=([.X84]-[.W84])/2" office:value-type="float" office:value="40" calcext:value-type="float">
            <text:p>40</text:p>
          </table:table-cell>
          <table:table-cell table:style-name="ce21" table:formula="of:=[.V84]+[.W84]" office:value-type="float" office:value="148.8" calcext:value-type="float">
            <text:p>148.8</text:p>
          </table:table-cell>
          <table:table-cell table:style-name="ce22" table:formula="of:=([.AA84]-[.W8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4]=&quot;overworld&quot;;IF([.$S84]&lt;64;64+([.S84]*3);0);0)" office:value-type="float" office:value="0" calcext:value-type="float">
            <text:p>0</text:p>
          </table:table-cell>
          <table:table-cell table:style-name="ce25" table:formula="of:=IF([.$AD84]=&quot;Overworld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BA9D8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4]&gt;64;&quot;uniform&quot;;IF([.AD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12" calcext:value-type="float">
            <text:p>12.000</text:p>
          </table:table-cell>
          <table:table-cell table:style-name="ce14" table:formula="of:=([.F85]/[.$B$10])/[.$F$2]" office:value-type="float" office:value="24.0469667318982" calcext:value-type="float">
            <text:p>24.047</text:p>
          </table:table-cell>
          <table:table-cell table:style-name="ce15" table:formula="of:=SQRT([.K85])" office:value-type="float" office:value="4.90377066469245" calcext:value-type="float">
            <text:p>4.904</text:p>
          </table:table-cell>
          <table:table-cell table:style-name="ce15" table:formula="of:=(SQRT([.K85])^(1/2))^(1/3)" office:value-type="float" office:value="1.30343193870832" calcext:value-type="float">
            <text:p>1.303</text:p>
          </table:table-cell>
          <table:table-cell table:style-name="ce15" table:formula="of:=SQRT([.K85])^(1/2)" office:value-type="float" office:value="2.2144459046661" calcext:value-type="float">
            <text:p>2.214</text:p>
          </table:table-cell>
          <table:table-cell table:style-name="ce15" table:formula="of:=(SQRT([.K85])^(1/2))^(1/2)" office:value-type="float" office:value="1.48810144300249" calcext:value-type="float">
            <text:p>1.488</text:p>
          </table:table-cell>
          <table:table-cell table:style-name="ce14" table:formula="of:=([.F85]/[.$B$16])/[.$F$2]" office:value-type="float" office:value="10.7142857142857" calcext:value-type="float">
            <text:p>10.714</text:p>
          </table:table-cell>
          <table:table-cell table:style-name="ce19" table:formula="of:=SQRT([.P85])" office:value-type="float" office:value="3.27326835353988" calcext:value-type="float">
            <text:p>3.273</text:p>
          </table:table-cell>
          <table:table-cell table:style-name="ce19" table:formula="of:=SQRT(SQRT([.P85]))" office:value-type="float" office:value="1.80921760812233" calcext:value-type="float">
            <text:p>1.809</text:p>
          </table:table-cell>
          <table:table-cell table:style-name="ce20" table:formula="of:=[.T85]+[.W85]" office:value-type="float" office:value="88" calcext:value-type="float">
            <text:p>88</text:p>
          </table:table-cell>
          <table:table-cell table:style-name="ce20" table:formula="of:=([.X85]-[.W85])/2" office:value-type="float" office:value="40" calcext:value-type="float">
            <text:p>40</text:p>
          </table:table-cell>
          <table:table-cell table:style-name="ce21" table:formula="of:=[.V85]+[.W85]" office:value-type="float" office:value="148.8" calcext:value-type="float">
            <text:p>148.8</text:p>
          </table:table-cell>
          <table:table-cell table:style-name="ce22" table:formula="of:=([.AA85]-[.W85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85]=&quot;overworld&quot;;IF([.$S85]&lt;64;64+([.S85]*3);0);0)" office:value-type="float" office:value="0" calcext:value-type="float">
            <text:p>0</text:p>
          </table:table-cell>
          <table:table-cell table:style-name="ce25" table:formula="of:=IF([.$AD85]=&quot;Overworld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CBBFA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5]&gt;64;&quot;uniform&quot;;IF([.AD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7.2" calcext:value-type="float">
            <text:p>7.200</text:p>
          </table:table-cell>
          <table:table-cell table:style-name="ce14" table:formula="of:=([.F86]/[.$B$10])/[.$F$2]" office:value-type="float" office:value="14.4281800391389" calcext:value-type="float">
            <text:p>14.428</text:p>
          </table:table-cell>
          <table:table-cell table:style-name="ce15" table:formula="of:=SQRT([.K86])" office:value-type="float" office:value="3.79844442359486" calcext:value-type="float">
            <text:p>3.798</text:p>
          </table:table-cell>
          <table:table-cell table:style-name="ce15" table:formula="of:=(SQRT([.K86])^(1/2))^(1/3)" office:value-type="float" office:value="1.24911079826022" calcext:value-type="float">
            <text:p>1.249</text:p>
          </table:table-cell>
          <table:table-cell table:style-name="ce15" table:formula="of:=SQRT([.K86])^(1/2)" office:value-type="float" office:value="1.9489598311907" calcext:value-type="float">
            <text:p>1.949</text:p>
          </table:table-cell>
          <table:table-cell table:style-name="ce15" table:formula="of:=(SQRT([.K86])^(1/2))^(1/2)" office:value-type="float" office:value="1.39605151451897" calcext:value-type="float">
            <text:p>1.396</text:p>
          </table:table-cell>
          <table:table-cell table:style-name="ce14" table:formula="of:=([.F86]/[.$B$16])/[.$F$2]" office:value-type="float" office:value="6.42857142857143" calcext:value-type="float">
            <text:p>6.429</text:p>
          </table:table-cell>
          <table:table-cell table:style-name="ce19" table:formula="of:=SQRT([.P86])" office:value-type="float" office:value="2.53546276418555" calcext:value-type="float">
            <text:p>2.535</text:p>
          </table:table-cell>
          <table:table-cell table:style-name="ce19" table:formula="of:=SQRT(SQRT([.P86]))" office:value-type="float" office:value="1.59231365132173" calcext:value-type="float">
            <text:p>1.592</text:p>
          </table:table-cell>
          <table:table-cell table:style-name="ce20" table:formula="of:=[.T86]+[.W86]" office:value-type="float" office:value="11" calcext:value-type="float">
            <text:p>11</text:p>
          </table:table-cell>
          <table:table-cell table:style-name="ce20" table:formula="of:=([.X86]-[.W86])/2" office:value-type="float" office:value="5" calcext:value-type="float">
            <text:p>5</text:p>
          </table:table-cell>
          <table:table-cell table:style-name="ce21" table:formula="of:=[.V86]+[.W86]" office:value-type="float" office:value="11" calcext:value-type="float">
            <text:p>11</text:p>
          </table:table-cell>
          <table:table-cell table:style-name="ce22" table:formula="of:=([.AA86]-[.W8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86]=&quot;overworld&quot;;IF([.$S86]&lt;64;64+([.S86]*3);0);0)" office:value-type="float" office:value="97" calcext:value-type="float">
            <text:p>97</text:p>
          </table:table-cell>
          <table:table-cell table:style-name="ce25" table:formula="of:=IF([.$AD86]=&quot;Overworld&quot;;IF([.$S86]&lt;64;([.T86]*3);0);0)" office:value-type="float" office:value="15" calcext:value-type="float">
            <text:p>15</text:p>
          </table:table-cell>
          <table:table-cell table:style-name="ce7" table:formula="of:=IF([.X86]&gt;64;64+(([.X86]-64)*2.9);[.X86])" office:value-type="float" office:value="16" calcext:value-type="float">
            <text:p>16</text:p>
          </table:table-cell>
          <table:table-cell table:style-name="ce28" office:value-type="string" calcext:value-type="string">
            <text:p>C4C1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6]&gt;64;&quot;uniform&quot;;IF([.AD8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.5" calcext:value-type="float">
            <text:p>1.500</text:p>
          </table:table-cell>
          <table:table-cell table:style-name="ce14" table:formula="of:=([.F87]/[.$B$10])/[.$F$2]" office:value-type="float" office:value="3.00587084148728" calcext:value-type="float">
            <text:p>3.006</text:p>
          </table:table-cell>
          <table:table-cell table:style-name="ce15" table:formula="of:=SQRT([.K87])" office:value-type="float" office:value="1.73374474519385" calcext:value-type="float">
            <text:p>1.734</text:p>
          </table:table-cell>
          <table:table-cell table:style-name="ce15" table:formula="of:=(SQRT([.K87])^(1/2))^(1/3)" office:value-type="float" office:value="1.09605124478702" calcext:value-type="float">
            <text:p>1.096</text:p>
          </table:table-cell>
          <table:table-cell table:style-name="ce15" table:formula="of:=SQRT([.K87])^(1/2)" office:value-type="float" office:value="1.31671741280878" calcext:value-type="float">
            <text:p>1.317</text:p>
          </table:table-cell>
          <table:table-cell table:style-name="ce15" table:formula="of:=(SQRT([.K87])^(1/2))^(1/2)" office:value-type="float" office:value="1.14748307735181" calcext:value-type="float">
            <text:p>1.147</text:p>
          </table:table-cell>
          <table:table-cell table:style-name="ce14" table:formula="of:=([.F87]/[.$B$16])/[.$F$2]" office:value-type="float" office:value="1.33928571428571" calcext:value-type="float">
            <text:p>1.339</text:p>
          </table:table-cell>
          <table:table-cell table:style-name="ce19" table:formula="of:=SQRT([.P87])" office:value-type="float" office:value="1.15727512471569" calcext:value-type="float">
            <text:p>1.157</text:p>
          </table:table-cell>
          <table:table-cell table:style-name="ce19" table:formula="of:=SQRT(SQRT([.P87]))" office:value-type="float" office:value="1.07576722608364" calcext:value-type="float">
            <text:p>1.076</text:p>
          </table:table-cell>
          <table:table-cell table:style-name="ce20" table:formula="of:=[.T87]+[.W87]" office:value-type="float" office:value="46" calcext:value-type="float">
            <text:p>46</text:p>
          </table:table-cell>
          <table:table-cell table:style-name="ce20" table:formula="of:=([.X87]-[.W87])/2" office:value-type="float" office:value="14" calcext:value-type="float">
            <text:p>14</text:p>
          </table:table-cell>
          <table:table-cell table:style-name="ce21" table:formula="of:=[.V87]+[.W87]" office:value-type="float" office:value="46" calcext:value-type="float">
            <text:p>46</text:p>
          </table:table-cell>
          <table:table-cell table:style-name="ce22" table:formula="of:=([.AA87]-[.W8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87]=&quot;overworld&quot;;IF([.$S87]&lt;64;64+([.S87]*3);0);0)" office:value-type="float" office:value="202" calcext:value-type="float">
            <text:p>202</text:p>
          </table:table-cell>
          <table:table-cell table:style-name="ce25" table:formula="of:=IF([.$AD87]=&quot;Overworld&quot;;IF([.$S87]&lt;64;([.T87]*3);0);0)" office:value-type="float" office:value="42" calcext:value-type="float">
            <text:p>42</text:p>
          </table:table-cell>
          <table:table-cell table:style-name="ce7" table:formula="of:=IF([.X87]&gt;64;64+(([.X87]-64)*2.9);[.X87])" office:value-type="float" office:value="60" calcext:value-type="float">
            <text:p>60</text:p>
          </table:table-cell>
          <table:table-cell table:style-name="ce28" office:value-type="string" calcext:value-type="string">
            <text:p>CA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7]&gt;64;&quot;uniform&quot;;IF([.AD8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SQRT([.K88])^(1/2))^(1/3)" office:value-type="float" office:value="1.30343193870832" calcext:value-type="float">
            <text:p>1.303</text:p>
          </table:table-cell>
          <table:table-cell table:style-name="ce15" table:formula="of:=SQRT([.K88])^(1/2)" office:value-type="float" office:value="2.2144459046661" calcext:value-type="float">
            <text:p>2.214</text:p>
          </table:table-cell>
          <table:table-cell table:style-name="ce15" table:formula="of:=(SQRT([.K88])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8" calcext:value-type="float">
            <text:p>3.273</text:p>
          </table:table-cell>
          <table:table-cell table:style-name="ce19" table:formula="of:=SQRT(SQRT([.P88])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40" calcext:value-type="float">
            <text:p>40</text:p>
          </table:table-cell>
          <table:table-cell table:style-name="ce20" table:formula="of:=([.X88]-[.W88])/2" office:value-type="float" office:value="8" calcext:value-type="float">
            <text:p>8</text:p>
          </table:table-cell>
          <table:table-cell table:style-name="ce21" table:formula="of:=[.V88]+[.W88]" office:value-type="float" office:value="40" calcext:value-type="float">
            <text:p>40</text:p>
          </table:table-cell>
          <table:table-cell table:style-name="ce22" table:formula="of:=([.AA88]-[.W88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88]=&quot;overworld&quot;;IF([.$S88]&lt;64;64+([.S88]*3);0);0)" office:value-type="float" office:value="184" calcext:value-type="float">
            <text:p>184</text:p>
          </table:table-cell>
          <table:table-cell table:style-name="ce25" table:formula="of:=IF([.$AD88]=&quot;Overworld&quot;;IF([.$S88]&lt;64;([.T88]*3);0);0)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48" calcext:value-type="float">
            <text:p>48</text:p>
          </table:table-cell>
          <table:table-cell table:style-name="ce28" office:value-type="string" calcext:value-type="string">
            <text:p>494B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8]&gt;64;&quot;uniform&quot;;IF([.AD8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9.6" calcext:value-type="float">
            <text:p>9.600</text:p>
          </table:table-cell>
          <table:table-cell table:style-name="ce14" table:formula="of:=([.F89]/[.$B$10])/[.$F$2]" office:value-type="float" office:value="19.2375733855186" calcext:value-type="float">
            <text:p>19.238</text:p>
          </table:table-cell>
          <table:table-cell table:style-name="ce15" table:formula="of:=SQRT([.K89])" office:value-type="float" office:value="4.38606582092866" calcext:value-type="float">
            <text:p>4.386</text:p>
          </table:table-cell>
          <table:table-cell table:style-name="ce15" table:formula="of:=(SQRT([.K89])^(1/2))^(1/3)" office:value-type="float" office:value="1.27941819932393" calcext:value-type="float">
            <text:p>1.279</text:p>
          </table:table-cell>
          <table:table-cell table:style-name="ce15" table:formula="of:=SQRT([.K89])^(1/2)" office:value-type="float" office:value="2.09429363292941" calcext:value-type="float">
            <text:p>2.094</text:p>
          </table:table-cell>
          <table:table-cell table:style-name="ce15" table:formula="of:=(SQRT([.K89])^(1/2))^(1/2)" office:value-type="float" office:value="1.44716745158582" calcext:value-type="float">
            <text:p>1.447</text:p>
          </table:table-cell>
          <table:table-cell table:style-name="ce14" table:formula="of:=([.F89]/[.$B$16])/[.$F$2]" office:value-type="float" office:value="8.57142857142857" calcext:value-type="float">
            <text:p>8.571</text:p>
          </table:table-cell>
          <table:table-cell table:style-name="ce19" table:formula="of:=SQRT([.P89])" office:value-type="float" office:value="2.9277002188456" calcext:value-type="float">
            <text:p>2.928</text:p>
          </table:table-cell>
          <table:table-cell table:style-name="ce19" table:formula="of:=SQRT(SQRT([.P89]))" office:value-type="float" office:value="1.71105237174249" calcext:value-type="float">
            <text:p>1.711</text:p>
          </table:table-cell>
          <table:table-cell table:style-name="ce20" table:formula="of:=[.T89]+[.W89]" office:value-type="float" office:value="24" calcext:value-type="float">
            <text:p>24</text:p>
          </table:table-cell>
          <table:table-cell table:style-name="ce20" table:formula="of:=([.X89]-[.W89])/2" office:value-type="float" office:value="8" calcext:value-type="float">
            <text:p>8</text:p>
          </table:table-cell>
          <table:table-cell table:style-name="ce21" table:formula="of:=[.V89]+[.W89]" office:value-type="float" office:value="24" calcext:value-type="float">
            <text:p>24</text:p>
          </table:table-cell>
          <table:table-cell table:style-name="ce22" table:formula="of:=([.AA89]-[.W89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89]=&quot;overworld&quot;;IF([.$S89]&lt;64;64+([.S89]*3);0);0)" office:value-type="float" office:value="136" calcext:value-type="float">
            <text:p>136</text:p>
          </table:table-cell>
          <table:table-cell table:style-name="ce25" table:formula="of:=IF([.$AD89]=&quot;Overworld&quot;;IF([.$S89]&lt;64;([.T89]*3);0);0)" office:value-type="float" office:value="24" calcext:value-type="float">
            <text:p>24</text:p>
          </table:table-cell>
          <table:table-cell table:style-name="ce7" table:formula="of:=IF([.X89]&gt;64;64+(([.X89]-64)*2.9);[.X89])" office:value-type="float" office:value="32" calcext:value-type="float">
            <text:p>32</text:p>
          </table:table-cell>
          <table:table-cell table:style-name="ce28" office:value-type="string" calcext:value-type="string">
            <text:p>BFBD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89]&gt;64;&quot;uniform&quot;;IF([.AD8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7.2" calcext:value-type="float">
            <text:p>7.200</text:p>
          </table:table-cell>
          <table:table-cell table:style-name="ce14" table:formula="of:=([.F90]/[.$B$10])/[.$F$2]" office:value-type="float" office:value="14.4281800391389" calcext:value-type="float">
            <text:p>14.428</text:p>
          </table:table-cell>
          <table:table-cell table:style-name="ce15" table:formula="of:=SQRT([.K90])" office:value-type="float" office:value="3.79844442359486" calcext:value-type="float">
            <text:p>3.798</text:p>
          </table:table-cell>
          <table:table-cell table:style-name="ce15" table:formula="of:=(SQRT([.K90])^(1/2))^(1/3)" office:value-type="float" office:value="1.24911079826022" calcext:value-type="float">
            <text:p>1.249</text:p>
          </table:table-cell>
          <table:table-cell table:style-name="ce15" table:formula="of:=SQRT([.K90])^(1/2)" office:value-type="float" office:value="1.9489598311907" calcext:value-type="float">
            <text:p>1.949</text:p>
          </table:table-cell>
          <table:table-cell table:style-name="ce15" table:formula="of:=(SQRT([.K90])^(1/2))^(1/2)" office:value-type="float" office:value="1.39605151451897" calcext:value-type="float">
            <text:p>1.396</text:p>
          </table:table-cell>
          <table:table-cell table:style-name="ce14" table:formula="of:=([.F90]/[.$B$16])/[.$F$2]" office:value-type="float" office:value="6.42857142857143" calcext:value-type="float">
            <text:p>6.429</text:p>
          </table:table-cell>
          <table:table-cell table:style-name="ce19" table:formula="of:=SQRT([.P90])" office:value-type="float" office:value="2.53546276418555" calcext:value-type="float">
            <text:p>2.535</text:p>
          </table:table-cell>
          <table:table-cell table:style-name="ce19" table:formula="of:=SQRT(SQRT([.P90]))" office:value-type="float" office:value="1.59231365132173" calcext:value-type="float">
            <text:p>1.592</text:p>
          </table:table-cell>
          <table:table-cell table:style-name="ce20" table:formula="of:=[.T90]+[.W90]" office:value-type="float" office:value="15" calcext:value-type="float">
            <text:p>15</text:p>
          </table:table-cell>
          <table:table-cell table:style-name="ce20" table:formula="of:=([.X90]-[.W90])/2" office:value-type="float" office:value="9" calcext:value-type="float">
            <text:p>9</text:p>
          </table:table-cell>
          <table:table-cell table:style-name="ce21" table:formula="of:=[.V90]+[.W90]" office:value-type="float" office:value="15" calcext:value-type="float">
            <text:p>15</text:p>
          </table:table-cell>
          <table:table-cell table:style-name="ce22" table:formula="of:=([.AA90]-[.W90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0]=&quot;overworld&quot;;IF([.$S90]&lt;64;64+([.S90]*3);0);0)" office:value-type="float" office:value="109" calcext:value-type="float">
            <text:p>109</text:p>
          </table:table-cell>
          <table:table-cell table:style-name="ce25" table:formula="of:=IF([.$AD90]=&quot;Overworld&quot;;IF([.$S90]&lt;64;([.T90]*3);0);0)" office:value-type="float" office:value="27" calcext:value-type="float">
            <text:p>27</text:p>
          </table:table-cell>
          <table:table-cell table:style-name="ce7" table:formula="of:=IF([.X90]&gt;64;64+(([.X90]-64)*2.9);[.X90])" office:value-type="float" office:value="24" calcext:value-type="float">
            <text:p>24</text:p>
          </table:table-cell>
          <table:table-cell table:style-name="ce28" office:value-type="string" calcext:value-type="string">
            <text:p>6173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0]&gt;64;&quot;uniform&quot;;IF([.AD9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8.4" calcext:value-type="float">
            <text:p>8.400</text:p>
          </table:table-cell>
          <table:table-cell table:style-name="ce14" table:formula="of:=([.F91]/[.$B$10])/[.$F$2]" office:value-type="float" office:value="16.8328767123288" calcext:value-type="float">
            <text:p>16.833</text:p>
          </table:table-cell>
          <table:table-cell table:style-name="ce15" table:formula="of:=SQRT([.K91])" office:value-type="float" office:value="4.10278889443861" calcext:value-type="float">
            <text:p>4.103</text:p>
          </table:table-cell>
          <table:table-cell table:style-name="ce15" table:formula="of:=(SQRT([.K91])^(1/2))^(1/3)" office:value-type="float" office:value="1.26526024307321" calcext:value-type="float">
            <text:p>1.265</text:p>
          </table:table-cell>
          <table:table-cell table:style-name="ce15" table:formula="of:=SQRT([.K91])^(1/2)" office:value-type="float" office:value="2.02553422445502" calcext:value-type="float">
            <text:p>2.026</text:p>
          </table:table-cell>
          <table:table-cell table:style-name="ce15" table:formula="of:=(SQRT([.K91])^(1/2))^(1/2)" office:value-type="float" office:value="1.42321264203738" calcext:value-type="float">
            <text:p>1.423</text:p>
          </table:table-cell>
          <table:table-cell table:style-name="ce14" table:formula="of:=([.F91]/[.$B$16])/[.$F$2]" office:value-type="float" office:value="7.5" calcext:value-type="float">
            <text:p>7.500</text:p>
          </table:table-cell>
          <table:table-cell table:style-name="ce19" table:formula="of:=SQRT([.P91])" office:value-type="float" office:value="2.73861278752583" calcext:value-type="float">
            <text:p>2.739</text:p>
          </table:table-cell>
          <table:table-cell table:style-name="ce19" table:formula="of:=SQRT(SQRT([.P91]))" office:value-type="float" office:value="1.65487545982344" calcext:value-type="float">
            <text:p>1.655</text:p>
          </table:table-cell>
          <table:table-cell table:style-name="ce20" table:formula="of:=[.T91]+[.W91]" office:value-type="float" office:value="24" calcext:value-type="float">
            <text:p>24</text:p>
          </table:table-cell>
          <table:table-cell table:style-name="ce20" table:formula="of:=([.X91]-[.W91])/2" office:value-type="float" office:value="8" calcext:value-type="float">
            <text:p>8</text:p>
          </table:table-cell>
          <table:table-cell table:style-name="ce21" table:formula="of:=[.V91]+[.W91]" office:value-type="float" office:value="24" calcext:value-type="float">
            <text:p>24</text:p>
          </table:table-cell>
          <table:table-cell table:style-name="ce22" table:formula="of:=([.AA91]-[.W91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91]=&quot;overworld&quot;;IF([.$S91]&lt;64;64+([.S91]*3);0);0)" office:value-type="float" office:value="136" calcext:value-type="float">
            <text:p>136</text:p>
          </table:table-cell>
          <table:table-cell table:style-name="ce25" table:formula="of:=IF([.$AD91]=&quot;Overworld&quot;;IF([.$S91]&lt;64;([.T91]*3);0);0)" office:value-type="float" office:value="24" calcext:value-type="float">
            <text:p>24</text:p>
          </table:table-cell>
          <table:table-cell table:style-name="ce7" table:formula="of:=IF([.X91]&gt;64;64+(([.X91]-64)*2.9);[.X91])" office:value-type="float" office:value="32" calcext:value-type="float">
            <text:p>32</text:p>
          </table:table-cell>
          <table:table-cell table:style-name="ce28" office:value-type="string" calcext:value-type="string">
            <text:p>AEB3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1]&gt;64;&quot;uniform&quot;;IF([.AD9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7.2" calcext:value-type="float">
            <text:p>7.200</text:p>
          </table:table-cell>
          <table:table-cell table:style-name="ce14" table:formula="of:=([.F92]/[.$B$10])/[.$F$2]" office:value-type="float" office:value="14.4281800391389" calcext:value-type="float">
            <text:p>14.428</text:p>
          </table:table-cell>
          <table:table-cell table:style-name="ce15" table:formula="of:=SQRT([.K92])" office:value-type="float" office:value="3.79844442359486" calcext:value-type="float">
            <text:p>3.798</text:p>
          </table:table-cell>
          <table:table-cell table:style-name="ce15" table:formula="of:=(SQRT([.K92])^(1/2))^(1/3)" office:value-type="float" office:value="1.24911079826022" calcext:value-type="float">
            <text:p>1.249</text:p>
          </table:table-cell>
          <table:table-cell table:style-name="ce15" table:formula="of:=SQRT([.K92])^(1/2)" office:value-type="float" office:value="1.9489598311907" calcext:value-type="float">
            <text:p>1.949</text:p>
          </table:table-cell>
          <table:table-cell table:style-name="ce15" table:formula="of:=(SQRT([.K92])^(1/2))^(1/2)" office:value-type="float" office:value="1.39605151451897" calcext:value-type="float">
            <text:p>1.396</text:p>
          </table:table-cell>
          <table:table-cell table:style-name="ce14" table:formula="of:=([.F92]/[.$B$16])/[.$F$2]" office:value-type="float" office:value="6.42857142857143" calcext:value-type="float">
            <text:p>6.429</text:p>
          </table:table-cell>
          <table:table-cell table:style-name="ce19" table:formula="of:=SQRT([.P92])" office:value-type="float" office:value="2.53546276418555" calcext:value-type="float">
            <text:p>2.535</text:p>
          </table:table-cell>
          <table:table-cell table:style-name="ce19" table:formula="of:=SQRT(SQRT([.P92]))" office:value-type="float" office:value="1.59231365132173" calcext:value-type="float">
            <text:p>1.592</text:p>
          </table:table-cell>
          <table:table-cell table:style-name="ce20" table:formula="of:=[.T92]+[.W92]" office:value-type="float" office:value="11" calcext:value-type="float">
            <text:p>11</text:p>
          </table:table-cell>
          <table:table-cell table:style-name="ce20" table:formula="of:=([.X92]-[.W92])/2" office:value-type="float" office:value="5" calcext:value-type="float">
            <text:p>5</text:p>
          </table:table-cell>
          <table:table-cell table:style-name="ce21" table:formula="of:=[.V92]+[.W92]" office:value-type="float" office:value="11" calcext:value-type="float">
            <text:p>11</text:p>
          </table:table-cell>
          <table:table-cell table:style-name="ce22" table:formula="of:=([.AA92]-[.W92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92]=&quot;overworld&quot;;IF([.$S92]&lt;64;64+([.S92]*3);0);0)" office:value-type="float" office:value="97" calcext:value-type="float">
            <text:p>97</text:p>
          </table:table-cell>
          <table:table-cell table:style-name="ce25" table:formula="of:=IF([.$AD92]=&quot;Overworld&quot;;IF([.$S92]&lt;64;([.T92]*3);0);0)" office:value-type="float" office:value="15" calcext:value-type="float">
            <text:p>15</text:p>
          </table:table-cell>
          <table:table-cell table:style-name="ce7" table:formula="of:=IF([.X92]&gt;64;64+(([.X92]-64)*2.9);[.X92])" office:value-type="float" office:value="16" calcext:value-type="float">
            <text:p>16</text:p>
          </table:table-cell>
          <table:table-cell table:style-name="ce28" office:value-type="string" calcext:value-type="string">
            <text:p>92958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2]&gt;64;&quot;uniform&quot;;IF([.AD9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3]*[.H93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3]/2" office:value-type="float" office:value="16" calcext:value-type="float">
            <text:p>16.000</text:p>
          </table:table-cell>
          <table:table-cell table:style-name="ce12" table:formula="of:=[.H93]/2" office:value-type="float" office:value="9.6" calcext:value-type="float">
            <text:p>9.600</text:p>
          </table:table-cell>
          <table:table-cell table:style-name="ce14" table:formula="of:=([.F93]/[.$B$10])/[.$F$2]" office:value-type="float" office:value="19.2375733855186" calcext:value-type="float">
            <text:p>19.238</text:p>
          </table:table-cell>
          <table:table-cell table:style-name="ce15" table:formula="of:=SQRT([.K93])" office:value-type="float" office:value="4.38606582092866" calcext:value-type="float">
            <text:p>4.386</text:p>
          </table:table-cell>
          <table:table-cell table:style-name="ce15" table:formula="of:=(SQRT([.K93])^(1/2))^(1/3)" office:value-type="float" office:value="1.27941819932393" calcext:value-type="float">
            <text:p>1.279</text:p>
          </table:table-cell>
          <table:table-cell table:style-name="ce15" table:formula="of:=SQRT([.K93])^(1/2)" office:value-type="float" office:value="2.09429363292941" calcext:value-type="float">
            <text:p>2.094</text:p>
          </table:table-cell>
          <table:table-cell table:style-name="ce15" table:formula="of:=(SQRT([.K93])^(1/2))^(1/2)" office:value-type="float" office:value="1.44716745158582" calcext:value-type="float">
            <text:p>1.447</text:p>
          </table:table-cell>
          <table:table-cell table:style-name="ce14" table:formula="of:=([.F93]/[.$B$16])/[.$F$2]" office:value-type="float" office:value="8.57142857142857" calcext:value-type="float">
            <text:p>8.571</text:p>
          </table:table-cell>
          <table:table-cell table:style-name="ce19" table:formula="of:=SQRT([.P93])" office:value-type="float" office:value="2.9277002188456" calcext:value-type="float">
            <text:p>2.928</text:p>
          </table:table-cell>
          <table:table-cell table:style-name="ce19" table:formula="of:=SQRT(SQRT([.P93]))" office:value-type="float" office:value="1.71105237174249" calcext:value-type="float">
            <text:p>1.711</text:p>
          </table:table-cell>
          <table:table-cell table:style-name="ce20" table:formula="of:=[.T93]+[.W93]" office:value-type="float" office:value="32" calcext:value-type="float">
            <text:p>32</text:p>
          </table:table-cell>
          <table:table-cell table:style-name="ce20" table:formula="of:=([.X93]-[.W93])/2" office:value-type="float" office:value="16" calcext:value-type="float">
            <text:p>16</text:p>
          </table:table-cell>
          <table:table-cell table:style-name="ce21" table:formula="of:=[.V93]+[.W93]" office:value-type="float" office:value="32" calcext:value-type="float">
            <text:p>32</text:p>
          </table:table-cell>
          <table:table-cell table:style-name="ce22" table:formula="of:=([.AA93]-[.W93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3]=&quot;overworld&quot;;IF([.$S93]&lt;64;64+([.S93]*3);0);0)" office:value-type="float" office:value="160" calcext:value-type="float">
            <text:p>160</text:p>
          </table:table-cell>
          <table:table-cell table:style-name="ce25" table:formula="of:=IF([.$AD93]=&quot;Overworld&quot;;IF([.$S93]&lt;64;([.T93]*3);0);0)" office:value-type="float" office:value="48" calcext:value-type="float">
            <text:p>48</text:p>
          </table:table-cell>
          <table:table-cell table:style-name="ce7" table:formula="of:=IF([.X93]&gt;64;64+(([.X93]-64)*2.9);[.X93])" office:value-type="float" office:value="48" calcext:value-type="float">
            <text:p>48</text:p>
          </table:table-cell>
          <table:table-cell table:style-name="ce28" office:value-type="string" calcext:value-type="string">
            <text:p>4B4C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3]&gt;64;&quot;uniform&quot;;IF([.AD9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4]*[.H94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4]/2" office:value-type="float" office:value="16" calcext:value-type="float">
            <text:p>16.000</text:p>
          </table:table-cell>
          <table:table-cell table:style-name="ce12" table:formula="of:=[.H94]/2" office:value-type="float" office:value="12" calcext:value-type="float">
            <text:p>12.000</text:p>
          </table:table-cell>
          <table:table-cell table:style-name="ce14" table:formula="of:=([.F94]/[.$B$10])/[.$F$2]" office:value-type="float" office:value="24.0469667318982" calcext:value-type="float">
            <text:p>24.047</text:p>
          </table:table-cell>
          <table:table-cell table:style-name="ce15" table:formula="of:=SQRT([.K94])" office:value-type="float" office:value="4.90377066469245" calcext:value-type="float">
            <text:p>4.904</text:p>
          </table:table-cell>
          <table:table-cell table:style-name="ce15" table:formula="of:=(SQRT([.K94])^(1/2))^(1/3)" office:value-type="float" office:value="1.30343193870832" calcext:value-type="float">
            <text:p>1.303</text:p>
          </table:table-cell>
          <table:table-cell table:style-name="ce15" table:formula="of:=SQRT([.K94])^(1/2)" office:value-type="float" office:value="2.2144459046661" calcext:value-type="float">
            <text:p>2.214</text:p>
          </table:table-cell>
          <table:table-cell table:style-name="ce15" table:formula="of:=(SQRT([.K94])^(1/2))^(1/2)" office:value-type="float" office:value="1.48810144300249" calcext:value-type="float">
            <text:p>1.488</text:p>
          </table:table-cell>
          <table:table-cell table:style-name="ce14" table:formula="of:=([.F94]/[.$B$16])/[.$F$2]" office:value-type="float" office:value="10.7142857142857" calcext:value-type="float">
            <text:p>10.714</text:p>
          </table:table-cell>
          <table:table-cell table:style-name="ce19" table:formula="of:=SQRT([.P94])" office:value-type="float" office:value="3.27326835353988" calcext:value-type="float">
            <text:p>3.273</text:p>
          </table:table-cell>
          <table:table-cell table:style-name="ce19" table:formula="of:=SQRT(SQRT([.P94]))" office:value-type="float" office:value="1.80921760812233" calcext:value-type="float">
            <text:p>1.809</text:p>
          </table:table-cell>
          <table:table-cell table:style-name="ce20" table:formula="of:=[.T94]+[.W94]" office:value-type="float" office:value="88" calcext:value-type="float">
            <text:p>88</text:p>
          </table:table-cell>
          <table:table-cell table:style-name="ce20" table:formula="of:=([.X94]-[.W94])/2" office:value-type="float" office:value="40" calcext:value-type="float">
            <text:p>40</text:p>
          </table:table-cell>
          <table:table-cell table:style-name="ce21" table:formula="of:=[.V94]+[.W94]" office:value-type="float" office:value="148.8" calcext:value-type="float">
            <text:p>148.8</text:p>
          </table:table-cell>
          <table:table-cell table:style-name="ce22" table:formula="of:=([.AA94]-[.W94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94]=&quot;overworld&quot;;IF([.$S94]&lt;64;64+([.S94]*3);0);0)" office:value-type="float" office:value="0" calcext:value-type="float">
            <text:p>0</text:p>
          </table:table-cell>
          <table:table-cell table:style-name="ce25" table:formula="of:=IF([.$AD94]=&quot;Overworld&quot;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38384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4]&gt;64;&quot;uniform&quot;;IF([.AD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5]*[.H95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5]/2" office:value-type="float" office:value="16" calcext:value-type="float">
            <text:p>16.000</text:p>
          </table:table-cell>
          <table:table-cell table:style-name="ce12" table:formula="of:=[.H95]/2" office:value-type="float" office:value="12" calcext:value-type="float">
            <text:p>12.000</text:p>
          </table:table-cell>
          <table:table-cell table:style-name="ce14" table:formula="of:=([.F95]/[.$B$10])/[.$F$2]" office:value-type="float" office:value="24.0469667318982" calcext:value-type="float">
            <text:p>24.047</text:p>
          </table:table-cell>
          <table:table-cell table:style-name="ce15" table:formula="of:=SQRT([.K95])" office:value-type="float" office:value="4.90377066469245" calcext:value-type="float">
            <text:p>4.904</text:p>
          </table:table-cell>
          <table:table-cell table:style-name="ce15" table:formula="of:=(SQRT([.K95])^(1/2))^(1/3)" office:value-type="float" office:value="1.30343193870832" calcext:value-type="float">
            <text:p>1.303</text:p>
          </table:table-cell>
          <table:table-cell table:style-name="ce15" table:formula="of:=SQRT([.K95])^(1/2)" office:value-type="float" office:value="2.2144459046661" calcext:value-type="float">
            <text:p>2.214</text:p>
          </table:table-cell>
          <table:table-cell table:style-name="ce15" table:formula="of:=(SQRT([.K95])^(1/2))^(1/2)" office:value-type="float" office:value="1.48810144300249" calcext:value-type="float">
            <text:p>1.488</text:p>
          </table:table-cell>
          <table:table-cell table:style-name="ce14" table:formula="of:=([.F95]/[.$B$16])/[.$F$2]" office:value-type="float" office:value="10.7142857142857" calcext:value-type="float">
            <text:p>10.714</text:p>
          </table:table-cell>
          <table:table-cell table:style-name="ce19" table:formula="of:=SQRT([.P95])" office:value-type="float" office:value="3.27326835353988" calcext:value-type="float">
            <text:p>3.273</text:p>
          </table:table-cell>
          <table:table-cell table:style-name="ce19" table:formula="of:=SQRT(SQRT([.P95]))" office:value-type="float" office:value="1.80921760812233" calcext:value-type="float">
            <text:p>1.809</text:p>
          </table:table-cell>
          <table:table-cell table:style-name="ce20" table:formula="of:=[.T95]+[.W95]" office:value-type="float" office:value="15" calcext:value-type="float">
            <text:p>15</text:p>
          </table:table-cell>
          <table:table-cell table:style-name="ce20" table:formula="of:=([.X95]-[.W95])/2" office:value-type="float" office:value="9" calcext:value-type="float">
            <text:p>9</text:p>
          </table:table-cell>
          <table:table-cell table:style-name="ce21" table:formula="of:=[.V95]+[.W95]" office:value-type="float" office:value="15" calcext:value-type="float">
            <text:p>15</text:p>
          </table:table-cell>
          <table:table-cell table:style-name="ce22" table:formula="of:=([.AA95]-[.W95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95]=&quot;overworld&quot;;IF([.$S95]&lt;64;64+([.S95]*3);0);0)" office:value-type="float" office:value="109" calcext:value-type="float">
            <text:p>109</text:p>
          </table:table-cell>
          <table:table-cell table:style-name="ce25" table:formula="of:=IF([.$AD95]=&quot;Overworld&quot;;IF([.$S95]&lt;64;([.T95]*3);0);0)" office:value-type="float" office:value="27" calcext:value-type="float">
            <text:p>27</text:p>
          </table:table-cell>
          <table:table-cell table:style-name="ce7" table:formula="of:=IF([.X95]&gt;64;64+(([.X95]-64)*2.9);[.X95])" office:value-type="float" office:value="24" calcext:value-type="float">
            <text:p>24</text:p>
          </table:table-cell>
          <table:table-cell table:style-name="ce28" office:value-type="string" calcext:value-type="string">
            <text:p>30303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5]&gt;64;&quot;uniform&quot;;IF([.AD9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6]*[.H96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96]/2" office:value-type="float" office:value="16" calcext:value-type="float">
            <text:p>16.000</text:p>
          </table:table-cell>
          <table:table-cell table:style-name="ce12" table:formula="of:=[.H96]/2" office:value-type="float" office:value="6" calcext:value-type="float">
            <text:p>6.000</text:p>
          </table:table-cell>
          <table:table-cell table:style-name="ce14" table:formula="of:=([.F96]/[.$B$10])/[.$F$2]" office:value-type="float" office:value="12.0234833659491" calcext:value-type="float">
            <text:p>12.023</text:p>
          </table:table-cell>
          <table:table-cell table:style-name="ce15" table:formula="of:=SQRT([.K96])" office:value-type="float" office:value="3.46748949038769" calcext:value-type="float">
            <text:p>3.467</text:p>
          </table:table-cell>
          <table:table-cell table:style-name="ce15" table:formula="of:=(SQRT([.K96])^(1/2))^(1/3)" office:value-type="float" office:value="1.23027592527568" calcext:value-type="float">
            <text:p>1.230</text:p>
          </table:table-cell>
          <table:table-cell table:style-name="ce15" table:formula="of:=SQRT([.K96])^(1/2)" office:value-type="float" office:value="1.86211962300699" calcext:value-type="float">
            <text:p>1.862</text:p>
          </table:table-cell>
          <table:table-cell table:style-name="ce15" table:formula="of:=(SQRT([.K96])^(1/2))^(1/2)" office:value-type="float" office:value="1.36459503993199" calcext:value-type="float">
            <text:p>1.365</text:p>
          </table:table-cell>
          <table:table-cell table:style-name="ce14" table:formula="of:=([.F96]/[.$B$16])/[.$F$2]" office:value-type="float" office:value="5.35714285714286" calcext:value-type="float">
            <text:p>5.357</text:p>
          </table:table-cell>
          <table:table-cell table:style-name="ce19" table:formula="of:=SQRT([.P96])" office:value-type="float" office:value="2.31455024943138" calcext:value-type="float">
            <text:p>2.315</text:p>
          </table:table-cell>
          <table:table-cell table:style-name="ce19" table:formula="of:=SQRT(SQRT([.P96]))" office:value-type="float" office:value="1.52136460108397" calcext:value-type="float">
            <text:p>1.521</text:p>
          </table:table-cell>
          <table:table-cell table:style-name="ce20" table:formula="of:=[.T96]+[.W96]" office:value-type="float" office:value="35" calcext:value-type="float">
            <text:p>35</text:p>
          </table:table-cell>
          <table:table-cell table:style-name="ce20" table:formula="of:=([.X96]-[.W96])/2" office:value-type="float" office:value="29" calcext:value-type="float">
            <text:p>29</text:p>
          </table:table-cell>
          <table:table-cell table:style-name="ce21" table:formula="of:=[.V96]+[.W96]" office:value-type="float" office:value="35" calcext:value-type="float">
            <text:p>35</text:p>
          </table:table-cell>
          <table:table-cell table:style-name="ce22" table:formula="of:=([.AA96]-[.W9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6]=&quot;overworld&quot;;IF([.$S96]&lt;64;64+([.S96]*3);0);0)" office:value-type="float" office:value="169" calcext:value-type="float">
            <text:p>169</text:p>
          </table:table-cell>
          <table:table-cell table:style-name="ce25" table:formula="of:=IF([.$AD96]=&quot;Overworld&quot;;IF([.$S96]&lt;64;([.T96]*3);0);0)" office:value-type="float" office:value="87" calcext:value-type="float">
            <text:p>87</text:p>
          </table:table-cell>
          <table:table-cell table:style-name="ce7" table:formula="of:=IF([.X96]&gt;64;64+(([.X96]-64)*2.9);[.X96])" office:value-type="float" office:value="64" calcext:value-type="float">
            <text:p>64</text:p>
          </table:table-cell>
          <table:table-cell table:style-name="ce28" office:value-type="string" calcext:value-type="string">
            <text:p>C9D2D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6]&gt;64;&quot;uniform&quot;;IF([.AD9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7]*[.H9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7]/2" office:value-type="float" office:value="16" calcext:value-type="float">
            <text:p>16.000</text:p>
          </table:table-cell>
          <table:table-cell table:style-name="ce12" table:formula="of:=[.H97]/2" office:value-type="float" office:value="12" calcext:value-type="float">
            <text:p>12.000</text:p>
          </table:table-cell>
          <table:table-cell table:style-name="ce14" table:formula="of:=([.F97]/[.$B$10])/[.$F$2]" office:value-type="float" office:value="24.0469667318982" calcext:value-type="float">
            <text:p>24.047</text:p>
          </table:table-cell>
          <table:table-cell table:style-name="ce15" table:formula="of:=SQRT([.K97])" office:value-type="float" office:value="4.90377066469245" calcext:value-type="float">
            <text:p>4.904</text:p>
          </table:table-cell>
          <table:table-cell table:style-name="ce15" table:formula="of:=(SQRT([.K97])^(1/2))^(1/3)" office:value-type="float" office:value="1.30343193870832" calcext:value-type="float">
            <text:p>1.303</text:p>
          </table:table-cell>
          <table:table-cell table:style-name="ce15" table:formula="of:=SQRT([.K97])^(1/2)" office:value-type="float" office:value="2.2144459046661" calcext:value-type="float">
            <text:p>2.214</text:p>
          </table:table-cell>
          <table:table-cell table:style-name="ce15" table:formula="of:=(SQRT([.K97])^(1/2))^(1/2)" office:value-type="float" office:value="1.48810144300249" calcext:value-type="float">
            <text:p>1.488</text:p>
          </table:table-cell>
          <table:table-cell table:style-name="ce14" table:formula="of:=([.F97]/[.$B$16])/[.$F$2]" office:value-type="float" office:value="10.7142857142857" calcext:value-type="float">
            <text:p>10.714</text:p>
          </table:table-cell>
          <table:table-cell table:style-name="ce19" table:formula="of:=SQRT([.P97])" office:value-type="float" office:value="3.27326835353988" calcext:value-type="float">
            <text:p>3.273</text:p>
          </table:table-cell>
          <table:table-cell table:style-name="ce19" table:formula="of:=SQRT(SQRT([.P97]))" office:value-type="float" office:value="1.80921760812233" calcext:value-type="float">
            <text:p>1.809</text:p>
          </table:table-cell>
          <table:table-cell table:style-name="ce20" table:formula="of:=[.T97]+[.W97]" office:value-type="float" office:value="40" calcext:value-type="float">
            <text:p>40</text:p>
          </table:table-cell>
          <table:table-cell table:style-name="ce20" table:formula="of:=([.X97]-[.W97])/2" office:value-type="float" office:value="24" calcext:value-type="float">
            <text:p>24</text:p>
          </table:table-cell>
          <table:table-cell table:style-name="ce21" table:formula="of:=[.V97]+[.W97]" office:value-type="float" office:value="40" calcext:value-type="float">
            <text:p>40</text:p>
          </table:table-cell>
          <table:table-cell table:style-name="ce22" table:formula="of:=([.AA97]-[.W9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7]=&quot;overworld&quot;;IF([.$S97]&lt;64;64+([.S97]*3);0);0)" office:value-type="float" office:value="184" calcext:value-type="float">
            <text:p>184</text:p>
          </table:table-cell>
          <table:table-cell table:style-name="ce25" table:formula="of:=IF([.$AD97]=&quot;Overworld&quot;;IF([.$S97]&lt;64;([.T97]*3);0);0)" office:value-type="float" office:value="72" calcext:value-type="float">
            <text:p>72</text:p>
          </table:table-cell>
          <table:table-cell table:style-name="ce7" table:formula="of:=IF([.X97]&gt;64;64+(([.X97]-64)*2.9);[.X97])" office:value-type="float" office:value="64" calcext:value-type="float">
            <text:p>64</text:p>
          </table:table-cell>
          <table:table-cell table:style-name="ce28" office:value-type="string" calcext:value-type="string">
            <text:p>B4B4B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7]&gt;64;&quot;uniform&quot;;IF([.AD9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8]*[.H9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8]/2" office:value-type="float" office:value="16" calcext:value-type="float">
            <text:p>16.000</text:p>
          </table:table-cell>
          <table:table-cell table:style-name="ce12" table:formula="of:=[.H98]/2" office:value-type="float" office:value="12" calcext:value-type="float">
            <text:p>12.000</text:p>
          </table:table-cell>
          <table:table-cell table:style-name="ce14" table:formula="of:=([.F98]/[.$B$10])/[.$F$2]" office:value-type="float" office:value="24.0469667318982" calcext:value-type="float">
            <text:p>24.047</text:p>
          </table:table-cell>
          <table:table-cell table:style-name="ce15" table:formula="of:=SQRT([.K98])" office:value-type="float" office:value="4.90377066469245" calcext:value-type="float">
            <text:p>4.904</text:p>
          </table:table-cell>
          <table:table-cell table:style-name="ce15" table:formula="of:=(SQRT([.K98])^(1/2))^(1/3)" office:value-type="float" office:value="1.30343193870832" calcext:value-type="float">
            <text:p>1.303</text:p>
          </table:table-cell>
          <table:table-cell table:style-name="ce15" table:formula="of:=SQRT([.K98])^(1/2)" office:value-type="float" office:value="2.2144459046661" calcext:value-type="float">
            <text:p>2.214</text:p>
          </table:table-cell>
          <table:table-cell table:style-name="ce15" table:formula="of:=(SQRT([.K98])^(1/2))^(1/2)" office:value-type="float" office:value="1.48810144300249" calcext:value-type="float">
            <text:p>1.488</text:p>
          </table:table-cell>
          <table:table-cell table:style-name="ce14" table:formula="of:=([.F98]/[.$B$16])/[.$F$2]" office:value-type="float" office:value="10.7142857142857" calcext:value-type="float">
            <text:p>10.714</text:p>
          </table:table-cell>
          <table:table-cell table:style-name="ce19" table:formula="of:=SQRT([.P98])" office:value-type="float" office:value="3.27326835353988" calcext:value-type="float">
            <text:p>3.273</text:p>
          </table:table-cell>
          <table:table-cell table:style-name="ce19" table:formula="of:=SQRT(SQRT([.P98]))" office:value-type="float" office:value="1.80921760812233" calcext:value-type="float">
            <text:p>1.809</text:p>
          </table:table-cell>
          <table:table-cell table:style-name="ce20" table:formula="of:=[.T98]+[.W98]" office:value-type="float" office:value="32" calcext:value-type="float">
            <text:p>32</text:p>
          </table:table-cell>
          <table:table-cell table:style-name="ce20" table:formula="of:=([.X98]-[.W98])/2" office:value-type="float" office:value="16" calcext:value-type="float">
            <text:p>16</text:p>
          </table:table-cell>
          <table:table-cell table:style-name="ce21" table:formula="of:=[.V98]+[.W98]" office:value-type="float" office:value="32" calcext:value-type="float">
            <text:p>32</text:p>
          </table:table-cell>
          <table:table-cell table:style-name="ce22" table:formula="of:=([.AA98]-[.W98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98]=&quot;overworld&quot;;IF([.$S98]&lt;64;64+([.S98]*3);0);0)" office:value-type="float" office:value="160" calcext:value-type="float">
            <text:p>160</text:p>
          </table:table-cell>
          <table:table-cell table:style-name="ce25" table:formula="of:=IF([.$AD98]=&quot;Overworld&quot;;IF([.$S98]&lt;64;([.T98]*3);0);0)" office:value-type="float" office:value="48" calcext:value-type="float">
            <text:p>48</text:p>
          </table:table-cell>
          <table:table-cell table:style-name="ce7" table:formula="of:=IF([.X98]&gt;64;64+(([.X98]-64)*2.9);[.X98])" office:value-type="float" office:value="48" calcext:value-type="float">
            <text:p>48</text:p>
          </table:table-cell>
          <table:table-cell table:style-name="ce28" office:value-type="string" calcext:value-type="string">
            <text:p>CA9C7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8]&gt;64;&quot;uniform&quot;;IF([.AD9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9]*[.H99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9]/2" office:value-type="float" office:value="16" calcext:value-type="float">
            <text:p>16.000</text:p>
          </table:table-cell>
          <table:table-cell table:style-name="ce12" table:formula="of:=[.H99]/2" office:value-type="float" office:value="9.6" calcext:value-type="float">
            <text:p>9.600</text:p>
          </table:table-cell>
          <table:table-cell table:style-name="ce14" table:formula="of:=([.F99]/[.$B$10])/[.$F$2]" office:value-type="float" office:value="19.2375733855186" calcext:value-type="float">
            <text:p>19.238</text:p>
          </table:table-cell>
          <table:table-cell table:style-name="ce15" table:formula="of:=SQRT([.K99])" office:value-type="float" office:value="4.38606582092866" calcext:value-type="float">
            <text:p>4.386</text:p>
          </table:table-cell>
          <table:table-cell table:style-name="ce15" table:formula="of:=(SQRT([.K99])^(1/2))^(1/3)" office:value-type="float" office:value="1.27941819932393" calcext:value-type="float">
            <text:p>1.279</text:p>
          </table:table-cell>
          <table:table-cell table:style-name="ce15" table:formula="of:=SQRT([.K99])^(1/2)" office:value-type="float" office:value="2.09429363292941" calcext:value-type="float">
            <text:p>2.094</text:p>
          </table:table-cell>
          <table:table-cell table:style-name="ce15" table:formula="of:=(SQRT([.K99])^(1/2))^(1/2)" office:value-type="float" office:value="1.44716745158582" calcext:value-type="float">
            <text:p>1.447</text:p>
          </table:table-cell>
          <table:table-cell table:style-name="ce14" table:formula="of:=([.F99]/[.$B$16])/[.$F$2]" office:value-type="float" office:value="8.57142857142857" calcext:value-type="float">
            <text:p>8.571</text:p>
          </table:table-cell>
          <table:table-cell table:style-name="ce19" table:formula="of:=SQRT([.P99])" office:value-type="float" office:value="2.9277002188456" calcext:value-type="float">
            <text:p>2.928</text:p>
          </table:table-cell>
          <table:table-cell table:style-name="ce19" table:formula="of:=SQRT(SQRT([.P99]))" office:value-type="float" office:value="1.71105237174249" calcext:value-type="float">
            <text:p>1.711</text:p>
          </table:table-cell>
          <table:table-cell table:style-name="ce20" table:formula="of:=[.T99]+[.W99]" office:value-type="float" office:value="35" calcext:value-type="float">
            <text:p>35</text:p>
          </table:table-cell>
          <table:table-cell table:style-name="ce20" table:formula="of:=([.X99]-[.W99])/2" office:value-type="float" office:value="29" calcext:value-type="float">
            <text:p>29</text:p>
          </table:table-cell>
          <table:table-cell table:style-name="ce21" table:formula="of:=[.V99]+[.W99]" office:value-type="float" office:value="35" calcext:value-type="float">
            <text:p>35</text:p>
          </table:table-cell>
          <table:table-cell table:style-name="ce22" table:formula="of:=([.AA99]-[.W9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99]=&quot;overworld&quot;;IF([.$S99]&lt;64;64+([.S99]*3);0);0)" office:value-type="float" office:value="169" calcext:value-type="float">
            <text:p>169</text:p>
          </table:table-cell>
          <table:table-cell table:style-name="ce25" table:formula="of:=IF([.$AD99]=&quot;Overworld&quot;;IF([.$S99]&lt;64;([.T99]*3);0);0)" office:value-type="float" office:value="87" calcext:value-type="float">
            <text:p>87</text:p>
          </table:table-cell>
          <table:table-cell table:style-name="ce7" table:formula="of:=IF([.X99]&gt;64;64+(([.X99]-64)*2.9);[.X99])" office:value-type="float" office:value="64" calcext:value-type="float">
            <text:p>64</text:p>
          </table:table-cell>
          <table:table-cell table:style-name="ce28" office:value-type="string" calcext:value-type="string">
            <text:p>A4A7B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99]&gt;64;&quot;uniform&quot;;IF([.AD9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100]/2" office:value-type="float" office:value="2.5" calcext:value-type="float">
            <text:p>2.500</text:p>
          </table:table-cell>
          <table:table-cell table:style-name="ce12" table:formula="of:=[.H100]/2" office:value-type="float" office:value="15" calcext:value-type="float">
            <text:p>15.000</text:p>
          </table:table-cell>
          <table:table-cell table:style-name="ce14" table:formula="of:=([.F100]/[.$B$9])/[.$F$2]" office:value-type="float" office:value="28.1416611297636" calcext:value-type="float">
            <text:p>28.142</text:p>
          </table:table-cell>
          <table:table-cell table:style-name="ce15" table:formula="of:=SQRT([.K100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0])^(1/2)" office:value-type="float" office:value="2.30323065555942" calcext:value-type="float">
            <text:p>2.303</text:p>
          </table:table-cell>
          <table:table-cell table:style-name="ce15" table:formula="of:=(SQRT([.K100])^(1/2))^(1/2)" office:value-type="float" office:value="1.51763983064475" calcext:value-type="float">
            <text:p>1.518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SQRT([.P100])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67" calcext:value-type="float">
            <text:p>67</text:p>
          </table:table-cell>
          <table:table-cell table:style-name="ce20" table:formula="of:=([.X100]-[.W100])/2" office:value-type="float" office:value="61" calcext:value-type="float">
            <text:p>61</text:p>
          </table:table-cell>
          <table:table-cell table:style-name="ce21" table:formula="of:=[.V100]+[.W100]" office:value-type="float" office:value="127.8" calcext:value-type="float">
            <text:p>127.8</text:p>
          </table:table-cell>
          <table:table-cell table:style-name="ce22" table:formula="of:=([.AA100]-[.W10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00]=&quot;overworld&quot;;IF([.$S100]&lt;64;64+([.S100]*3);0);0)" office:value-type="float" office:value="0" calcext:value-type="float">
            <text:p>0</text:p>
          </table:table-cell>
          <table:table-cell table:style-name="ce25" table:formula="of:=IF([.$AD100]=&quot;Overworld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0]&gt;64;&quot;uniform&quot;;IF([.AD1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01]/2" office:value-type="float" office:value="4" calcext:value-type="float">
            <text:p>4.000</text:p>
          </table:table-cell>
          <table:table-cell table:style-name="ce12" table:formula="of:=[.H101]/2" office:value-type="float" office:value="4" calcext:value-type="float">
            <text:p>4.000</text:p>
          </table:table-cell>
          <table:table-cell table:style-name="ce14" table:formula="of:=([.F101]/[.$B$10])/[.$F$2]" office:value-type="float" office:value="2.00391389432485" calcext:value-type="float">
            <text:p>2.004</text:p>
          </table:table-cell>
          <table:table-cell table:style-name="ce15" table:formula="of:=SQRT([.K101])" office:value-type="float" office:value="1.41559665665219" calcext:value-type="float">
            <text:p>1.416</text:p>
          </table:table-cell>
          <table:table-cell table:style-name="ce15" table:formula="of:=(SQRT([.K101])^(1/2))^(1/3)" office:value-type="float" office:value="1.059635715692" calcext:value-type="float">
            <text:p>1.060</text:p>
          </table:table-cell>
          <table:table-cell table:style-name="ce15" table:formula="of:=SQRT([.K101])^(1/2)" office:value-type="float" office:value="1.18978849240199" calcext:value-type="float">
            <text:p>1.190</text:p>
          </table:table-cell>
          <table:table-cell table:style-name="ce15" table:formula="of:=(SQRT([.K101])^(1/2))^(1/2)" office:value-type="float" office:value="1.09077426280692" calcext:value-type="float">
            <text:p>1.091</text:p>
          </table:table-cell>
          <table:table-cell table:style-name="ce14" table:formula="of:=([.F101]/[.$B$15])/[.$F$2]" office:value-type="float" office:value="2.61224489795918" calcext:value-type="float">
            <text:p>2.612</text:p>
          </table:table-cell>
          <table:table-cell table:style-name="ce19" table:formula="of:=SQRT([.P101])" office:value-type="float" office:value="1.61624407128354" calcext:value-type="float">
            <text:p>1.616</text:p>
          </table:table-cell>
          <table:table-cell table:style-name="ce19" table:formula="of:=SQRT(SQRT([.P101]))" office:value-type="float" office:value="1.27131588178687" calcext:value-type="float">
            <text:p>1.271</text:p>
          </table:table-cell>
          <table:table-cell table:style-name="ce20" table:formula="of:=[.T101]+[.W101]" office:value-type="float" office:value="56" calcext:value-type="float">
            <text:p>56</text:p>
          </table:table-cell>
          <table:table-cell table:style-name="ce20" table:formula="of:=([.X101]-[.W101])/2" office:value-type="float" office:value="16" calcext:value-type="float">
            <text:p>16</text:p>
          </table:table-cell>
          <table:table-cell table:style-name="ce21" table:formula="of:=[.V101]+[.W101]" office:value-type="float" office:value="63.6" calcext:value-type="float">
            <text:p>63.6</text:p>
          </table:table-cell>
          <table:table-cell table:style-name="ce22" table:formula="of:=([.AA101]-[.W101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25" table:formula="of:=IF([.$AD101]=&quot;overworld&quot;;IF([.$S101]&lt;64;64+([.S101]*3);0);0)" office:value-type="float" office:value="232" calcext:value-type="float">
            <text:p>232</text:p>
          </table:table-cell>
          <table:table-cell table:style-name="ce25" table:formula="of:=IF([.$AD101]=&quot;Overworld&quot;;IF([.$S101]&lt;64;([.T101]*3);0);0)" office:value-type="float" office:value="48" calcext:value-type="float">
            <text:p>48</text:p>
          </table:table-cell>
          <table:table-cell table:style-name="ce7" table:formula="of:=IF([.X101]&gt;64;64+(([.X101]-64)*2.9);[.X101])" office:value-type="float" office:value="87.2" calcext:value-type="float">
            <text:p>87.2</text:p>
          </table:table-cell>
          <table:table-cell table:style-name="ce28" office:value-type="string" calcext:value-type="string">
            <text:p>#E7812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1]&gt;64;&quot;uniform&quot;;IF([.AD1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SQRT([.K102])^(1/2))^(1/3)" office:value-type="float" office:value="1.00016293284176" calcext:value-type="float">
            <text:p>1.000</text:p>
          </table:table-cell>
          <table:table-cell table:style-name="ce15" table:formula="of:=SQRT([.K102])^(1/2)" office:value-type="float" office:value="1.00048887817095" calcext:value-type="float">
            <text:p>1.000</text:p>
          </table:table-cell>
          <table:table-cell table:style-name="ce15" table:formula="of:=(SQRT([.K102])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SQRT([.P102])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62.5" calcext:value-type="float">
            <text:p>62.5</text:p>
          </table:table-cell>
          <table:table-cell table:style-name="ce20" table:formula="of:=([.X102]-[.W102])/2" office:value-type="float" office:value="22.5" calcext:value-type="float">
            <text:p>22.5</text:p>
          </table:table-cell>
          <table:table-cell table:style-name="ce21" table:formula="of:=[.V102]+[.W102]" office:value-type="float" office:value="82.45" calcext:value-type="float">
            <text:p>82.45</text:p>
          </table:table-cell>
          <table:table-cell table:style-name="ce22" table:formula="of:=([.AA102]-[.W102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25" table:formula="of:=IF([.$AD102]=&quot;overworld&quot;;IF([.$S102]&lt;64;64+([.S102]*3);0);0)" office:value-type="float" office:value="251.5" calcext:value-type="float">
            <text:p>251.5</text:p>
          </table:table-cell>
          <table:table-cell table:style-name="ce25" table:formula="of:=IF([.$AD102]=&quot;Overworld&quot;;IF([.$S102]&lt;64;([.T102]*3);0);0)" office:value-type="float" office:value="67.5" calcext:value-type="float">
            <text:p>67.5</text:p>
          </table:table-cell>
          <table:table-cell table:style-name="ce7" table:formula="of:=IF([.X102]&gt;64;64+(([.X102]-64)*2.9);[.X102])" office:value-type="float" office:value="124.9" calcext:value-type="float">
            <text:p>124.9</text:p>
          </table:table-cell>
          <table:table-cell table:style-name="ce28" office:value-type="string" calcext:value-type="string">
            <text:p>#C0C7C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2]&gt;64;&quot;uniform&quot;;IF([.AD10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3]/2" office:value-type="float" office:value="3" calcext:value-type="float">
            <text:p>3.000</text:p>
          </table:table-cell>
          <table:table-cell table:style-name="ce12" table:formula="of:=[.H103]/2" office:value-type="float" office:value="2" calcext:value-type="float">
            <text:p>2.000</text:p>
          </table:table-cell>
          <table:table-cell table:style-name="ce14" table:formula="of:=([.F103]/[.$B$10])/[.$F$2]" office:value-type="float" office:value="0.75146771037182" calcext:value-type="float">
            <text:p>0.751</text:p>
          </table:table-cell>
          <table:table-cell table:style-name="ce15" table:formula="of:=SQRT([.K103])" office:value-type="float" office:value="0.866872372596924" calcext:value-type="float">
            <text:p>0.867</text:p>
          </table:table-cell>
          <table:table-cell table:style-name="ce15" table:formula="of:=(SQRT([.K103])^(1/2))^(1/3)" office:value-type="float" office:value="0.976470648996882" calcext:value-type="float">
            <text:p>0.976</text:p>
          </table:table-cell>
          <table:table-cell table:style-name="ce15" table:formula="of:=SQRT([.K103])^(1/2)" office:value-type="float" office:value="0.931059811503495" calcext:value-type="float">
            <text:p>0.931</text:p>
          </table:table-cell>
          <table:table-cell table:style-name="ce15" table:formula="of:=(SQRT([.K103])^(1/2))^(1/2)" office:value-type="float" office:value="0.964914406309438" calcext:value-type="float">
            <text:p>0.965</text:p>
          </table:table-cell>
          <table:table-cell table:style-name="ce14" table:formula="of:=([.F103]/[.$B$15])/[.$F$2]" office:value-type="float" office:value="0.979591836734694" calcext:value-type="float">
            <text:p>0.980</text:p>
          </table:table-cell>
          <table:table-cell table:style-name="ce19" table:formula="of:=SQRT([.P103])" office:value-type="float" office:value="0.989743318610787" calcext:value-type="float">
            <text:p>0.990</text:p>
          </table:table-cell>
          <table:table-cell table:style-name="ce19" table:formula="of:=SQRT(SQRT([.P103]))" office:value-type="float" office:value="0.994858441493455" calcext:value-type="float">
            <text:p>0.995</text:p>
          </table:table-cell>
          <table:table-cell table:style-name="ce20" table:formula="of:=[.T103]+[.W103]" office:value-type="float" office:value="22" calcext:value-type="float">
            <text:p>22</text:p>
          </table:table-cell>
          <table:table-cell table:style-name="ce20" table:formula="of:=([.X103]-[.W103])/2" office:value-type="float" office:value="14" calcext:value-type="float">
            <text:p>14</text:p>
          </table:table-cell>
          <table:table-cell table:style-name="ce21" table:formula="of:=[.V103]+[.W103]" office:value-type="float" office:value="22" calcext:value-type="float">
            <text:p>22</text:p>
          </table:table-cell>
          <table:table-cell table:style-name="ce22" table:formula="of:=([.AA103]-[.W103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25" table:formula="of:=IF([.$AD103]=&quot;overworld&quot;;IF([.$S103]&lt;64;64+([.S103]*3);0);0)" office:value-type="float" office:value="130" calcext:value-type="float">
            <text:p>130</text:p>
          </table:table-cell>
          <table:table-cell table:style-name="ce25" table:formula="of:=IF([.$AD103]=&quot;Overworld&quot;;IF([.$S103]&lt;64;([.T103]*3);0);0)" office:value-type="float" office:value="42" calcext:value-type="float">
            <text:p>42</text:p>
          </table:table-cell>
          <table:table-cell table:style-name="ce7" table:formula="of:=IF([.X103]&gt;64;64+(([.X103]-64)*2.9);[.X103])" office:value-type="float" office:value="36" calcext:value-type="float">
            <text:p>36</text:p>
          </table:table-cell>
          <table:table-cell table:style-name="ce28" office:value-type="string" calcext:value-type="string">
            <text:p>#636A8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3]&gt;64;&quot;uniform&quot;;IF([.AD10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4]/2" office:value-type="float" office:value="4" calcext:value-type="float">
            <text:p>4.000</text:p>
          </table:table-cell>
          <table:table-cell table:style-name="ce12" table:formula="of:=[.H104]/2" office:value-type="float" office:value="2" calcext:value-type="float">
            <text:p>2.000</text:p>
          </table:table-cell>
          <table:table-cell table:style-name="ce14" table:formula="of:=([.F104]/[.$B$10])/[.$F$2]" office:value-type="float" office:value="1.00195694716243" calcext:value-type="float">
            <text:p>1.002</text:p>
          </table:table-cell>
          <table:table-cell table:style-name="ce15" table:formula="of:=SQRT([.K104])" office:value-type="float" office:value="1.00097799534377" calcext:value-type="float">
            <text:p>1.001</text:p>
          </table:table-cell>
          <table:table-cell table:style-name="ce15" table:formula="of:=(SQRT([.K104])^(1/2))^(1/3)" office:value-type="float" office:value="1.00016293284176" calcext:value-type="float">
            <text:p>1.000</text:p>
          </table:table-cell>
          <table:table-cell table:style-name="ce15" table:formula="of:=SQRT([.K104])^(1/2)" office:value-type="float" office:value="1.00048887817095" calcext:value-type="float">
            <text:p>1.000</text:p>
          </table:table-cell>
          <table:table-cell table:style-name="ce15" table:formula="of:=(SQRT([.K104])^(1/2))^(1/2)" office:value-type="float" office:value="1.00024440921754" calcext:value-type="float">
            <text:p>1.000</text:p>
          </table:table-cell>
          <table:table-cell table:style-name="ce14" table:formula="of:=([.F104]/[.$B$15])/[.$F$2]" office:value-type="float" office:value="1.30612244897959" calcext:value-type="float">
            <text:p>1.306</text:p>
          </table:table-cell>
          <table:table-cell table:style-name="ce19" table:formula="of:=SQRT([.P104])" office:value-type="float" office:value="1.14285714285714" calcext:value-type="float">
            <text:p>1.143</text:p>
          </table:table-cell>
          <table:table-cell table:style-name="ce19" table:formula="of:=SQRT(SQRT([.P104]))" office:value-type="float" office:value="1.0690449676497" calcext:value-type="float">
            <text:p>1.069</text:p>
          </table:table-cell>
          <table:table-cell table:style-name="ce20" table:formula="of:=[.T104]+[.W104]" office:value-type="float" office:value="24" calcext:value-type="float">
            <text:p>24</text:p>
          </table:table-cell>
          <table:table-cell table:style-name="ce20" table:formula="of:=([.X104]-[.W104])/2" office:value-type="float" office:value="16" calcext:value-type="float">
            <text:p>16</text:p>
          </table:table-cell>
          <table:table-cell table:style-name="ce21" table:formula="of:=[.V104]+[.W104]" office:value-type="float" office:value="24" calcext:value-type="float">
            <text:p>24</text:p>
          </table:table-cell>
          <table:table-cell table:style-name="ce22" table:formula="of:=([.AA104]-[.W104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4]=&quot;overworld&quot;;IF([.$S104]&lt;64;64+([.S104]*3);0);0)" office:value-type="float" office:value="136" calcext:value-type="float">
            <text:p>136</text:p>
          </table:table-cell>
          <table:table-cell table:style-name="ce25" table:formula="of:=IF([.$AD104]=&quot;Overworld&quot;;IF([.$S104]&lt;64;([.T104]*3);0);0)" office:value-type="float" office:value="48" calcext:value-type="float">
            <text:p>48</text:p>
          </table:table-cell>
          <table:table-cell table:style-name="ce7" table:formula="of:=IF([.X104]&gt;64;64+(([.X104]-64)*2.9);[.X104])" office:value-type="float" office:value="40" calcext:value-type="float">
            <text:p>40</text:p>
          </table:table-cell>
          <table:table-cell table:style-name="ce28" office:value-type="string" calcext:value-type="string">
            <text:p>#E8F6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4]&gt;64;&quot;uniform&quot;;IF([.AD10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5]/2" office:value-type="float" office:value="3" calcext:value-type="float">
            <text:p>3.000</text:p>
          </table:table-cell>
          <table:table-cell table:style-name="ce12" table:formula="of:=[.H105]/2" office:value-type="float" office:value="1" calcext:value-type="float">
            <text:p>1.000</text:p>
          </table:table-cell>
          <table:table-cell table:style-name="ce14" table:formula="of:=([.F105]/[.$B$10])/[.$F$2]" office:value-type="float" office:value="0.37573385518591" calcext:value-type="float">
            <text:p>0.376</text:p>
          </table:table-cell>
          <table:table-cell table:style-name="ce15" table:formula="of:=SQRT([.K105])" office:value-type="float" office:value="0.612971333086556" calcext:value-type="float">
            <text:p>0.613</text:p>
          </table:table-cell>
          <table:table-cell table:style-name="ce15" table:formula="of:=(SQRT([.K105])^(1/2))^(1/3)" office:value-type="float" office:value="0.921665562675779" calcext:value-type="float">
            <text:p>0.922</text:p>
          </table:table-cell>
          <table:table-cell table:style-name="ce15" table:formula="of:=SQRT([.K105])^(1/2)" office:value-type="float" office:value="0.782924857880088" calcext:value-type="float">
            <text:p>0.783</text:p>
          </table:table-cell>
          <table:table-cell table:style-name="ce15" table:formula="of:=(SQRT([.K105])^(1/2))^(1/2)" office:value-type="float" office:value="0.884830411932189" calcext:value-type="float">
            <text:p>0.885</text:p>
          </table:table-cell>
          <table:table-cell table:style-name="ce14" table:formula="of:=([.F105]/[.$B$15])/[.$F$2]" office:value-type="float" office:value="0.489795918367347" calcext:value-type="float">
            <text:p>0.490</text:p>
          </table:table-cell>
          <table:table-cell table:style-name="ce19" table:formula="of:=SQRT([.P105])" office:value-type="float" office:value="0.699854212223765" calcext:value-type="float">
            <text:p>0.700</text:p>
          </table:table-cell>
          <table:table-cell table:style-name="ce19" table:formula="of:=SQRT(SQRT([.P105]))" office:value-type="float" office:value="0.836572897136744" calcext:value-type="float">
            <text:p>0.837</text:p>
          </table:table-cell>
          <table:table-cell table:style-name="ce20" table:formula="of:=[.T105]+[.W105]" office:value-type="float" office:value="16" calcext:value-type="float">
            <text:p>16</text:p>
          </table:table-cell>
          <table:table-cell table:style-name="ce20" table:formula="of:=([.X105]-[.W105])/2" office:value-type="float" office:value="8" calcext:value-type="float">
            <text:p>8</text:p>
          </table:table-cell>
          <table:table-cell table:style-name="ce21" table:formula="of:=[.V105]+[.W105]" office:value-type="float" office:value="16" calcext:value-type="float">
            <text:p>16</text:p>
          </table:table-cell>
          <table:table-cell table:style-name="ce22" table:formula="of:=([.AA105]-[.W105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5" table:formula="of:=IF([.$AD105]=&quot;overworld&quot;;IF([.$S105]&lt;64;64+([.S105]*3);0);0)" office:value-type="float" office:value="112" calcext:value-type="float">
            <text:p>112</text:p>
          </table:table-cell>
          <table:table-cell table:style-name="ce25" table:formula="of:=IF([.$AD105]=&quot;Overworld&quot;;IF([.$S105]&lt;64;([.T105]*3);0);0)" office:value-type="float" office:value="24" calcext:value-type="float">
            <text:p>24</text:p>
          </table:table-cell>
          <table:table-cell table:style-name="ce7" table:formula="of:=IF([.X105]&gt;64;64+(([.X105]-64)*2.9);[.X105])" office:value-type="float" office:value="24" calcext:value-type="float">
            <text:p>24</text:p>
          </table:table-cell>
          <table:table-cell table:style-name="ce28" office:value-type="string" calcext:value-type="string">
            <text:p>#D3D9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5]&gt;64;&quot;uniform&quot;;IF([.AD10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106]/2" office:value-type="float" office:value="5" calcext:value-type="float">
            <text:p>5.000</text:p>
          </table:table-cell>
          <table:table-cell table:style-name="ce12" table:formula="of:=[.H106]/2" office:value-type="float" office:value="7.5" calcext:value-type="float">
            <text:p>7.500</text:p>
          </table:table-cell>
          <table:table-cell table:style-name="ce14" table:formula="of:=([.F106]/[.$B$10])/[.$F$2]" office:value-type="float" office:value="4.69667318982388" calcext:value-type="float">
            <text:p>4.697</text:p>
          </table:table-cell>
          <table:table-cell table:style-name="ce15" table:formula="of:=SQRT([.K106])" office:value-type="float" office:value="2.16718093149231" calcext:value-type="float">
            <text:p>2.167</text:p>
          </table:table-cell>
          <table:table-cell table:style-name="ce15" table:formula="of:=(SQRT([.K106])^(1/2))^(1/3)" office:value-type="float" office:value="1.13758152034341" calcext:value-type="float">
            <text:p>1.138</text:p>
          </table:table-cell>
          <table:table-cell table:style-name="ce15" table:formula="of:=SQRT([.K106])^(1/2)" office:value-type="float" office:value="1.47213482109904" calcext:value-type="float">
            <text:p>1.472</text:p>
          </table:table-cell>
          <table:table-cell table:style-name="ce15" table:formula="of:=(SQRT([.K106])^(1/2))^(1/2)" office:value-type="float" office:value="1.21331563127615" calcext:value-type="float">
            <text:p>1.213</text:p>
          </table:table-cell>
          <table:table-cell table:style-name="ce14" table:formula="of:=([.F106]/[.$B$15])/[.$F$2]" office:value-type="float" office:value="6.12244897959184" calcext:value-type="float">
            <text:p>6.122</text:p>
          </table:table-cell>
          <table:table-cell table:style-name="ce19" table:formula="of:=SQRT([.P106])" office:value-type="float" office:value="2.47435829652697" calcext:value-type="float">
            <text:p>2.474</text:p>
          </table:table-cell>
          <table:table-cell table:style-name="ce19" table:formula="of:=SQRT(SQRT([.P106]))" office:value-type="float" office:value="1.57300931228234" calcext:value-type="float">
            <text:p>1.573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30" calcext:value-type="float">
            <text:p>30</text:p>
          </table:table-cell>
          <table:table-cell table:style-name="ce21" table:formula="of:=[.V106]+[.W106]" office:value-type="float" office:value="45.7" calcext:value-type="float">
            <text:p>45.7</text:p>
          </table:table-cell>
          <table:table-cell table:style-name="ce22" table:formula="of:=([.AA106]-[.W106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25" table:formula="of:=IF([.$AD106]=&quot;overworld&quot;;IF([.$S106]&lt;64;64+([.S106]*3);0);0)" office:value-type="float" office:value="184" calcext:value-type="float">
            <text:p>184</text:p>
          </table:table-cell>
          <table:table-cell table:style-name="ce25" table:formula="of:=IF([.$AD106]=&quot;Overworld&quot;;IF([.$S106]&lt;64;([.T106]*3);0);0)" office:value-type="float" office:value="90" calcext:value-type="float">
            <text:p>90</text:p>
          </table:table-cell>
          <table:table-cell table:style-name="ce7" table:formula="of:=IF([.X106]&gt;64;64+(([.X106]-64)*2.9);[.X106])" office:value-type="float" office:value="81.4" calcext:value-type="float">
            <text:p>81.4</text:p>
          </table:table-cell>
          <table:table-cell table:style-name="ce28" office:value-type="string" calcext:value-type="string">
            <text:p>#C473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6]&gt;64;&quot;uniform&quot;;IF([.AD10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12.5" calcext:value-type="float">
            <text:p>12.500</text:p>
          </table:table-cell>
          <table:table-cell table:style-name="ce14" table:formula="of:=([.F107]/[.$B$10])/[.$F$2]" office:value-type="float" office:value="4.69667318982388" calcext:value-type="float">
            <text:p>4.697</text:p>
          </table:table-cell>
          <table:table-cell table:style-name="ce15" table:formula="of:=SQRT([.K107])" office:value-type="float" office:value="2.16718093149231" calcext:value-type="float">
            <text:p>2.167</text:p>
          </table:table-cell>
          <table:table-cell table:style-name="ce15" table:formula="of:=(SQRT([.K107])^(1/2))^(1/3)" office:value-type="float" office:value="1.13758152034341" calcext:value-type="float">
            <text:p>1.138</text:p>
          </table:table-cell>
          <table:table-cell table:style-name="ce15" table:formula="of:=SQRT([.K107])^(1/2)" office:value-type="float" office:value="1.47213482109904" calcext:value-type="float">
            <text:p>1.472</text:p>
          </table:table-cell>
          <table:table-cell table:style-name="ce15" table:formula="of:=(SQRT([.K107])^(1/2))^(1/2)" office:value-type="float" office:value="1.21331563127615" calcext:value-type="float">
            <text:p>1.213</text:p>
          </table:table-cell>
          <table:table-cell table:style-name="ce14" table:formula="of:=([.F107]/[.$B$15])/[.$F$2]" office:value-type="float" office:value="6.12244897959184" calcext:value-type="float">
            <text:p>6.122</text:p>
          </table:table-cell>
          <table:table-cell table:style-name="ce19" table:formula="of:=SQRT([.P107])" office:value-type="float" office:value="2.47435829652697" calcext:value-type="float">
            <text:p>2.474</text:p>
          </table:table-cell>
          <table:table-cell table:style-name="ce19" table:formula="of:=SQRT(SQRT([.P107]))" office:value-type="float" office:value="1.57300931228234" calcext:value-type="float">
            <text:p>1.573</text:p>
          </table:table-cell>
          <table:table-cell table:style-name="ce20" table:formula="of:=[.T107]+[.W107]" office:value-type="float" office:value="20" calcext:value-type="float">
            <text:p>20</text:p>
          </table:table-cell>
          <table:table-cell table:style-name="ce20" table:formula="of:=([.X107]-[.W107])/2" office:value-type="float" office:value="20" calcext:value-type="float">
            <text:p>20</text:p>
          </table:table-cell>
          <table:table-cell table:style-name="ce21" table:formula="of:=[.V107]+[.W107]" office:value-type="float" office:value="20" calcext:value-type="float">
            <text:p>20</text:p>
          </table:table-cell>
          <table:table-cell table:style-name="ce22" table:formula="of:=([.AA107]-[.W107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07]=&quot;overworld&quot;;IF([.$S107]&lt;64;64+([.S107]*3);0);0)" office:value-type="float" office:value="124" calcext:value-type="float">
            <text:p>124</text:p>
          </table:table-cell>
          <table:table-cell table:style-name="ce25" table:formula="of:=IF([.$AD107]=&quot;Overworld&quot;;IF([.$S107]&lt;64;([.T107]*3);0);0)" office:value-type="float" office:value="60" calcext:value-type="float">
            <text:p>60</text:p>
          </table:table-cell>
          <table:table-cell table:style-name="ce7" table:formula="of:=IF([.X107]&gt;64;64+(([.X107]-64)*2.9);[.X107])" office:value-type="float" office:value="40" calcext:value-type="float">
            <text:p>40</text:p>
          </table:table-cell>
          <table:table-cell table:style-name="ce28" office:value-type="string" calcext:value-type="string">
            <text:p>#CDCDC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7]&gt;64;&quot;uniform&quot;;IF([.AD1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8]/2" office:value-type="float" office:value="1.5" calcext:value-type="float">
            <text:p>1.500</text:p>
          </table:table-cell>
          <table:table-cell table:style-name="ce12" table:formula="of:=[.H108]/2" office:value-type="float" office:value="10" calcext:value-type="float">
            <text:p>10.000</text:p>
          </table:table-cell>
          <table:table-cell table:style-name="ce14" table:formula="of:=([.F108]/[.$B$9])/[.$F$2]" office:value-type="float" office:value="11.2566644519054" calcext:value-type="float">
            <text:p>11.257</text:p>
          </table:table-cell>
          <table:table-cell table:style-name="ce15" table:formula="of:=SQRT([.K108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08])^(1/2)" office:value-type="float" office:value="1.83169192196535" calcext:value-type="float">
            <text:p>1.832</text:p>
          </table:table-cell>
          <table:table-cell table:style-name="ce15" table:formula="of:=(SQRT([.K108])^(1/2))^(1/2)" office:value-type="float" office:value="1.35340013372445" calcext:value-type="float">
            <text:p>1.353</text:p>
          </table:table-cell>
          <table:table-cell table:style-name="ce14" table:formula="of:=([.F108]/[.$B$15])/[.$F$2]" office:value-type="float" office:value="2.44897959183673" calcext:value-type="float">
            <text:p>2.449</text:p>
          </table:table-cell>
          <table:table-cell table:style-name="ce19" table:formula="of:=SQRT([.P108])" office:value-type="float" office:value="1.5649215928719" calcext:value-type="float">
            <text:p>1.565</text:p>
          </table:table-cell>
          <table:table-cell table:style-name="ce19" table:formula="of:=SQRT(SQRT([.P108]))" office:value-type="float" office:value="1.25096826213613" calcext:value-type="float">
            <text:p>1.251</text:p>
          </table:table-cell>
          <table:table-cell table:style-name="ce20" table:formula="of:=[.T108]+[.W108]" office:value-type="float" office:value="30" calcext:value-type="float">
            <text:p>30</text:p>
          </table:table-cell>
          <table:table-cell table:style-name="ce20" table:formula="of:=([.X108]-[.W108])/2" office:value-type="float" office:value="30" calcext:value-type="float">
            <text:p>30</text:p>
          </table:table-cell>
          <table:table-cell table:style-name="ce21" table:formula="of:=[.V108]+[.W108]" office:value-type="float" office:value="30" calcext:value-type="float">
            <text:p>30</text:p>
          </table:table-cell>
          <table:table-cell table:style-name="ce22" table:formula="of:=([.AA108]-[.W10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8]=&quot;overworld&quot;;IF([.$S108]&lt;64;64+([.S108]*3);0);0)" office:value-type="float" office:value="154" calcext:value-type="float">
            <text:p>154</text:p>
          </table:table-cell>
          <table:table-cell table:style-name="ce25" table:formula="of:=IF([.$AD108]=&quot;Overworld&quot;;IF([.$S108]&lt;64;([.T108]*3);0);0)" office:value-type="float" office:value="90" calcext:value-type="float">
            <text:p>90</text:p>
          </table:table-cell>
          <table:table-cell table:style-name="ce7" table:formula="of:=IF([.X108]&gt;64;64+(([.X108]-64)*2.9);[.X108])" office:value-type="float" office:value="60" calcext:value-type="float">
            <text:p>60</text:p>
          </table:table-cell>
          <table:table-cell table:style-name="ce28" office:value-type="string" calcext:value-type="string">
            <text:p>#6AC31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8]&gt;64;&quot;uniform&quot;;IF([.AD1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9]/2" office:value-type="float" office:value="2" calcext:value-type="float">
            <text:p>2.000</text:p>
          </table:table-cell>
          <table:table-cell table:style-name="ce12" table:formula="of:=[.H109]/2" office:value-type="float" office:value="4" calcext:value-type="float">
            <text:p>4.000</text:p>
          </table:table-cell>
          <table:table-cell table:style-name="ce14" table:formula="of:=([.F109]/[.$B$10])/[.$F$2]" office:value-type="float" office:value="1.00195694716243" calcext:value-type="float">
            <text:p>1.002</text:p>
          </table:table-cell>
          <table:table-cell table:style-name="ce15" table:formula="of:=SQRT([.K109])" office:value-type="float" office:value="1.00097799534377" calcext:value-type="float">
            <text:p>1.001</text:p>
          </table:table-cell>
          <table:table-cell table:style-name="ce15" table:formula="of:=(SQRT([.K109])^(1/2))^(1/3)" office:value-type="float" office:value="1.00016293284176" calcext:value-type="float">
            <text:p>1.000</text:p>
          </table:table-cell>
          <table:table-cell table:style-name="ce15" table:formula="of:=SQRT([.K109])^(1/2)" office:value-type="float" office:value="1.00048887817095" calcext:value-type="float">
            <text:p>1.000</text:p>
          </table:table-cell>
          <table:table-cell table:style-name="ce15" table:formula="of:=(SQRT([.K109])^(1/2))^(1/2)" office:value-type="float" office:value="1.00024440921754" calcext:value-type="float">
            <text:p>1.000</text:p>
          </table:table-cell>
          <table:table-cell table:style-name="ce14" table:formula="of:=([.F109]/[.$B$15])/[.$F$2]" office:value-type="float" office:value="1.30612244897959" calcext:value-type="float">
            <text:p>1.306</text:p>
          </table:table-cell>
          <table:table-cell table:style-name="ce19" table:formula="of:=SQRT([.P109])" office:value-type="float" office:value="1.14285714285714" calcext:value-type="float">
            <text:p>1.143</text:p>
          </table:table-cell>
          <table:table-cell table:style-name="ce19" table:formula="of:=SQRT(SQRT([.P109]))" office:value-type="float" office:value="1.0690449676497" calcext:value-type="float">
            <text:p>1.069</text:p>
          </table:table-cell>
          <table:table-cell table:style-name="ce20" table:formula="of:=[.T109]+[.W109]" office:value-type="float" office:value="30" calcext:value-type="float">
            <text:p>30</text:p>
          </table:table-cell>
          <table:table-cell table:style-name="ce20" table:formula="of:=([.X109]-[.W109])/2" office:value-type="float" office:value="30" calcext:value-type="float">
            <text:p>30</text:p>
          </table:table-cell>
          <table:table-cell table:style-name="ce21" table:formula="of:=[.V109]+[.W109]" office:value-type="float" office:value="30" calcext:value-type="float">
            <text:p>30</text:p>
          </table:table-cell>
          <table:table-cell table:style-name="ce22" table:formula="of:=([.AA109]-[.W109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09]=&quot;overworld&quot;;IF([.$S109]&lt;64;64+([.S109]*3);0);0)" office:value-type="float" office:value="154" calcext:value-type="float">
            <text:p>154</text:p>
          </table:table-cell>
          <table:table-cell table:style-name="ce25" table:formula="of:=IF([.$AD109]=&quot;Overworld&quot;;IF([.$S109]&lt;64;([.T109]*3);0);0)" office:value-type="float" office:value="90" calcext:value-type="float">
            <text:p>90</text:p>
          </table:table-cell>
          <table:table-cell table:style-name="ce7" table:formula="of:=IF([.X109]&gt;64;64+(([.X109]-64)*2.9);[.X109])" office:value-type="float" office:value="60" calcext:value-type="float">
            <text:p>60</text:p>
          </table:table-cell>
          <table:table-cell table:style-name="ce28" office:value-type="string" calcext:value-type="string">
            <text:p>#82919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09]&gt;64;&quot;uniform&quot;;IF([.AD1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10]/2" office:value-type="float" office:value="4" calcext:value-type="float">
            <text:p>4.000</text:p>
          </table:table-cell>
          <table:table-cell table:style-name="ce12" table:formula="of:=[.H110]/2" office:value-type="float" office:value="5" calcext:value-type="float">
            <text:p>5.000</text:p>
          </table:table-cell>
          <table:table-cell table:style-name="ce14" table:formula="of:=([.F110]/[.$B$10])/[.$F$2]" office:value-type="float" office:value="2.50489236790607" calcext:value-type="float">
            <text:p>2.505</text:p>
          </table:table-cell>
          <table:table-cell table:style-name="ce15" table:formula="of:=SQRT([.K110])" office:value-type="float" office:value="1.58268517649786" calcext:value-type="float">
            <text:p>1.583</text:p>
          </table:table-cell>
          <table:table-cell table:style-name="ce15" table:formula="of:=(SQRT([.K110])^(1/2))^(1/3)" office:value-type="float" office:value="1.07952429937204" calcext:value-type="float">
            <text:p>1.080</text:p>
          </table:table-cell>
          <table:table-cell table:style-name="ce15" table:formula="of:=SQRT([.K110])^(1/2)" office:value-type="float" office:value="1.25804816143813" calcext:value-type="float">
            <text:p>1.258</text:p>
          </table:table-cell>
          <table:table-cell table:style-name="ce15" table:formula="of:=(SQRT([.K110])^(1/2))^(1/2)" office:value-type="float" office:value="1.12162746107526" calcext:value-type="float">
            <text:p>1.122</text:p>
          </table:table-cell>
          <table:table-cell table:style-name="ce14" table:formula="of:=([.F110]/[.$B$15])/[.$F$2]" office:value-type="float" office:value="3.26530612244898" calcext:value-type="float">
            <text:p>3.265</text:p>
          </table:table-cell>
          <table:table-cell table:style-name="ce19" table:formula="of:=SQRT([.P110])" office:value-type="float" office:value="1.8070158058105" calcext:value-type="float">
            <text:p>1.807</text:p>
          </table:table-cell>
          <table:table-cell table:style-name="ce19" table:formula="of:=SQRT(SQRT([.P110]))" office:value-type="float" office:value="1.34425288015704" calcext:value-type="float">
            <text:p>1.344</text:p>
          </table:table-cell>
          <table:table-cell table:style-name="ce20" table:formula="of:=[.T110]+[.W110]" office:value-type="float" office:value="55" calcext:value-type="float">
            <text:p>55</text:p>
          </table:table-cell>
          <table:table-cell table:style-name="ce20" table:formula="of:=([.X110]-[.W110])/2" office:value-type="float" office:value="25" calcext:value-type="float">
            <text:p>25</text:p>
          </table:table-cell>
          <table:table-cell table:style-name="ce21" table:formula="of:=[.V110]+[.W110]" office:value-type="float" office:value="70.2" calcext:value-type="float">
            <text:p>70.2</text:p>
          </table:table-cell>
          <table:table-cell table:style-name="ce22" table:formula="of:=([.AA110]-[.W110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0]=&quot;overworld&quot;;IF([.$S110]&lt;64;64+([.S110]*3);0);0)" office:value-type="float" office:value="229" calcext:value-type="float">
            <text:p>229</text:p>
          </table:table-cell>
          <table:table-cell table:style-name="ce25" table:formula="of:=IF([.$AD110]=&quot;Overworld&quot;;IF([.$S110]&lt;64;([.T110]*3);0);0)" office:value-type="float" office:value="75" calcext:value-type="float">
            <text:p>75</text:p>
          </table:table-cell>
          <table:table-cell table:style-name="ce7" table:formula="of:=IF([.X110]&gt;64;64+(([.X110]-64)*2.9);[.X110])" office:value-type="float" office:value="110.4" calcext:value-type="float">
            <text:p>110.4</text:p>
          </table:table-cell>
          <table:table-cell table:style-name="ce28" office:value-type="string" calcext:value-type="string">
            <text:p>#98635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0]&gt;64;&quot;uniform&quot;;IF([.AD1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11]/2" office:value-type="float" office:value="3" calcext:value-type="float">
            <text:p>3.000</text:p>
          </table:table-cell>
          <table:table-cell table:style-name="ce12" table:formula="of:=[.H111]/2" office:value-type="float" office:value="1" calcext:value-type="float">
            <text:p>1.000</text:p>
          </table:table-cell>
          <table:table-cell table:style-name="ce14" table:formula="of:=([.F111]/[.$B$9])/[.$F$2]" office:value-type="float" office:value="2.25133289038109" calcext:value-type="float">
            <text:p>2.251</text:p>
          </table:table-cell>
          <table:table-cell table:style-name="ce15" table:formula="of:=SQRT([.K111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1])^(1/2)" office:value-type="float" office:value="1.22492621451796" calcext:value-type="float">
            <text:p>1.225</text:p>
          </table:table-cell>
          <table:table-cell table:style-name="ce15" table:formula="of:=(SQRT([.K111])^(1/2))^(1/2)" office:value-type="float" office:value="1.10676384767391" calcext:value-type="float">
            <text:p>1.107</text:p>
          </table:table-cell>
          <table:table-cell table:style-name="ce14" table:formula="of:=([.F111]/[.$B$15])/[.$F$2]" office:value-type="float" office:value="0.489795918367347" calcext:value-type="float">
            <text:p>0.490</text:p>
          </table:table-cell>
          <table:table-cell table:style-name="ce19" table:formula="of:=SQRT([.P111])" office:value-type="float" office:value="0.699854212223765" calcext:value-type="float">
            <text:p>0.700</text:p>
          </table:table-cell>
          <table:table-cell table:style-name="ce19" table:formula="of:=SQRT(SQRT([.P111]))" office:value-type="float" office:value="0.836572897136744" calcext:value-type="float">
            <text:p>0.837</text:p>
          </table:table-cell>
          <table:table-cell table:style-name="ce20" table:formula="of:=[.T111]+[.W111]" office:value-type="float" office:value="5" calcext:value-type="float">
            <text:p>5</text:p>
          </table:table-cell>
          <table:table-cell table:style-name="ce20" table:formula="of:=([.X111]-[.W111])/2" office:value-type="float" office:value="5" calcext:value-type="float">
            <text:p>5</text:p>
          </table:table-cell>
          <table:table-cell table:style-name="ce21" table:formula="of:=[.V111]+[.W111]" office:value-type="float" office:value="5" calcext:value-type="float">
            <text:p>5</text:p>
          </table:table-cell>
          <table:table-cell table:style-name="ce22" table:formula="of:=([.AA111]-[.W111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5" table:formula="of:=IF([.$AD111]=&quot;overworld&quot;;IF([.$S111]&lt;64;64+([.S111]*3);0);0)" office:value-type="float" office:value="79" calcext:value-type="float">
            <text:p>79</text:p>
          </table:table-cell>
          <table:table-cell table:style-name="ce25" table:formula="of:=IF([.$AD111]=&quot;Overworld&quot;;IF([.$S111]&lt;64;([.T111]*3);0);0)" office:value-type="float" office:value="15" calcext:value-type="float">
            <text:p>15</text:p>
          </table:table-cell>
          <table:table-cell table:style-name="ce7" table:formula="of:=IF([.X111]&gt;64;64+(([.X111]-64)*2.9);[.X111])" office:value-type="float" office:value="10" calcext:value-type="float">
            <text:p>10</text:p>
          </table:table-cell>
          <table:table-cell table:style-name="ce28" office:value-type="string" calcext:value-type="string">
            <text:p>#52525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1]&gt;64;&quot;uniform&quot;;IF([.AD1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12]/2" office:value-type="float" office:value="4" calcext:value-type="float">
            <text:p>4.000</text:p>
          </table:table-cell>
          <table:table-cell table:style-name="ce12" table:formula="of:=[.H112]/2" office:value-type="float" office:value="1.5" calcext:value-type="float">
            <text:p>1.500</text:p>
          </table:table-cell>
          <table:table-cell table:style-name="ce14" table:formula="of:=([.F112]/[.$B$13])/[.$F$2]" office:value-type="float" office:value="1.74926828107803" calcext:value-type="float">
            <text:p>1.749</text:p>
          </table:table-cell>
          <table:table-cell table:style-name="ce15" table:formula="of:=SQRT([.K112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2])^(1/2)" office:value-type="float" office:value="1.15004307000214" calcext:value-type="float">
            <text:p>1.150</text:p>
          </table:table-cell>
          <table:table-cell table:style-name="ce15" table:formula="of:=(SQRT([.K112])^(1/2))^(1/2)" office:value-type="float" office:value="1.07240061078038" calcext:value-type="float">
            <text:p>1.072</text:p>
          </table:table-cell>
          <table:table-cell table:style-name="ce14" table:formula="of:=([.F112]/[.$B$15])/[.$F$2]" office:value-type="float" office:value="0.979591836734694" calcext:value-type="float">
            <text:p>0.980</text:p>
          </table:table-cell>
          <table:table-cell table:style-name="ce19" table:formula="of:=SQRT([.P112])" office:value-type="float" office:value="0.989743318610787" calcext:value-type="float">
            <text:p>0.990</text:p>
          </table:table-cell>
          <table:table-cell table:style-name="ce19" table:formula="of:=SQRT(SQRT([.P112]))" office:value-type="float" office:value="0.994858441493455" calcext:value-type="float">
            <text:p>0.995</text:p>
          </table:table-cell>
          <table:table-cell table:style-name="ce20" table:formula="of:=[.T112]+[.W112]" office:value-type="float" office:value="6" calcext:value-type="float">
            <text:p>6</text:p>
          </table:table-cell>
          <table:table-cell table:style-name="ce20" table:formula="of:=([.X112]-[.W112])/2" office:value-type="float" office:value="6" calcext:value-type="float">
            <text:p>6</text:p>
          </table:table-cell>
          <table:table-cell table:style-name="ce21" table:formula="of:=[.V112]+[.W112]" office:value-type="float" office:value="6" calcext:value-type="float">
            <text:p>6</text:p>
          </table:table-cell>
          <table:table-cell table:style-name="ce22" table:formula="of:=([.AA112]-[.W112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12" calcext:value-type="float">
            <text:p>12</text:p>
          </table:table-cell>
          <table:table-cell table:style-name="ce28" office:value-type="string" calcext:value-type="string">
            <text:p>#FEE002</text:p>
          </table:table-cell>
          <table:table-cell table:style-name="ce28" office:value-type="string" calcext:value-type="string">
            <text:p>31F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12]&gt;64;&quot;uniform&quot;;IF([.AD1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13]/2" office:value-type="float" office:value="1.5" calcext:value-type="float">
            <text:p>1.500</text:p>
          </table:table-cell>
          <table:table-cell table:style-name="ce12" table:formula="of:=[.H113]/2" office:value-type="float" office:value="1.5" calcext:value-type="float">
            <text:p>1.500</text:p>
          </table:table-cell>
          <table:table-cell table:style-name="ce14" table:formula="of:=([.F113]/[.$B$9])/[.$F$2]" office:value-type="float" office:value="1.68849966778581" calcext:value-type="float">
            <text:p>1.688</text:p>
          </table:table-cell>
          <table:table-cell table:style-name="ce15" table:formula="of:=SQRT([.K113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3])^(1/2)" office:value-type="float" office:value="1.13992228727195" calcext:value-type="float">
            <text:p>1.140</text:p>
          </table:table-cell>
          <table:table-cell table:style-name="ce15" table:formula="of:=(SQRT([.K113])^(1/2))^(1/2)" office:value-type="float" office:value="1.06767143226367" calcext:value-type="float">
            <text:p>1.068</text:p>
          </table:table-cell>
          <table:table-cell table:style-name="ce14" table:formula="of:=([.F113]/[.$B$15])/[.$F$2]" office:value-type="float" office:value="0.36734693877551" calcext:value-type="float">
            <text:p>0.367</text:p>
          </table:table-cell>
          <table:table-cell table:style-name="ce19" table:formula="of:=SQRT([.P113])" office:value-type="float" office:value="0.606091526731326" calcext:value-type="float">
            <text:p>0.606</text:p>
          </table:table-cell>
          <table:table-cell table:style-name="ce19" table:formula="of:=SQRT(SQRT([.P113]))" office:value-type="float" office:value="0.778518803068575" calcext:value-type="float">
            <text:p>0.779</text:p>
          </table:table-cell>
          <table:table-cell table:style-name="ce20" table:formula="of:=[.T113]+[.W113]" office:value-type="float" office:value="40" calcext:value-type="float">
            <text:p>40</text:p>
          </table:table-cell>
          <table:table-cell table:style-name="ce20" table:formula="of:=([.X113]-[.W113])/2" office:value-type="float" office:value="40" calcext:value-type="float">
            <text:p>40</text:p>
          </table:table-cell>
          <table:table-cell table:style-name="ce21" table:formula="of:=[.V113]+[.W113]" office:value-type="float" office:value="55.2" calcext:value-type="float">
            <text:p>55.2</text:p>
          </table:table-cell>
          <table:table-cell table:style-name="ce22" table:formula="of:=([.AA113]-[.W113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3]=&quot;overworld&quot;;IF([.$S113]&lt;64;64+([.S113]*3);0);0)" office:value-type="float" office:value="184" calcext:value-type="float">
            <text:p>184</text:p>
          </table:table-cell>
          <table:table-cell table:style-name="ce25" table:formula="of:=IF([.$AD113]=&quot;Overworld&quot;;IF([.$S113]&lt;64;([.T113]*3);0);0)" office:value-type="float" office:value="120" calcext:value-type="float">
            <text:p>120</text:p>
          </table:table-cell>
          <table:table-cell table:style-name="ce7" table:formula="of:=IF([.X113]&gt;64;64+(([.X113]-64)*2.9);[.X113])" office:value-type="float" office:value="110.4" calcext:value-type="float">
            <text:p>110.4</text:p>
          </table:table-cell>
          <table:table-cell table:style-name="ce28" office:value-type="string" calcext:value-type="string">
            <text:p>#6F8F5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3]&gt;64;&quot;uniform&quot;;IF([.AD1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4]/2" office:value-type="float" office:value="3" calcext:value-type="float">
            <text:p>3.000</text:p>
          </table:table-cell>
          <table:table-cell table:style-name="ce12" table:formula="of:=[.H114]/2" office:value-type="float" office:value="2.5" calcext:value-type="float">
            <text:p>2.500</text:p>
          </table:table-cell>
          <table:table-cell table:style-name="ce14" table:formula="of:=([.F114]/[.$B$11])/[.$F$2]" office:value-type="float" office:value="1.46972369194591" calcext:value-type="float">
            <text:p>1.470</text:p>
          </table:table-cell>
          <table:table-cell table:style-name="ce15" table:formula="of:=SQRT([.K114])" office:value-type="float" office:value="1.21232161242218" calcext:value-type="float">
            <text:p>1.212</text:p>
          </table:table-cell>
          <table:table-cell table:style-name="ce15" table:formula="of:=(SQRT([.K114])^(1/2))^(1/3)" office:value-type="float" office:value="1.03260995576619" calcext:value-type="float">
            <text:p>1.03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14]/[.$B$15])/[.$F$2]" office:value-type="float" office:value="1.22448979591837" calcext:value-type="float">
            <text:p>1.224</text:p>
          </table:table-cell>
          <table:table-cell table:style-name="ce19" table:formula="of:=SQRT([.P114])" office:value-type="float" office:value="1.10656667034498" calcext:value-type="float">
            <text:p>1.107</text:p>
          </table:table-cell>
          <table:table-cell table:style-name="ce19" table:formula="of:=SQRT(SQRT([.P114]))" office:value-type="float" office:value="1.05193472722645" calcext:value-type="float">
            <text:p>1.052</text:p>
          </table:table-cell>
          <table:table-cell table:style-name="ce20" table:formula="of:=[.T114]+[.W114]" office:value-type="float" office:value="10" calcext:value-type="float">
            <text:p>10</text:p>
          </table:table-cell>
          <table:table-cell table:style-name="ce20" table:formula="of:=([.X114]-[.W114])/2" office:value-type="float" office:value="10" calcext:value-type="float">
            <text:p>10</text:p>
          </table:table-cell>
          <table:table-cell table:style-name="ce21" table:formula="of:=[.V114]+[.W114]" office:value-type="float" office:value="10" calcext:value-type="float">
            <text:p>10</text:p>
          </table:table-cell>
          <table:table-cell table:style-name="ce22" table:formula="of:=([.AA114]-[.W114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114]=&quot;overworld&quot;;IF([.$S114]&lt;64;64+([.S114]*3);0);0)" office:value-type="float" office:value="94" calcext:value-type="float">
            <text:p>94</text:p>
          </table:table-cell>
          <table:table-cell table:style-name="ce25" table:formula="of:=IF([.$AD114]=&quot;Overworld&quot;;IF([.$S114]&lt;64;([.T114]*3);0);0)" office:value-type="float" office:value="30" calcext:value-type="float">
            <text:p>3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#5A483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4]&gt;64;&quot;uniform&quot;;IF([.AD1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15]/2" office:value-type="float" office:value="3" calcext:value-type="float">
            <text:p>3.000</text:p>
          </table:table-cell>
          <table:table-cell table:style-name="ce12" table:formula="of:=[.H115]/2" office:value-type="float" office:value="4" calcext:value-type="float">
            <text:p>4.000</text:p>
          </table:table-cell>
          <table:table-cell table:style-name="ce14" table:formula="of:=([.F115]/[.$B$9])/[.$F$2]" office:value-type="float" office:value="9.00533156152434" calcext:value-type="float">
            <text:p>9.005</text:p>
          </table:table-cell>
          <table:table-cell table:style-name="ce15" table:formula="of:=SQRT([.K11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15])^(1/2)" office:value-type="float" office:value="1.73230726547763" calcext:value-type="float">
            <text:p>1.732</text:p>
          </table:table-cell>
          <table:table-cell table:style-name="ce15" table:formula="of:=(SQRT([.K115])^(1/2))^(1/2)" office:value-type="float" office:value="1.3161714422816" calcext:value-type="float">
            <text:p>1.316</text:p>
          </table:table-cell>
          <table:table-cell table:style-name="ce14" table:formula="of:=([.F115]/[.$B$15])/[.$F$2]" office:value-type="float" office:value="1.95918367346939" calcext:value-type="float">
            <text:p>1.959</text:p>
          </table:table-cell>
          <table:table-cell table:style-name="ce19" table:formula="of:=SQRT([.P115])" office:value-type="float" office:value="1.39970842444753" calcext:value-type="float">
            <text:p>1.400</text:p>
          </table:table-cell>
          <table:table-cell table:style-name="ce19" table:formula="of:=SQRT(SQRT([.P115]))" office:value-type="float" office:value="1.18309273704454" calcext:value-type="float">
            <text:p>1.183</text:p>
          </table:table-cell>
          <table:table-cell table:style-name="ce20" table:formula="of:=[.T115]+[.W115]" office:value-type="float" office:value="40" calcext:value-type="float">
            <text:p>40</text:p>
          </table:table-cell>
          <table:table-cell table:style-name="ce20" table:formula="of:=([.X115]-[.W115])/2" office:value-type="float" office:value="40" calcext:value-type="float">
            <text:p>40</text:p>
          </table:table-cell>
          <table:table-cell table:style-name="ce21" table:formula="of:=[.V115]+[.W115]" office:value-type="float" office:value="55.2" calcext:value-type="float">
            <text:p>55.2</text:p>
          </table:table-cell>
          <table:table-cell table:style-name="ce22" table:formula="of:=([.AA115]-[.W115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5]=&quot;overworld&quot;;IF([.$S115]&lt;64;64+([.S115]*3);0);0)" office:value-type="float" office:value="184" calcext:value-type="float">
            <text:p>184</text:p>
          </table:table-cell>
          <table:table-cell table:style-name="ce25" table:formula="of:=IF([.$AD115]=&quot;Overworld&quot;;IF([.$S115]&lt;64;([.T115]*3);0);0)" office:value-type="float" office:value="120" calcext:value-type="float">
            <text:p>120</text:p>
          </table:table-cell>
          <table:table-cell table:style-name="ce7" table:formula="of:=IF([.X115]&gt;64;64+(([.X115]-64)*2.9);[.X115])" office:value-type="float" office:value="110.4" calcext:value-type="float">
            <text:p>110.4</text:p>
          </table:table-cell>
          <table:table-cell table:style-name="ce28" office:value-type="string" calcext:value-type="string">
            <text:p>#CDD6C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5]&gt;64;&quot;uniform&quot;;IF([.AD1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16]/2" office:value-type="float" office:value="3" calcext:value-type="float">
            <text:p>3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10])/[.$F$2]" office:value-type="float" office:value="0.75146771037182" calcext:value-type="float">
            <text:p>0.751</text:p>
          </table:table-cell>
          <table:table-cell table:style-name="ce15" table:formula="of:=SQRT([.K116])" office:value-type="float" office:value="0.866872372596924" calcext:value-type="float">
            <text:p>0.867</text:p>
          </table:table-cell>
          <table:table-cell table:style-name="ce15" table:formula="of:=(SQRT([.K116])^(1/2))^(1/3)" office:value-type="float" office:value="0.976470648996882" calcext:value-type="float">
            <text:p>0.976</text:p>
          </table:table-cell>
          <table:table-cell table:style-name="ce15" table:formula="of:=SQRT([.K116])^(1/2)" office:value-type="float" office:value="0.931059811503495" calcext:value-type="float">
            <text:p>0.931</text:p>
          </table:table-cell>
          <table:table-cell table:style-name="ce15" table:formula="of:=(SQRT([.K116])^(1/2))^(1/2)" office:value-type="float" office:value="0.964914406309438" calcext:value-type="float">
            <text:p>0.965</text:p>
          </table:table-cell>
          <table:table-cell table:style-name="ce14" table:formula="of:=([.F116]/[.$B$15])/[.$F$2]" office:value-type="float" office:value="0.979591836734694" calcext:value-type="float">
            <text:p>0.980</text:p>
          </table:table-cell>
          <table:table-cell table:style-name="ce19" table:formula="of:=SQRT([.P116])" office:value-type="float" office:value="0.989743318610787" calcext:value-type="float">
            <text:p>0.990</text:p>
          </table:table-cell>
          <table:table-cell table:style-name="ce19" table:formula="of:=SQRT(SQRT([.P116]))" office:value-type="float" office:value="0.994858441493455" calcext:value-type="float">
            <text:p>0.995</text:p>
          </table:table-cell>
          <table:table-cell table:style-name="ce20" table:formula="of:=[.T116]+[.W116]" office:value-type="float" office:value="40" calcext:value-type="float">
            <text:p>40</text:p>
          </table:table-cell>
          <table:table-cell table:style-name="ce20" table:formula="of:=([.X116]-[.W116])/2" office:value-type="float" office:value="40" calcext:value-type="float">
            <text:p>40</text:p>
          </table:table-cell>
          <table:table-cell table:style-name="ce21" table:formula="of:=[.V116]+[.W116]" office:value-type="float" office:value="55.2" calcext:value-type="float">
            <text:p>55.2</text:p>
          </table:table-cell>
          <table:table-cell table:style-name="ce22" table:formula="of:=([.AA116]-[.W11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25" table:formula="of:=IF([.$AD116]=&quot;overworld&quot;;IF([.$S116]&lt;64;64+([.S116]*3);0);0)" office:value-type="float" office:value="184" calcext:value-type="float">
            <text:p>184</text:p>
          </table:table-cell>
          <table:table-cell table:style-name="ce25" table:formula="of:=IF([.$AD116]=&quot;Overworld&quot;;IF([.$S116]&lt;64;([.T116]*3);0);0)" office:value-type="float" office:value="120" calcext:value-type="float">
            <text:p>120</text:p>
          </table:table-cell>
          <table:table-cell table:style-name="ce7" table:formula="of:=IF([.X116]&gt;64;64+(([.X116]-64)*2.9);[.X116])" office:value-type="float" office:value="110.4" calcext:value-type="float">
            <text:p>110.4</text:p>
          </table:table-cell>
          <table:table-cell table:style-name="ce28" office:value-type="string" calcext:value-type="string">
            <text:p>#70675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6]&gt;64;&quot;uniform&quot;;IF([.AD1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7]*[.H117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7]/2" office:value-type="float" office:value="25" calcext:value-type="float">
            <text:p>25.000</text:p>
          </table:table-cell>
          <table:table-cell table:style-name="ce12" table:formula="of:=[.H117]/2" office:value-type="float" office:value="2.5" calcext:value-type="float">
            <text:p>2.500</text:p>
          </table:table-cell>
          <table:table-cell table:style-name="ce14" table:formula="of:=([.F117]/[.$B$10])/[.$F$2]" office:value-type="float" office:value="7.82778864970646" calcext:value-type="float">
            <text:p>7.828</text:p>
          </table:table-cell>
          <table:table-cell table:style-name="ce15" table:formula="of:=SQRT([.K117])" office:value-type="float" office:value="2.79781855196266" calcext:value-type="float">
            <text:p>2.798</text:p>
          </table:table-cell>
          <table:table-cell table:style-name="ce15" table:formula="of:=(SQRT([.K117])^(1/2))^(1/3)" office:value-type="float" office:value="1.18705249251321" calcext:value-type="float">
            <text:p>1.187</text:p>
          </table:table-cell>
          <table:table-cell table:style-name="ce15" table:formula="of:=SQRT([.K117])^(1/2)" office:value-type="float" office:value="1.6726680937839" calcext:value-type="float">
            <text:p>1.673</text:p>
          </table:table-cell>
          <table:table-cell table:style-name="ce15" table:formula="of:=(SQRT([.K117])^(1/2))^(1/2)" office:value-type="float" office:value="1.29331670281641" calcext:value-type="float">
            <text:p>1.293</text:p>
          </table:table-cell>
          <table:table-cell table:style-name="ce14" table:formula="of:=([.F117]/[.$B$16])/[.$F$2]" office:value-type="float" office:value="3.48772321428571" calcext:value-type="float">
            <text:p>3.488</text:p>
          </table:table-cell>
          <table:table-cell table:style-name="ce19" table:formula="of:=SQRT([.P117])" office:value-type="float" office:value="1.86754470208499" calcext:value-type="float">
            <text:p>1.868</text:p>
          </table:table-cell>
          <table:table-cell table:style-name="ce19" table:formula="of:=SQRT(SQRT([.P117]))" office:value-type="float" office:value="1.36658139241137" calcext:value-type="float">
            <text:p>1.367</text:p>
          </table:table-cell>
          <table:table-cell table:style-name="ce20" table:formula="of:=[.T117]+[.W117]" office:value-type="float" office:value="40" calcext:value-type="float">
            <text:p>40</text:p>
          </table:table-cell>
          <table:table-cell table:style-name="ce20" table:formula="of:=([.X117]-[.W117])/2" office:value-type="float" office:value="24" calcext:value-type="float">
            <text:p>24</text:p>
          </table:table-cell>
          <table:table-cell table:style-name="ce21" table:formula="of:=[.V117]+[.W117]" office:value-type="float" office:value="40" calcext:value-type="float">
            <text:p>40</text:p>
          </table:table-cell>
          <table:table-cell table:style-name="ce22" table:formula="of:=([.AA117]-[.W117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7]=&quot;overworld&quot;;IF([.$S117]&lt;64;64+([.S117]*3);0);0)" office:value-type="float" office:value="184" calcext:value-type="float">
            <text:p>184</text:p>
          </table:table-cell>
          <table:table-cell table:style-name="ce25" table:formula="of:=IF([.$AD117]=&quot;Overworld&quot;;IF([.$S117]&lt;64;([.T117]*3);0);0)" office:value-type="float" office:value="72" calcext:value-type="float">
            <text:p>72</text:p>
          </table:table-cell>
          <table:table-cell table:style-name="ce7" table:formula="of:=IF([.X117]&gt;64;64+(([.X117]-64)*2.9);[.X117])" office:value-type="float" office:value="64" calcext:value-type="float">
            <text:p>64</text:p>
          </table:table-cell>
          <table:table-cell table:style-name="ce28" office:value-type="string" calcext:value-type="string">
            <text:p>#A6B2A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7]&gt;64;&quot;uniform&quot;;IF([.AD1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8]/2" office:value-type="float" office:value="4" calcext:value-type="float">
            <text:p>4.000</text:p>
          </table:table-cell>
          <table:table-cell table:style-name="ce12" table:formula="of:=[.H118]/2" office:value-type="float" office:value="8" calcext:value-type="float">
            <text:p>8.000</text:p>
          </table:table-cell>
          <table:table-cell table:style-name="ce14" table:formula="of:=([.F118]/[.$B$10])/[.$F$2]" office:value-type="float" office:value="4.00782778864971" calcext:value-type="float">
            <text:p>4.008</text:p>
          </table:table-cell>
          <table:table-cell table:style-name="ce15" table:formula="of:=SQRT([.K118])" office:value-type="float" office:value="2.00195599068753" calcext:value-type="float">
            <text:p>2.002</text:p>
          </table:table-cell>
          <table:table-cell table:style-name="ce15" table:formula="of:=(SQRT([.K118])^(1/2))^(1/3)" office:value-type="float" office:value="1.12264493424068" calcext:value-type="float">
            <text:p>1.123</text:p>
          </table:table-cell>
          <table:table-cell table:style-name="ce15" table:formula="of:=SQRT([.K118])^(1/2)" office:value-type="float" office:value="1.4149049405128" calcext:value-type="float">
            <text:p>1.415</text:p>
          </table:table-cell>
          <table:table-cell table:style-name="ce15" table:formula="of:=(SQRT([.K118])^(1/2))^(1/2)" office:value-type="float" office:value="1.18949776818319" calcext:value-type="float">
            <text:p>1.189</text:p>
          </table:table-cell>
          <table:table-cell table:style-name="ce14" table:formula="of:=([.F118]/[.$B$15])/[.$F$2]" office:value-type="float" office:value="5.22448979591837" calcext:value-type="float">
            <text:p>5.224</text:p>
          </table:table-cell>
          <table:table-cell table:style-name="ce19" table:formula="of:=SQRT([.P118])" office:value-type="float" office:value="2.28571428571429" calcext:value-type="float">
            <text:p>2.286</text:p>
          </table:table-cell>
          <table:table-cell table:style-name="ce19" table:formula="of:=SQRT(SQRT([.P118]))" office:value-type="float" office:value="1.51185789203691" calcext:value-type="float">
            <text:p>1.512</text:p>
          </table:table-cell>
          <table:table-cell table:style-name="ce20" table:formula="of:=[.T118]+[.W118]" office:value-type="float" office:value="96" calcext:value-type="float">
            <text:p>96</text:p>
          </table:table-cell>
          <table:table-cell table:style-name="ce20" table:formula="of:=([.X118]-[.W118])/2" office:value-type="float" office:value="32" calcext:value-type="float">
            <text:p>32</text:p>
          </table:table-cell>
          <table:table-cell table:style-name="ce21" table:formula="of:=[.V118]+[.W118]" office:value-type="float" office:value="156.8" calcext:value-type="float">
            <text:p>156.8</text:p>
          </table:table-cell>
          <table:table-cell table:style-name="ce22" table:formula="of:=([.AA118]-[.W118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18]=&quot;overworld&quot;;IF([.$S118]&lt;64;64+([.S118]*3);0);0)" office:value-type="float" office:value="0" calcext:value-type="float">
            <text:p>0</text:p>
          </table:table-cell>
          <table:table-cell table:style-name="ce25" table:formula="of:=IF([.$AD118]=&quot;Overworld&quot;;IF([.$S118]&lt;64;([.T118]*3);0);0)" office:value-type="float" office:value="0" calcext:value-type="float">
            <text:p>0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8" office:value-type="string" calcext:value-type="string">
            <text:p>#A3744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8]&gt;64;&quot;uniform&quot;;IF([.AD11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9]/2" office:value-type="float" office:value="2.5" calcext:value-type="float">
            <text:p>2.500</text:p>
          </table:table-cell>
          <table:table-cell table:style-name="ce12" table:formula="of:=[.H119]/2" office:value-type="float" office:value="6" calcext:value-type="float">
            <text:p>6.000</text:p>
          </table:table-cell>
          <table:table-cell table:style-name="ce14" table:formula="of:=([.F119]/[.$B$10])/[.$F$2]" office:value-type="float" office:value="1.87866927592955" calcext:value-type="float">
            <text:p>1.879</text:p>
          </table:table-cell>
          <table:table-cell table:style-name="ce15" table:formula="of:=SQRT([.K119])" office:value-type="float" office:value="1.37064556904021" calcext:value-type="float">
            <text:p>1.371</text:p>
          </table:table-cell>
          <table:table-cell table:style-name="ce15" table:formula="of:=(SQRT([.K119])^(1/2))^(1/3)" office:value-type="float" office:value="1.05395206980991" calcext:value-type="float">
            <text:p>1.054</text:p>
          </table:table-cell>
          <table:table-cell table:style-name="ce15" table:formula="of:=SQRT([.K119])^(1/2)" office:value-type="float" office:value="1.17074573201879" calcext:value-type="float">
            <text:p>1.171</text:p>
          </table:table-cell>
          <table:table-cell table:style-name="ce15" table:formula="of:=(SQRT([.K119])^(1/2))^(1/2)" office:value-type="float" office:value="1.08201004247594" calcext:value-type="float">
            <text:p>1.082</text:p>
          </table:table-cell>
          <table:table-cell table:style-name="ce14" table:formula="of:=([.F119]/[.$B$15])/[.$F$2]" office:value-type="float" office:value="2.44897959183673" calcext:value-type="float">
            <text:p>2.449</text:p>
          </table:table-cell>
          <table:table-cell table:style-name="ce19" table:formula="of:=SQRT([.P119])" office:value-type="float" office:value="1.5649215928719" calcext:value-type="float">
            <text:p>1.565</text:p>
          </table:table-cell>
          <table:table-cell table:style-name="ce19" table:formula="of:=SQRT(SQRT([.P119]))" office:value-type="float" office:value="1.25096826213613" calcext:value-type="float">
            <text:p>1.251</text:p>
          </table:table-cell>
          <table:table-cell table:style-name="ce20" table:formula="of:=[.T119]+[.W119]" office:value-type="float" office:value="32.5" calcext:value-type="float">
            <text:p>32.5</text:p>
          </table:table-cell>
          <table:table-cell table:style-name="ce20" table:formula="of:=([.X119]-[.W119])/2" office:value-type="float" office:value="31.5" calcext:value-type="float">
            <text:p>31.5</text:p>
          </table:table-cell>
          <table:table-cell table:style-name="ce21" table:formula="of:=[.V119]+[.W119]" office:value-type="float" office:value="32.5" calcext:value-type="float">
            <text:p>32.5</text:p>
          </table:table-cell>
          <table:table-cell table:style-name="ce22" table:formula="of:=([.AA119]-[.W119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19]=&quot;overworld&quot;;IF([.$S119]&lt;64;64+([.S119]*3);0);0)" office:value-type="float" office:value="161.5" calcext:value-type="float">
            <text:p>161.5</text:p>
          </table:table-cell>
          <table:table-cell table:style-name="ce25" table:formula="of:=IF([.$AD119]=&quot;Overworld&quot;;IF([.$S119]&lt;64;([.T119]*3);0);0)" office:value-type="float" office:value="94.5" calcext:value-type="float">
            <text:p>94.5</text:p>
          </table:table-cell>
          <table:table-cell table:style-name="ce7" table:formula="of:=IF([.X119]&gt;64;64+(([.X119]-64)*2.9);[.X119])" office:value-type="float" office:value="64" calcext:value-type="float">
            <text:p>64</text:p>
          </table:table-cell>
          <table:table-cell table:style-name="ce28" office:value-type="string" calcext:value-type="string">
            <text:p>#C85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19]&gt;64;&quot;uniform&quot;;IF([.AD1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0]/2" office:value-type="float" office:value="4" calcext:value-type="float">
            <text:p>4.000</text:p>
          </table:table-cell>
          <table:table-cell table:style-name="ce12" table:formula="of:=[.H120]/2" office:value-type="float" office:value="6" calcext:value-type="float">
            <text:p>6.000</text:p>
          </table:table-cell>
          <table:table-cell table:style-name="ce14" table:formula="of:=([.F120]/[.$B$10])/[.$F$2]" office:value-type="float" office:value="3.00587084148728" calcext:value-type="float">
            <text:p>3.006</text:p>
          </table:table-cell>
          <table:table-cell table:style-name="ce15" table:formula="of:=SQRT([.K120])" office:value-type="float" office:value="1.73374474519385" calcext:value-type="float">
            <text:p>1.734</text:p>
          </table:table-cell>
          <table:table-cell table:style-name="ce15" table:formula="of:=(SQRT([.K120])^(1/2))^(1/3)" office:value-type="float" office:value="1.09605124478702" calcext:value-type="float">
            <text:p>1.096</text:p>
          </table:table-cell>
          <table:table-cell table:style-name="ce15" table:formula="of:=SQRT([.K120])^(1/2)" office:value-type="float" office:value="1.31671741280878" calcext:value-type="float">
            <text:p>1.317</text:p>
          </table:table-cell>
          <table:table-cell table:style-name="ce15" table:formula="of:=(SQRT([.K120])^(1/2))^(1/2)" office:value-type="float" office:value="1.14748307735181" calcext:value-type="float">
            <text:p>1.147</text:p>
          </table:table-cell>
          <table:table-cell table:style-name="ce14" table:formula="of:=([.F120]/[.$B$15])/[.$F$2]" office:value-type="float" office:value="3.91836734693878" calcext:value-type="float">
            <text:p>3.918</text:p>
          </table:table-cell>
          <table:table-cell table:style-name="ce19" table:formula="of:=SQRT([.P120])" office:value-type="float" office:value="1.97948663722158" calcext:value-type="float">
            <text:p>1.979</text:p>
          </table:table-cell>
          <table:table-cell table:style-name="ce19" table:formula="of:=SQRT(SQRT([.P120]))" office:value-type="float" office:value="1.40694230060141" calcext:value-type="float">
            <text:p>1.407</text:p>
          </table:table-cell>
          <table:table-cell table:style-name="ce20" table:formula="of:=[.T120]+[.W120]" office:value-type="float" office:value="33" calcext:value-type="float">
            <text:p>33</text:p>
          </table:table-cell>
          <table:table-cell table:style-name="ce20" table:formula="of:=([.X120]-[.W120])/2" office:value-type="float" office:value="27" calcext:value-type="float">
            <text:p>27</text:p>
          </table:table-cell>
          <table:table-cell table:style-name="ce21" table:formula="of:=[.V120]+[.W120]" office:value-type="float" office:value="33" calcext:value-type="float">
            <text:p>33</text:p>
          </table:table-cell>
          <table:table-cell table:style-name="ce22" table:formula="of:=([.AA120]-[.W120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0]=&quot;overworld&quot;;IF([.$S120]&lt;64;64+([.S120]*3);0);0)" office:value-type="float" office:value="163" calcext:value-type="float">
            <text:p>163</text:p>
          </table:table-cell>
          <table:table-cell table:style-name="ce25" table:formula="of:=IF([.$AD120]=&quot;Overworld&quot;;IF([.$S120]&lt;64;([.T120]*3);0);0)" office:value-type="float" office:value="81" calcext:value-type="float">
            <text:p>81</text:p>
          </table:table-cell>
          <table:table-cell table:style-name="ce7" table:formula="of:=IF([.X120]&gt;64;64+(([.X120]-64)*2.9);[.X120])" office:value-type="float" office:value="60" calcext:value-type="float">
            <text:p>60</text:p>
          </table:table-cell>
          <table:table-cell table:style-name="ce28" office:value-type="string" calcext:value-type="string">
            <text:p>7CB3E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0]&gt;64;&quot;uniform&quot;;IF([.AD1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21]/2" office:value-type="float" office:value="4" calcext:value-type="float">
            <text:p>4.000</text:p>
          </table:table-cell>
          <table:table-cell table:style-name="ce12" table:formula="of:=[.H121]/2" office:value-type="float" office:value="8" calcext:value-type="float">
            <text:p>8.000</text:p>
          </table:table-cell>
          <table:table-cell table:style-name="ce14" table:formula="of:=([.F121]/[.$B$10])/[.$F$2]" office:value-type="float" office:value="4.00782778864971" calcext:value-type="float">
            <text:p>4.008</text:p>
          </table:table-cell>
          <table:table-cell table:style-name="ce15" table:formula="of:=SQRT([.K121])" office:value-type="float" office:value="2.00195599068753" calcext:value-type="float">
            <text:p>2.002</text:p>
          </table:table-cell>
          <table:table-cell table:style-name="ce15" table:formula="of:=(SQRT([.K121])^(1/2))^(1/3)" office:value-type="float" office:value="1.12264493424068" calcext:value-type="float">
            <text:p>1.123</text:p>
          </table:table-cell>
          <table:table-cell table:style-name="ce15" table:formula="of:=SQRT([.K121])^(1/2)" office:value-type="float" office:value="1.4149049405128" calcext:value-type="float">
            <text:p>1.415</text:p>
          </table:table-cell>
          <table:table-cell table:style-name="ce15" table:formula="of:=(SQRT([.K121])^(1/2))^(1/2)" office:value-type="float" office:value="1.18949776818319" calcext:value-type="float">
            <text:p>1.189</text:p>
          </table:table-cell>
          <table:table-cell table:style-name="ce14" table:formula="of:=([.F121]/[.$B$15])/[.$F$2]" office:value-type="float" office:value="5.22448979591837" calcext:value-type="float">
            <text:p>5.224</text:p>
          </table:table-cell>
          <table:table-cell table:style-name="ce19" table:formula="of:=SQRT([.P121])" office:value-type="float" office:value="2.28571428571429" calcext:value-type="float">
            <text:p>2.286</text:p>
          </table:table-cell>
          <table:table-cell table:style-name="ce19" table:formula="of:=SQRT(SQRT([.P121]))" office:value-type="float" office:value="1.51185789203691" calcext:value-type="float">
            <text:p>1.512</text:p>
          </table:table-cell>
          <table:table-cell table:style-name="ce20" table:formula="of:=[.T121]+[.W121]" office:value-type="float" office:value="33" calcext:value-type="float">
            <text:p>33</text:p>
          </table:table-cell>
          <table:table-cell table:style-name="ce20" table:formula="of:=([.X121]-[.W121])/2" office:value-type="float" office:value="27" calcext:value-type="float">
            <text:p>27</text:p>
          </table:table-cell>
          <table:table-cell table:style-name="ce21" table:formula="of:=[.V121]+[.W121]" office:value-type="float" office:value="33" calcext:value-type="float">
            <text:p>33</text:p>
          </table:table-cell>
          <table:table-cell table:style-name="ce22" table:formula="of:=([.AA121]-[.W121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1]=&quot;overworld&quot;;IF([.$S121]&lt;64;64+([.S121]*3);0);0)" office:value-type="float" office:value="163" calcext:value-type="float">
            <text:p>163</text:p>
          </table:table-cell>
          <table:table-cell table:style-name="ce25" table:formula="of:=IF([.$AD121]=&quot;Overworld&quot;;IF([.$S121]&lt;64;([.T121]*3);0);0)" office:value-type="float" office:value="81" calcext:value-type="float">
            <text:p>81</text:p>
          </table:table-cell>
          <table:table-cell table:style-name="ce7" table:formula="of:=IF([.X121]&gt;64;64+(([.X121]-64)*2.9);[.X121])" office:value-type="float" office:value="60" calcext:value-type="float">
            <text:p>60</text:p>
          </table:table-cell>
          <table:table-cell table:style-name="ce28" office:value-type="string" calcext:value-type="string">
            <text:p>AE440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1]&gt;64;&quot;uniform&quot;;IF([.AD1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22]/2" office:value-type="float" office:value="4" calcext:value-type="float">
            <text:p>4.000</text:p>
          </table:table-cell>
          <table:table-cell table:style-name="ce12" table:formula="of:=[.H122]/2" office:value-type="float" office:value="7" calcext:value-type="float">
            <text:p>7.000</text:p>
          </table:table-cell>
          <table:table-cell table:style-name="ce14" table:formula="of:=([.F122]/[.$B$10])/[.$F$2]" office:value-type="float" office:value="3.50684931506849" calcext:value-type="float">
            <text:p>3.507</text:p>
          </table:table-cell>
          <table:table-cell table:style-name="ce15" table:formula="of:=SQRT([.K122])" office:value-type="float" office:value="1.87265835513809" calcext:value-type="float">
            <text:p>1.873</text:p>
          </table:table-cell>
          <table:table-cell table:style-name="ce15" table:formula="of:=(SQRT([.K122])^(1/2))^(1/3)" office:value-type="float" office:value="1.11022182045938" calcext:value-type="float">
            <text:p>1.110</text:p>
          </table:table-cell>
          <table:table-cell table:style-name="ce15" table:formula="of:=SQRT([.K122])^(1/2)" office:value-type="float" office:value="1.36845107882529" calcext:value-type="float">
            <text:p>1.368</text:p>
          </table:table-cell>
          <table:table-cell table:style-name="ce15" table:formula="of:=(SQRT([.K122])^(1/2))^(1/2)" office:value-type="float" office:value="1.16980813761287" calcext:value-type="float">
            <text:p>1.170</text:p>
          </table:table-cell>
          <table:table-cell table:style-name="ce14" table:formula="of:=([.F122]/[.$B$15])/[.$F$2]" office:value-type="float" office:value="4.57142857142857" calcext:value-type="float">
            <text:p>4.571</text:p>
          </table:table-cell>
          <table:table-cell table:style-name="ce19" table:formula="of:=SQRT([.P122])" office:value-type="float" office:value="2.13808993529939" calcext:value-type="float">
            <text:p>2.138</text:p>
          </table:table-cell>
          <table:table-cell table:style-name="ce19" table:formula="of:=SQRT(SQRT([.P122]))" office:value-type="float" office:value="1.46222089141805" calcext:value-type="float">
            <text:p>1.462</text:p>
          </table:table-cell>
          <table:table-cell table:style-name="ce20" table:formula="of:=[.T122]+[.W122]" office:value-type="float" office:value="33" calcext:value-type="float">
            <text:p>33</text:p>
          </table:table-cell>
          <table:table-cell table:style-name="ce20" table:formula="of:=([.X122]-[.W122])/2" office:value-type="float" office:value="27" calcext:value-type="float">
            <text:p>27</text:p>
          </table:table-cell>
          <table:table-cell table:style-name="ce21" table:formula="of:=[.V122]+[.W122]" office:value-type="float" office:value="33" calcext:value-type="float">
            <text:p>33</text:p>
          </table:table-cell>
          <table:table-cell table:style-name="ce22" table:formula="of:=([.AA122]-[.W122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22]=&quot;overworld&quot;;IF([.$S122]&lt;64;64+([.S122]*3);0);0)" office:value-type="float" office:value="163" calcext:value-type="float">
            <text:p>163</text:p>
          </table:table-cell>
          <table:table-cell table:style-name="ce25" table:formula="of:=IF([.$AD122]=&quot;Overworld&quot;;IF([.$S122]&lt;64;([.T122]*3);0);0)" office:value-type="float" office:value="81" calcext:value-type="float">
            <text:p>81</text:p>
          </table:table-cell>
          <table:table-cell table:style-name="ce7" table:formula="of:=IF([.X122]&gt;64;64+(([.X122]-64)*2.9);[.X122])" office:value-type="float" office:value="60" calcext:value-type="float">
            <text:p>60</text:p>
          </table:table-cell>
          <table:table-cell table:style-name="ce28" office:value-type="string" calcext:value-type="string">
            <text:p>C1C8C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2]&gt;64;&quot;uniform&quot;;IF([.AD1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3]/2" office:value-type="float" office:value="2" calcext:value-type="float">
            <text:p>2.000</text:p>
          </table:table-cell>
          <table:table-cell table:style-name="ce12" table:formula="of:=[.H123]/2" office:value-type="float" office:value="2" calcext:value-type="float">
            <text:p>2.000</text:p>
          </table:table-cell>
          <table:table-cell table:style-name="ce14" table:formula="of:=([.F123]/[.$B$9])/[.$F$2]" office:value-type="float" office:value="3.00177718717478" calcext:value-type="float">
            <text:p>3.002</text:p>
          </table:table-cell>
          <table:table-cell table:style-name="ce15" table:formula="of:=SQRT([.K123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3])^(1/2)" office:value-type="float" office:value="1.31626887882343" calcext:value-type="float">
            <text:p>1.316</text:p>
          </table:table-cell>
          <table:table-cell table:style-name="ce15" table:formula="of:=(SQRT([.K123])^(1/2))^(1/2)" office:value-type="float" office:value="1.14728761817751" calcext:value-type="float">
            <text:p>1.147</text:p>
          </table:table-cell>
          <table:table-cell table:style-name="ce14" table:formula="of:=([.F123]/[.$B$15])/[.$F$2]" office:value-type="float" office:value="0.653061224489796" calcext:value-type="float">
            <text:p>0.653</text:p>
          </table:table-cell>
          <table:table-cell table:style-name="ce19" table:formula="of:=SQRT([.P123])" office:value-type="float" office:value="0.808122035641769" calcext:value-type="float">
            <text:p>0.808</text:p>
          </table:table-cell>
          <table:table-cell table:style-name="ce19" table:formula="of:=SQRT(SQRT([.P123]))" office:value-type="float" office:value="0.898956081041654" calcext:value-type="float">
            <text:p>0.899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AA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3]=&quot;overworld&quot;;IF([.$S123]&lt;64;64+([.S123]*3);0);0)" office:value-type="float" office:value="0" calcext:value-type="float">
            <text:p>0</text:p>
          </table:table-cell>
          <table:table-cell table:style-name="ce25" table:formula="of:=IF([.$AD123]=&quot;Overworld&quot;;IF([.$S123]&lt;64;([.T123]*3);0);0)" office:value-type="float" office:value="0" calcext:value-type="float">
            <text:p>0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3]&gt;64;&quot;uniform&quot;;IF([.AD12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" calcext:value-type="float">
            <text:p>2.000</text:p>
          </table:table-cell>
          <table:table-cell table:style-name="ce14" table:formula="of:=([.F124]/[.$B$9])/[.$F$2]" office:value-type="float" office:value="3.00177718717478" calcext:value-type="float">
            <text:p>3.002</text:p>
          </table:table-cell>
          <table:table-cell table:style-name="ce15" table:formula="of:=SQRT([.K124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4])^(1/2)" office:value-type="float" office:value="1.31626887882343" calcext:value-type="float">
            <text:p>1.316</text:p>
          </table:table-cell>
          <table:table-cell table:style-name="ce15" table:formula="of:=(SQRT([.K124])^(1/2))^(1/2)" office:value-type="float" office:value="1.14728761817751" calcext:value-type="float">
            <text:p>1.147</text:p>
          </table:table-cell>
          <table:table-cell table:style-name="ce14" table:formula="of:=([.F124]/[.$B$15])/[.$F$2]" office:value-type="float" office:value="0.653061224489796" calcext:value-type="float">
            <text:p>0.653</text:p>
          </table:table-cell>
          <table:table-cell table:style-name="ce19" table:formula="of:=SQRT([.P124])" office:value-type="float" office:value="0.808122035641769" calcext:value-type="float">
            <text:p>0.808</text:p>
          </table:table-cell>
          <table:table-cell table:style-name="ce19" table:formula="of:=SQRT(SQRT([.P124]))" office:value-type="float" office:value="0.898956081041654" calcext:value-type="float">
            <text:p>0.899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AA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4]=&quot;overworld&quot;;IF([.$S124]&lt;64;64+([.S124]*3);0);0)" office:value-type="float" office:value="0" calcext:value-type="float">
            <text:p>0</text:p>
          </table:table-cell>
          <table:table-cell table:style-name="ce25" table:formula="of:=IF([.$AD124]=&quot;Overworld&quot;;IF([.$S124]&lt;64;([.T124]*3);0);0)" office:value-type="float" office:value="0" calcext:value-type="float">
            <text:p>0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4]&gt;64;&quot;uniform&quot;;IF([.AD12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5]/2" office:value-type="float" office:value="2" calcext:value-type="float">
            <text:p>2.000</text:p>
          </table:table-cell>
          <table:table-cell table:style-name="ce12" table:formula="of:=[.H125]/2" office:value-type="float" office:value="2" calcext:value-type="float">
            <text:p>2.000</text:p>
          </table:table-cell>
          <table:table-cell table:style-name="ce14" table:formula="of:=([.F125]/[.$B$9])/[.$F$2]" office:value-type="float" office:value="3.00177718717478" calcext:value-type="float">
            <text:p>3.002</text:p>
          </table:table-cell>
          <table:table-cell table:style-name="ce15" table:formula="of:=SQRT([.K125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5])^(1/2)" office:value-type="float" office:value="1.31626887882343" calcext:value-type="float">
            <text:p>1.316</text:p>
          </table:table-cell>
          <table:table-cell table:style-name="ce15" table:formula="of:=(SQRT([.K125])^(1/2))^(1/2)" office:value-type="float" office:value="1.14728761817751" calcext:value-type="float">
            <text:p>1.147</text:p>
          </table:table-cell>
          <table:table-cell table:style-name="ce14" table:formula="of:=([.F125]/[.$B$15])/[.$F$2]" office:value-type="float" office:value="0.653061224489796" calcext:value-type="float">
            <text:p>0.653</text:p>
          </table:table-cell>
          <table:table-cell table:style-name="ce19" table:formula="of:=SQRT([.P125])" office:value-type="float" office:value="0.808122035641769" calcext:value-type="float">
            <text:p>0.808</text:p>
          </table:table-cell>
          <table:table-cell table:style-name="ce19" table:formula="of:=SQRT(SQRT([.P125]))" office:value-type="float" office:value="0.898956081041654" calcext:value-type="float">
            <text:p>0.899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AA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5]=&quot;overworld&quot;;IF([.$S125]&lt;64;64+([.S125]*3);0);0)" office:value-type="float" office:value="0" calcext:value-type="float">
            <text:p>0</text:p>
          </table:table-cell>
          <table:table-cell table:style-name="ce25" table:formula="of:=IF([.$AD125]=&quot;Overworld&quot;;IF([.$S125]&lt;64;([.T125]*3);0);0)" office:value-type="float" office:value="0" calcext:value-type="float">
            <text:p>0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5]&gt;64;&quot;uniform&quot;;IF([.AD1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6]/2" office:value-type="float" office:value="2" calcext:value-type="float">
            <text:p>2.000</text:p>
          </table:table-cell>
          <table:table-cell table:style-name="ce12" table:formula="of:=[.H126]/2" office:value-type="float" office:value="2" calcext:value-type="float">
            <text:p>2.000</text:p>
          </table:table-cell>
          <table:table-cell table:style-name="ce14" table:formula="of:=([.F126]/[.$B$9])/[.$F$2]" office:value-type="float" office:value="3.00177718717478" calcext:value-type="float">
            <text:p>3.002</text:p>
          </table:table-cell>
          <table:table-cell table:style-name="ce15" table:formula="of:=SQRT([.K12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6])^(1/2)" office:value-type="float" office:value="1.31626887882343" calcext:value-type="float">
            <text:p>1.316</text:p>
          </table:table-cell>
          <table:table-cell table:style-name="ce15" table:formula="of:=(SQRT([.K126])^(1/2))^(1/2)" office:value-type="float" office:value="1.14728761817751" calcext:value-type="float">
            <text:p>1.147</text:p>
          </table:table-cell>
          <table:table-cell table:style-name="ce14" table:formula="of:=([.F126]/[.$B$15])/[.$F$2]" office:value-type="float" office:value="0.653061224489796" calcext:value-type="float">
            <text:p>0.653</text:p>
          </table:table-cell>
          <table:table-cell table:style-name="ce19" table:formula="of:=SQRT([.P126])" office:value-type="float" office:value="0.808122035641769" calcext:value-type="float">
            <text:p>0.808</text:p>
          </table:table-cell>
          <table:table-cell table:style-name="ce19" table:formula="of:=SQRT(SQRT([.P126]))" office:value-type="float" office:value="0.898956081041654" calcext:value-type="float">
            <text:p>0.899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AA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6]=&quot;overworld&quot;;IF([.$S126]&lt;64;64+([.S126]*3);0);0)" office:value-type="float" office:value="0" calcext:value-type="float">
            <text:p>0</text:p>
          </table:table-cell>
          <table:table-cell table:style-name="ce25" table:formula="of:=IF([.$AD126]=&quot;Overworld&quot;;IF([.$S126]&lt;64;([.T126]*3);0);0)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6]&gt;64;&quot;uniform&quot;;IF([.AD12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7]/2" office:value-type="float" office:value="2" calcext:value-type="float">
            <text:p>2.000</text:p>
          </table:table-cell>
          <table:table-cell table:style-name="ce12" table:formula="of:=[.H127]/2" office:value-type="float" office:value="2" calcext:value-type="float">
            <text:p>2.000</text:p>
          </table:table-cell>
          <table:table-cell table:style-name="ce14" table:formula="of:=([.F127]/[.$B$9])/[.$F$2]" office:value-type="float" office:value="3.00177718717478" calcext:value-type="float">
            <text:p>3.002</text:p>
          </table:table-cell>
          <table:table-cell table:style-name="ce15" table:formula="of:=SQRT([.K12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7])^(1/2)" office:value-type="float" office:value="1.31626887882343" calcext:value-type="float">
            <text:p>1.316</text:p>
          </table:table-cell>
          <table:table-cell table:style-name="ce15" table:formula="of:=(SQRT([.K127])^(1/2))^(1/2)" office:value-type="float" office:value="1.14728761817751" calcext:value-type="float">
            <text:p>1.147</text:p>
          </table:table-cell>
          <table:table-cell table:style-name="ce14" table:formula="of:=([.F127]/[.$B$15])/[.$F$2]" office:value-type="float" office:value="0.653061224489796" calcext:value-type="float">
            <text:p>0.653</text:p>
          </table:table-cell>
          <table:table-cell table:style-name="ce19" table:formula="of:=SQRT([.P127])" office:value-type="float" office:value="0.808122035641769" calcext:value-type="float">
            <text:p>0.808</text:p>
          </table:table-cell>
          <table:table-cell table:style-name="ce19" table:formula="of:=SQRT(SQRT([.P127]))" office:value-type="float" office:value="0.898956081041654" calcext:value-type="float">
            <text:p>0.89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AA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7]=&quot;overworld&quot;;IF([.$S127]&lt;64;64+([.S127]*3);0);0)" office:value-type="float" office:value="0" calcext:value-type="float">
            <text:p>0</text:p>
          </table:table-cell>
          <table:table-cell table:style-name="ce25" table:formula="of:=IF([.$AD127]=&quot;Overworld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7]&gt;64;&quot;uniform&quot;;IF([.AD12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8]/2" office:value-type="float" office:value="2" calcext:value-type="float">
            <text:p>2.000</text:p>
          </table:table-cell>
          <table:table-cell table:style-name="ce12" table:formula="of:=[.H128]/2" office:value-type="float" office:value="2" calcext:value-type="float">
            <text:p>2.000</text:p>
          </table:table-cell>
          <table:table-cell table:style-name="ce14" table:formula="of:=([.F128]/[.$B$9])/[.$F$2]" office:value-type="float" office:value="3.00177718717478" calcext:value-type="float">
            <text:p>3.002</text:p>
          </table:table-cell>
          <table:table-cell table:style-name="ce15" table:formula="of:=SQRT([.K12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28])^(1/2)" office:value-type="float" office:value="1.31626887882343" calcext:value-type="float">
            <text:p>1.316</text:p>
          </table:table-cell>
          <table:table-cell table:style-name="ce15" table:formula="of:=(SQRT([.K128])^(1/2))^(1/2)" office:value-type="float" office:value="1.14728761817751" calcext:value-type="float">
            <text:p>1.147</text:p>
          </table:table-cell>
          <table:table-cell table:style-name="ce14" table:formula="of:=([.F128]/[.$B$15])/[.$F$2]" office:value-type="float" office:value="0.653061224489796" calcext:value-type="float">
            <text:p>0.653</text:p>
          </table:table-cell>
          <table:table-cell table:style-name="ce19" table:formula="of:=SQRT([.P128])" office:value-type="float" office:value="0.808122035641769" calcext:value-type="float">
            <text:p>0.808</text:p>
          </table:table-cell>
          <table:table-cell table:style-name="ce19" table:formula="of:=SQRT(SQRT([.P128]))" office:value-type="float" office:value="0.898956081041654" calcext:value-type="float">
            <text:p>0.899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AA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8]=&quot;overworld&quot;;IF([.$S128]&lt;64;64+([.S128]*3);0);0)" office:value-type="float" office:value="0" calcext:value-type="float">
            <text:p>0</text:p>
          </table:table-cell>
          <table:table-cell table:style-name="ce25" table:formula="of:=IF([.$AD128]=&quot;Overworld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8]&gt;64;&quot;uniform&quot;;IF([.AD12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9]/2" office:value-type="float" office:value="3" calcext:value-type="float">
            <text:p>3.000</text:p>
          </table:table-cell>
          <table:table-cell table:style-name="ce12" table:formula="of:=[.H129]/2" office:value-type="float" office:value="6" calcext:value-type="float">
            <text:p>6.000</text:p>
          </table:table-cell>
          <table:table-cell table:style-name="ce14" table:formula="of:=([.F129]/[.$B$10])/[.$F$2]" office:value-type="float" office:value="2.25440313111546" calcext:value-type="float">
            <text:p>2.254</text:p>
          </table:table-cell>
          <table:table-cell table:style-name="ce15" table:formula="of:=SQRT([.K129])" office:value-type="float" office:value="1.50146699301565" calcext:value-type="float">
            <text:p>1.501</text:p>
          </table:table-cell>
          <table:table-cell table:style-name="ce15" table:formula="of:=(SQRT([.K129])^(1/2))^(1/3)" office:value-type="float" office:value="1.07008751793079" calcext:value-type="float">
            <text:p>1.070</text:p>
          </table:table-cell>
          <table:table-cell table:style-name="ce15" table:formula="of:=SQRT([.K129])^(1/2)" office:value-type="float" office:value="1.2253436224242" calcext:value-type="float">
            <text:p>1.225</text:p>
          </table:table-cell>
          <table:table-cell table:style-name="ce15" table:formula="of:=(SQRT([.K129])^(1/2))^(1/2)" office:value-type="float" office:value="1.10695240296238" calcext:value-type="float">
            <text:p>1.107</text:p>
          </table:table-cell>
          <table:table-cell table:style-name="ce14" table:formula="of:=([.F129]/[.$B$15])/[.$F$2]" office:value-type="float" office:value="2.93877551020408" calcext:value-type="float">
            <text:p>2.939</text:p>
          </table:table-cell>
          <table:table-cell table:style-name="ce19" table:formula="of:=SQRT([.P129])" office:value-type="float" office:value="1.71428571428571" calcext:value-type="float">
            <text:p>1.714</text:p>
          </table:table-cell>
          <table:table-cell table:style-name="ce19" table:formula="of:=SQRT(SQRT([.P129]))" office:value-type="float" office:value="1.30930734141595" calcext:value-type="float">
            <text:p>1.309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AA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29]=&quot;overworld&quot;;IF([.$S129]&lt;64;64+([.S129]*3);0);0)" office:value-type="float" office:value="0" calcext:value-type="float">
            <text:p>0</text:p>
          </table:table-cell>
          <table:table-cell table:style-name="ce25" table:formula="of:=IF([.$AD129]=&quot;Overworld&quot;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29]&gt;64;&quot;uniform&quot;;IF([.AD12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30]/2" office:value-type="float" office:value="5" calcext:value-type="float">
            <text:p>5.000</text:p>
          </table:table-cell>
          <table:table-cell table:style-name="ce12" table:formula="of:=[.H130]/2" office:value-type="float" office:value="3.5" calcext:value-type="float">
            <text:p>3.500</text:p>
          </table:table-cell>
          <table:table-cell table:style-name="ce14" table:formula="of:=([.F130]/[.$B$10])/[.$F$2]" office:value-type="float" office:value="2.19178082191781" calcext:value-type="float">
            <text:p>2.192</text:p>
          </table:table-cell>
          <table:table-cell table:style-name="ce15" table:formula="of:=SQRT([.K130])" office:value-type="float" office:value="1.48046642039521" calcext:value-type="float">
            <text:p>1.480</text:p>
          </table:table-cell>
          <table:table-cell table:style-name="ce15" table:formula="of:=(SQRT([.K130])^(1/2))^(1/3)" office:value-type="float" office:value="1.06757835565312" calcext:value-type="float">
            <text:p>1.068</text:p>
          </table:table-cell>
          <table:table-cell table:style-name="ce15" table:formula="of:=SQRT([.K130])^(1/2)" office:value-type="float" office:value="1.21674418856028" calcext:value-type="float">
            <text:p>1.217</text:p>
          </table:table-cell>
          <table:table-cell table:style-name="ce15" table:formula="of:=(SQRT([.K130])^(1/2))^(1/2)" office:value-type="float" office:value="1.10306128050996" calcext:value-type="float">
            <text:p>1.103</text:p>
          </table:table-cell>
          <table:table-cell table:style-name="ce14" table:formula="of:=([.F130]/[.$B$15])/[.$F$2]" office:value-type="float" office:value="2.85714285714286" calcext:value-type="float">
            <text:p>2.857</text:p>
          </table:table-cell>
          <table:table-cell table:style-name="ce19" table:formula="of:=SQRT([.P130])" office:value-type="float" office:value="1.69030850945703" calcext:value-type="float">
            <text:p>1.690</text:p>
          </table:table-cell>
          <table:table-cell table:style-name="ce19" table:formula="of:=SQRT(SQRT([.P130]))" office:value-type="float" office:value="1.30011865206874" calcext:value-type="float">
            <text:p>1.300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AA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0]=&quot;overworld&quot;;IF([.$S130]&lt;64;64+([.S130]*3);0);0)" office:value-type="float" office:value="0" calcext:value-type="float">
            <text:p>0</text:p>
          </table:table-cell>
          <table:table-cell table:style-name="ce25" table:formula="of:=IF([.$AD130]=&quot;Overworld&quot;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0]&gt;64;&quot;uniform&quot;;IF([.AD13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1]/2" office:value-type="float" office:value="2" calcext:value-type="float">
            <text:p>2.000</text:p>
          </table:table-cell>
          <table:table-cell table:style-name="ce12" table:formula="of:=[.H131]/2" office:value-type="float" office:value="2.5" calcext:value-type="float">
            <text:p>2.500</text:p>
          </table:table-cell>
          <table:table-cell table:style-name="ce14" table:formula="of:=([.F131]/[.$B$10])/[.$F$2]" office:value-type="float" office:value="0.626223091976517" calcext:value-type="float">
            <text:p>0.626</text:p>
          </table:table-cell>
          <table:table-cell table:style-name="ce15" table:formula="of:=SQRT([.K131])" office:value-type="float" office:value="0.791342588248931" calcext:value-type="float">
            <text:p>0.791</text:p>
          </table:table-cell>
          <table:table-cell table:style-name="ce15" table:formula="of:=(SQRT([.K131])^(1/2))^(1/3)" office:value-type="float" office:value="0.961746814511901" calcext:value-type="float">
            <text:p>0.962</text:p>
          </table:table-cell>
          <table:table-cell table:style-name="ce15" table:formula="of:=SQRT([.K131])^(1/2)" office:value-type="float" office:value="0.889574386012171" calcext:value-type="float">
            <text:p>0.890</text:p>
          </table:table-cell>
          <table:table-cell table:style-name="ce15" table:formula="of:=(SQRT([.K131])^(1/2))^(1/2)" office:value-type="float" office:value="0.94317251126831" calcext:value-type="float">
            <text:p>0.943</text:p>
          </table:table-cell>
          <table:table-cell table:style-name="ce14" table:formula="of:=([.F131]/[.$B$15])/[.$F$2]" office:value-type="float" office:value="0.816326530612245" calcext:value-type="float">
            <text:p>0.816</text:p>
          </table:table-cell>
          <table:table-cell table:style-name="ce19" table:formula="of:=SQRT([.P131])" office:value-type="float" office:value="0.903507902905251" calcext:value-type="float">
            <text:p>0.904</text:p>
          </table:table-cell>
          <table:table-cell table:style-name="ce19" table:formula="of:=SQRT(SQRT([.P131]))" office:value-type="float" office:value="0.950530327188592" calcext:value-type="float">
            <text:p>0.951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AA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1]=&quot;overworld&quot;;IF([.$S131]&lt;64;64+([.S131]*3);0);0)" office:value-type="float" office:value="0" calcext:value-type="float">
            <text:p>0</text:p>
          </table:table-cell>
          <table:table-cell table:style-name="ce25" table:formula="of:=IF([.$AD131]=&quot;Overworld&quot;;IF([.$S131]&lt;64;([.T131]*3);0);0)" office:value-type="float" office:value="0" calcext:value-type="float">
            <text:p>0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1]&gt;64;&quot;uniform&quot;;IF([.AD1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2]/2" office:value-type="float" office:value="2.5" calcext:value-type="float">
            <text:p>2.500</text:p>
          </table:table-cell>
          <table:table-cell table:style-name="ce12" table:formula="of:=[.H132]/2" office:value-type="float" office:value="3" calcext:value-type="float">
            <text:p>3.000</text:p>
          </table:table-cell>
          <table:table-cell table:style-name="ce14" table:formula="of:=([.F132]/[.$B$10])/[.$F$2]" office:value-type="float" office:value="0.939334637964775" calcext:value-type="float">
            <text:p>0.939</text:p>
          </table:table-cell>
          <table:table-cell table:style-name="ce15" table:formula="of:=SQRT([.K132])" office:value-type="float" office:value="0.969192776471624" calcext:value-type="float">
            <text:p>0.969</text:p>
          </table:table-cell>
          <table:table-cell table:style-name="ce15" table:formula="of:=(SQRT([.K132])^(1/2))^(1/3)" office:value-type="float" office:value="0.994798285491273" calcext:value-type="float">
            <text:p>0.995</text:p>
          </table:table-cell>
          <table:table-cell table:style-name="ce15" table:formula="of:=SQRT([.K132])^(1/2)" office:value-type="float" office:value="0.984475889228184" calcext:value-type="float">
            <text:p>0.984</text:p>
          </table:table-cell>
          <table:table-cell table:style-name="ce15" table:formula="of:=(SQRT([.K132])^(1/2))^(1/2)" office:value-type="float" office:value="0.992207583738496" calcext:value-type="float">
            <text:p>0.992</text:p>
          </table:table-cell>
          <table:table-cell table:style-name="ce14" table:formula="of:=([.F132]/[.$B$15])/[.$F$2]" office:value-type="float" office:value="1.22448979591837" calcext:value-type="float">
            <text:p>1.224</text:p>
          </table:table-cell>
          <table:table-cell table:style-name="ce19" table:formula="of:=SQRT([.P132])" office:value-type="float" office:value="1.10656667034498" calcext:value-type="float">
            <text:p>1.107</text:p>
          </table:table-cell>
          <table:table-cell table:style-name="ce19" table:formula="of:=SQRT(SQRT([.P132]))" office:value-type="float" office:value="1.05193472722645" calcext:value-type="float">
            <text:p>1.052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AA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2]=&quot;overworld&quot;;IF([.$S132]&lt;64;64+([.S132]*3);0);0)" office:value-type="float" office:value="0" calcext:value-type="float">
            <text:p>0</text:p>
          </table:table-cell>
          <table:table-cell table:style-name="ce25" table:formula="of:=IF([.$AD132]=&quot;Overworld&quot;;IF([.$S132]&lt;64;([.T132]*3);0);0)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2]&gt;64;&quot;uniform&quot;;IF([.AD1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33]/2" office:value-type="float" office:value="2.5" calcext:value-type="float">
            <text:p>2.500</text:p>
          </table:table-cell>
          <table:table-cell table:style-name="ce12" table:formula="of:=[.H133]/2" office:value-type="float" office:value="3" calcext:value-type="float">
            <text:p>3.000</text:p>
          </table:table-cell>
          <table:table-cell table:style-name="ce14" table:formula="of:=([.F133]/[.$B$10])/[.$F$2]" office:value-type="float" office:value="0.939334637964775" calcext:value-type="float">
            <text:p>0.939</text:p>
          </table:table-cell>
          <table:table-cell table:style-name="ce15" table:formula="of:=SQRT([.K133])" office:value-type="float" office:value="0.969192776471624" calcext:value-type="float">
            <text:p>0.969</text:p>
          </table:table-cell>
          <table:table-cell table:style-name="ce15" table:formula="of:=(SQRT([.K133])^(1/2))^(1/3)" office:value-type="float" office:value="0.994798285491273" calcext:value-type="float">
            <text:p>0.995</text:p>
          </table:table-cell>
          <table:table-cell table:style-name="ce15" table:formula="of:=SQRT([.K133])^(1/2)" office:value-type="float" office:value="0.984475889228184" calcext:value-type="float">
            <text:p>0.984</text:p>
          </table:table-cell>
          <table:table-cell table:style-name="ce15" table:formula="of:=(SQRT([.K133])^(1/2))^(1/2)" office:value-type="float" office:value="0.992207583738496" calcext:value-type="float">
            <text:p>0.992</text:p>
          </table:table-cell>
          <table:table-cell table:style-name="ce14" table:formula="of:=([.F133]/[.$B$15])/[.$F$2]" office:value-type="float" office:value="1.22448979591837" calcext:value-type="float">
            <text:p>1.224</text:p>
          </table:table-cell>
          <table:table-cell table:style-name="ce19" table:formula="of:=SQRT([.P133])" office:value-type="float" office:value="1.10656667034498" calcext:value-type="float">
            <text:p>1.107</text:p>
          </table:table-cell>
          <table:table-cell table:style-name="ce19" table:formula="of:=SQRT(SQRT([.P133]))" office:value-type="float" office:value="1.05193472722645" calcext:value-type="float">
            <text:p>1.052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AA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3]=&quot;overworld&quot;;IF([.$S133]&lt;64;64+([.S133]*3);0);0)" office:value-type="float" office:value="0" calcext:value-type="float">
            <text:p>0</text:p>
          </table:table-cell>
          <table:table-cell table:style-name="ce25" table:formula="of:=IF([.$AD133]=&quot;Overworld&quot;;IF([.$S133]&lt;64;([.T133]*3);0);0)" office:value-type="float" office:value="0" calcext:value-type="float">
            <text:p>0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3]&gt;64;&quot;uniform&quot;;IF([.AD13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" calcext:value-type="float">
            <text:p>0.531</text:p>
          </table:table-cell>
          <table:table-cell table:style-name="ce15" table:formula="of:=(SQRT([.K134])^(1/2))^(1/3)" office:value-type="float" office:value="0.899832757835748" calcext:value-type="float">
            <text:p>0.900</text:p>
          </table:table-cell>
          <table:table-cell table:style-name="ce15" table:formula="of:=SQRT([.K134])^(1/2)" office:value-type="float" office:value="0.728593677055031" calcext:value-type="float">
            <text:p>0.729</text:p>
          </table:table-cell>
          <table:table-cell table:style-name="ce15" table:formula="of:=(SQRT([.K134])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SQRT([.P134])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AA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4]=&quot;overworld&quot;;IF([.$S134]&lt;64;64+([.S134]*3);0);0)" office:value-type="float" office:value="0" calcext:value-type="float">
            <text:p>0</text:p>
          </table:table-cell>
          <table:table-cell table:style-name="ce25" table:formula="of:=IF([.$AD134]=&quot;Overworld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4]&gt;64;&quot;uniform&quot;;IF([.AD1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5]/2" office:value-type="float" office:value="3" calcext:value-type="float">
            <text:p>3.000</text:p>
          </table:table-cell>
          <table:table-cell table:style-name="ce12" table:formula="of:=[.H135]/2" office:value-type="float" office:value="2.5" calcext:value-type="float">
            <text:p>2.500</text:p>
          </table:table-cell>
          <table:table-cell table:style-name="ce14" table:formula="of:=([.F135]/[.$B$10])/[.$F$2]" office:value-type="float" office:value="0.939334637964775" calcext:value-type="float">
            <text:p>0.939</text:p>
          </table:table-cell>
          <table:table-cell table:style-name="ce15" table:formula="of:=SQRT([.K135])" office:value-type="float" office:value="0.969192776471624" calcext:value-type="float">
            <text:p>0.969</text:p>
          </table:table-cell>
          <table:table-cell table:style-name="ce15" table:formula="of:=(SQRT([.K135])^(1/2))^(1/3)" office:value-type="float" office:value="0.994798285491273" calcext:value-type="float">
            <text:p>0.995</text:p>
          </table:table-cell>
          <table:table-cell table:style-name="ce15" table:formula="of:=SQRT([.K135])^(1/2)" office:value-type="float" office:value="0.984475889228184" calcext:value-type="float">
            <text:p>0.984</text:p>
          </table:table-cell>
          <table:table-cell table:style-name="ce15" table:formula="of:=(SQRT([.K135])^(1/2))^(1/2)" office:value-type="float" office:value="0.992207583738496" calcext:value-type="float">
            <text:p>0.992</text:p>
          </table:table-cell>
          <table:table-cell table:style-name="ce14" table:formula="of:=([.F135]/[.$B$15])/[.$F$2]" office:value-type="float" office:value="1.22448979591837" calcext:value-type="float">
            <text:p>1.224</text:p>
          </table:table-cell>
          <table:table-cell table:style-name="ce19" table:formula="of:=SQRT([.P135])" office:value-type="float" office:value="1.10656667034498" calcext:value-type="float">
            <text:p>1.107</text:p>
          </table:table-cell>
          <table:table-cell table:style-name="ce19" table:formula="of:=SQRT(SQRT([.P135]))" office:value-type="float" office:value="1.05193472722645" calcext:value-type="float">
            <text:p>1.052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AA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5]=&quot;overworld&quot;;IF([.$S135]&lt;64;64+([.S135]*3);0);0)" office:value-type="float" office:value="0" calcext:value-type="float">
            <text:p>0</text:p>
          </table:table-cell>
          <table:table-cell table:style-name="ce25" table:formula="of:=IF([.$AD135]=&quot;Overworld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5]&gt;64;&quot;uniform&quot;;IF([.AD1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2.5" calcext:value-type="float">
            <text:p>2.500</text:p>
          </table:table-cell>
          <table:table-cell table:style-name="ce14" table:formula="of:=([.F136]/[.$B$10])/[.$F$2]" office:value-type="float" office:value="0.626223091976517" calcext:value-type="float">
            <text:p>0.626</text:p>
          </table:table-cell>
          <table:table-cell table:style-name="ce15" table:formula="of:=SQRT([.K136])" office:value-type="float" office:value="0.791342588248931" calcext:value-type="float">
            <text:p>0.791</text:p>
          </table:table-cell>
          <table:table-cell table:style-name="ce15" table:formula="of:=(SQRT([.K136])^(1/2))^(1/3)" office:value-type="float" office:value="0.961746814511901" calcext:value-type="float">
            <text:p>0.962</text:p>
          </table:table-cell>
          <table:table-cell table:style-name="ce15" table:formula="of:=SQRT([.K136])^(1/2)" office:value-type="float" office:value="0.889574386012171" calcext:value-type="float">
            <text:p>0.890</text:p>
          </table:table-cell>
          <table:table-cell table:style-name="ce15" table:formula="of:=(SQRT([.K136])^(1/2))^(1/2)" office:value-type="float" office:value="0.94317251126831" calcext:value-type="float">
            <text:p>0.943</text:p>
          </table:table-cell>
          <table:table-cell table:style-name="ce14" table:formula="of:=([.F136]/[.$B$15])/[.$F$2]" office:value-type="float" office:value="0.816326530612245" calcext:value-type="float">
            <text:p>0.816</text:p>
          </table:table-cell>
          <table:table-cell table:style-name="ce19" table:formula="of:=SQRT([.P136])" office:value-type="float" office:value="0.903507902905251" calcext:value-type="float">
            <text:p>0.904</text:p>
          </table:table-cell>
          <table:table-cell table:style-name="ce19" table:formula="of:=SQRT(SQRT([.P136]))" office:value-type="float" office:value="0.950530327188592" calcext:value-type="float">
            <text:p>0.951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AA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6]=&quot;overworld&quot;;IF([.$S136]&lt;64;64+([.S136]*3);0);0)" office:value-type="float" office:value="0" calcext:value-type="float">
            <text:p>0</text:p>
          </table:table-cell>
          <table:table-cell table:style-name="ce25" table:formula="of:=IF([.$AD136]=&quot;Overworld&quot;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6]&gt;64;&quot;uniform&quot;;IF([.AD13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7]/2" office:value-type="float" office:value="2" calcext:value-type="float">
            <text:p>2.000</text:p>
          </table:table-cell>
          <table:table-cell table:style-name="ce12" table:formula="of:=[.H137]/2" office:value-type="float" office:value="2.5" calcext:value-type="float">
            <text:p>2.500</text:p>
          </table:table-cell>
          <table:table-cell table:style-name="ce14" table:formula="of:=([.F137]/[.$B$10])/[.$F$2]" office:value-type="float" office:value="0.626223091976517" calcext:value-type="float">
            <text:p>0.626</text:p>
          </table:table-cell>
          <table:table-cell table:style-name="ce15" table:formula="of:=SQRT([.K137])" office:value-type="float" office:value="0.791342588248931" calcext:value-type="float">
            <text:p>0.791</text:p>
          </table:table-cell>
          <table:table-cell table:style-name="ce15" table:formula="of:=(SQRT([.K137])^(1/2))^(1/3)" office:value-type="float" office:value="0.961746814511901" calcext:value-type="float">
            <text:p>0.962</text:p>
          </table:table-cell>
          <table:table-cell table:style-name="ce15" table:formula="of:=SQRT([.K137])^(1/2)" office:value-type="float" office:value="0.889574386012171" calcext:value-type="float">
            <text:p>0.890</text:p>
          </table:table-cell>
          <table:table-cell table:style-name="ce15" table:formula="of:=(SQRT([.K137])^(1/2))^(1/2)" office:value-type="float" office:value="0.94317251126831" calcext:value-type="float">
            <text:p>0.943</text:p>
          </table:table-cell>
          <table:table-cell table:style-name="ce14" table:formula="of:=([.F137]/[.$B$15])/[.$F$2]" office:value-type="float" office:value="0.816326530612245" calcext:value-type="float">
            <text:p>0.816</text:p>
          </table:table-cell>
          <table:table-cell table:style-name="ce19" table:formula="of:=SQRT([.P137])" office:value-type="float" office:value="0.903507902905251" calcext:value-type="float">
            <text:p>0.904</text:p>
          </table:table-cell>
          <table:table-cell table:style-name="ce19" table:formula="of:=SQRT(SQRT([.P137]))" office:value-type="float" office:value="0.950530327188592" calcext:value-type="float">
            <text:p>0.951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AA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7]=&quot;overworld&quot;;IF([.$S137]&lt;64;64+([.S137]*3);0);0)" office:value-type="float" office:value="0" calcext:value-type="float">
            <text:p>0</text:p>
          </table:table-cell>
          <table:table-cell table:style-name="ce25" table:formula="of:=IF([.$AD137]=&quot;Overworld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7]&gt;64;&quot;uniform&quot;;IF([.AD13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2" calcext:value-type="float">
            <text:p>2.000</text:p>
          </table:table-cell>
          <table:table-cell table:style-name="ce14" table:formula="of:=([.F138]/[.$B$10])/[.$F$2]" office:value-type="float" office:value="0.37573385518591" calcext:value-type="float">
            <text:p>0.376</text:p>
          </table:table-cell>
          <table:table-cell table:style-name="ce15" table:formula="of:=SQRT([.K138])" office:value-type="float" office:value="0.612971333086556" calcext:value-type="float">
            <text:p>0.613</text:p>
          </table:table-cell>
          <table:table-cell table:style-name="ce15" table:formula="of:=(SQRT([.K138])^(1/2))^(1/3)" office:value-type="float" office:value="0.921665562675779" calcext:value-type="float">
            <text:p>0.922</text:p>
          </table:table-cell>
          <table:table-cell table:style-name="ce15" table:formula="of:=SQRT([.K138])^(1/2)" office:value-type="float" office:value="0.782924857880088" calcext:value-type="float">
            <text:p>0.783</text:p>
          </table:table-cell>
          <table:table-cell table:style-name="ce15" table:formula="of:=(SQRT([.K138])^(1/2))^(1/2)" office:value-type="float" office:value="0.884830411932189" calcext:value-type="float">
            <text:p>0.885</text:p>
          </table:table-cell>
          <table:table-cell table:style-name="ce14" table:formula="of:=([.F138]/[.$B$15])/[.$F$2]" office:value-type="float" office:value="0.489795918367347" calcext:value-type="float">
            <text:p>0.490</text:p>
          </table:table-cell>
          <table:table-cell table:style-name="ce19" table:formula="of:=SQRT([.P138])" office:value-type="float" office:value="0.699854212223765" calcext:value-type="float">
            <text:p>0.700</text:p>
          </table:table-cell>
          <table:table-cell table:style-name="ce19" table:formula="of:=SQRT(SQRT([.P138]))" office:value-type="float" office:value="0.836572897136744" calcext:value-type="float">
            <text:p>0.837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AA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8]=&quot;overworld&quot;;IF([.$S138]&lt;64;64+([.S138]*3);0);0)" office:value-type="float" office:value="0" calcext:value-type="float">
            <text:p>0</text:p>
          </table:table-cell>
          <table:table-cell table:style-name="ce25" table:formula="of:=IF([.$AD138]=&quot;Overworld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8]&gt;64;&quot;uniform&quot;;IF([.AD13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9]/2" office:value-type="float" office:value="1.5" calcext:value-type="float">
            <text:p>1.500</text:p>
          </table:table-cell>
          <table:table-cell table:style-name="ce12" table:formula="of:=[.H139]/2" office:value-type="float" office:value="2" calcext:value-type="float">
            <text:p>2.000</text:p>
          </table:table-cell>
          <table:table-cell table:style-name="ce14" table:formula="of:=([.F139]/[.$B$10])/[.$F$2]" office:value-type="float" office:value="0.37573385518591" calcext:value-type="float">
            <text:p>0.376</text:p>
          </table:table-cell>
          <table:table-cell table:style-name="ce15" table:formula="of:=SQRT([.K139])" office:value-type="float" office:value="0.612971333086556" calcext:value-type="float">
            <text:p>0.613</text:p>
          </table:table-cell>
          <table:table-cell table:style-name="ce15" table:formula="of:=(SQRT([.K139])^(1/2))^(1/3)" office:value-type="float" office:value="0.921665562675779" calcext:value-type="float">
            <text:p>0.922</text:p>
          </table:table-cell>
          <table:table-cell table:style-name="ce15" table:formula="of:=SQRT([.K139])^(1/2)" office:value-type="float" office:value="0.782924857880088" calcext:value-type="float">
            <text:p>0.783</text:p>
          </table:table-cell>
          <table:table-cell table:style-name="ce15" table:formula="of:=(SQRT([.K139])^(1/2))^(1/2)" office:value-type="float" office:value="0.884830411932189" calcext:value-type="float">
            <text:p>0.885</text:p>
          </table:table-cell>
          <table:table-cell table:style-name="ce14" table:formula="of:=([.F139]/[.$B$15])/[.$F$2]" office:value-type="float" office:value="0.489795918367347" calcext:value-type="float">
            <text:p>0.490</text:p>
          </table:table-cell>
          <table:table-cell table:style-name="ce19" table:formula="of:=SQRT([.P139])" office:value-type="float" office:value="0.699854212223765" calcext:value-type="float">
            <text:p>0.700</text:p>
          </table:table-cell>
          <table:table-cell table:style-name="ce19" table:formula="of:=SQRT(SQRT([.P139]))" office:value-type="float" office:value="0.836572897136744" calcext:value-type="float">
            <text:p>0.837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AA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39]=&quot;overworld&quot;;IF([.$S139]&lt;64;64+([.S139]*3);0);0)" office:value-type="float" office:value="0" calcext:value-type="float">
            <text:p>0</text:p>
          </table:table-cell>
          <table:table-cell table:style-name="ce25" table:formula="of:=IF([.$AD139]=&quot;Overworld&quot;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39]&gt;64;&quot;uniform&quot;;IF([.AD13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0]/2" office:value-type="float" office:value="1.5" calcext:value-type="float">
            <text:p>1.500</text:p>
          </table:table-cell>
          <table:table-cell table:style-name="ce12" table:formula="of:=[.H140]/2" office:value-type="float" office:value="1.5" calcext:value-type="float">
            <text:p>1.500</text:p>
          </table:table-cell>
          <table:table-cell table:style-name="ce14" table:formula="of:=([.F140]/[.$B$10])/[.$F$2]" office:value-type="float" office:value="0.281800391389432" calcext:value-type="float">
            <text:p>0.282</text:p>
          </table:table-cell>
          <table:table-cell table:style-name="ce15" table:formula="of:=SQRT([.K140])" office:value-type="float" office:value="0.53084874624457" calcext:value-type="float">
            <text:p>0.531</text:p>
          </table:table-cell>
          <table:table-cell table:style-name="ce15" table:formula="of:=(SQRT([.K140])^(1/2))^(1/3)" office:value-type="float" office:value="0.899832757835748" calcext:value-type="float">
            <text:p>0.900</text:p>
          </table:table-cell>
          <table:table-cell table:style-name="ce15" table:formula="of:=SQRT([.K140])^(1/2)" office:value-type="float" office:value="0.728593677055031" calcext:value-type="float">
            <text:p>0.729</text:p>
          </table:table-cell>
          <table:table-cell table:style-name="ce15" table:formula="of:=(SQRT([.K140])^(1/2))^(1/2)" office:value-type="float" office:value="0.853576989529961" calcext:value-type="float">
            <text:p>0.854</text:p>
          </table:table-cell>
          <table:table-cell table:style-name="ce14" table:formula="of:=([.F140]/[.$B$15])/[.$F$2]" office:value-type="float" office:value="0.36734693877551" calcext:value-type="float">
            <text:p>0.367</text:p>
          </table:table-cell>
          <table:table-cell table:style-name="ce19" table:formula="of:=SQRT([.P140])" office:value-type="float" office:value="0.606091526731326" calcext:value-type="float">
            <text:p>0.606</text:p>
          </table:table-cell>
          <table:table-cell table:style-name="ce19" table:formula="of:=SQRT(SQRT([.P140]))" office:value-type="float" office:value="0.778518803068575" calcext:value-type="float">
            <text:p>0.779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AA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0]=&quot;overworld&quot;;IF([.$S140]&lt;64;64+([.S140]*3);0);0)" office:value-type="float" office:value="0" calcext:value-type="float">
            <text:p>0</text:p>
          </table:table-cell>
          <table:table-cell table:style-name="ce25" table:formula="of:=IF([.$AD140]=&quot;Overworld&quot;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0]&gt;64;&quot;uniform&quot;;IF([.AD14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41]/2" office:value-type="float" office:value="1.5" calcext:value-type="float">
            <text:p>1.500</text:p>
          </table:table-cell>
          <table:table-cell table:style-name="ce12" table:formula="of:=[.H141]/2" office:value-type="float" office:value="1.5" calcext:value-type="float">
            <text:p>1.500</text:p>
          </table:table-cell>
          <table:table-cell table:style-name="ce14" table:formula="of:=([.F141]/[.$B$10])/[.$F$2]" office:value-type="float" office:value="0.281800391389432" calcext:value-type="float">
            <text:p>0.282</text:p>
          </table:table-cell>
          <table:table-cell table:style-name="ce15" table:formula="of:=SQRT([.K141])" office:value-type="float" office:value="0.53084874624457" calcext:value-type="float">
            <text:p>0.531</text:p>
          </table:table-cell>
          <table:table-cell table:style-name="ce15" table:formula="of:=(SQRT([.K141])^(1/2))^(1/3)" office:value-type="float" office:value="0.899832757835748" calcext:value-type="float">
            <text:p>0.900</text:p>
          </table:table-cell>
          <table:table-cell table:style-name="ce15" table:formula="of:=SQRT([.K141])^(1/2)" office:value-type="float" office:value="0.728593677055031" calcext:value-type="float">
            <text:p>0.729</text:p>
          </table:table-cell>
          <table:table-cell table:style-name="ce15" table:formula="of:=(SQRT([.K141])^(1/2))^(1/2)" office:value-type="float" office:value="0.853576989529961" calcext:value-type="float">
            <text:p>0.854</text:p>
          </table:table-cell>
          <table:table-cell table:style-name="ce14" table:formula="of:=([.F141]/[.$B$15])/[.$F$2]" office:value-type="float" office:value="0.36734693877551" calcext:value-type="float">
            <text:p>0.367</text:p>
          </table:table-cell>
          <table:table-cell table:style-name="ce19" table:formula="of:=SQRT([.P141])" office:value-type="float" office:value="0.606091526731326" calcext:value-type="float">
            <text:p>0.606</text:p>
          </table:table-cell>
          <table:table-cell table:style-name="ce19" table:formula="of:=SQRT(SQRT([.P141]))" office:value-type="float" office:value="0.778518803068575" calcext:value-type="float">
            <text:p>0.779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AA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1]=&quot;overworld&quot;;IF([.$S141]&lt;64;64+([.S141]*3);0);0)" office:value-type="float" office:value="0" calcext:value-type="float">
            <text:p>0</text:p>
          </table:table-cell>
          <table:table-cell table:style-name="ce25" table:formula="of:=IF([.$AD141]=&quot;Overworld&quot;;IF([.$S141]&lt;64;([.T141]*3);0);0)" office:value-type="float" office:value="0" calcext:value-type="float">
            <text:p>0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1]&gt;64;&quot;uniform&quot;;IF([.AD14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2]/2" office:value-type="float" office:value="1.5" calcext:value-type="float">
            <text:p>1.500</text:p>
          </table:table-cell>
          <table:table-cell table:style-name="ce12" table:formula="of:=[.H142]/2" office:value-type="float" office:value="1" calcext:value-type="float">
            <text:p>1.000</text:p>
          </table:table-cell>
          <table:table-cell table:style-name="ce14" table:formula="of:=([.F142]/[.$B$10])/[.$F$2]" office:value-type="float" office:value="0.187866927592955" calcext:value-type="float">
            <text:p>0.188</text:p>
          </table:table-cell>
          <table:table-cell table:style-name="ce15" table:formula="of:=SQRT([.K142])" office:value-type="float" office:value="0.433436186298462" calcext:value-type="float">
            <text:p>0.433</text:p>
          </table:table-cell>
          <table:table-cell table:style-name="ce15" table:formula="of:=(SQRT([.K142])^(1/2))^(1/3)" office:value-type="float" office:value="0.869936449492987" calcext:value-type="float">
            <text:p>0.870</text:p>
          </table:table-cell>
          <table:table-cell table:style-name="ce15" table:formula="of:=SQRT([.K142])^(1/2)" office:value-type="float" office:value="0.65835870640439" calcext:value-type="float">
            <text:p>0.658</text:p>
          </table:table-cell>
          <table:table-cell table:style-name="ce15" table:formula="of:=(SQRT([.K142])^(1/2))^(1/2)" office:value-type="float" office:value="0.811393065292273" calcext:value-type="float">
            <text:p>0.811</text:p>
          </table:table-cell>
          <table:table-cell table:style-name="ce14" table:formula="of:=([.F142]/[.$B$15])/[.$F$2]" office:value-type="float" office:value="0.244897959183673" calcext:value-type="float">
            <text:p>0.245</text:p>
          </table:table-cell>
          <table:table-cell table:style-name="ce19" table:formula="of:=SQRT([.P142])" office:value-type="float" office:value="0.494871659305393" calcext:value-type="float">
            <text:p>0.495</text:p>
          </table:table-cell>
          <table:table-cell table:style-name="ce19" table:formula="of:=SQRT(SQRT([.P142]))" office:value-type="float" office:value="0.703471150300702" calcext:value-type="float">
            <text:p>0.703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AA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2]=&quot;overworld&quot;;IF([.$S142]&lt;64;64+([.S142]*3);0);0)" office:value-type="float" office:value="0" calcext:value-type="float">
            <text:p>0</text:p>
          </table:table-cell>
          <table:table-cell table:style-name="ce25" table:formula="of:=IF([.$AD142]=&quot;Overworld&quot;;IF([.$S142]&lt;64;([.T142]*3);0);0)" office:value-type="float" office:value="0" calcext:value-type="float">
            <text:p>0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2]&gt;64;&quot;uniform&quot;;IF([.AD14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3]/2" office:value-type="float" office:value="2" calcext:value-type="float">
            <text:p>2.000</text:p>
          </table:table-cell>
          <table:table-cell table:style-name="ce12" table:formula="of:=[.H143]/2" office:value-type="float" office:value="1" calcext:value-type="float">
            <text:p>1.000</text:p>
          </table:table-cell>
          <table:table-cell table:style-name="ce14" table:formula="of:=([.F143]/[.$B$10])/[.$F$2]" office:value-type="float" office:value="0.250489236790607" calcext:value-type="float">
            <text:p>0.250</text:p>
          </table:table-cell>
          <table:table-cell table:style-name="ce15" table:formula="of:=SQRT([.K143])" office:value-type="float" office:value="0.500488997671884" calcext:value-type="float">
            <text:p>0.500</text:p>
          </table:table-cell>
          <table:table-cell table:style-name="ce15" table:formula="of:=(SQRT([.K143])^(1/2))^(1/3)" office:value-type="float" office:value="0.89104387480021" calcext:value-type="float">
            <text:p>0.891</text:p>
          </table:table-cell>
          <table:table-cell table:style-name="ce15" table:formula="of:=SQRT([.K143])^(1/2)" office:value-type="float" office:value="0.707452470256401" calcext:value-type="float">
            <text:p>0.707</text:p>
          </table:table-cell>
          <table:table-cell table:style-name="ce15" table:formula="of:=(SQRT([.K143])^(1/2))^(1/2)" office:value-type="float" office:value="0.841101938088601" calcext:value-type="float">
            <text:p>0.841</text:p>
          </table:table-cell>
          <table:table-cell table:style-name="ce14" table:formula="of:=([.F143]/[.$B$15])/[.$F$2]" office:value-type="float" office:value="0.326530612244898" calcext:value-type="float">
            <text:p>0.327</text:p>
          </table:table-cell>
          <table:table-cell table:style-name="ce19" table:formula="of:=SQRT([.P143])" office:value-type="float" office:value="0.571428571428571" calcext:value-type="float">
            <text:p>0.571</text:p>
          </table:table-cell>
          <table:table-cell table:style-name="ce19" table:formula="of:=SQRT(SQRT([.P143]))" office:value-type="float" office:value="0.755928946018454" calcext:value-type="float">
            <text:p>0.756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AA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3]=&quot;overworld&quot;;IF([.$S143]&lt;64;64+([.S143]*3);0);0)" office:value-type="float" office:value="0" calcext:value-type="float">
            <text:p>0</text:p>
          </table:table-cell>
          <table:table-cell table:style-name="ce25" table:formula="of:=IF([.$AD143]=&quot;Overworld&quot;;IF([.$S143]&lt;64;([.T143]*3);0);0)" office:value-type="float" office:value="0" calcext:value-type="float">
            <text:p>0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3]&gt;64;&quot;uniform&quot;;IF([.AD14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4]/2" office:value-type="float" office:value="1.5" calcext:value-type="float">
            <text:p>1.500</text:p>
          </table:table-cell>
          <table:table-cell table:style-name="ce12" table:formula="of:=[.H144]/2" office:value-type="float" office:value="1" calcext:value-type="float">
            <text:p>1.000</text:p>
          </table:table-cell>
          <table:table-cell table:style-name="ce14" table:formula="of:=([.F144]/[.$B$10])/[.$F$2]" office:value-type="float" office:value="0.187866927592955" calcext:value-type="float">
            <text:p>0.188</text:p>
          </table:table-cell>
          <table:table-cell table:style-name="ce15" table:formula="of:=SQRT([.K144])" office:value-type="float" office:value="0.433436186298462" calcext:value-type="float">
            <text:p>0.433</text:p>
          </table:table-cell>
          <table:table-cell table:style-name="ce15" table:formula="of:=(SQRT([.K144])^(1/2))^(1/3)" office:value-type="float" office:value="0.869936449492987" calcext:value-type="float">
            <text:p>0.870</text:p>
          </table:table-cell>
          <table:table-cell table:style-name="ce15" table:formula="of:=SQRT([.K144])^(1/2)" office:value-type="float" office:value="0.65835870640439" calcext:value-type="float">
            <text:p>0.658</text:p>
          </table:table-cell>
          <table:table-cell table:style-name="ce15" table:formula="of:=(SQRT([.K144])^(1/2))^(1/2)" office:value-type="float" office:value="0.811393065292273" calcext:value-type="float">
            <text:p>0.811</text:p>
          </table:table-cell>
          <table:table-cell table:style-name="ce14" table:formula="of:=([.F144]/[.$B$15])/[.$F$2]" office:value-type="float" office:value="0.244897959183673" calcext:value-type="float">
            <text:p>0.245</text:p>
          </table:table-cell>
          <table:table-cell table:style-name="ce19" table:formula="of:=SQRT([.P144])" office:value-type="float" office:value="0.494871659305393" calcext:value-type="float">
            <text:p>0.495</text:p>
          </table:table-cell>
          <table:table-cell table:style-name="ce19" table:formula="of:=SQRT(SQRT([.P144]))" office:value-type="float" office:value="0.703471150300702" calcext:value-type="float">
            <text:p>0.703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AA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4]=&quot;overworld&quot;;IF([.$S144]&lt;64;64+([.S144]*3);0);0)" office:value-type="float" office:value="0" calcext:value-type="float">
            <text:p>0</text:p>
          </table:table-cell>
          <table:table-cell table:style-name="ce25" table:formula="of:=IF([.$AD144]=&quot;Overworld&quot;;IF([.$S144]&lt;64;([.T144]*3);0);0)" office:value-type="float" office:value="0" calcext:value-type="float">
            <text:p>0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4]&gt;64;&quot;uniform&quot;;IF([.AD14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5]/2" office:value-type="float" office:value="1.5" calcext:value-type="float">
            <text:p>1.500</text:p>
          </table:table-cell>
          <table:table-cell table:style-name="ce12" table:formula="of:=[.H145]/2" office:value-type="float" office:value="1" calcext:value-type="float">
            <text:p>1.000</text:p>
          </table:table-cell>
          <table:table-cell table:style-name="ce14" table:formula="of:=([.F145]/[.$B$10])/[.$F$2]" office:value-type="float" office:value="0.187866927592955" calcext:value-type="float">
            <text:p>0.188</text:p>
          </table:table-cell>
          <table:table-cell table:style-name="ce15" table:formula="of:=SQRT([.K145])" office:value-type="float" office:value="0.433436186298462" calcext:value-type="float">
            <text:p>0.433</text:p>
          </table:table-cell>
          <table:table-cell table:style-name="ce15" table:formula="of:=(SQRT([.K145])^(1/2))^(1/3)" office:value-type="float" office:value="0.869936449492987" calcext:value-type="float">
            <text:p>0.870</text:p>
          </table:table-cell>
          <table:table-cell table:style-name="ce15" table:formula="of:=SQRT([.K145])^(1/2)" office:value-type="float" office:value="0.65835870640439" calcext:value-type="float">
            <text:p>0.658</text:p>
          </table:table-cell>
          <table:table-cell table:style-name="ce15" table:formula="of:=(SQRT([.K145])^(1/2))^(1/2)" office:value-type="float" office:value="0.811393065292273" calcext:value-type="float">
            <text:p>0.811</text:p>
          </table:table-cell>
          <table:table-cell table:style-name="ce14" table:formula="of:=([.F145]/[.$B$15])/[.$F$2]" office:value-type="float" office:value="0.244897959183673" calcext:value-type="float">
            <text:p>0.245</text:p>
          </table:table-cell>
          <table:table-cell table:style-name="ce19" table:formula="of:=SQRT([.P145])" office:value-type="float" office:value="0.494871659305393" calcext:value-type="float">
            <text:p>0.495</text:p>
          </table:table-cell>
          <table:table-cell table:style-name="ce19" table:formula="of:=SQRT(SQRT([.P145]))" office:value-type="float" office:value="0.703471150300702" calcext:value-type="float">
            <text:p>0.703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AA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5]=&quot;overworld&quot;;IF([.$S145]&lt;64;64+([.S145]*3);0);0)" office:value-type="float" office:value="0" calcext:value-type="float">
            <text:p>0</text:p>
          </table:table-cell>
          <table:table-cell table:style-name="ce25" table:formula="of:=IF([.$AD145]=&quot;Overworld&quot;;IF([.$S145]&lt;64;([.T145]*3);0);0)" office:value-type="float" office:value="0" calcext:value-type="float">
            <text:p>0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45]&gt;64;&quot;uniform&quot;;IF([.AD14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46]/2" office:value-type="float" office:value="3" calcext:value-type="float">
            <text:p>3.000</text:p>
          </table:table-cell>
          <table:table-cell table:style-name="ce12" table:formula="of:=[.H146]/2" office:value-type="float" office:value="4.5" calcext:value-type="float">
            <text:p>4.500</text:p>
          </table:table-cell>
          <table:table-cell table:style-name="ce14" table:formula="of:=([.F146]/[.$B$10])/[.$F$2]" office:value-type="float" office:value="1.69080234833659" calcext:value-type="float">
            <text:p>1.691</text:p>
          </table:table-cell>
          <table:table-cell table:style-name="ce15" table:formula="of:=SQRT([.K146])" office:value-type="float" office:value="1.30030855889538" calcext:value-type="float">
            <text:p>1.300</text:p>
          </table:table-cell>
          <table:table-cell table:style-name="ce15" table:formula="of:=(SQRT([.K146])^(1/2))^(1/3)" office:value-type="float" office:value="1.04473883085073" calcext:value-type="float">
            <text:p>1.045</text:p>
          </table:table-cell>
          <table:table-cell table:style-name="ce15" table:formula="of:=SQRT([.K146])^(1/2)" office:value-type="float" office:value="1.14031072909773" calcext:value-type="float">
            <text:p>1.140</text:p>
          </table:table-cell>
          <table:table-cell table:style-name="ce15" table:formula="of:=(SQRT([.K146])^(1/2))^(1/2)" office:value-type="float" office:value="1.06785332752103" calcext:value-type="float">
            <text:p>1.068</text:p>
          </table:table-cell>
          <table:table-cell table:style-name="ce14" table:formula="of:=([.F146]/[.$B$15])/[.$F$2]" office:value-type="float" office:value="2.20408163265306" calcext:value-type="float">
            <text:p>2.204</text:p>
          </table:table-cell>
          <table:table-cell table:style-name="ce19" table:formula="of:=SQRT([.P146])" office:value-type="float" office:value="1.48461497791618" calcext:value-type="float">
            <text:p>1.485</text:p>
          </table:table-cell>
          <table:table-cell table:style-name="ce19" table:formula="of:=SQRT(SQRT([.P146]))" office:value-type="float" office:value="1.21844777397974" calcext:value-type="float">
            <text:p>1.218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AA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6]=&quot;overworld&quot;;IF([.$S146]&lt;64;64+([.S146]*3);0);0)" office:value-type="float" office:value="0" calcext:value-type="float">
            <text:p>0</text:p>
          </table:table-cell>
          <table:table-cell table:style-name="ce25" table:formula="of:=IF([.$AD146]=&quot;Overworld&quot;;IF([.$S146]&lt;64;([.T146]*3);0);0)" office:value-type="float" office:value="0" calcext:value-type="float">
            <text:p>0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6]&gt;64;&quot;uniform&quot;;IF([.AD14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7]/2" office:value-type="float" office:value="3" calcext:value-type="float">
            <text:p>3.000</text:p>
          </table:table-cell>
          <table:table-cell table:style-name="ce12" table:formula="of:=[.H147]/2" office:value-type="float" office:value="3.5" calcext:value-type="float">
            <text:p>3.500</text:p>
          </table:table-cell>
          <table:table-cell table:style-name="ce14" table:formula="of:=([.F147]/[.$B$10])/[.$F$2]" office:value-type="float" office:value="1.31506849315068" calcext:value-type="float">
            <text:p>1.315</text:p>
          </table:table-cell>
          <table:table-cell table:style-name="ce15" table:formula="of:=SQRT([.K147])" office:value-type="float" office:value="1.14676435816199" calcext:value-type="float">
            <text:p>1.147</text:p>
          </table:table-cell>
          <table:table-cell table:style-name="ce15" table:formula="of:=(SQRT([.K147])^(1/2))^(1/3)" office:value-type="float" office:value="1.02308652445382" calcext:value-type="float">
            <text:p>1.023</text:p>
          </table:table-cell>
          <table:table-cell table:style-name="ce15" table:formula="of:=SQRT([.K147])^(1/2)" office:value-type="float" office:value="1.07087084102705" calcext:value-type="float">
            <text:p>1.071</text:p>
          </table:table-cell>
          <table:table-cell table:style-name="ce15" table:formula="of:=(SQRT([.K147])^(1/2))^(1/2)" office:value-type="float" office:value="1.03482889456521" calcext:value-type="float">
            <text:p>1.035</text:p>
          </table:table-cell>
          <table:table-cell table:style-name="ce14" table:formula="of:=([.F147]/[.$B$15])/[.$F$2]" office:value-type="float" office:value="1.71428571428571" calcext:value-type="float">
            <text:p>1.714</text:p>
          </table:table-cell>
          <table:table-cell table:style-name="ce19" table:formula="of:=SQRT([.P147])" office:value-type="float" office:value="1.30930734141595" calcext:value-type="float">
            <text:p>1.309</text:p>
          </table:table-cell>
          <table:table-cell table:style-name="ce19" table:formula="of:=SQRT(SQRT([.P147]))" office:value-type="float" office:value="1.1442496849097" calcext:value-type="float">
            <text:p>1.144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AA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7]=&quot;overworld&quot;;IF([.$S147]&lt;64;64+([.S147]*3);0);0)" office:value-type="float" office:value="0" calcext:value-type="float">
            <text:p>0</text:p>
          </table:table-cell>
          <table:table-cell table:style-name="ce25" table:formula="of:=IF([.$AD147]=&quot;Overworld&quot;;IF([.$S147]&lt;64;([.T147]*3);0);0)" office:value-type="float" office:value="0" calcext:value-type="float">
            <text:p>0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7]&gt;64;&quot;uniform&quot;;IF([.AD14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8]/2" office:value-type="float" office:value="3" calcext:value-type="float">
            <text:p>3.000</text:p>
          </table:table-cell>
          <table:table-cell table:style-name="ce12" table:formula="of:=[.H148]/2" office:value-type="float" office:value="3" calcext:value-type="float">
            <text:p>3.000</text:p>
          </table:table-cell>
          <table:table-cell table:style-name="ce14" table:formula="of:=([.F148]/[.$B$10])/[.$F$2]" office:value-type="float" office:value="1.12720156555773" calcext:value-type="float">
            <text:p>1.127</text:p>
          </table:table-cell>
          <table:table-cell table:style-name="ce15" table:formula="of:=SQRT([.K148])" office:value-type="float" office:value="1.06169749248914" calcext:value-type="float">
            <text:p>1.062</text:p>
          </table:table-cell>
          <table:table-cell table:style-name="ce15" table:formula="of:=(SQRT([.K148])^(1/2))^(1/3)" office:value-type="float" office:value="1.01002812049619" calcext:value-type="float">
            <text:p>1.010</text:p>
          </table:table-cell>
          <table:table-cell table:style-name="ce15" table:formula="of:=SQRT([.K148])^(1/2)" office:value-type="float" office:value="1.03038705955051" calcext:value-type="float">
            <text:p>1.030</text:p>
          </table:table-cell>
          <table:table-cell table:style-name="ce15" table:formula="of:=(SQRT([.K148])^(1/2))^(1/2)" office:value-type="float" office:value="1.01507982915163" calcext:value-type="float">
            <text:p>1.015</text:p>
          </table:table-cell>
          <table:table-cell table:style-name="ce14" table:formula="of:=([.F148]/[.$B$15])/[.$F$2]" office:value-type="float" office:value="1.46938775510204" calcext:value-type="float">
            <text:p>1.469</text:p>
          </table:table-cell>
          <table:table-cell table:style-name="ce19" table:formula="of:=SQRT([.P148])" office:value-type="float" office:value="1.21218305346265" calcext:value-type="float">
            <text:p>1.212</text:p>
          </table:table-cell>
          <table:table-cell table:style-name="ce19" table:formula="of:=SQRT(SQRT([.P148]))" office:value-type="float" office:value="1.10099184986205" calcext:value-type="float">
            <text:p>1.101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AA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8]=&quot;overworld&quot;;IF([.$S148]&lt;64;64+([.S148]*3);0);0)" office:value-type="float" office:value="0" calcext:value-type="float">
            <text:p>0</text:p>
          </table:table-cell>
          <table:table-cell table:style-name="ce25" table:formula="of:=IF([.$AD148]=&quot;Overworld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8]&gt;64;&quot;uniform&quot;;IF([.AD1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9]/2" office:value-type="float" office:value="3" calcext:value-type="float">
            <text:p>3.000</text:p>
          </table:table-cell>
          <table:table-cell table:style-name="ce12" table:formula="of:=[.H149]/2" office:value-type="float" office:value="2.5" calcext:value-type="float">
            <text:p>2.500</text:p>
          </table:table-cell>
          <table:table-cell table:style-name="ce14" table:formula="of:=([.F149]/[.$B$10])/[.$F$2]" office:value-type="float" office:value="0.939334637964775" calcext:value-type="float">
            <text:p>0.939</text:p>
          </table:table-cell>
          <table:table-cell table:style-name="ce15" table:formula="of:=SQRT([.K149])" office:value-type="float" office:value="0.969192776471624" calcext:value-type="float">
            <text:p>0.969</text:p>
          </table:table-cell>
          <table:table-cell table:style-name="ce15" table:formula="of:=(SQRT([.K149])^(1/2))^(1/3)" office:value-type="float" office:value="0.994798285491273" calcext:value-type="float">
            <text:p>0.995</text:p>
          </table:table-cell>
          <table:table-cell table:style-name="ce15" table:formula="of:=SQRT([.K149])^(1/2)" office:value-type="float" office:value="0.984475889228184" calcext:value-type="float">
            <text:p>0.984</text:p>
          </table:table-cell>
          <table:table-cell table:style-name="ce15" table:formula="of:=(SQRT([.K149])^(1/2))^(1/2)" office:value-type="float" office:value="0.992207583738496" calcext:value-type="float">
            <text:p>0.992</text:p>
          </table:table-cell>
          <table:table-cell table:style-name="ce14" table:formula="of:=([.F149]/[.$B$15])/[.$F$2]" office:value-type="float" office:value="1.22448979591837" calcext:value-type="float">
            <text:p>1.224</text:p>
          </table:table-cell>
          <table:table-cell table:style-name="ce19" table:formula="of:=SQRT([.P149])" office:value-type="float" office:value="1.10656667034498" calcext:value-type="float">
            <text:p>1.107</text:p>
          </table:table-cell>
          <table:table-cell table:style-name="ce19" table:formula="of:=SQRT(SQRT([.P149]))" office:value-type="float" office:value="1.05193472722645" calcext:value-type="float">
            <text:p>1.052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AA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49]=&quot;overworld&quot;;IF([.$S149]&lt;64;64+([.S149]*3);0);0)" office:value-type="float" office:value="0" calcext:value-type="float">
            <text:p>0</text:p>
          </table:table-cell>
          <table:table-cell table:style-name="ce25" table:formula="of:=IF([.$AD149]=&quot;Overworld&quot;;IF([.$S149]&lt;64;([.T149]*3);0);0)" office:value-type="float" office:value="0" calcext:value-type="float">
            <text:p>0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49]&gt;64;&quot;uniform&quot;;IF([.AD14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0]/2" office:value-type="float" office:value="3.5" calcext:value-type="float">
            <text:p>3.500</text:p>
          </table:table-cell>
          <table:table-cell table:style-name="ce12" table:formula="of:=[.H150]/2" office:value-type="float" office:value="2" calcext:value-type="float">
            <text:p>2.000</text:p>
          </table:table-cell>
          <table:table-cell table:style-name="ce14" table:formula="of:=([.F150]/[.$B$10])/[.$F$2]" office:value-type="float" office:value="0.876712328767123" calcext:value-type="float">
            <text:p>0.877</text:p>
          </table:table-cell>
          <table:table-cell table:style-name="ce15" table:formula="of:=SQRT([.K150])" office:value-type="float" office:value="0.936329177569044" calcext:value-type="float">
            <text:p>0.936</text:p>
          </table:table-cell>
          <table:table-cell table:style-name="ce15" table:formula="of:=(SQRT([.K150])^(1/2))^(1/3)" office:value-type="float" office:value="0.989095196698694" calcext:value-type="float">
            <text:p>0.989</text:p>
          </table:table-cell>
          <table:table-cell table:style-name="ce15" table:formula="of:=SQRT([.K150])^(1/2)" office:value-type="float" office:value="0.967641037559406" calcext:value-type="float">
            <text:p>0.968</text:p>
          </table:table-cell>
          <table:table-cell table:style-name="ce15" table:formula="of:=(SQRT([.K150])^(1/2))^(1/2)" office:value-type="float" office:value="0.983687469453284" calcext:value-type="float">
            <text:p>0.984</text:p>
          </table:table-cell>
          <table:table-cell table:style-name="ce14" table:formula="of:=([.F150]/[.$B$15])/[.$F$2]" office:value-type="float" office:value="1.14285714285714" calcext:value-type="float">
            <text:p>1.143</text:p>
          </table:table-cell>
          <table:table-cell table:style-name="ce19" table:formula="of:=SQRT([.P150])" office:value-type="float" office:value="1.0690449676497" calcext:value-type="float">
            <text:p>1.069</text:p>
          </table:table-cell>
          <table:table-cell table:style-name="ce19" table:formula="of:=SQRT(SQRT([.P150]))" office:value-type="float" office:value="1.03394630791434" calcext:value-type="float">
            <text:p>1.034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AA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0]=&quot;overworld&quot;;IF([.$S150]&lt;64;64+([.S150]*3);0);0)" office:value-type="float" office:value="0" calcext:value-type="float">
            <text:p>0</text:p>
          </table:table-cell>
          <table:table-cell table:style-name="ce25" table:formula="of:=IF([.$AD150]=&quot;Overworld&quot;;IF([.$S150]&lt;64;([.T150]*3);0);0)" office:value-type="float" office:value="0" calcext:value-type="float">
            <text:p>0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0]&gt;64;&quot;uniform&quot;;IF([.AD15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2" calcext:value-type="float">
            <text:p>2.000</text:p>
          </table:table-cell>
          <table:table-cell table:style-name="ce14" table:formula="of:=([.F151]/[.$B$10])/[.$F$2]" office:value-type="float" office:value="0.500978473581213" calcext:value-type="float">
            <text:p>0.501</text:p>
          </table:table-cell>
          <table:table-cell table:style-name="ce15" table:formula="of:=SQRT([.K151])" office:value-type="float" office:value="0.707798328326094" calcext:value-type="float">
            <text:p>0.708</text:p>
          </table:table-cell>
          <table:table-cell table:style-name="ce15" table:formula="of:=(SQRT([.K151])^(1/2))^(1/3)" office:value-type="float" office:value="0.944028100805727" calcext:value-type="float">
            <text:p>0.944</text:p>
          </table:table-cell>
          <table:table-cell table:style-name="ce15" table:formula="of:=SQRT([.K151])^(1/2)" office:value-type="float" office:value="0.841307511155163" calcext:value-type="float">
            <text:p>0.841</text:p>
          </table:table-cell>
          <table:table-cell table:style-name="ce15" table:formula="of:=(SQRT([.K151])^(1/2))^(1/2)" office:value-type="float" office:value="0.917228167445354" calcext:value-type="float">
            <text:p>0.917</text:p>
          </table:table-cell>
          <table:table-cell table:style-name="ce14" table:formula="of:=([.F151]/[.$B$15])/[.$F$2]" office:value-type="float" office:value="0.653061224489796" calcext:value-type="float">
            <text:p>0.653</text:p>
          </table:table-cell>
          <table:table-cell table:style-name="ce19" table:formula="of:=SQRT([.P151])" office:value-type="float" office:value="0.808122035641769" calcext:value-type="float">
            <text:p>0.808</text:p>
          </table:table-cell>
          <table:table-cell table:style-name="ce19" table:formula="of:=SQRT(SQRT([.P151]))" office:value-type="float" office:value="0.898956081041654" calcext:value-type="float">
            <text:p>0.899</text:p>
          </table:table-cell>
          <table:table-cell table:style-name="ce20" table:formula="of:=[.T151]+[.W151]" office:value-type="float" office:value="67" calcext:value-type="float">
            <text:p>67</text:p>
          </table:table-cell>
          <table:table-cell table:style-name="ce20" table:formula="of:=([.X151]-[.W151])/2" office:value-type="float" office:value="61" calcext:value-type="float">
            <text:p>61</text:p>
          </table:table-cell>
          <table:table-cell table:style-name="ce21" table:formula="of:=[.V151]+[.W151]" office:value-type="float" office:value="127.8" calcext:value-type="float">
            <text:p>127.8</text:p>
          </table:table-cell>
          <table:table-cell table:style-name="ce22" table:formula="of:=([.AA151]-[.W15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1]=&quot;overworld&quot;;IF([.$S151]&lt;64;64+([.S151]*3);0);0)" office:value-type="float" office:value="0" calcext:value-type="float">
            <text:p>0</text:p>
          </table:table-cell>
          <table:table-cell table:style-name="ce25" table:formula="of:=IF([.$AD151]=&quot;Overworld&quot;;IF([.$S151]&lt;64;([.T151]*3);0);0)" office:value-type="float" office:value="0" calcext:value-type="float">
            <text:p>0</text:p>
          </table:table-cell>
          <table:table-cell table:style-name="ce7" table:formula="of:=IF([.X151]&gt;64;64+(([.X151]-64)*2.9);[.X151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1]&gt;64;&quot;uniform&quot;;IF([.AD15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2]/2" office:value-type="float" office:value="2" calcext:value-type="float">
            <text:p>2.000</text:p>
          </table:table-cell>
          <table:table-cell table:style-name="ce12" table:formula="of:=[.H152]/2" office:value-type="float" office:value="1.5" calcext:value-type="float">
            <text:p>1.500</text:p>
          </table:table-cell>
          <table:table-cell table:style-name="ce14" table:formula="of:=([.F152]/[.$B$10])/[.$F$2]" office:value-type="float" office:value="0.37573385518591" calcext:value-type="float">
            <text:p>0.376</text:p>
          </table:table-cell>
          <table:table-cell table:style-name="ce15" table:formula="of:=SQRT([.K152])" office:value-type="float" office:value="0.612971333086556" calcext:value-type="float">
            <text:p>0.613</text:p>
          </table:table-cell>
          <table:table-cell table:style-name="ce15" table:formula="of:=(SQRT([.K152])^(1/2))^(1/3)" office:value-type="float" office:value="0.921665562675779" calcext:value-type="float">
            <text:p>0.922</text:p>
          </table:table-cell>
          <table:table-cell table:style-name="ce15" table:formula="of:=SQRT([.K152])^(1/2)" office:value-type="float" office:value="0.782924857880088" calcext:value-type="float">
            <text:p>0.783</text:p>
          </table:table-cell>
          <table:table-cell table:style-name="ce15" table:formula="of:=(SQRT([.K152])^(1/2))^(1/2)" office:value-type="float" office:value="0.884830411932189" calcext:value-type="float">
            <text:p>0.885</text:p>
          </table:table-cell>
          <table:table-cell table:style-name="ce14" table:formula="of:=([.F152]/[.$B$15])/[.$F$2]" office:value-type="float" office:value="0.489795918367347" calcext:value-type="float">
            <text:p>0.490</text:p>
          </table:table-cell>
          <table:table-cell table:style-name="ce19" table:formula="of:=SQRT([.P152])" office:value-type="float" office:value="0.699854212223765" calcext:value-type="float">
            <text:p>0.700</text:p>
          </table:table-cell>
          <table:table-cell table:style-name="ce19" table:formula="of:=SQRT(SQRT([.P152]))" office:value-type="float" office:value="0.836572897136744" calcext:value-type="float">
            <text:p>0.837</text:p>
          </table:table-cell>
          <table:table-cell table:style-name="ce20" table:formula="of:=[.T152]+[.W152]" office:value-type="float" office:value="67" calcext:value-type="float">
            <text:p>67</text:p>
          </table:table-cell>
          <table:table-cell table:style-name="ce20" table:formula="of:=([.X152]-[.W152])/2" office:value-type="float" office:value="61" calcext:value-type="float">
            <text:p>61</text:p>
          </table:table-cell>
          <table:table-cell table:style-name="ce21" table:formula="of:=[.V152]+[.W152]" office:value-type="float" office:value="127.8" calcext:value-type="float">
            <text:p>127.8</text:p>
          </table:table-cell>
          <table:table-cell table:style-name="ce22" table:formula="of:=([.AA152]-[.W15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2]=&quot;overworld&quot;;IF([.$S152]&lt;64;64+([.S152]*3);0);0)" office:value-type="float" office:value="0" calcext:value-type="float">
            <text:p>0</text:p>
          </table:table-cell>
          <table:table-cell table:style-name="ce25" table:formula="of:=IF([.$AD152]=&quot;Overworld&quot;;IF([.$S152]&lt;64;([.T152]*3);0);0)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2]&gt;64;&quot;uniform&quot;;IF([.AD15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53]/2" office:value-type="float" office:value="2" calcext:value-type="float">
            <text:p>2.000</text:p>
          </table:table-cell>
          <table:table-cell table:style-name="ce12" table:formula="of:=[.H153]/2" office:value-type="float" office:value="1.5" calcext:value-type="float">
            <text:p>1.500</text:p>
          </table:table-cell>
          <table:table-cell table:style-name="ce14" table:formula="of:=([.F153]/[.$B$10])/[.$F$2]" office:value-type="float" office:value="0.37573385518591" calcext:value-type="float">
            <text:p>0.376</text:p>
          </table:table-cell>
          <table:table-cell table:style-name="ce15" table:formula="of:=SQRT([.K153])" office:value-type="float" office:value="0.612971333086556" calcext:value-type="float">
            <text:p>0.613</text:p>
          </table:table-cell>
          <table:table-cell table:style-name="ce15" table:formula="of:=(SQRT([.K153])^(1/2))^(1/3)" office:value-type="float" office:value="0.921665562675779" calcext:value-type="float">
            <text:p>0.922</text:p>
          </table:table-cell>
          <table:table-cell table:style-name="ce15" table:formula="of:=SQRT([.K153])^(1/2)" office:value-type="float" office:value="0.782924857880088" calcext:value-type="float">
            <text:p>0.783</text:p>
          </table:table-cell>
          <table:table-cell table:style-name="ce15" table:formula="of:=(SQRT([.K153])^(1/2))^(1/2)" office:value-type="float" office:value="0.884830411932189" calcext:value-type="float">
            <text:p>0.885</text:p>
          </table:table-cell>
          <table:table-cell table:style-name="ce14" table:formula="of:=([.F153]/[.$B$15])/[.$F$2]" office:value-type="float" office:value="0.489795918367347" calcext:value-type="float">
            <text:p>0.490</text:p>
          </table:table-cell>
          <table:table-cell table:style-name="ce19" table:formula="of:=SQRT([.P153])" office:value-type="float" office:value="0.699854212223765" calcext:value-type="float">
            <text:p>0.700</text:p>
          </table:table-cell>
          <table:table-cell table:style-name="ce19" table:formula="of:=SQRT(SQRT([.P153]))" office:value-type="float" office:value="0.836572897136744" calcext:value-type="float">
            <text:p>0.837</text:p>
          </table:table-cell>
          <table:table-cell table:style-name="ce20" table:formula="of:=[.T153]+[.W153]" office:value-type="float" office:value="67" calcext:value-type="float">
            <text:p>67</text:p>
          </table:table-cell>
          <table:table-cell table:style-name="ce20" table:formula="of:=([.X153]-[.W153])/2" office:value-type="float" office:value="61" calcext:value-type="float">
            <text:p>61</text:p>
          </table:table-cell>
          <table:table-cell table:style-name="ce21" table:formula="of:=[.V153]+[.W153]" office:value-type="float" office:value="127.8" calcext:value-type="float">
            <text:p>127.8</text:p>
          </table:table-cell>
          <table:table-cell table:style-name="ce22" table:formula="of:=([.AA153]-[.W15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3]=&quot;overworld&quot;;IF([.$S153]&lt;64;64+([.S153]*3);0);0)" office:value-type="float" office:value="0" calcext:value-type="float">
            <text:p>0</text:p>
          </table:table-cell>
          <table:table-cell table:style-name="ce25" table:formula="of:=IF([.$AD153]=&quot;Overworld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3]&gt;64;&quot;uniform&quot;;IF([.AD15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1" calcext:value-type="float">
            <text:p>1.000</text:p>
          </table:table-cell>
          <table:table-cell table:style-name="ce14" table:formula="of:=([.F154]/[.$B$10])/[.$F$2]" office:value-type="float" office:value="0.187866927592955" calcext:value-type="float">
            <text:p>0.188</text:p>
          </table:table-cell>
          <table:table-cell table:style-name="ce15" table:formula="of:=SQRT([.K154])" office:value-type="float" office:value="0.433436186298462" calcext:value-type="float">
            <text:p>0.433</text:p>
          </table:table-cell>
          <table:table-cell table:style-name="ce15" table:formula="of:=(SQRT([.K154])^(1/2))^(1/3)" office:value-type="float" office:value="0.869936449492987" calcext:value-type="float">
            <text:p>0.870</text:p>
          </table:table-cell>
          <table:table-cell table:style-name="ce15" table:formula="of:=SQRT([.K154])^(1/2)" office:value-type="float" office:value="0.65835870640439" calcext:value-type="float">
            <text:p>0.658</text:p>
          </table:table-cell>
          <table:table-cell table:style-name="ce15" table:formula="of:=(SQRT([.K154])^(1/2))^(1/2)" office:value-type="float" office:value="0.811393065292273" calcext:value-type="float">
            <text:p>0.811</text:p>
          </table:table-cell>
          <table:table-cell table:style-name="ce14" table:formula="of:=([.F154]/[.$B$15])/[.$F$2]" office:value-type="float" office:value="0.244897959183673" calcext:value-type="float">
            <text:p>0.245</text:p>
          </table:table-cell>
          <table:table-cell table:style-name="ce19" table:formula="of:=SQRT([.P154])" office:value-type="float" office:value="0.494871659305393" calcext:value-type="float">
            <text:p>0.495</text:p>
          </table:table-cell>
          <table:table-cell table:style-name="ce19" table:formula="of:=SQRT(SQRT([.P154]))" office:value-type="float" office:value="0.703471150300702" calcext:value-type="float">
            <text:p>0.703</text:p>
          </table:table-cell>
          <table:table-cell table:style-name="ce20" table:formula="of:=[.T154]+[.W154]" office:value-type="float" office:value="67" calcext:value-type="float">
            <text:p>67</text:p>
          </table:table-cell>
          <table:table-cell table:style-name="ce20" table:formula="of:=([.X154]-[.W154])/2" office:value-type="float" office:value="61" calcext:value-type="float">
            <text:p>61</text:p>
          </table:table-cell>
          <table:table-cell table:style-name="ce21" table:formula="of:=[.V154]+[.W154]" office:value-type="float" office:value="127.8" calcext:value-type="float">
            <text:p>127.8</text:p>
          </table:table-cell>
          <table:table-cell table:style-name="ce22" table:formula="of:=([.AA154]-[.W15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4]=&quot;overworld&quot;;IF([.$S154]&lt;64;64+([.S154]*3);0);0)" office:value-type="float" office:value="0" calcext:value-type="float">
            <text:p>0</text:p>
          </table:table-cell>
          <table:table-cell table:style-name="ce25" table:formula="of:=IF([.$AD154]=&quot;Overworld&quot;;IF([.$S154]&lt;64;([.T154]*3);0);0)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4]&gt;64;&quot;uniform&quot;;IF([.AD15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5]/2" office:value-type="float" office:value="1.5" calcext:value-type="float">
            <text:p>1.500</text:p>
          </table:table-cell>
          <table:table-cell table:style-name="ce12" table:formula="of:=[.H155]/2" office:value-type="float" office:value="1" calcext:value-type="float">
            <text:p>1.000</text:p>
          </table:table-cell>
          <table:table-cell table:style-name="ce14" table:formula="of:=([.F155]/[.$B$10])/[.$F$2]" office:value-type="float" office:value="0.187866927592955" calcext:value-type="float">
            <text:p>0.188</text:p>
          </table:table-cell>
          <table:table-cell table:style-name="ce15" table:formula="of:=SQRT([.K155])" office:value-type="float" office:value="0.433436186298462" calcext:value-type="float">
            <text:p>0.433</text:p>
          </table:table-cell>
          <table:table-cell table:style-name="ce15" table:formula="of:=(SQRT([.K155])^(1/2))^(1/3)" office:value-type="float" office:value="0.869936449492987" calcext:value-type="float">
            <text:p>0.870</text:p>
          </table:table-cell>
          <table:table-cell table:style-name="ce15" table:formula="of:=SQRT([.K155])^(1/2)" office:value-type="float" office:value="0.65835870640439" calcext:value-type="float">
            <text:p>0.658</text:p>
          </table:table-cell>
          <table:table-cell table:style-name="ce15" table:formula="of:=(SQRT([.K155])^(1/2))^(1/2)" office:value-type="float" office:value="0.811393065292273" calcext:value-type="float">
            <text:p>0.811</text:p>
          </table:table-cell>
          <table:table-cell table:style-name="ce14" table:formula="of:=([.F155]/[.$B$15])/[.$F$2]" office:value-type="float" office:value="0.244897959183673" calcext:value-type="float">
            <text:p>0.245</text:p>
          </table:table-cell>
          <table:table-cell table:style-name="ce19" table:formula="of:=SQRT([.P155])" office:value-type="float" office:value="0.494871659305393" calcext:value-type="float">
            <text:p>0.495</text:p>
          </table:table-cell>
          <table:table-cell table:style-name="ce19" table:formula="of:=SQRT(SQRT([.P155]))" office:value-type="float" office:value="0.703471150300702" calcext:value-type="float">
            <text:p>0.703</text:p>
          </table:table-cell>
          <table:table-cell table:style-name="ce20" table:formula="of:=[.T155]+[.W155]" office:value-type="float" office:value="67" calcext:value-type="float">
            <text:p>67</text:p>
          </table:table-cell>
          <table:table-cell table:style-name="ce20" table:formula="of:=([.X155]-[.W155])/2" office:value-type="float" office:value="61" calcext:value-type="float">
            <text:p>61</text:p>
          </table:table-cell>
          <table:table-cell table:style-name="ce21" table:formula="of:=[.V155]+[.W155]" office:value-type="float" office:value="127.8" calcext:value-type="float">
            <text:p>127.8</text:p>
          </table:table-cell>
          <table:table-cell table:style-name="ce22" table:formula="of:=([.AA155]-[.W15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5]=&quot;overworld&quot;;IF([.$S155]&lt;64;64+([.S155]*3);0);0)" office:value-type="float" office:value="0" calcext:value-type="float">
            <text:p>0</text:p>
          </table:table-cell>
          <table:table-cell table:style-name="ce25" table:formula="of:=IF([.$AD155]=&quot;Overworld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5]&gt;64;&quot;uniform&quot;;IF([.AD15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6]/2" office:value-type="float" office:value="2" calcext:value-type="float">
            <text:p>2.000</text:p>
          </table:table-cell>
          <table:table-cell table:style-name="ce12" table:formula="of:=[.H156]/2" office:value-type="float" office:value="3" calcext:value-type="float">
            <text:p>3.000</text:p>
          </table:table-cell>
          <table:table-cell table:style-name="ce14" table:formula="of:=([.F156]/[.$B$10])/[.$F$2]" office:value-type="float" office:value="0.75146771037182" calcext:value-type="float">
            <text:p>0.751</text:p>
          </table:table-cell>
          <table:table-cell table:style-name="ce15" table:formula="of:=SQRT([.K156])" office:value-type="float" office:value="0.866872372596924" calcext:value-type="float">
            <text:p>0.867</text:p>
          </table:table-cell>
          <table:table-cell table:style-name="ce15" table:formula="of:=(SQRT([.K156])^(1/2))^(1/3)" office:value-type="float" office:value="0.976470648996882" calcext:value-type="float">
            <text:p>0.976</text:p>
          </table:table-cell>
          <table:table-cell table:style-name="ce15" table:formula="of:=SQRT([.K156])^(1/2)" office:value-type="float" office:value="0.931059811503495" calcext:value-type="float">
            <text:p>0.931</text:p>
          </table:table-cell>
          <table:table-cell table:style-name="ce15" table:formula="of:=(SQRT([.K156])^(1/2))^(1/2)" office:value-type="float" office:value="0.964914406309438" calcext:value-type="float">
            <text:p>0.965</text:p>
          </table:table-cell>
          <table:table-cell table:style-name="ce14" table:formula="of:=([.F156]/[.$B$15])/[.$F$2]" office:value-type="float" office:value="0.979591836734694" calcext:value-type="float">
            <text:p>0.980</text:p>
          </table:table-cell>
          <table:table-cell table:style-name="ce19" table:formula="of:=SQRT([.P156])" office:value-type="float" office:value="0.989743318610787" calcext:value-type="float">
            <text:p>0.990</text:p>
          </table:table-cell>
          <table:table-cell table:style-name="ce19" table:formula="of:=SQRT(SQRT([.P156]))" office:value-type="float" office:value="0.994858441493455" calcext:value-type="float">
            <text:p>0.995</text:p>
          </table:table-cell>
          <table:table-cell table:style-name="ce20" table:formula="of:=[.T156]+[.W156]" office:value-type="float" office:value="35" calcext:value-type="float">
            <text:p>35</text:p>
          </table:table-cell>
          <table:table-cell table:style-name="ce20" table:formula="of:=([.X156]-[.W156])/2" office:value-type="float" office:value="29" calcext:value-type="float">
            <text:p>29</text:p>
          </table:table-cell>
          <table:table-cell table:style-name="ce21" table:formula="of:=[.V156]+[.W156]" office:value-type="float" office:value="35" calcext:value-type="float">
            <text:p>35</text:p>
          </table:table-cell>
          <table:table-cell table:style-name="ce22" table:formula="of:=([.AA156]-[.W156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6]=&quot;overworld&quot;;IF([.$S156]&lt;64;64+([.S156]*3);0);0)" office:value-type="float" office:value="0" calcext:value-type="float">
            <text:p>0</text:p>
          </table:table-cell>
          <table:table-cell table:style-name="ce25" table:formula="of:=IF([.$AD156]=&quot;Overworld&quot;;IF([.$S156]&lt;64;([.T156]*3);0);0)" office:value-type="float" office:value="0" calcext:value-type="float">
            <text:p>0</text:p>
          </table:table-cell>
          <table:table-cell table:style-name="ce7" table:formula="of:=IF([.X156]&gt;64;64+(([.X156]-64)*2.9);[.X156])" office:value-type="float" office:value="64" calcext:value-type="float">
            <text:p>64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6]&gt;64;&quot;uniform&quot;;IF([.AD15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7]/2" office:value-type="float" office:value="1.5" calcext:value-type="float">
            <text:p>1.500</text:p>
          </table:table-cell>
          <table:table-cell table:style-name="ce12" table:formula="of:=[.H157]/2" office:value-type="float" office:value="1.5" calcext:value-type="float">
            <text:p>1.500</text:p>
          </table:table-cell>
          <table:table-cell table:style-name="ce14" table:formula="of:=([.F157]/[.$B$10])/[.$F$2]" office:value-type="float" office:value="0.281800391389432" calcext:value-type="float">
            <text:p>0.282</text:p>
          </table:table-cell>
          <table:table-cell table:style-name="ce15" table:formula="of:=SQRT([.K157])" office:value-type="float" office:value="0.53084874624457" calcext:value-type="float">
            <text:p>0.531</text:p>
          </table:table-cell>
          <table:table-cell table:style-name="ce15" table:formula="of:=(SQRT([.K157])^(1/2))^(1/3)" office:value-type="float" office:value="0.899832757835748" calcext:value-type="float">
            <text:p>0.900</text:p>
          </table:table-cell>
          <table:table-cell table:style-name="ce15" table:formula="of:=SQRT([.K157])^(1/2)" office:value-type="float" office:value="0.728593677055031" calcext:value-type="float">
            <text:p>0.729</text:p>
          </table:table-cell>
          <table:table-cell table:style-name="ce15" table:formula="of:=(SQRT([.K157])^(1/2))^(1/2)" office:value-type="float" office:value="0.853576989529961" calcext:value-type="float">
            <text:p>0.854</text:p>
          </table:table-cell>
          <table:table-cell table:style-name="ce14" table:formula="of:=([.F157]/[.$B$15])/[.$F$2]" office:value-type="float" office:value="0.36734693877551" calcext:value-type="float">
            <text:p>0.367</text:p>
          </table:table-cell>
          <table:table-cell table:style-name="ce19" table:formula="of:=SQRT([.P157])" office:value-type="float" office:value="0.606091526731326" calcext:value-type="float">
            <text:p>0.606</text:p>
          </table:table-cell>
          <table:table-cell table:style-name="ce19" table:formula="of:=SQRT(SQRT([.P157]))" office:value-type="float" office:value="0.778518803068575" calcext:value-type="float">
            <text:p>0.779</text:p>
          </table:table-cell>
          <table:table-cell table:style-name="ce20" table:formula="of:=[.T157]+[.W157]" office:value-type="float" office:value="35" calcext:value-type="float">
            <text:p>35</text:p>
          </table:table-cell>
          <table:table-cell table:style-name="ce20" table:formula="of:=([.X157]-[.W157])/2" office:value-type="float" office:value="29" calcext:value-type="float">
            <text:p>29</text:p>
          </table:table-cell>
          <table:table-cell table:style-name="ce21" table:formula="of:=[.V157]+[.W157]" office:value-type="float" office:value="35" calcext:value-type="float">
            <text:p>35</text:p>
          </table:table-cell>
          <table:table-cell table:style-name="ce22" table:formula="of:=([.AA157]-[.W157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57]=&quot;overworld&quot;;IF([.$S157]&lt;64;64+([.S157]*3);0);0)" office:value-type="float" office:value="0" calcext:value-type="float">
            <text:p>0</text:p>
          </table:table-cell>
          <table:table-cell table:style-name="ce25" table:formula="of:=IF([.$AD157]=&quot;Overworld&quot;;IF([.$S157]&lt;64;([.T157]*3);0);0)" office:value-type="float" office:value="0" calcext:value-type="float">
            <text:p>0</text:p>
          </table:table-cell>
          <table:table-cell table:style-name="ce7" table:formula="of:=IF([.X157]&gt;64;64+(([.X157]-64)*2.9);[.X157])" office:value-type="float" office:value="64" calcext:value-type="float">
            <text:p>64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57]&gt;64;&quot;uniform&quot;;IF([.AD1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8]/2" office:value-type="float" office:value="2" calcext:value-type="float">
            <text:p>2.000</text:p>
          </table:table-cell>
          <table:table-cell table:style-name="ce12" table:formula="of:=[.H158]/2" office:value-type="float" office:value="4" calcext:value-type="float">
            <text:p>4.000</text:p>
          </table:table-cell>
          <table:table-cell table:style-name="ce14" table:formula="of:=([.F158]/[.$B$9])/[.$F$2]" office:value-type="float" office:value="6.00355437434956" calcext:value-type="float">
            <text:p>6.004</text:p>
          </table:table-cell>
          <table:table-cell table:style-name="ce15" table:formula="of:=SQRT([.K158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8])^(1/2)" office:value-type="float" office:value="1.56531631595348" calcext:value-type="float">
            <text:p>1.565</text:p>
          </table:table-cell>
          <table:table-cell table:style-name="ce15" table:formula="of:=(SQRT([.K158])^(1/2))^(1/2)" office:value-type="float" office:value="1.25112601921368" calcext:value-type="float">
            <text:p>1.251</text:p>
          </table:table-cell>
          <table:table-cell table:style-name="ce14" table:formula="of:=([.F158]/[.$B$15])/[.$F$2]" office:value-type="float" office:value="1.30612244897959" calcext:value-type="float">
            <text:p>1.306</text:p>
          </table:table-cell>
          <table:table-cell table:style-name="ce19" table:formula="of:=SQRT([.P158])" office:value-type="float" office:value="1.14285714285714" calcext:value-type="float">
            <text:p>1.143</text:p>
          </table:table-cell>
          <table:table-cell table:style-name="ce19" table:formula="of:=SQRT(SQRT([.P158]))" office:value-type="float" office:value="1.0690449676497" calcext:value-type="float">
            <text:p>1.069</text:p>
          </table:table-cell>
          <table:table-cell table:style-name="ce20" table:formula="of:=[.T158]+[.W158]" office:value-type="float" office:value="30" calcext:value-type="float">
            <text:p>30</text:p>
          </table:table-cell>
          <table:table-cell table:style-name="ce20" table:formula="of:=([.X158]-[.W158])/2" office:value-type="float" office:value="30" calcext:value-type="float">
            <text:p>30</text:p>
          </table:table-cell>
          <table:table-cell table:style-name="ce21" table:formula="of:=[.V158]+[.W158]" office:value-type="float" office:value="30" calcext:value-type="float">
            <text:p>30</text:p>
          </table:table-cell>
          <table:table-cell table:style-name="ce22" table:formula="of:=([.AA158]-[.W158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158]=&quot;overworld&quot;;IF([.$S158]&lt;64;64+([.S158]*3);0);0)" office:value-type="float" office:value="154" calcext:value-type="float">
            <text:p>154</text:p>
          </table:table-cell>
          <table:table-cell table:style-name="ce25" table:formula="of:=IF([.$AD158]=&quot;Overworld&quot;;IF([.$S158]&lt;64;([.T158]*3);0);0)" office:value-type="float" office:value="90" calcext:value-type="float">
            <text:p>90</text:p>
          </table:table-cell>
          <table:table-cell table:style-name="ce7" table:formula="of:=IF([.X158]&gt;64;64+(([.X158]-64)*2.9);[.X158])" office:value-type="float" office:value="60" calcext:value-type="float">
            <text:p>60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58]&gt;64;&quot;uniform&quot;;IF([.AD158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Mimicry:Sparr_Mimichite 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Nether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59]/2" office:value-type="float" office:value="2" calcext:value-type="float">
            <text:p>2.000</text:p>
          </table:table-cell>
          <table:table-cell table:style-name="ce12" table:formula="of:=[.H159]/2" office:value-type="float" office:value="8" calcext:value-type="float">
            <text:p>8.000</text:p>
          </table:table-cell>
          <table:table-cell table:style-name="ce14" table:formula="of:=([.F159]/[.$B$9])/[.$F$2]" office:value-type="float" office:value="12.0071087486991" calcext:value-type="float">
            <text:p>12.007</text:p>
          </table:table-cell>
          <table:table-cell table:style-name="ce15" table:formula="of:=SQRT([.K159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59])^(1/2)" office:value-type="float" office:value="1.86148530016173" calcext:value-type="float">
            <text:p>1.861</text:p>
          </table:table-cell>
          <table:table-cell table:style-name="ce15" table:formula="of:=(SQRT([.K159])^(1/2))^(1/2)" office:value-type="float" office:value="1.36436259849122" calcext:value-type="float">
            <text:p>1.364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SQRT([.P159])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" calcext:value-type="float">
            <text:p>64</text:p>
          </table:table-cell>
          <table:table-cell table:style-name="ce20" table:formula="of:=([.X159]-[.W159])/2" office:value-type="float" office:value="64" calcext:value-type="float">
            <text:p>64</text:p>
          </table:table-cell>
          <table:table-cell table:style-name="ce21" table:formula="of:=[.V159]+[.W159]" office:value-type="float" office:value="124.8" calcext:value-type="float">
            <text:p>124.8</text:p>
          </table:table-cell>
          <table:table-cell table:style-name="ce22" table:formula="of:=([.AA159]-[.W159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59]=&quot;overworld&quot;;IF([.$S159]&lt;64;64+([.S159]*3);0);0)" office:value-type="float" office:value="0" calcext:value-type="float">
            <text:p>0</text:p>
          </table:table-cell>
          <table:table-cell table:style-name="ce25" table:formula="of:=IF([.$AD159]=&quot;Overworld&quot;;IF([.$S159]&lt;64;([.T159]*3);0);0)" office:value-type="float" office:value="0" calcext:value-type="float">
            <text:p>0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59]&gt;64;&quot;uniform&quot;;IF([.AD15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micry</text:p>
          </table:table-cell>
          <table:table-cell table:style-name="ce8" office:value-type="string" calcext:value-type="string">
            <text:p>End Mimi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64" calcext:value-type="float">
            <text:p>6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160]/2" office:value-type="float" office:value="2" calcext:value-type="float">
            <text:p>2.000</text:p>
          </table:table-cell>
          <table:table-cell table:style-name="ce12" table:formula="of:=[.H160]/2" office:value-type="float" office:value="16" calcext:value-type="float">
            <text:p>16.000</text:p>
          </table:table-cell>
          <table:table-cell table:style-name="ce14" table:formula="of:=([.F160]/[.$B$9])/[.$F$2]" office:value-type="float" office:value="24.0142174973982" calcext:value-type="float">
            <text:p>24.014</text:p>
          </table:table-cell>
          <table:table-cell table:style-name="ce15" table:formula="of:=SQRT([.K160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0])^(1/2)" office:value-type="float" office:value="2.2136915634253" calcext:value-type="float">
            <text:p>2.214</text:p>
          </table:table-cell>
          <table:table-cell table:style-name="ce15" table:formula="of:=(SQRT([.K160])^(1/2))^(1/2)" office:value-type="float" office:value="1.48784796381394" calcext:value-type="float">
            <text:p>1.488</text:p>
          </table:table-cell>
          <table:table-cell table:style-name="ce14" table:formula="of:=([.F160]/[.$B$15])/[.$F$2]" office:value-type="float" office:value="5.22448979591837" calcext:value-type="float">
            <text:p>5.224</text:p>
          </table:table-cell>
          <table:table-cell table:style-name="ce19" table:formula="of:=SQRT([.P160])" office:value-type="float" office:value="2.28571428571429" calcext:value-type="float">
            <text:p>2.286</text:p>
          </table:table-cell>
          <table:table-cell table:style-name="ce19" table:formula="of:=SQRT(SQRT([.P160]))" office:value-type="float" office:value="1.51185789203691" calcext:value-type="float">
            <text:p>1.512</text:p>
          </table:table-cell>
          <table:table-cell table:style-name="ce20" table:formula="of:=[.T160]+[.W160]" office:value-type="float" office:value="32" calcext:value-type="float">
            <text:p>32</text:p>
          </table:table-cell>
          <table:table-cell table:style-name="ce20" table:formula="of:=([.X160]-[.W160])/2" office:value-type="float" office:value="32" calcext:value-type="float">
            <text:p>32</text:p>
          </table:table-cell>
          <table:table-cell table:style-name="ce21" table:formula="of:=[.V160]+[.W160]" office:value-type="float" office:value="32" calcext:value-type="float">
            <text:p>32</text:p>
          </table:table-cell>
          <table:table-cell table:style-name="ce22" table:formula="of:=([.AA160]-[.W160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160]=&quot;overworld&quot;;IF([.$S160]&lt;64;64+([.S160]*3);0);0)" office:value-type="float" office:value="0" calcext:value-type="float">
            <text:p>0</text:p>
          </table:table-cell>
          <table:table-cell table:style-name="ce25" table:formula="of:=IF([.$AD160]=&quot;Overworld&quot;;IF([.$S160]&lt;64;([.T160]*3);0);0)" office:value-type="float" office:value="0" calcext:value-type="float">
            <text:p>0</text:p>
          </table:table-cell>
          <table:table-cell table:style-name="ce7" table:formula="of:=IF([.X160]&gt;64;64+(([.X160]-64)*2.9);[.X160])" office:value-type="float" office:value="64" calcext:value-type="float">
            <text:p>64</text:p>
          </table:table-cell>
          <table:table-cell table:style-name="ce28" office:value-type="string" calcext:value-type="string">
            <text:p>8800FF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160]&gt;64;&quot;uniform&quot;;IF([.AD16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micry:Sparr_Mimichite Ore:2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Height range was larger, but the End's surface level is 64; anything above that would be wasted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61]/2" office:value-type="float" office:value="2" calcext:value-type="float">
            <text:p>2.000</text:p>
          </table:table-cell>
          <table:table-cell table:style-name="ce12" table:formula="of:=[.H161]/2" office:value-type="float" office:value="1" calcext:value-type="float">
            <text:p>1.000</text:p>
          </table:table-cell>
          <table:table-cell table:style-name="ce14" table:formula="of:=([.F161]/[.$B$10])/[.$F$2]" office:value-type="float" office:value="0.250489236790607" calcext:value-type="float">
            <text:p>0.250</text:p>
          </table:table-cell>
          <table:table-cell table:style-name="ce15" table:formula="of:=SQRT([.K161])" office:value-type="float" office:value="0.500488997671884" calcext:value-type="float">
            <text:p>0.500</text:p>
          </table:table-cell>
          <table:table-cell table:style-name="ce15" table:formula="of:=(SQRT([.K161])^(1/2))^(1/3)" office:value-type="float" office:value="0.89104387480021" calcext:value-type="float">
            <text:p>0.891</text:p>
          </table:table-cell>
          <table:table-cell table:style-name="ce15" table:formula="of:=SQRT([.K161])^(1/2)" office:value-type="float" office:value="0.707452470256401" calcext:value-type="float">
            <text:p>0.707</text:p>
          </table:table-cell>
          <table:table-cell table:style-name="ce15" table:formula="of:=(SQRT([.K161])^(1/2))^(1/2)" office:value-type="float" office:value="0.841101938088601" calcext:value-type="float">
            <text:p>0.841</text:p>
          </table:table-cell>
          <table:table-cell table:style-name="ce14" table:formula="of:=([.F161]/[.$B$15])/[.$F$2]" office:value-type="float" office:value="0.326530612244898" calcext:value-type="float">
            <text:p>0.327</text:p>
          </table:table-cell>
          <table:table-cell table:style-name="ce19" table:formula="of:=SQRT([.P161])" office:value-type="float" office:value="0.571428571428571" calcext:value-type="float">
            <text:p>0.571</text:p>
          </table:table-cell>
          <table:table-cell table:style-name="ce19" table:formula="of:=SQRT(SQRT([.P161]))" office:value-type="float" office:value="0.755928946018454" calcext:value-type="float">
            <text:p>0.756</text:p>
          </table:table-cell>
          <table:table-cell table:style-name="ce20" table:formula="of:=[.T161]+[.W161]" office:value-type="float" office:value="17.5" calcext:value-type="float">
            <text:p>17.5</text:p>
          </table:table-cell>
          <table:table-cell table:style-name="ce20" table:formula="of:=([.X161]-[.W161])/2" office:value-type="float" office:value="12.5" calcext:value-type="float">
            <text:p>12.5</text:p>
          </table:table-cell>
          <table:table-cell table:style-name="ce21" table:formula="of:=[.V161]+[.W161]" office:value-type="float" office:value="17.5" calcext:value-type="float">
            <text:p>17.5</text:p>
          </table:table-cell>
          <table:table-cell table:style-name="ce22" table:formula="of:=([.AA161]-[.W16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161]=&quot;overworld&quot;;IF([.$S161]&lt;64;64+([.S161]*3);0);0)" office:value-type="float" office:value="116.5" calcext:value-type="float">
            <text:p>116.5</text:p>
          </table:table-cell>
          <table:table-cell table:style-name="ce25" table:formula="of:=IF([.$AD161]=&quot;Overworld&quot;;IF([.$S161]&lt;64;([.T161]*3);0);0)" office:value-type="float" office:value="37.5" calcext:value-type="float">
            <text:p>37.5</text:p>
          </table:table-cell>
          <table:table-cell table:style-name="ce7" table:formula="of:=IF([.X161]&gt;64;64+(([.X161]-64)*2.9);[.X161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161]&gt;64;&quot;uniform&quot;;IF([.AD1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62]/2" office:value-type="float" office:value="3" calcext:value-type="float">
            <text:p>3.000</text:p>
          </table:table-cell>
          <table:table-cell table:style-name="ce12" table:formula="of:=[.H162]/2" office:value-type="float" office:value="2.5" calcext:value-type="float">
            <text:p>2.500</text:p>
          </table:table-cell>
          <table:table-cell table:style-name="ce14" table:formula="of:=([.F162]/[.$B$10])/[.$F$2]" office:value-type="float" office:value="0.939334637964775" calcext:value-type="float">
            <text:p>0.939</text:p>
          </table:table-cell>
          <table:table-cell table:style-name="ce15" table:formula="of:=SQRT([.K162])" office:value-type="float" office:value="0.969192776471624" calcext:value-type="float">
            <text:p>0.969</text:p>
          </table:table-cell>
          <table:table-cell table:style-name="ce15" table:formula="of:=(SQRT([.K162])^(1/2))^(1/3)" office:value-type="float" office:value="0.994798285491273" calcext:value-type="float">
            <text:p>0.995</text:p>
          </table:table-cell>
          <table:table-cell table:style-name="ce15" table:formula="of:=SQRT([.K162])^(1/2)" office:value-type="float" office:value="0.984475889228184" calcext:value-type="float">
            <text:p>0.984</text:p>
          </table:table-cell>
          <table:table-cell table:style-name="ce15" table:formula="of:=(SQRT([.K162])^(1/2))^(1/2)" office:value-type="float" office:value="0.992207583738496" calcext:value-type="float">
            <text:p>0.992</text:p>
          </table:table-cell>
          <table:table-cell table:style-name="ce14" table:formula="of:=([.F162]/[.$B$15])/[.$F$2]" office:value-type="float" office:value="1.22448979591837" calcext:value-type="float">
            <text:p>1.224</text:p>
          </table:table-cell>
          <table:table-cell table:style-name="ce19" table:formula="of:=SQRT([.P162])" office:value-type="float" office:value="1.10656667034498" calcext:value-type="float">
            <text:p>1.107</text:p>
          </table:table-cell>
          <table:table-cell table:style-name="ce19" table:formula="of:=SQRT(SQRT([.P162]))" office:value-type="float" office:value="1.05193472722645" calcext:value-type="float">
            <text:p>1.052</text:p>
          </table:table-cell>
          <table:table-cell table:style-name="ce20" table:formula="of:=[.T162]+[.W162]" office:value-type="float" office:value="26" calcext:value-type="float">
            <text:p>26</text:p>
          </table:table-cell>
          <table:table-cell table:style-name="ce20" table:formula="of:=([.X162]-[.W162])/2" office:value-type="float" office:value="14" calcext:value-type="float">
            <text:p>14</text:p>
          </table:table-cell>
          <table:table-cell table:style-name="ce21" table:formula="of:=[.V162]+[.W162]" office:value-type="float" office:value="26" calcext:value-type="float">
            <text:p>26</text:p>
          </table:table-cell>
          <table:table-cell table:style-name="ce22" table:formula="of:=([.AA162]-[.W16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162]=&quot;overworld&quot;;IF([.$S162]&lt;64;64+([.S162]*3);0);0)" office:value-type="float" office:value="142" calcext:value-type="float">
            <text:p>142</text:p>
          </table:table-cell>
          <table:table-cell table:style-name="ce25" table:formula="of:=IF([.$AD162]=&quot;Overworld&quot;;IF([.$S162]&lt;64;([.T162]*3);0);0)" office:value-type="float" office:value="42" calcext:value-type="float">
            <text:p>42</text:p>
          </table:table-cell>
          <table:table-cell table:style-name="ce7" table:formula="of:=IF([.X162]&gt;64;64+(([.X162]-64)*2.9);[.X162])" office:value-type="float" office:value="40" calcext:value-type="float">
            <text:p>40</text:p>
          </table:table-cell>
          <table:table-cell table:style-name="ce28" office:value-type="string" calcext:value-type="string">
            <text:p>FFDDA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162]&gt;64;&quot;uniform&quot;;IF([.AD1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3]/2" office:value-type="float" office:value="8" calcext:value-type="float">
            <text:p>8.000</text:p>
          </table:table-cell>
          <table:table-cell table:style-name="ce12" table:formula="of:=[.H163]/2" office:value-type="float" office:value="4" calcext:value-type="float">
            <text:p>4.000</text:p>
          </table:table-cell>
          <table:table-cell table:style-name="ce14" table:formula="of:=([.F163]/[.$B$9])/[.$F$2]" office:value-type="float" office:value="24.0142174973982" calcext:value-type="float">
            <text:p>24.014</text:p>
          </table:table-cell>
          <table:table-cell table:style-name="ce15" table:formula="of:=SQRT([.K16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3])^(1/2)" office:value-type="float" office:value="2.2136915634253" calcext:value-type="float">
            <text:p>2.214</text:p>
          </table:table-cell>
          <table:table-cell table:style-name="ce15" table:formula="of:=(SQRT([.K163])^(1/2))^(1/2)" office:value-type="float" office:value="1.48784796381394" calcext:value-type="float">
            <text:p>1.488</text:p>
          </table:table-cell>
          <table:table-cell table:style-name="ce14" table:formula="of:=([.F163]/[.$B$15])/[.$F$2]" office:value-type="float" office:value="5.22448979591837" calcext:value-type="float">
            <text:p>5.224</text:p>
          </table:table-cell>
          <table:table-cell table:style-name="ce19" table:formula="of:=SQRT([.P163])" office:value-type="float" office:value="2.28571428571429" calcext:value-type="float">
            <text:p>2.286</text:p>
          </table:table-cell>
          <table:table-cell table:style-name="ce19" table:formula="of:=SQRT(SQRT([.P163]))" office:value-type="float" office:value="1.51185789203691" calcext:value-type="float">
            <text:p>1.512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AA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3]=&quot;overworld&quot;;IF([.$S163]&lt;64;64+([.S163]*3);0);0)" office:value-type="float" office:value="0" calcext:value-type="float">
            <text:p>0</text:p>
          </table:table-cell>
          <table:table-cell table:style-name="ce25" table:formula="of:=IF([.$AD163]=&quot;Overworld&quot;;IF([.$S163]&lt;64;([.T163]*3);0);0)" office:value-type="float" office:value="0" calcext:value-type="float">
            <text:p>0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3]&gt;64;&quot;uniform&quot;;IF([.AD16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64]/2" office:value-type="float" office:value="1.5" calcext:value-type="float">
            <text:p>1.500</text:p>
          </table:table-cell>
          <table:table-cell table:style-name="ce12" table:formula="of:=[.H164]/2" office:value-type="float" office:value="2" calcext:value-type="float">
            <text:p>2.000</text:p>
          </table:table-cell>
          <table:table-cell table:style-name="ce14" table:formula="of:=([.F164]/[.$B$13])/[.$F$2]" office:value-type="float" office:value="0.874634140539013" calcext:value-type="float">
            <text:p>0.875</text:p>
          </table:table-cell>
          <table:table-cell table:style-name="ce15" table:formula="of:=SQRT([.K164])" office:value-type="float" office:value="0.935218766139246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64])^(1/2)" office:value-type="float" office:value="0.967067094952178" calcext:value-type="float">
            <text:p>0.967</text:p>
          </table:table-cell>
          <table:table-cell table:style-name="ce15" table:formula="of:=(SQRT([.K164])^(1/2))^(1/2)" office:value-type="float" office:value="0.983395696020772" calcext:value-type="float">
            <text:p>0.983</text:p>
          </table:table-cell>
          <table:table-cell table:style-name="ce14" table:formula="of:=([.F164]/[.$B$15])/[.$F$2]" office:value-type="float" office:value="0.489795918367347" calcext:value-type="float">
            <text:p>0.490</text:p>
          </table:table-cell>
          <table:table-cell table:style-name="ce19" table:formula="of:=SQRT([.P164])" office:value-type="float" office:value="0.699854212223765" calcext:value-type="float">
            <text:p>0.700</text:p>
          </table:table-cell>
          <table:table-cell table:style-name="ce19" table:formula="of:=SQRT(SQRT([.P164]))" office:value-type="float" office:value="0.836572897136744" calcext:value-type="float">
            <text:p>0.837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AA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4]=&quot;overworld&quot;;IF([.$S164]&lt;64;64+([.S164]*3);0);0)" office:value-type="float" office:value="0" calcext:value-type="float">
            <text:p>0</text:p>
          </table:table-cell>
          <table:table-cell table:style-name="ce25" table:formula="of:=IF([.$AD164]=&quot;Overworld&quot;;IF([.$S164]&lt;64;([.T164]*3);0);0)" office:value-type="float" office:value="0" calcext:value-type="float">
            <text:p>0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64]&gt;64;&quot;uniform&quot;;IF([.AD16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3" calcext:value-type="float">
            <text:p>3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0])/[.$F$2]" office:value-type="float" office:value="1.50293542074364" calcext:value-type="float">
            <text:p>1.503</text:p>
          </table:table-cell>
          <table:table-cell table:style-name="ce15" table:formula="of:=SQRT([.K165])" office:value-type="float" office:value="1.22594266617311" calcext:value-type="float">
            <text:p>1.226</text:p>
          </table:table-cell>
          <table:table-cell table:style-name="ce15" table:formula="of:=(SQRT([.K165])^(1/2))^(1/3)" office:value-type="float" office:value="1.03453461533727" calcext:value-type="float">
            <text:p>1.035</text:p>
          </table:table-cell>
          <table:table-cell table:style-name="ce15" table:formula="of:=SQRT([.K165])^(1/2)" office:value-type="float" office:value="1.10722295233305" calcext:value-type="float">
            <text:p>1.107</text:p>
          </table:table-cell>
          <table:table-cell table:style-name="ce15" table:formula="of:=(SQRT([.K165])^(1/2))^(1/2)" office:value-type="float" office:value="1.05224662144055" calcext:value-type="float">
            <text:p>1.052</text:p>
          </table:table-cell>
          <table:table-cell table:style-name="ce14" table:formula="of:=([.F165]/[.$B$15])/[.$F$2]" office:value-type="float" office:value="1.95918367346939" calcext:value-type="float">
            <text:p>1.959</text:p>
          </table:table-cell>
          <table:table-cell table:style-name="ce19" table:formula="of:=SQRT([.P165])" office:value-type="float" office:value="1.39970842444753" calcext:value-type="float">
            <text:p>1.400</text:p>
          </table:table-cell>
          <table:table-cell table:style-name="ce19" table:formula="of:=SQRT(SQRT([.P165]))" office:value-type="float" office:value="1.18309273704454" calcext:value-type="float">
            <text:p>1.183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AA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5]=&quot;overworld&quot;;IF([.$S165]&lt;64;64+([.S165]*3);0);0)" office:value-type="float" office:value="0" calcext:value-type="float">
            <text:p>0</text:p>
          </table:table-cell>
          <table:table-cell table:style-name="ce25" table:formula="of:=IF([.$AD165]=&quot;Overworld&quot;;IF([.$S165]&lt;64;([.T165]*3);0);0)" office:value-type="float" office:value="0" calcext:value-type="float">
            <text:p>0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5]&gt;64;&quot;uniform&quot;;IF([.AD16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6]/2" office:value-type="float" office:value="4" calcext:value-type="float">
            <text:p>4.000</text:p>
          </table:table-cell>
          <table:table-cell table:style-name="ce12" table:formula="of:=[.H166]/2" office:value-type="float" office:value="4" calcext:value-type="float">
            <text:p>4.000</text:p>
          </table:table-cell>
          <table:table-cell table:style-name="ce14" table:formula="of:=([.F166]/[.$B$10])/[.$F$2]" office:value-type="float" office:value="2.00391389432485" calcext:value-type="float">
            <text:p>2.004</text:p>
          </table:table-cell>
          <table:table-cell table:style-name="ce15" table:formula="of:=SQRT([.K166])" office:value-type="float" office:value="1.41559665665219" calcext:value-type="float">
            <text:p>1.416</text:p>
          </table:table-cell>
          <table:table-cell table:style-name="ce15" table:formula="of:=(SQRT([.K166])^(1/2))^(1/3)" office:value-type="float" office:value="1.059635715692" calcext:value-type="float">
            <text:p>1.060</text:p>
          </table:table-cell>
          <table:table-cell table:style-name="ce15" table:formula="of:=SQRT([.K166])^(1/2)" office:value-type="float" office:value="1.18978849240199" calcext:value-type="float">
            <text:p>1.190</text:p>
          </table:table-cell>
          <table:table-cell table:style-name="ce15" table:formula="of:=(SQRT([.K166])^(1/2))^(1/2)" office:value-type="float" office:value="1.09077426280692" calcext:value-type="float">
            <text:p>1.091</text:p>
          </table:table-cell>
          <table:table-cell table:style-name="ce14" table:formula="of:=([.F166]/[.$B$15])/[.$F$2]" office:value-type="float" office:value="2.61224489795918" calcext:value-type="float">
            <text:p>2.612</text:p>
          </table:table-cell>
          <table:table-cell table:style-name="ce19" table:formula="of:=SQRT([.P166])" office:value-type="float" office:value="1.61624407128354" calcext:value-type="float">
            <text:p>1.616</text:p>
          </table:table-cell>
          <table:table-cell table:style-name="ce19" table:formula="of:=SQRT(SQRT([.P166]))" office:value-type="float" office:value="1.27131588178687" calcext:value-type="float">
            <text:p>1.271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AA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6]=&quot;overworld&quot;;IF([.$S166]&lt;64;64+([.S166]*3);0);0)" office:value-type="float" office:value="0" calcext:value-type="float">
            <text:p>0</text:p>
          </table:table-cell>
          <table:table-cell table:style-name="ce25" table:formula="of:=IF([.$AD166]=&quot;Overworld&quot;;IF([.$S166]&lt;64;([.T166]*3);0);0)" office:value-type="float" office:value="0" calcext:value-type="float">
            <text:p>0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6]&gt;64;&quot;uniform&quot;;IF([.AD1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7]/2" office:value-type="float" office:value="3" calcext:value-type="float">
            <text:p>3.0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2])/[.$F$2]" office:value-type="float" office:value="3.72023809523809" calcext:value-type="float">
            <text:p>3.720</text:p>
          </table:table-cell>
          <table:table-cell table:style-name="ce15" table:formula="of:=SQRT([.K16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7])^(1/2)" office:value-type="float" office:value="1.3888095170059" calcext:value-type="float">
            <text:p>1.389</text:p>
          </table:table-cell>
          <table:table-cell table:style-name="ce14" table:formula="of:=([.F167]/[.$B$15])/[.$F$2]" office:value-type="float" office:value="1.46938775510204" calcext:value-type="float">
            <text:p>1.469</text:p>
          </table:table-cell>
          <table:table-cell table:style-name="ce19" table:formula="of:=SQRT([.P167])" office:value-type="float" office:value="1.21218305346265" calcext:value-type="float">
            <text:p>1.212</text:p>
          </table:table-cell>
          <table:table-cell table:style-name="ce19" table:formula="of:=SQRT(SQRT([.P167]))" office:value-type="float" office:value="1.10099184986205" calcext:value-type="float">
            <text:p>1.101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AA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7]=&quot;overworld&quot;;IF([.$S167]&lt;64;64+([.S167]*3);0);0)" office:value-type="float" office:value="0" calcext:value-type="float">
            <text:p>0</text:p>
          </table:table-cell>
          <table:table-cell table:style-name="ce25" table:formula="of:=IF([.$AD167]=&quot;Overworld&quot;;IF([.$S167]&lt;64;([.T167]*3);0);0)" office:value-type="float" office:value="0" calcext:value-type="float">
            <text:p>0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7]&gt;64;&quot;uniform&quot;;IF([.AD1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4" calcext:value-type="float">
            <text:p>4.0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2])/[.$F$2]" office:value-type="float" office:value="4.96031746031746" calcext:value-type="float">
            <text:p>4.960</text:p>
          </table:table-cell>
          <table:table-cell table:style-name="ce15" table:formula="of:=SQRT([.K16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68])^(1/2)" office:value-type="float" office:value="1.49237294800491" calcext:value-type="float">
            <text:p>1.492</text:p>
          </table:table-cell>
          <table:table-cell table:style-name="ce14" table:formula="of:=([.F168]/[.$B$15])/[.$F$2]" office:value-type="float" office:value="1.95918367346939" calcext:value-type="float">
            <text:p>1.959</text:p>
          </table:table-cell>
          <table:table-cell table:style-name="ce19" table:formula="of:=SQRT([.P168])" office:value-type="float" office:value="1.39970842444753" calcext:value-type="float">
            <text:p>1.400</text:p>
          </table:table-cell>
          <table:table-cell table:style-name="ce19" table:formula="of:=SQRT(SQRT([.P168]))" office:value-type="float" office:value="1.18309273704454" calcext:value-type="float">
            <text:p>1.183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AA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8]=&quot;overworld&quot;;IF([.$S168]&lt;64;64+([.S168]*3);0);0)" office:value-type="float" office:value="0" calcext:value-type="float">
            <text:p>0</text:p>
          </table:table-cell>
          <table:table-cell table:style-name="ce25" table:formula="of:=IF([.$AD168]=&quot;Overworld&quot;;IF([.$S168]&lt;64;([.T168]*3);0);0)" office:value-type="float" office:value="0" calcext:value-type="float">
            <text:p>0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8]&gt;64;&quot;uniform&quot;;IF([.AD16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9]/2" office:value-type="float" office:value="4" calcext:value-type="float">
            <text:p>4.000</text:p>
          </table:table-cell>
          <table:table-cell table:style-name="ce12" table:formula="of:=[.H169]/2" office:value-type="float" office:value="4" calcext:value-type="float">
            <text:p>4.000</text:p>
          </table:table-cell>
          <table:table-cell table:style-name="ce14" table:formula="of:=([.F169]/[.$B$10])/[.$F$2]" office:value-type="float" office:value="2.00391389432485" calcext:value-type="float">
            <text:p>2.004</text:p>
          </table:table-cell>
          <table:table-cell table:style-name="ce15" table:formula="of:=SQRT([.K169])" office:value-type="float" office:value="1.41559665665219" calcext:value-type="float">
            <text:p>1.416</text:p>
          </table:table-cell>
          <table:table-cell table:style-name="ce15" table:formula="of:=(SQRT([.K169])^(1/2))^(1/3)" office:value-type="float" office:value="1.059635715692" calcext:value-type="float">
            <text:p>1.060</text:p>
          </table:table-cell>
          <table:table-cell table:style-name="ce15" table:formula="of:=SQRT([.K169])^(1/2)" office:value-type="float" office:value="1.18978849240199" calcext:value-type="float">
            <text:p>1.190</text:p>
          </table:table-cell>
          <table:table-cell table:style-name="ce15" table:formula="of:=(SQRT([.K169])^(1/2))^(1/2)" office:value-type="float" office:value="1.09077426280692" calcext:value-type="float">
            <text:p>1.091</text:p>
          </table:table-cell>
          <table:table-cell table:style-name="ce14" table:formula="of:=([.F169]/[.$B$15])/[.$F$2]" office:value-type="float" office:value="2.61224489795918" calcext:value-type="float">
            <text:p>2.612</text:p>
          </table:table-cell>
          <table:table-cell table:style-name="ce19" table:formula="of:=SQRT([.P169])" office:value-type="float" office:value="1.61624407128354" calcext:value-type="float">
            <text:p>1.616</text:p>
          </table:table-cell>
          <table:table-cell table:style-name="ce19" table:formula="of:=SQRT(SQRT([.P169]))" office:value-type="float" office:value="1.27131588178687" calcext:value-type="float">
            <text:p>1.271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AA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69]=&quot;overworld&quot;;IF([.$S169]&lt;64;64+([.S169]*3);0);0)" office:value-type="float" office:value="0" calcext:value-type="float">
            <text:p>0</text:p>
          </table:table-cell>
          <table:table-cell table:style-name="ce25" table:formula="of:=IF([.$AD169]=&quot;Overworld&quot;;IF([.$S169]&lt;64;([.T169]*3);0);0)" office:value-type="float" office:value="0" calcext:value-type="float">
            <text:p>0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69]&gt;64;&quot;uniform&quot;;IF([.AD16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0]/2" office:value-type="float" office:value="4" calcext:value-type="float">
            <text:p>4.000</text:p>
          </table:table-cell>
          <table:table-cell table:style-name="ce12" table:formula="of:=[.H170]/2" office:value-type="float" office:value="4" calcext:value-type="float">
            <text:p>4.000</text:p>
          </table:table-cell>
          <table:table-cell table:style-name="ce14" table:formula="of:=([.F170]/[.$B$10])/[.$F$2]" office:value-type="float" office:value="2.00391389432485" calcext:value-type="float">
            <text:p>2.004</text:p>
          </table:table-cell>
          <table:table-cell table:style-name="ce15" table:formula="of:=SQRT([.K170])" office:value-type="float" office:value="1.41559665665219" calcext:value-type="float">
            <text:p>1.416</text:p>
          </table:table-cell>
          <table:table-cell table:style-name="ce15" table:formula="of:=(SQRT([.K170])^(1/2))^(1/3)" office:value-type="float" office:value="1.059635715692" calcext:value-type="float">
            <text:p>1.060</text:p>
          </table:table-cell>
          <table:table-cell table:style-name="ce15" table:formula="of:=SQRT([.K170])^(1/2)" office:value-type="float" office:value="1.18978849240199" calcext:value-type="float">
            <text:p>1.190</text:p>
          </table:table-cell>
          <table:table-cell table:style-name="ce15" table:formula="of:=(SQRT([.K170])^(1/2))^(1/2)" office:value-type="float" office:value="1.09077426280692" calcext:value-type="float">
            <text:p>1.091</text:p>
          </table:table-cell>
          <table:table-cell table:style-name="ce14" table:formula="of:=([.F170]/[.$B$15])/[.$F$2]" office:value-type="float" office:value="2.61224489795918" calcext:value-type="float">
            <text:p>2.612</text:p>
          </table:table-cell>
          <table:table-cell table:style-name="ce19" table:formula="of:=SQRT([.P170])" office:value-type="float" office:value="1.61624407128354" calcext:value-type="float">
            <text:p>1.616</text:p>
          </table:table-cell>
          <table:table-cell table:style-name="ce19" table:formula="of:=SQRT(SQRT([.P170]))" office:value-type="float" office:value="1.27131588178687" calcext:value-type="float">
            <text:p>1.271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AA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0]=&quot;overworld&quot;;IF([.$S170]&lt;64;64+([.S170]*3);0);0)" office:value-type="float" office:value="0" calcext:value-type="float">
            <text:p>0</text:p>
          </table:table-cell>
          <table:table-cell table:style-name="ce25" table:formula="of:=IF([.$AD170]=&quot;Overworld&quot;;IF([.$S170]&lt;64;([.T170]*3);0);0)" office:value-type="float" office:value="0" calcext:value-type="float">
            <text:p>0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0]&gt;64;&quot;uniform&quot;;IF([.AD1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1" calcext:value-type="float">
            <text:p>1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3])/[.$F$2]" office:value-type="float" office:value="0.437317070269506" calcext:value-type="float">
            <text:p>0.437</text:p>
          </table:table-cell>
          <table:table-cell table:style-name="ce15" table:formula="of:=SQRT([.K17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1])^(1/2)" office:value-type="float" office:value="0.81320325345511" calcext:value-type="float">
            <text:p>0.813</text:p>
          </table:table-cell>
          <table:table-cell table:style-name="ce15" table:formula="of:=(SQRT([.K171])^(1/2))^(1/2)" office:value-type="float" office:value="0.90177782932112" calcext:value-type="float">
            <text:p>0.902</text:p>
          </table:table-cell>
          <table:table-cell table:style-name="ce14" table:formula="of:=([.F171]/[.$B$15])/[.$F$2]" office:value-type="float" office:value="0.244897959183673" calcext:value-type="float">
            <text:p>0.245</text:p>
          </table:table-cell>
          <table:table-cell table:style-name="ce19" table:formula="of:=SQRT([.P171])" office:value-type="float" office:value="0.494871659305393" calcext:value-type="float">
            <text:p>0.495</text:p>
          </table:table-cell>
          <table:table-cell table:style-name="ce19" table:formula="of:=SQRT(SQRT([.P171]))" office:value-type="float" office:value="0.703471150300702" calcext:value-type="float">
            <text:p>0.703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AA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1]=&quot;overworld&quot;;IF([.$S171]&lt;64;64+([.S171]*3);0);0)" office:value-type="float" office:value="0" calcext:value-type="float">
            <text:p>0</text:p>
          </table:table-cell>
          <table:table-cell table:style-name="ce25" table:formula="of:=IF([.$AD171]=&quot;Overworld&quot;;IF([.$S171]&lt;64;([.T171]*3);0);0)" office:value-type="float" office:value="0" calcext:value-type="float">
            <text:p>0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1]&gt;64;&quot;uniform&quot;;IF([.AD17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2]/2" office:value-type="float" office:value="2" calcext:value-type="float">
            <text:p>2.000</text:p>
          </table:table-cell>
          <table:table-cell table:style-name="ce12" table:formula="of:=[.H172]/2" office:value-type="float" office:value="3" calcext:value-type="float">
            <text:p>3.000</text:p>
          </table:table-cell>
          <table:table-cell table:style-name="ce14" table:formula="of:=([.F172]/[.$B$10])/[.$F$2]" office:value-type="float" office:value="0.75146771037182" calcext:value-type="float">
            <text:p>0.751</text:p>
          </table:table-cell>
          <table:table-cell table:style-name="ce15" table:formula="of:=SQRT([.K172])" office:value-type="float" office:value="0.866872372596924" calcext:value-type="float">
            <text:p>0.867</text:p>
          </table:table-cell>
          <table:table-cell table:style-name="ce15" table:formula="of:=(SQRT([.K172])^(1/2))^(1/3)" office:value-type="float" office:value="0.976470648996882" calcext:value-type="float">
            <text:p>0.976</text:p>
          </table:table-cell>
          <table:table-cell table:style-name="ce15" table:formula="of:=SQRT([.K172])^(1/2)" office:value-type="float" office:value="0.931059811503495" calcext:value-type="float">
            <text:p>0.931</text:p>
          </table:table-cell>
          <table:table-cell table:style-name="ce15" table:formula="of:=(SQRT([.K172])^(1/2))^(1/2)" office:value-type="float" office:value="0.964914406309438" calcext:value-type="float">
            <text:p>0.965</text:p>
          </table:table-cell>
          <table:table-cell table:style-name="ce14" table:formula="of:=([.F172]/[.$B$15])/[.$F$2]" office:value-type="float" office:value="0.979591836734694" calcext:value-type="float">
            <text:p>0.980</text:p>
          </table:table-cell>
          <table:table-cell table:style-name="ce19" table:formula="of:=SQRT([.P172])" office:value-type="float" office:value="0.989743318610787" calcext:value-type="float">
            <text:p>0.990</text:p>
          </table:table-cell>
          <table:table-cell table:style-name="ce19" table:formula="of:=SQRT(SQRT([.P172]))" office:value-type="float" office:value="0.994858441493455" calcext:value-type="float">
            <text:p>0.99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AA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2]=&quot;overworld&quot;;IF([.$S172]&lt;64;64+([.S172]*3);0);0)" office:value-type="float" office:value="0" calcext:value-type="float">
            <text:p>0</text:p>
          </table:table-cell>
          <table:table-cell table:style-name="ce25" table:formula="of:=IF([.$AD172]=&quot;Overworld&quot;;IF([.$S172]&lt;64;([.T172]*3);0);0)" office:value-type="float" office:value="0" calcext:value-type="float">
            <text:p>0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2]&gt;64;&quot;uniform&quot;;IF([.AD17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3]/2" office:value-type="float" office:value="3" calcext:value-type="float">
            <text:p>3.000</text:p>
          </table:table-cell>
          <table:table-cell table:style-name="ce12" table:formula="of:=[.H173]/2" office:value-type="float" office:value="3" calcext:value-type="float">
            <text:p>3.000</text:p>
          </table:table-cell>
          <table:table-cell table:style-name="ce14" table:formula="of:=([.F173]/[.$B$10])/[.$F$2]" office:value-type="float" office:value="1.12720156555773" calcext:value-type="float">
            <text:p>1.127</text:p>
          </table:table-cell>
          <table:table-cell table:style-name="ce15" table:formula="of:=SQRT([.K173])" office:value-type="float" office:value="1.06169749248914" calcext:value-type="float">
            <text:p>1.062</text:p>
          </table:table-cell>
          <table:table-cell table:style-name="ce15" table:formula="of:=(SQRT([.K173])^(1/2))^(1/3)" office:value-type="float" office:value="1.01002812049619" calcext:value-type="float">
            <text:p>1.010</text:p>
          </table:table-cell>
          <table:table-cell table:style-name="ce15" table:formula="of:=SQRT([.K173])^(1/2)" office:value-type="float" office:value="1.03038705955051" calcext:value-type="float">
            <text:p>1.030</text:p>
          </table:table-cell>
          <table:table-cell table:style-name="ce15" table:formula="of:=(SQRT([.K173])^(1/2))^(1/2)" office:value-type="float" office:value="1.01507982915163" calcext:value-type="float">
            <text:p>1.015</text:p>
          </table:table-cell>
          <table:table-cell table:style-name="ce14" table:formula="of:=([.F173]/[.$B$15])/[.$F$2]" office:value-type="float" office:value="1.46938775510204" calcext:value-type="float">
            <text:p>1.469</text:p>
          </table:table-cell>
          <table:table-cell table:style-name="ce19" table:formula="of:=SQRT([.P173])" office:value-type="float" office:value="1.21218305346265" calcext:value-type="float">
            <text:p>1.212</text:p>
          </table:table-cell>
          <table:table-cell table:style-name="ce19" table:formula="of:=SQRT(SQRT([.P173]))" office:value-type="float" office:value="1.10099184986205" calcext:value-type="float">
            <text:p>1.101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AA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3]=&quot;overworld&quot;;IF([.$S173]&lt;64;64+([.S173]*3);0);0)" office:value-type="float" office:value="0" calcext:value-type="float">
            <text:p>0</text:p>
          </table:table-cell>
          <table:table-cell table:style-name="ce25" table:formula="of:=IF([.$AD173]=&quot;Overworld&quot;;IF([.$S173]&lt;64;([.T173]*3);0);0)" office:value-type="float" office:value="0" calcext:value-type="float">
            <text:p>0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3]&gt;64;&quot;uniform&quot;;IF([.AD1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4]/2" office:value-type="float" office:value="1" calcext:value-type="float">
            <text:p>1.000</text:p>
          </table:table-cell>
          <table:table-cell table:style-name="ce12" table:formula="of:=[.H174]/2" office:value-type="float" office:value="1.5" calcext:value-type="float">
            <text:p>1.500</text:p>
          </table:table-cell>
          <table:table-cell table:style-name="ce14" table:formula="of:=([.F174]/[.$B$9])/[.$F$2]" office:value-type="float" office:value="1.12566644519054" calcext:value-type="float">
            <text:p>1.126</text:p>
          </table:table-cell>
          <table:table-cell table:style-name="ce15" table:formula="of:=SQRT([.K17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4])^(1/2)" office:value-type="float" office:value="1.03003606273845" calcext:value-type="float">
            <text:p>1.030</text:p>
          </table:table-cell>
          <table:table-cell table:style-name="ce15" table:formula="of:=(SQRT([.K174])^(1/2))^(1/2)" office:value-type="float" office:value="1.01490692318974" calcext:value-type="float">
            <text:p>1.015</text:p>
          </table:table-cell>
          <table:table-cell table:style-name="ce14" table:formula="of:=([.F174]/[.$B$15])/[.$F$2]" office:value-type="float" office:value="0.244897959183673" calcext:value-type="float">
            <text:p>0.245</text:p>
          </table:table-cell>
          <table:table-cell table:style-name="ce19" table:formula="of:=SQRT([.P174])" office:value-type="float" office:value="0.494871659305393" calcext:value-type="float">
            <text:p>0.495</text:p>
          </table:table-cell>
          <table:table-cell table:style-name="ce19" table:formula="of:=SQRT(SQRT([.P174]))" office:value-type="float" office:value="0.703471150300702" calcext:value-type="float">
            <text:p>0.703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AA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4]=&quot;overworld&quot;;IF([.$S174]&lt;64;64+([.S174]*3);0);0)" office:value-type="float" office:value="0" calcext:value-type="float">
            <text:p>0</text:p>
          </table:table-cell>
          <table:table-cell table:style-name="ce25" table:formula="of:=IF([.$AD174]=&quot;Overworld&quot;;IF([.$S174]&lt;64;([.T174]*3);0);0)" office:value-type="float" office:value="0" calcext:value-type="float">
            <text:p>0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4]&gt;64;&quot;uniform&quot;;IF([.AD17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5]/2" office:value-type="float" office:value="2" calcext:value-type="float">
            <text:p>2.000</text:p>
          </table:table-cell>
          <table:table-cell table:style-name="ce12" table:formula="of:=[.H175]/2" office:value-type="float" office:value="4" calcext:value-type="float">
            <text:p>4.000</text:p>
          </table:table-cell>
          <table:table-cell table:style-name="ce14" table:formula="of:=([.F175]/[.$B$12])/[.$F$2]" office:value-type="float" office:value="3.30687830687831" calcext:value-type="float">
            <text:p>3.307</text:p>
          </table:table-cell>
          <table:table-cell table:style-name="ce15" table:formula="of:=SQRT([.K17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175])^(1/2)" office:value-type="float" office:value="1.34851118595037" calcext:value-type="float">
            <text:p>1.349</text:p>
          </table:table-cell>
          <table:table-cell table:style-name="ce14" table:formula="of:=([.F175]/[.$B$15])/[.$F$2]" office:value-type="float" office:value="1.30612244897959" calcext:value-type="float">
            <text:p>1.306</text:p>
          </table:table-cell>
          <table:table-cell table:style-name="ce19" table:formula="of:=SQRT([.P175])" office:value-type="float" office:value="1.14285714285714" calcext:value-type="float">
            <text:p>1.143</text:p>
          </table:table-cell>
          <table:table-cell table:style-name="ce19" table:formula="of:=SQRT(SQRT([.P175]))" office:value-type="float" office:value="1.0690449676497" calcext:value-type="float">
            <text:p>1.069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AA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5]=&quot;overworld&quot;;IF([.$S175]&lt;64;64+([.S175]*3);0);0)" office:value-type="float" office:value="0" calcext:value-type="float">
            <text:p>0</text:p>
          </table:table-cell>
          <table:table-cell table:style-name="ce25" table:formula="of:=IF([.$AD175]=&quot;Overworld&quot;;IF([.$S175]&lt;64;([.T175]*3);0);0)" office:value-type="float" office:value="0" calcext:value-type="float">
            <text:p>0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5]&gt;64;&quot;uniform&quot;;IF([.AD17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Vein Branch Inclination: -_default_, -_default_, normal, base</text:p>
          </table:table-cell>
          <table:table-cell table:style-name="ce40" office:value-type="string" calcext:value-type="string">
            <text:p>Need Biome Types: Mountain\nNeed Biomes: MISSING\nVein Branch Inclination: -_default_, -_default_, normal, base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6]/2" office:value-type="float" office:value="1.5" calcext:value-type="float">
            <text:p>1.5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3])/[.$F$2]" office:value-type="float" office:value="1.31195121080852" calcext:value-type="float">
            <text:p>1.312</text:p>
          </table:table-cell>
          <table:table-cell table:style-name="ce15" table:formula="of:=SQRT([.K17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6])^(1/2)" office:value-type="float" office:value="1.07023566912069" calcext:value-type="float">
            <text:p>1.070</text:p>
          </table:table-cell>
          <table:table-cell table:style-name="ce15" table:formula="of:=(SQRT([.K176])^(1/2))^(1/2)" office:value-type="float" office:value="1.03452195197622" calcext:value-type="float">
            <text:p>1.035</text:p>
          </table:table-cell>
          <table:table-cell table:style-name="ce14" table:formula="of:=([.F176]/[.$B$15])/[.$F$2]" office:value-type="float" office:value="0.73469387755102" calcext:value-type="float">
            <text:p>0.735</text:p>
          </table:table-cell>
          <table:table-cell table:style-name="ce19" table:formula="of:=SQRT([.P176])" office:value-type="float" office:value="0.857142857142857" calcext:value-type="float">
            <text:p>0.857</text:p>
          </table:table-cell>
          <table:table-cell table:style-name="ce19" table:formula="of:=SQRT(SQRT([.P176]))" office:value-type="float" office:value="0.925820099772551" calcext:value-type="float">
            <text:p>0.926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AA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6]=&quot;overworld&quot;;IF([.$S176]&lt;64;64+([.S176]*3);0);0)" office:value-type="float" office:value="0" calcext:value-type="float">
            <text:p>0</text:p>
          </table:table-cell>
          <table:table-cell table:style-name="ce25" table:formula="of:=IF([.$AD176]=&quot;Overworld&quot;;IF([.$S176]&lt;64;([.T176]*3);0);0)" office:value-type="float" office:value="0" calcext:value-type="float">
            <text:p>0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6]&gt;64;&quot;uniform&quot;;IF([.AD17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7]/2" office:value-type="float" office:value="1.5" calcext:value-type="float">
            <text:p>1.500</text:p>
          </table:table-cell>
          <table:table-cell table:style-name="ce12" table:formula="of:=[.H177]/2" office:value-type="float" office:value="3" calcext:value-type="float">
            <text:p>3.000</text:p>
          </table:table-cell>
          <table:table-cell table:style-name="ce14" table:formula="of:=([.F177]/[.$B$13])/[.$F$2]" office:value-type="float" office:value="1.31195121080852" calcext:value-type="float">
            <text:p>1.312</text:p>
          </table:table-cell>
          <table:table-cell table:style-name="ce15" table:formula="of:=SQRT([.K17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7])^(1/2)" office:value-type="float" office:value="1.07023566912069" calcext:value-type="float">
            <text:p>1.070</text:p>
          </table:table-cell>
          <table:table-cell table:style-name="ce15" table:formula="of:=(SQRT([.K177])^(1/2))^(1/2)" office:value-type="float" office:value="1.03452195197622" calcext:value-type="float">
            <text:p>1.035</text:p>
          </table:table-cell>
          <table:table-cell table:style-name="ce14" table:formula="of:=([.F177]/[.$B$15])/[.$F$2]" office:value-type="float" office:value="0.73469387755102" calcext:value-type="float">
            <text:p>0.735</text:p>
          </table:table-cell>
          <table:table-cell table:style-name="ce19" table:formula="of:=SQRT([.P177])" office:value-type="float" office:value="0.857142857142857" calcext:value-type="float">
            <text:p>0.857</text:p>
          </table:table-cell>
          <table:table-cell table:style-name="ce19" table:formula="of:=SQRT(SQRT([.P177]))" office:value-type="float" office:value="0.925820099772551" calcext:value-type="float">
            <text:p>0.926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AA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7]=&quot;overworld&quot;;IF([.$S177]&lt;64;64+([.S177]*3);0);0)" office:value-type="float" office:value="0" calcext:value-type="float">
            <text:p>0</text:p>
          </table:table-cell>
          <table:table-cell table:style-name="ce25" table:formula="of:=IF([.$AD177]=&quot;Overworld&quot;;IF([.$S177]&lt;64;([.T177]*3);0);0)" office:value-type="float" office:value="0" calcext:value-type="float">
            <text:p>0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7]&gt;64;&quot;uniform&quot;;IF([.AD17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78]/2" office:value-type="float" office:value="1.5" calcext:value-type="float">
            <text:p>1.500</text:p>
          </table:table-cell>
          <table:table-cell table:style-name="ce12" table:formula="of:=[.H178]/2" office:value-type="float" office:value="3" calcext:value-type="float">
            <text:p>3.000</text:p>
          </table:table-cell>
          <table:table-cell table:style-name="ce14" table:formula="of:=([.F178]/[.$B$13])/[.$F$2]" office:value-type="float" office:value="1.31195121080852" calcext:value-type="float">
            <text:p>1.312</text:p>
          </table:table-cell>
          <table:table-cell table:style-name="ce15" table:formula="of:=SQRT([.K17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78])^(1/2)" office:value-type="float" office:value="1.07023566912069" calcext:value-type="float">
            <text:p>1.070</text:p>
          </table:table-cell>
          <table:table-cell table:style-name="ce15" table:formula="of:=(SQRT([.K178])^(1/2))^(1/2)" office:value-type="float" office:value="1.03452195197622" calcext:value-type="float">
            <text:p>1.035</text:p>
          </table:table-cell>
          <table:table-cell table:style-name="ce14" table:formula="of:=([.F178]/[.$B$15])/[.$F$2]" office:value-type="float" office:value="0.73469387755102" calcext:value-type="float">
            <text:p>0.735</text:p>
          </table:table-cell>
          <table:table-cell table:style-name="ce19" table:formula="of:=SQRT([.P178])" office:value-type="float" office:value="0.857142857142857" calcext:value-type="float">
            <text:p>0.857</text:p>
          </table:table-cell>
          <table:table-cell table:style-name="ce19" table:formula="of:=SQRT(SQRT([.P178]))" office:value-type="float" office:value="0.925820099772551" calcext:value-type="float">
            <text:p>0.926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AA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8]=&quot;overworld&quot;;IF([.$S178]&lt;64;64+([.S178]*3);0);0)" office:value-type="float" office:value="0" calcext:value-type="float">
            <text:p>0</text:p>
          </table:table-cell>
          <table:table-cell table:style-name="ce25" table:formula="of:=IF([.$AD178]=&quot;Overworld&quot;;IF([.$S178]&lt;64;([.T178]*3);0);0)" office:value-type="float" office:value="0" calcext:value-type="float">
            <text:p>0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78]&gt;64;&quot;uniform&quot;;IF([.AD17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9]/2" office:value-type="float" office:value="1.5" calcext:value-type="float">
            <text:p>1.500</text:p>
          </table:table-cell>
          <table:table-cell table:style-name="ce12" table:formula="of:=[.H179]/2" office:value-type="float" office:value="0.5" calcext:value-type="float">
            <text:p>0.500</text:p>
          </table:table-cell>
          <table:table-cell table:style-name="ce14" table:formula="of:=([.F179]/[.$B$10])/[.$F$2]" office:value-type="float" office:value="0.0939334637964775" calcext:value-type="float">
            <text:p>0.094</text:p>
          </table:table-cell>
          <table:table-cell table:style-name="ce15" table:formula="of:=SQRT([.K179])" office:value-type="float" office:value="0.306485666543278" calcext:value-type="float">
            <text:p>0.306</text:p>
          </table:table-cell>
          <table:table-cell table:style-name="ce15" table:formula="of:=(SQRT([.K179])^(1/2))^(1/3)" office:value-type="float" office:value="0.821110668341946" calcext:value-type="float">
            <text:p>0.821</text:p>
          </table:table-cell>
          <table:table-cell table:style-name="ce15" table:formula="of:=SQRT([.K179])^(1/2)" office:value-type="float" office:value="0.553611476166524" calcext:value-type="float">
            <text:p>0.554</text:p>
          </table:table-cell>
          <table:table-cell table:style-name="ce15" table:formula="of:=(SQRT([.K179])^(1/2))^(1/2)" office:value-type="float" office:value="0.744050721501246" calcext:value-type="float">
            <text:p>0.744</text:p>
          </table:table-cell>
          <table:table-cell table:style-name="ce14" table:formula="of:=([.F179]/[.$B$15])/[.$F$2]" office:value-type="float" office:value="0.122448979591837" calcext:value-type="float">
            <text:p>0.122</text:p>
          </table:table-cell>
          <table:table-cell table:style-name="ce19" table:formula="of:=SQRT([.P179])" office:value-type="float" office:value="0.349927106111883" calcext:value-type="float">
            <text:p>0.350</text:p>
          </table:table-cell>
          <table:table-cell table:style-name="ce19" table:formula="of:=SQRT(SQRT([.P179]))" office:value-type="float" office:value="0.591546368522268" calcext:value-type="float">
            <text:p>0.592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AA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79]=&quot;overworld&quot;;IF([.$S179]&lt;64;64+([.S179]*3);0);0)" office:value-type="float" office:value="0" calcext:value-type="float">
            <text:p>0</text:p>
          </table:table-cell>
          <table:table-cell table:style-name="ce25" table:formula="of:=IF([.$AD179]=&quot;Overworld&quot;;IF([.$S179]&lt;64;([.T179]*3);0);0)" office:value-type="float" office:value="0" calcext:value-type="float">
            <text:p>0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79]&gt;64;&quot;uniform&quot;;IF([.AD17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" calcext:value-type="float">
            <text:p>2.000</text:p>
          </table:table-cell>
          <table:table-cell table:style-name="ce14" table:formula="of:=([.F180]/[.$B$10])/[.$F$2]" office:value-type="float" office:value="0.75146771037182" calcext:value-type="float">
            <text:p>0.751</text:p>
          </table:table-cell>
          <table:table-cell table:style-name="ce15" table:formula="of:=SQRT([.K180])" office:value-type="float" office:value="0.866872372596924" calcext:value-type="float">
            <text:p>0.867</text:p>
          </table:table-cell>
          <table:table-cell table:style-name="ce15" table:formula="of:=(SQRT([.K180])^(1/2))^(1/3)" office:value-type="float" office:value="0.976470648996882" calcext:value-type="float">
            <text:p>0.976</text:p>
          </table:table-cell>
          <table:table-cell table:style-name="ce15" table:formula="of:=SQRT([.K180])^(1/2)" office:value-type="float" office:value="0.931059811503495" calcext:value-type="float">
            <text:p>0.931</text:p>
          </table:table-cell>
          <table:table-cell table:style-name="ce15" table:formula="of:=(SQRT([.K180])^(1/2))^(1/2)" office:value-type="float" office:value="0.964914406309438" calcext:value-type="float">
            <text:p>0.965</text:p>
          </table:table-cell>
          <table:table-cell table:style-name="ce14" table:formula="of:=([.F180]/[.$B$15])/[.$F$2]" office:value-type="float" office:value="0.979591836734694" calcext:value-type="float">
            <text:p>0.980</text:p>
          </table:table-cell>
          <table:table-cell table:style-name="ce19" table:formula="of:=SQRT([.P180])" office:value-type="float" office:value="0.989743318610787" calcext:value-type="float">
            <text:p>0.990</text:p>
          </table:table-cell>
          <table:table-cell table:style-name="ce19" table:formula="of:=SQRT(SQRT([.P180]))" office:value-type="float" office:value="0.994858441493455" calcext:value-type="float">
            <text:p>0.995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AA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0]=&quot;overworld&quot;;IF([.$S180]&lt;64;64+([.S180]*3);0);0)" office:value-type="float" office:value="0" calcext:value-type="float">
            <text:p>0</text:p>
          </table:table-cell>
          <table:table-cell table:style-name="ce25" table:formula="of:=IF([.$AD180]=&quot;Overworld&quot;;IF([.$S180]&lt;64;([.T180]*3);0);0)" office:value-type="float" office:value="0" calcext:value-type="float">
            <text:p>0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0]&gt;64;&quot;uniform&quot;;IF([.AD18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1]/2" office:value-type="float" office:value="2" calcext:value-type="float">
            <text:p>2.000</text:p>
          </table:table-cell>
          <table:table-cell table:style-name="ce12" table:formula="of:=[.H181]/2" office:value-type="float" office:value="1.5" calcext:value-type="float">
            <text:p>1.500</text:p>
          </table:table-cell>
          <table:table-cell table:style-name="ce14" table:formula="of:=([.F181]/[.$B$10])/[.$F$2]" office:value-type="float" office:value="0.37573385518591" calcext:value-type="float">
            <text:p>0.376</text:p>
          </table:table-cell>
          <table:table-cell table:style-name="ce15" table:formula="of:=SQRT([.K181])" office:value-type="float" office:value="0.612971333086556" calcext:value-type="float">
            <text:p>0.613</text:p>
          </table:table-cell>
          <table:table-cell table:style-name="ce15" table:formula="of:=(SQRT([.K181])^(1/2))^(1/3)" office:value-type="float" office:value="0.921665562675779" calcext:value-type="float">
            <text:p>0.922</text:p>
          </table:table-cell>
          <table:table-cell table:style-name="ce15" table:formula="of:=SQRT([.K181])^(1/2)" office:value-type="float" office:value="0.782924857880088" calcext:value-type="float">
            <text:p>0.783</text:p>
          </table:table-cell>
          <table:table-cell table:style-name="ce15" table:formula="of:=(SQRT([.K181])^(1/2))^(1/2)" office:value-type="float" office:value="0.884830411932189" calcext:value-type="float">
            <text:p>0.885</text:p>
          </table:table-cell>
          <table:table-cell table:style-name="ce14" table:formula="of:=([.F181]/[.$B$15])/[.$F$2]" office:value-type="float" office:value="0.489795918367347" calcext:value-type="float">
            <text:p>0.490</text:p>
          </table:table-cell>
          <table:table-cell table:style-name="ce19" table:formula="of:=SQRT([.P181])" office:value-type="float" office:value="0.699854212223765" calcext:value-type="float">
            <text:p>0.700</text:p>
          </table:table-cell>
          <table:table-cell table:style-name="ce19" table:formula="of:=SQRT(SQRT([.P181]))" office:value-type="float" office:value="0.836572897136744" calcext:value-type="float">
            <text:p>0.837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AA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1]=&quot;overworld&quot;;IF([.$S181]&lt;64;64+([.S181]*3);0);0)" office:value-type="float" office:value="0" calcext:value-type="float">
            <text:p>0</text:p>
          </table:table-cell>
          <table:table-cell table:style-name="ce25" table:formula="of:=IF([.$AD181]=&quot;Overworld&quot;;IF([.$S181]&lt;64;([.T181]*3);0);0)" office:value-type="float" office:value="0" calcext:value-type="float">
            <text:p>0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1]&gt;64;&quot;uniform&quot;;IF([.AD18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82]/2" office:value-type="float" office:value="1" calcext:value-type="float">
            <text:p>1.000</text:p>
          </table:table-cell>
          <table:table-cell table:style-name="ce12" table:formula="of:=[.H182]/2" office:value-type="float" office:value="0.5" calcext:value-type="float">
            <text:p>0.500</text:p>
          </table:table-cell>
          <table:table-cell table:style-name="ce14" table:formula="of:=([.F182]/[.$B$11])/[.$F$2]" office:value-type="float" office:value="0.0979815794630609" calcext:value-type="float">
            <text:p>0.098</text:p>
          </table:table-cell>
          <table:table-cell table:style-name="ce15" table:formula="of:=SQRT([.K182])" office:value-type="float" office:value="0.313020094343895" calcext:value-type="float">
            <text:p>0.313</text:p>
          </table:table-cell>
          <table:table-cell table:style-name="ce15" table:formula="of:=(SQRT([.K182])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82]/[.$B$15])/[.$F$2]" office:value-type="float" office:value="0.0816326530612245" calcext:value-type="float">
            <text:p>0.082</text:p>
          </table:table-cell>
          <table:table-cell table:style-name="ce19" table:formula="of:=SQRT([.P182])" office:value-type="float" office:value="0.285714285714286" calcext:value-type="float">
            <text:p>0.286</text:p>
          </table:table-cell>
          <table:table-cell table:style-name="ce19" table:formula="of:=SQRT(SQRT([.P182]))" office:value-type="float" office:value="0.534522483824849" calcext:value-type="float">
            <text:p>0.53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AA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2]=&quot;overworld&quot;;IF([.$S182]&lt;64;64+([.S182]*3);0);0)" office:value-type="float" office:value="0" calcext:value-type="float">
            <text:p>0</text:p>
          </table:table-cell>
          <table:table-cell table:style-name="ce25" table:formula="of:=IF([.$AD182]=&quot;Overworld&quot;;IF([.$S182]&lt;64;([.T182]*3);0);0)" office:value-type="float" office:value="0" calcext:value-type="float">
            <text:p>0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2]&gt;64;&quot;uniform&quot;;IF([.AD18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83]/2" office:value-type="float" office:value="3.5" calcext:value-type="float">
            <text:p>3.500</text:p>
          </table:table-cell>
          <table:table-cell table:style-name="ce12" table:formula="of:=[.H183]/2" office:value-type="float" office:value="4" calcext:value-type="float">
            <text:p>4.000</text:p>
          </table:table-cell>
          <table:table-cell table:style-name="ce14" table:formula="of:=([.F183]/[.$B$10])/[.$F$2]" office:value-type="float" office:value="1.75342465753425" calcext:value-type="float">
            <text:p>1.753</text:p>
          </table:table-cell>
          <table:table-cell table:style-name="ce15" table:formula="of:=SQRT([.K183])" office:value-type="float" office:value="1.32416942176379" calcext:value-type="float">
            <text:p>1.324</text:p>
          </table:table-cell>
          <table:table-cell table:style-name="ce15" table:formula="of:=(SQRT([.K183])^(1/2))^(1/3)" office:value-type="float" office:value="1.04790985771031" calcext:value-type="float">
            <text:p>1.048</text:p>
          </table:table-cell>
          <table:table-cell table:style-name="ce15" table:formula="of:=SQRT([.K183])^(1/2)" office:value-type="float" office:value="1.15072560663426" calcext:value-type="float">
            <text:p>1.151</text:p>
          </table:table-cell>
          <table:table-cell table:style-name="ce15" table:formula="of:=(SQRT([.K183])^(1/2))^(1/2)" office:value-type="float" office:value="1.07271879196473" calcext:value-type="float">
            <text:p>1.073</text:p>
          </table:table-cell>
          <table:table-cell table:style-name="ce14" table:formula="of:=([.F183]/[.$B$15])/[.$F$2]" office:value-type="float" office:value="2.28571428571429" calcext:value-type="float">
            <text:p>2.286</text:p>
          </table:table-cell>
          <table:table-cell table:style-name="ce19" table:formula="of:=SQRT([.P183])" office:value-type="float" office:value="1.51185789203691" calcext:value-type="float">
            <text:p>1.512</text:p>
          </table:table-cell>
          <table:table-cell table:style-name="ce19" table:formula="of:=SQRT(SQRT([.P183]))" office:value-type="float" office:value="1.22957630590253" calcext:value-type="float">
            <text:p>1.230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AA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3]=&quot;overworld&quot;;IF([.$S183]&lt;64;64+([.S183]*3);0);0)" office:value-type="float" office:value="0" calcext:value-type="float">
            <text:p>0</text:p>
          </table:table-cell>
          <table:table-cell table:style-name="ce25" table:formula="of:=IF([.$AD183]=&quot;Overworld&quot;;IF([.$S183]&lt;64;([.T183]*3);0);0)" office:value-type="float" office:value="0" calcext:value-type="float">
            <text:p>0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3]&gt;64;&quot;uniform&quot;;IF([.AD18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84]/2" office:value-type="float" office:value="6" calcext:value-type="float">
            <text:p>6.000</text:p>
          </table:table-cell>
          <table:table-cell table:style-name="ce12" table:formula="of:=[.H184]/2" office:value-type="float" office:value="6" calcext:value-type="float">
            <text:p>6.000</text:p>
          </table:table-cell>
          <table:table-cell table:style-name="ce14" table:formula="of:=([.F184]/[.$B$13])/[.$F$2]" office:value-type="float" office:value="10.4956096864682" calcext:value-type="float">
            <text:p>10.496</text:p>
          </table:table-cell>
          <table:table-cell table:style-name="ce15" table:formula="of:=SQRT([.K184])" office:value-type="float" office:value="3.2396928382901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84])^(1/2)" office:value-type="float" office:value="1.7999146752805" calcext:value-type="float">
            <text:p>1.800</text:p>
          </table:table-cell>
          <table:table-cell table:style-name="ce15" table:formula="of:=(SQRT([.K184])^(1/2))^(1/2)" office:value-type="float" office:value="1.34160898747754" calcext:value-type="float">
            <text:p>1.342</text:p>
          </table:table-cell>
          <table:table-cell table:style-name="ce14" table:formula="of:=([.F184]/[.$B$15])/[.$F$2]" office:value-type="float" office:value="5.87755102040816" calcext:value-type="float">
            <text:p>5.878</text:p>
          </table:table-cell>
          <table:table-cell table:style-name="ce19" table:formula="of:=SQRT([.P184])" office:value-type="float" office:value="2.4243661069253" calcext:value-type="float">
            <text:p>2.424</text:p>
          </table:table-cell>
          <table:table-cell table:style-name="ce19" table:formula="of:=SQRT(SQRT([.P184]))" office:value-type="float" office:value="1.55703760613715" calcext:value-type="float">
            <text:p>1.557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AA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4]=&quot;overworld&quot;;IF([.$S184]&lt;64;64+([.S184]*3);0);0)" office:value-type="float" office:value="0" calcext:value-type="float">
            <text:p>0</text:p>
          </table:table-cell>
          <table:table-cell table:style-name="ce25" table:formula="of:=IF([.$AD184]=&quot;Overworld&quot;;IF([.$S184]&lt;64;([.T184]*3);0);0)" office:value-type="float" office:value="0" calcext:value-type="float">
            <text:p>0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184]&gt;64;&quot;uniform&quot;;IF([.AD18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5]/2" office:value-type="float" office:value="1" calcext:value-type="float">
            <text:p>1.000</text:p>
          </table:table-cell>
          <table:table-cell table:style-name="ce12" table:formula="of:=[.H185]/2" office:value-type="float" office:value="1.5" calcext:value-type="float">
            <text:p>1.500</text:p>
          </table:table-cell>
          <table:table-cell table:style-name="ce14" table:formula="of:=([.F185]/[.$B$10])/[.$F$2]" office:value-type="float" office:value="0.187866927592955" calcext:value-type="float">
            <text:p>0.188</text:p>
          </table:table-cell>
          <table:table-cell table:style-name="ce15" table:formula="of:=SQRT([.K185])" office:value-type="float" office:value="0.433436186298462" calcext:value-type="float">
            <text:p>0.433</text:p>
          </table:table-cell>
          <table:table-cell table:style-name="ce15" table:formula="of:=(SQRT([.K185])^(1/2))^(1/3)" office:value-type="float" office:value="0.869936449492987" calcext:value-type="float">
            <text:p>0.870</text:p>
          </table:table-cell>
          <table:table-cell table:style-name="ce15" table:formula="of:=SQRT([.K185])^(1/2)" office:value-type="float" office:value="0.65835870640439" calcext:value-type="float">
            <text:p>0.658</text:p>
          </table:table-cell>
          <table:table-cell table:style-name="ce15" table:formula="of:=(SQRT([.K185])^(1/2))^(1/2)" office:value-type="float" office:value="0.811393065292273" calcext:value-type="float">
            <text:p>0.811</text:p>
          </table:table-cell>
          <table:table-cell table:style-name="ce14" table:formula="of:=([.F185]/[.$B$15])/[.$F$2]" office:value-type="float" office:value="0.244897959183673" calcext:value-type="float">
            <text:p>0.245</text:p>
          </table:table-cell>
          <table:table-cell table:style-name="ce19" table:formula="of:=SQRT([.P185])" office:value-type="float" office:value="0.494871659305393" calcext:value-type="float">
            <text:p>0.495</text:p>
          </table:table-cell>
          <table:table-cell table:style-name="ce19" table:formula="of:=SQRT(SQRT([.P185]))" office:value-type="float" office:value="0.703471150300702" calcext:value-type="float">
            <text:p>0.703</text:p>
          </table:table-cell>
          <table:table-cell table:style-name="ce20" table:formula="of:=[.T185]+[.W185]" office:value-type="float" office:value="64.5" calcext:value-type="float">
            <text:p>64.5</text:p>
          </table:table-cell>
          <table:table-cell table:style-name="ce20" table:formula="of:=([.X185]-[.W185])/2" office:value-type="float" office:value="63.5" calcext:value-type="float">
            <text:p>63.5</text:p>
          </table:table-cell>
          <table:table-cell table:style-name="ce21" table:formula="of:=[.V185]+[.W185]" office:value-type="float" office:value="125.3" calcext:value-type="float">
            <text:p>125.3</text:p>
          </table:table-cell>
          <table:table-cell table:style-name="ce22" table:formula="of:=([.AA185]-[.W18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5]=&quot;overworld&quot;;IF([.$S185]&lt;64;64+([.S185]*3);0);0)" office:value-type="float" office:value="0" calcext:value-type="float">
            <text:p>0</text:p>
          </table:table-cell>
          <table:table-cell table:style-name="ce25" table:formula="of:=IF([.$AD185]=&quot;Overworld&quot;;IF([.$S185]&lt;64;([.T185]*3);0);0)" office:value-type="float" office:value="0" calcext:value-type="float">
            <text:p>0</text:p>
          </table:table-cell>
          <table:table-cell table:style-name="ce7" table:formula="of:=IF([.X185]&gt;64;64+(([.X185]-64)*2.9);[.X185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5]&gt;64;&quot;uniform&quot;;IF([.AD18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86]/2" office:value-type="float" office:value="3" calcext:value-type="float">
            <text:p>3.000</text:p>
          </table:table-cell>
          <table:table-cell table:style-name="ce12" table:formula="of:=[.H186]/2" office:value-type="float" office:value="3" calcext:value-type="float">
            <text:p>3.000</text:p>
          </table:table-cell>
          <table:table-cell table:style-name="ce14" table:formula="of:=([.F186]/[.$B$10])/[.$F$2]" office:value-type="float" office:value="1.12720156555773" calcext:value-type="float">
            <text:p>1.127</text:p>
          </table:table-cell>
          <table:table-cell table:style-name="ce15" table:formula="of:=SQRT([.K186])" office:value-type="float" office:value="1.06169749248914" calcext:value-type="float">
            <text:p>1.062</text:p>
          </table:table-cell>
          <table:table-cell table:style-name="ce15" table:formula="of:=(SQRT([.K186])^(1/2))^(1/3)" office:value-type="float" office:value="1.01002812049619" calcext:value-type="float">
            <text:p>1.010</text:p>
          </table:table-cell>
          <table:table-cell table:style-name="ce15" table:formula="of:=SQRT([.K186])^(1/2)" office:value-type="float" office:value="1.03038705955051" calcext:value-type="float">
            <text:p>1.030</text:p>
          </table:table-cell>
          <table:table-cell table:style-name="ce15" table:formula="of:=(SQRT([.K186])^(1/2))^(1/2)" office:value-type="float" office:value="1.01507982915163" calcext:value-type="float">
            <text:p>1.015</text:p>
          </table:table-cell>
          <table:table-cell table:style-name="ce14" table:formula="of:=([.F186]/[.$B$15])/[.$F$2]" office:value-type="float" office:value="1.46938775510204" calcext:value-type="float">
            <text:p>1.469</text:p>
          </table:table-cell>
          <table:table-cell table:style-name="ce19" table:formula="of:=SQRT([.P186])" office:value-type="float" office:value="1.21218305346265" calcext:value-type="float">
            <text:p>1.212</text:p>
          </table:table-cell>
          <table:table-cell table:style-name="ce19" table:formula="of:=SQRT(SQRT([.P186]))" office:value-type="float" office:value="1.10099184986205" calcext:value-type="float">
            <text:p>1.101</text:p>
          </table:table-cell>
          <table:table-cell table:style-name="ce20" table:formula="of:=[.T186]+[.W186]" office:value-type="float" office:value="64.5" calcext:value-type="float">
            <text:p>64.5</text:p>
          </table:table-cell>
          <table:table-cell table:style-name="ce20" table:formula="of:=([.X186]-[.W186])/2" office:value-type="float" office:value="63.5" calcext:value-type="float">
            <text:p>63.5</text:p>
          </table:table-cell>
          <table:table-cell table:style-name="ce21" table:formula="of:=[.V186]+[.W186]" office:value-type="float" office:value="125.3" calcext:value-type="float">
            <text:p>125.3</text:p>
          </table:table-cell>
          <table:table-cell table:style-name="ce22" table:formula="of:=([.AA186]-[.W18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6]=&quot;overworld&quot;;IF([.$S186]&lt;64;64+([.S186]*3);0);0)" office:value-type="float" office:value="0" calcext:value-type="float">
            <text:p>0</text:p>
          </table:table-cell>
          <table:table-cell table:style-name="ce25" table:formula="of:=IF([.$AD186]=&quot;Overworld&quot;;IF([.$S186]&lt;64;([.T186]*3);0);0)" office:value-type="float" office:value="0" calcext:value-type="float">
            <text:p>0</text:p>
          </table:table-cell>
          <table:table-cell table:style-name="ce7" table:formula="of:=IF([.X186]&gt;64;64+(([.X186]-64)*2.9);[.X186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6]&gt;64;&quot;uniform&quot;;IF([.AD18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7]/2" office:value-type="float" office:value="2" calcext:value-type="float">
            <text:p>2.000</text:p>
          </table:table-cell>
          <table:table-cell table:style-name="ce12" table:formula="of:=[.H187]/2" office:value-type="float" office:value="2.5" calcext:value-type="float">
            <text:p>2.500</text:p>
          </table:table-cell>
          <table:table-cell table:style-name="ce14" table:formula="of:=([.F187]/[.$B$10])/[.$F$2]" office:value-type="float" office:value="0.626223091976517" calcext:value-type="float">
            <text:p>0.626</text:p>
          </table:table-cell>
          <table:table-cell table:style-name="ce15" table:formula="of:=SQRT([.K187])" office:value-type="float" office:value="0.791342588248931" calcext:value-type="float">
            <text:p>0.791</text:p>
          </table:table-cell>
          <table:table-cell table:style-name="ce15" table:formula="of:=(SQRT([.K187])^(1/2))^(1/3)" office:value-type="float" office:value="0.961746814511901" calcext:value-type="float">
            <text:p>0.962</text:p>
          </table:table-cell>
          <table:table-cell table:style-name="ce15" table:formula="of:=SQRT([.K187])^(1/2)" office:value-type="float" office:value="0.889574386012171" calcext:value-type="float">
            <text:p>0.890</text:p>
          </table:table-cell>
          <table:table-cell table:style-name="ce15" table:formula="of:=(SQRT([.K187])^(1/2))^(1/2)" office:value-type="float" office:value="0.94317251126831" calcext:value-type="float">
            <text:p>0.943</text:p>
          </table:table-cell>
          <table:table-cell table:style-name="ce14" table:formula="of:=([.F187]/[.$B$15])/[.$F$2]" office:value-type="float" office:value="0.816326530612245" calcext:value-type="float">
            <text:p>0.816</text:p>
          </table:table-cell>
          <table:table-cell table:style-name="ce19" table:formula="of:=SQRT([.P187])" office:value-type="float" office:value="0.903507902905251" calcext:value-type="float">
            <text:p>0.904</text:p>
          </table:table-cell>
          <table:table-cell table:style-name="ce19" table:formula="of:=SQRT(SQRT([.P187]))" office:value-type="float" office:value="0.950530327188592" calcext:value-type="float">
            <text:p>0.951</text:p>
          </table:table-cell>
          <table:table-cell table:style-name="ce20" table:formula="of:=[.T187]+[.W187]" office:value-type="float" office:value="64.5" calcext:value-type="float">
            <text:p>64.5</text:p>
          </table:table-cell>
          <table:table-cell table:style-name="ce20" table:formula="of:=([.X187]-[.W187])/2" office:value-type="float" office:value="63.5" calcext:value-type="float">
            <text:p>63.5</text:p>
          </table:table-cell>
          <table:table-cell table:style-name="ce21" table:formula="of:=[.V187]+[.W187]" office:value-type="float" office:value="125.3" calcext:value-type="float">
            <text:p>125.3</text:p>
          </table:table-cell>
          <table:table-cell table:style-name="ce22" table:formula="of:=([.AA187]-[.W18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7]=&quot;overworld&quot;;IF([.$S187]&lt;64;64+([.S187]*3);0);0)" office:value-type="float" office:value="0" calcext:value-type="float">
            <text:p>0</text:p>
          </table:table-cell>
          <table:table-cell table:style-name="ce25" table:formula="of:=IF([.$AD187]=&quot;Overworld&quot;;IF([.$S187]&lt;64;([.T187]*3);0);0)" office:value-type="float" office:value="0" calcext:value-type="float">
            <text:p>0</text:p>
          </table:table-cell>
          <table:table-cell table:style-name="ce7" table:formula="of:=IF([.X187]&gt;64;64+(([.X187]-64)*2.9);[.X187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7]&gt;64;&quot;uniform&quot;;IF([.AD18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88]/2" office:value-type="float" office:value="2" calcext:value-type="float">
            <text:p>2.000</text:p>
          </table:table-cell>
          <table:table-cell table:style-name="ce12" table:formula="of:=[.H188]/2" office:value-type="float" office:value="1.5" calcext:value-type="float">
            <text:p>1.500</text:p>
          </table:table-cell>
          <table:table-cell table:style-name="ce14" table:formula="of:=([.F188]/[.$B$10])/[.$F$2]" office:value-type="float" office:value="0.37573385518591" calcext:value-type="float">
            <text:p>0.376</text:p>
          </table:table-cell>
          <table:table-cell table:style-name="ce15" table:formula="of:=SQRT([.K188])" office:value-type="float" office:value="0.612971333086556" calcext:value-type="float">
            <text:p>0.613</text:p>
          </table:table-cell>
          <table:table-cell table:style-name="ce15" table:formula="of:=(SQRT([.K188])^(1/2))^(1/3)" office:value-type="float" office:value="0.921665562675779" calcext:value-type="float">
            <text:p>0.922</text:p>
          </table:table-cell>
          <table:table-cell table:style-name="ce15" table:formula="of:=SQRT([.K188])^(1/2)" office:value-type="float" office:value="0.782924857880088" calcext:value-type="float">
            <text:p>0.783</text:p>
          </table:table-cell>
          <table:table-cell table:style-name="ce15" table:formula="of:=(SQRT([.K188])^(1/2))^(1/2)" office:value-type="float" office:value="0.884830411932189" calcext:value-type="float">
            <text:p>0.885</text:p>
          </table:table-cell>
          <table:table-cell table:style-name="ce14" table:formula="of:=([.F188]/[.$B$15])/[.$F$2]" office:value-type="float" office:value="0.489795918367347" calcext:value-type="float">
            <text:p>0.490</text:p>
          </table:table-cell>
          <table:table-cell table:style-name="ce19" table:formula="of:=SQRT([.P188])" office:value-type="float" office:value="0.699854212223765" calcext:value-type="float">
            <text:p>0.700</text:p>
          </table:table-cell>
          <table:table-cell table:style-name="ce19" table:formula="of:=SQRT(SQRT([.P188]))" office:value-type="float" office:value="0.836572897136744" calcext:value-type="float">
            <text:p>0.837</text:p>
          </table:table-cell>
          <table:table-cell table:style-name="ce20" table:formula="of:=[.T188]+[.W188]" office:value-type="float" office:value="64.5" calcext:value-type="float">
            <text:p>64.5</text:p>
          </table:table-cell>
          <table:table-cell table:style-name="ce20" table:formula="of:=([.X188]-[.W188])/2" office:value-type="float" office:value="63.5" calcext:value-type="float">
            <text:p>63.5</text:p>
          </table:table-cell>
          <table:table-cell table:style-name="ce21" table:formula="of:=[.V188]+[.W188]" office:value-type="float" office:value="125.3" calcext:value-type="float">
            <text:p>125.3</text:p>
          </table:table-cell>
          <table:table-cell table:style-name="ce22" table:formula="of:=([.AA188]-[.W18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8]=&quot;overworld&quot;;IF([.$S188]&lt;64;64+([.S188]*3);0);0)" office:value-type="float" office:value="0" calcext:value-type="float">
            <text:p>0</text:p>
          </table:table-cell>
          <table:table-cell table:style-name="ce25" table:formula="of:=IF([.$AD188]=&quot;Overworld&quot;;IF([.$S188]&lt;64;([.T188]*3);0);0)" office:value-type="float" office:value="0" calcext:value-type="float">
            <text:p>0</text:p>
          </table:table-cell>
          <table:table-cell table:style-name="ce7" table:formula="of:=IF([.X188]&gt;64;64+(([.X188]-64)*2.9);[.X188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8]&gt;64;&quot;uniform&quot;;IF([.AD18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9]/2" office:value-type="float" office:value="4" calcext:value-type="float">
            <text:p>4.000</text:p>
          </table:table-cell>
          <table:table-cell table:style-name="ce12" table:formula="of:=[.H189]/2" office:value-type="float" office:value="4" calcext:value-type="float">
            <text:p>4.000</text:p>
          </table:table-cell>
          <table:table-cell table:style-name="ce14" table:formula="of:=([.F189]/[.$B$10])/[.$F$2]" office:value-type="float" office:value="2.00391389432485" calcext:value-type="float">
            <text:p>2.004</text:p>
          </table:table-cell>
          <table:table-cell table:style-name="ce15" table:formula="of:=SQRT([.K189])" office:value-type="float" office:value="1.41559665665219" calcext:value-type="float">
            <text:p>1.416</text:p>
          </table:table-cell>
          <table:table-cell table:style-name="ce15" table:formula="of:=(SQRT([.K189])^(1/2))^(1/3)" office:value-type="float" office:value="1.059635715692" calcext:value-type="float">
            <text:p>1.060</text:p>
          </table:table-cell>
          <table:table-cell table:style-name="ce15" table:formula="of:=SQRT([.K189])^(1/2)" office:value-type="float" office:value="1.18978849240199" calcext:value-type="float">
            <text:p>1.190</text:p>
          </table:table-cell>
          <table:table-cell table:style-name="ce15" table:formula="of:=(SQRT([.K189])^(1/2))^(1/2)" office:value-type="float" office:value="1.09077426280692" calcext:value-type="float">
            <text:p>1.091</text:p>
          </table:table-cell>
          <table:table-cell table:style-name="ce14" table:formula="of:=([.F189]/[.$B$15])/[.$F$2]" office:value-type="float" office:value="2.61224489795918" calcext:value-type="float">
            <text:p>2.612</text:p>
          </table:table-cell>
          <table:table-cell table:style-name="ce19" table:formula="of:=SQRT([.P189])" office:value-type="float" office:value="1.61624407128354" calcext:value-type="float">
            <text:p>1.616</text:p>
          </table:table-cell>
          <table:table-cell table:style-name="ce19" table:formula="of:=SQRT(SQRT([.P189]))" office:value-type="float" office:value="1.27131588178687" calcext:value-type="float">
            <text:p>1.271</text:p>
          </table:table-cell>
          <table:table-cell table:style-name="ce20" table:formula="of:=[.T189]+[.W189]" office:value-type="float" office:value="64.5" calcext:value-type="float">
            <text:p>64.5</text:p>
          </table:table-cell>
          <table:table-cell table:style-name="ce20" table:formula="of:=([.X189]-[.W189])/2" office:value-type="float" office:value="63.5" calcext:value-type="float">
            <text:p>63.5</text:p>
          </table:table-cell>
          <table:table-cell table:style-name="ce21" table:formula="of:=[.V189]+[.W189]" office:value-type="float" office:value="125.3" calcext:value-type="float">
            <text:p>125.3</text:p>
          </table:table-cell>
          <table:table-cell table:style-name="ce22" table:formula="of:=([.AA189]-[.W18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89]=&quot;overworld&quot;;IF([.$S189]&lt;64;64+([.S189]*3);0);0)" office:value-type="float" office:value="0" calcext:value-type="float">
            <text:p>0</text:p>
          </table:table-cell>
          <table:table-cell table:style-name="ce25" table:formula="of:=IF([.$AD189]=&quot;Overworld&quot;;IF([.$S189]&lt;64;([.T189]*3);0);0)" office:value-type="float" office:value="0" calcext:value-type="float">
            <text:p>0</text:p>
          </table:table-cell>
          <table:table-cell table:style-name="ce7" table:formula="of:=IF([.X189]&gt;64;64+(([.X189]-64)*2.9);[.X189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89]&gt;64;&quot;uniform&quot;;IF([.AD18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2.5" calcext:value-type="float">
            <text:p>2.500</text:p>
          </table:table-cell>
          <table:table-cell table:style-name="ce14" table:formula="of:=([.F190]/[.$B$9])/[.$F$2]" office:value-type="float" office:value="5.62833222595271" calcext:value-type="float">
            <text:p>5.628</text:p>
          </table:table-cell>
          <table:table-cell table:style-name="ce15" table:formula="of:=SQRT([.K19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0])^(1/2)" office:value-type="float" office:value="1.54026317102985" calcext:value-type="float">
            <text:p>1.540</text:p>
          </table:table-cell>
          <table:table-cell table:style-name="ce15" table:formula="of:=(SQRT([.K190])^(1/2))^(1/2)" office:value-type="float" office:value="1.24107339469906" calcext:value-type="float">
            <text:p>1.241</text:p>
          </table:table-cell>
          <table:table-cell table:style-name="ce14" table:formula="of:=([.F190]/[.$B$15])/[.$F$2]" office:value-type="float" office:value="1.22448979591837" calcext:value-type="float">
            <text:p>1.224</text:p>
          </table:table-cell>
          <table:table-cell table:style-name="ce19" table:formula="of:=SQRT([.P190])" office:value-type="float" office:value="1.10656667034498" calcext:value-type="float">
            <text:p>1.107</text:p>
          </table:table-cell>
          <table:table-cell table:style-name="ce19" table:formula="of:=SQRT(SQRT([.P190]))" office:value-type="float" office:value="1.05193472722645" calcext:value-type="float">
            <text:p>1.052</text:p>
          </table:table-cell>
          <table:table-cell table:style-name="ce20" table:formula="of:=[.T190]+[.W190]" office:value-type="float" office:value="64.5" calcext:value-type="float">
            <text:p>64.5</text:p>
          </table:table-cell>
          <table:table-cell table:style-name="ce20" table:formula="of:=([.X190]-[.W190])/2" office:value-type="float" office:value="63.5" calcext:value-type="float">
            <text:p>63.5</text:p>
          </table:table-cell>
          <table:table-cell table:style-name="ce21" table:formula="of:=[.V190]+[.W190]" office:value-type="float" office:value="125.3" calcext:value-type="float">
            <text:p>125.3</text:p>
          </table:table-cell>
          <table:table-cell table:style-name="ce22" table:formula="of:=([.AA190]-[.W19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0]=&quot;overworld&quot;;IF([.$S190]&lt;64;64+([.S190]*3);0);0)" office:value-type="float" office:value="0" calcext:value-type="float">
            <text:p>0</text:p>
          </table:table-cell>
          <table:table-cell table:style-name="ce25" table:formula="of:=IF([.$AD190]=&quot;Overworld&quot;;IF([.$S190]&lt;64;([.T190]*3);0);0)" office:value-type="float" office:value="0" calcext:value-type="float">
            <text:p>0</text:p>
          </table:table-cell>
          <table:table-cell table:style-name="ce7" table:formula="of:=IF([.X190]&gt;64;64+(([.X190]-64)*2.9);[.X190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0]&gt;64;&quot;uniform&quot;;IF([.AD19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91]/2" office:value-type="float" office:value="4" calcext:value-type="float">
            <text:p>4.000</text:p>
          </table:table-cell>
          <table:table-cell table:style-name="ce12" table:formula="of:=[.H191]/2" office:value-type="float" office:value="4" calcext:value-type="float">
            <text:p>4.000</text:p>
          </table:table-cell>
          <table:table-cell table:style-name="ce14" table:formula="of:=([.F191]/[.$B$10])/[.$F$2]" office:value-type="float" office:value="2.00391389432485" calcext:value-type="float">
            <text:p>2.004</text:p>
          </table:table-cell>
          <table:table-cell table:style-name="ce15" table:formula="of:=SQRT([.K191])" office:value-type="float" office:value="1.41559665665219" calcext:value-type="float">
            <text:p>1.416</text:p>
          </table:table-cell>
          <table:table-cell table:style-name="ce15" table:formula="of:=(SQRT([.K191])^(1/2))^(1/3)" office:value-type="float" office:value="1.059635715692" calcext:value-type="float">
            <text:p>1.060</text:p>
          </table:table-cell>
          <table:table-cell table:style-name="ce15" table:formula="of:=SQRT([.K191])^(1/2)" office:value-type="float" office:value="1.18978849240199" calcext:value-type="float">
            <text:p>1.190</text:p>
          </table:table-cell>
          <table:table-cell table:style-name="ce15" table:formula="of:=(SQRT([.K191])^(1/2))^(1/2)" office:value-type="float" office:value="1.09077426280692" calcext:value-type="float">
            <text:p>1.091</text:p>
          </table:table-cell>
          <table:table-cell table:style-name="ce14" table:formula="of:=([.F191]/[.$B$15])/[.$F$2]" office:value-type="float" office:value="2.61224489795918" calcext:value-type="float">
            <text:p>2.612</text:p>
          </table:table-cell>
          <table:table-cell table:style-name="ce19" table:formula="of:=SQRT([.P191])" office:value-type="float" office:value="1.61624407128354" calcext:value-type="float">
            <text:p>1.616</text:p>
          </table:table-cell>
          <table:table-cell table:style-name="ce19" table:formula="of:=SQRT(SQRT([.P191]))" office:value-type="float" office:value="1.27131588178687" calcext:value-type="float">
            <text:p>1.271</text:p>
          </table:table-cell>
          <table:table-cell table:style-name="ce20" table:formula="of:=[.T191]+[.W191]" office:value-type="float" office:value="64.5" calcext:value-type="float">
            <text:p>64.5</text:p>
          </table:table-cell>
          <table:table-cell table:style-name="ce20" table:formula="of:=([.X191]-[.W191])/2" office:value-type="float" office:value="63.5" calcext:value-type="float">
            <text:p>63.5</text:p>
          </table:table-cell>
          <table:table-cell table:style-name="ce21" table:formula="of:=[.V191]+[.W191]" office:value-type="float" office:value="125.3" calcext:value-type="float">
            <text:p>125.3</text:p>
          </table:table-cell>
          <table:table-cell table:style-name="ce22" table:formula="of:=([.AA191]-[.W19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1]=&quot;overworld&quot;;IF([.$S191]&lt;64;64+([.S191]*3);0);0)" office:value-type="float" office:value="0" calcext:value-type="float">
            <text:p>0</text:p>
          </table:table-cell>
          <table:table-cell table:style-name="ce25" table:formula="of:=IF([.$AD191]=&quot;Overworld&quot;;IF([.$S191]&lt;64;([.T191]*3);0);0)" office:value-type="float" office:value="0" calcext:value-type="float">
            <text:p>0</text:p>
          </table:table-cell>
          <table:table-cell table:style-name="ce7" table:formula="of:=IF([.X191]&gt;64;64+(([.X191]-64)*2.9);[.X191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1]&gt;64;&quot;uniform&quot;;IF([.AD19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2]/2" office:value-type="float" office:value="2.5" calcext:value-type="float">
            <text:p>2.500</text:p>
          </table:table-cell>
          <table:table-cell table:style-name="ce12" table:formula="of:=[.H192]/2" office:value-type="float" office:value="2.5" calcext:value-type="float">
            <text:p>2.500</text:p>
          </table:table-cell>
          <table:table-cell table:style-name="ce14" table:formula="of:=([.F192]/[.$B$9])/[.$F$2]" office:value-type="float" office:value="4.69027685496059" calcext:value-type="float">
            <text:p>4.690</text:p>
          </table:table-cell>
          <table:table-cell table:style-name="ce15" table:formula="of:=SQRT([.K19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2])^(1/2)" office:value-type="float" office:value="1.47163334485831" calcext:value-type="float">
            <text:p>1.472</text:p>
          </table:table-cell>
          <table:table-cell table:style-name="ce15" table:formula="of:=(SQRT([.K192])^(1/2))^(1/2)" office:value-type="float" office:value="1.21310895836207" calcext:value-type="float">
            <text:p>1.213</text:p>
          </table:table-cell>
          <table:table-cell table:style-name="ce14" table:formula="of:=([.F192]/[.$B$15])/[.$F$2]" office:value-type="float" office:value="1.02040816326531" calcext:value-type="float">
            <text:p>1.020</text:p>
          </table:table-cell>
          <table:table-cell table:style-name="ce19" table:formula="of:=SQRT([.P192])" office:value-type="float" office:value="1.01015254455221" calcext:value-type="float">
            <text:p>1.010</text:p>
          </table:table-cell>
          <table:table-cell table:style-name="ce19" table:formula="of:=SQRT(SQRT([.P192]))" office:value-type="float" office:value="1.00506345299798" calcext:value-type="float">
            <text:p>1.005</text:p>
          </table:table-cell>
          <table:table-cell table:style-name="ce20" table:formula="of:=[.T192]+[.W192]" office:value-type="float" office:value="64.5" calcext:value-type="float">
            <text:p>64.5</text:p>
          </table:table-cell>
          <table:table-cell table:style-name="ce20" table:formula="of:=([.X192]-[.W192])/2" office:value-type="float" office:value="63.5" calcext:value-type="float">
            <text:p>63.5</text:p>
          </table:table-cell>
          <table:table-cell table:style-name="ce21" table:formula="of:=[.V192]+[.W192]" office:value-type="float" office:value="125.3" calcext:value-type="float">
            <text:p>125.3</text:p>
          </table:table-cell>
          <table:table-cell table:style-name="ce22" table:formula="of:=([.AA192]-[.W19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2]=&quot;overworld&quot;;IF([.$S192]&lt;64;64+([.S192]*3);0);0)" office:value-type="float" office:value="0" calcext:value-type="float">
            <text:p>0</text:p>
          </table:table-cell>
          <table:table-cell table:style-name="ce25" table:formula="of:=IF([.$AD192]=&quot;Overworld&quot;;IF([.$S192]&lt;64;([.T192]*3);0);0)" office:value-type="float" office:value="0" calcext:value-type="float">
            <text:p>0</text:p>
          </table:table-cell>
          <table:table-cell table:style-name="ce7" table:formula="of:=IF([.X192]&gt;64;64+(([.X192]-64)*2.9);[.X192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2]&gt;64;&quot;uniform&quot;;IF([.AD19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2" calcext:value-type="float">
            <text:p>2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9])/[.$F$2]" office:value-type="float" office:value="4.50266578076217" calcext:value-type="float">
            <text:p>4.503</text:p>
          </table:table-cell>
          <table:table-cell table:style-name="ce15" table:formula="of:=SQRT([.K19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3])^(1/2)" office:value-type="float" office:value="1.45669096965811" calcext:value-type="float">
            <text:p>1.457</text:p>
          </table:table-cell>
          <table:table-cell table:style-name="ce15" table:formula="of:=(SQRT([.K193])^(1/2))^(1/2)" office:value-type="float" office:value="1.20693453412275" calcext:value-type="float">
            <text:p>1.207</text:p>
          </table:table-cell>
          <table:table-cell table:style-name="ce14" table:formula="of:=([.F193]/[.$B$15])/[.$F$2]" office:value-type="float" office:value="0.979591836734694" calcext:value-type="float">
            <text:p>0.980</text:p>
          </table:table-cell>
          <table:table-cell table:style-name="ce19" table:formula="of:=SQRT([.P193])" office:value-type="float" office:value="0.989743318610787" calcext:value-type="float">
            <text:p>0.990</text:p>
          </table:table-cell>
          <table:table-cell table:style-name="ce19" table:formula="of:=SQRT(SQRT([.P193]))" office:value-type="float" office:value="0.994858441493455" calcext:value-type="float">
            <text:p>0.995</text:p>
          </table:table-cell>
          <table:table-cell table:style-name="ce20" table:formula="of:=[.T193]+[.W193]" office:value-type="float" office:value="64.5" calcext:value-type="float">
            <text:p>64.5</text:p>
          </table:table-cell>
          <table:table-cell table:style-name="ce20" table:formula="of:=([.X193]-[.W193])/2" office:value-type="float" office:value="63.5" calcext:value-type="float">
            <text:p>63.5</text:p>
          </table:table-cell>
          <table:table-cell table:style-name="ce21" table:formula="of:=[.V193]+[.W193]" office:value-type="float" office:value="125.3" calcext:value-type="float">
            <text:p>125.3</text:p>
          </table:table-cell>
          <table:table-cell table:style-name="ce22" table:formula="of:=([.AA193]-[.W19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3]=&quot;overworld&quot;;IF([.$S193]&lt;64;64+([.S193]*3);0);0)" office:value-type="float" office:value="0" calcext:value-type="float">
            <text:p>0</text:p>
          </table:table-cell>
          <table:table-cell table:style-name="ce25" table:formula="of:=IF([.$AD193]=&quot;Overworld&quot;;IF([.$S193]&lt;64;([.T193]*3);0);0)" office:value-type="float" office:value="0" calcext:value-type="float">
            <text:p>0</text:p>
          </table:table-cell>
          <table:table-cell table:style-name="ce7" table:formula="of:=IF([.X193]&gt;64;64+(([.X193]-64)*2.9);[.X193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3]&gt;64;&quot;uniform&quot;;IF([.AD19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2" calcext:value-type="float">
            <text:p>2.000</text:p>
          </table:table-cell>
          <table:table-cell table:style-name="ce14" table:formula="of:=([.F194]/[.$B$9])/[.$F$2]" office:value-type="float" office:value="3.75222148396848" calcext:value-type="float">
            <text:p>3.752</text:p>
          </table:table-cell>
          <table:table-cell table:style-name="ce15" table:formula="of:=SQRT([.K19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4])^(1/2)" office:value-type="float" office:value="1.39178488742903" calcext:value-type="float">
            <text:p>1.392</text:p>
          </table:table-cell>
          <table:table-cell table:style-name="ce15" table:formula="of:=(SQRT([.K194])^(1/2))^(1/2)" office:value-type="float" office:value="1.17973933028828" calcext:value-type="float">
            <text:p>1.180</text:p>
          </table:table-cell>
          <table:table-cell table:style-name="ce14" table:formula="of:=([.F194]/[.$B$15])/[.$F$2]" office:value-type="float" office:value="0.816326530612245" calcext:value-type="float">
            <text:p>0.816</text:p>
          </table:table-cell>
          <table:table-cell table:style-name="ce19" table:formula="of:=SQRT([.P194])" office:value-type="float" office:value="0.903507902905251" calcext:value-type="float">
            <text:p>0.904</text:p>
          </table:table-cell>
          <table:table-cell table:style-name="ce19" table:formula="of:=SQRT(SQRT([.P194]))" office:value-type="float" office:value="0.950530327188592" calcext:value-type="float">
            <text:p>0.951</text:p>
          </table:table-cell>
          <table:table-cell table:style-name="ce20" table:formula="of:=[.T194]+[.W194]" office:value-type="float" office:value="64.5" calcext:value-type="float">
            <text:p>64.5</text:p>
          </table:table-cell>
          <table:table-cell table:style-name="ce20" table:formula="of:=([.X194]-[.W194])/2" office:value-type="float" office:value="63.5" calcext:value-type="float">
            <text:p>63.5</text:p>
          </table:table-cell>
          <table:table-cell table:style-name="ce21" table:formula="of:=[.V194]+[.W194]" office:value-type="float" office:value="125.3" calcext:value-type="float">
            <text:p>125.3</text:p>
          </table:table-cell>
          <table:table-cell table:style-name="ce22" table:formula="of:=([.AA194]-[.W19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194]=&quot;overworld&quot;;IF([.$S194]&lt;64;64+([.S194]*3);0);0)" office:value-type="float" office:value="0" calcext:value-type="float">
            <text:p>0</text:p>
          </table:table-cell>
          <table:table-cell table:style-name="ce25" table:formula="of:=IF([.$AD194]=&quot;Overworld&quot;;IF([.$S194]&lt;64;([.T194]*3);0);0)" office:value-type="float" office:value="0" calcext:value-type="float">
            <text:p>0</text:p>
          </table:table-cell>
          <table:table-cell table:style-name="ce7" table:formula="of:=IF([.X194]&gt;64;64+(([.X194]-64)*2.9);[.X194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4]&gt;64;&quot;uniform&quot;;IF([.AD19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5]/2" office:value-type="float" office:value="3" calcext:value-type="float">
            <text:p>3.000</text:p>
          </table:table-cell>
          <table:table-cell table:style-name="ce12" table:formula="of:=[.H195]/2" office:value-type="float" office:value="5" calcext:value-type="float">
            <text:p>5.000</text:p>
          </table:table-cell>
          <table:table-cell table:style-name="ce14" table:formula="of:=([.F195]/[.$B$10])/[.$F$2]" office:value-type="float" office:value="1.87866927592955" calcext:value-type="float">
            <text:p>1.879</text:p>
          </table:table-cell>
          <table:table-cell table:style-name="ce15" table:formula="of:=SQRT([.K195])" office:value-type="float" office:value="1.37064556904021" calcext:value-type="float">
            <text:p>1.371</text:p>
          </table:table-cell>
          <table:table-cell table:style-name="ce15" table:formula="of:=(SQRT([.K195])^(1/2))^(1/3)" office:value-type="float" office:value="1.05395206980991" calcext:value-type="float">
            <text:p>1.054</text:p>
          </table:table-cell>
          <table:table-cell table:style-name="ce15" table:formula="of:=SQRT([.K195])^(1/2)" office:value-type="float" office:value="1.17074573201879" calcext:value-type="float">
            <text:p>1.171</text:p>
          </table:table-cell>
          <table:table-cell table:style-name="ce15" table:formula="of:=(SQRT([.K195])^(1/2))^(1/2)" office:value-type="float" office:value="1.08201004247594" calcext:value-type="float">
            <text:p>1.082</text:p>
          </table:table-cell>
          <table:table-cell table:style-name="ce14" table:formula="of:=([.F195]/[.$B$15])/[.$F$2]" office:value-type="float" office:value="2.44897959183673" calcext:value-type="float">
            <text:p>2.449</text:p>
          </table:table-cell>
          <table:table-cell table:style-name="ce19" table:formula="of:=SQRT([.P195])" office:value-type="float" office:value="1.5649215928719" calcext:value-type="float">
            <text:p>1.565</text:p>
          </table:table-cell>
          <table:table-cell table:style-name="ce19" table:formula="of:=SQRT(SQRT([.P195]))" office:value-type="float" office:value="1.25096826213613" calcext:value-type="float">
            <text:p>1.251</text:p>
          </table:table-cell>
          <table:table-cell table:style-name="ce20" table:formula="of:=[.T195]+[.W195]" office:value-type="float" office:value="128" calcext:value-type="float">
            <text:p>128</text:p>
          </table:table-cell>
          <table:table-cell table:style-name="ce20" table:formula="of:=([.X195]-[.W195])/2" office:value-type="float" office:value="128" calcext:value-type="float">
            <text:p>128</text:p>
          </table:table-cell>
          <table:table-cell table:style-name="ce21" table:formula="of:=[.V195]+[.W195]" office:value-type="float" office:value="310.4" calcext:value-type="float">
            <text:p>310.4</text:p>
          </table:table-cell>
          <table:table-cell table:style-name="ce22" table:formula="of:=([.AA195]-[.W19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5]=&quot;overworld&quot;;IF([.$S195]&lt;64;64+([.S195]*3);0);0)" office:value-type="float" office:value="0" calcext:value-type="float">
            <text:p>0</text:p>
          </table:table-cell>
          <table:table-cell table:style-name="ce25" table:formula="of:=IF([.$AD195]=&quot;Overworld&quot;;IF([.$S195]&lt;64;([.T195]*3);0);0)" office:value-type="float" office:value="0" calcext:value-type="float">
            <text:p>0</text:p>
          </table:table-cell>
          <table:table-cell table:style-name="ce7" table:formula="of:=IF([.X195]&gt;64;64+(([.X195]-64)*2.9);[.X195])" office:value-type="float" office:value="620.8" calcext:value-type="float">
            <text:p>620.8</text:p>
          </table:table-cell>
          <table:table-cell table:style-name="ce28" office:value-type="string" calcext:value-type="string">
            <text:p>BF00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5]&gt;64;&quot;uniform&quot;;IF([.AD19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6]/2" office:value-type="float" office:value="3.5" calcext:value-type="float">
            <text:p>3.500</text:p>
          </table:table-cell>
          <table:table-cell table:style-name="ce12" table:formula="of:=[.H196]/2" office:value-type="float" office:value="5" calcext:value-type="float">
            <text:p>5.000</text:p>
          </table:table-cell>
          <table:table-cell table:style-name="ce14" table:formula="of:=([.F196]/[.$B$10])/[.$F$2]" office:value-type="float" office:value="2.19178082191781" calcext:value-type="float">
            <text:p>2.192</text:p>
          </table:table-cell>
          <table:table-cell table:style-name="ce15" table:formula="of:=SQRT([.K196])" office:value-type="float" office:value="1.48046642039521" calcext:value-type="float">
            <text:p>1.480</text:p>
          </table:table-cell>
          <table:table-cell table:style-name="ce15" table:formula="of:=(SQRT([.K196])^(1/2))^(1/3)" office:value-type="float" office:value="1.06757835565312" calcext:value-type="float">
            <text:p>1.068</text:p>
          </table:table-cell>
          <table:table-cell table:style-name="ce15" table:formula="of:=SQRT([.K196])^(1/2)" office:value-type="float" office:value="1.21674418856028" calcext:value-type="float">
            <text:p>1.217</text:p>
          </table:table-cell>
          <table:table-cell table:style-name="ce15" table:formula="of:=(SQRT([.K196])^(1/2))^(1/2)" office:value-type="float" office:value="1.10306128050996" calcext:value-type="float">
            <text:p>1.103</text:p>
          </table:table-cell>
          <table:table-cell table:style-name="ce14" table:formula="of:=([.F196]/[.$B$15])/[.$F$2]" office:value-type="float" office:value="2.85714285714286" calcext:value-type="float">
            <text:p>2.857</text:p>
          </table:table-cell>
          <table:table-cell table:style-name="ce19" table:formula="of:=SQRT([.P196])" office:value-type="float" office:value="1.69030850945703" calcext:value-type="float">
            <text:p>1.690</text:p>
          </table:table-cell>
          <table:table-cell table:style-name="ce19" table:formula="of:=SQRT(SQRT([.P196]))" office:value-type="float" office:value="1.30011865206874" calcext:value-type="float">
            <text:p>1.300</text:p>
          </table:table-cell>
          <table:table-cell table:style-name="ce20" table:formula="of:=[.T196]+[.W196]" office:value-type="float" office:value="128" calcext:value-type="float">
            <text:p>128</text:p>
          </table:table-cell>
          <table:table-cell table:style-name="ce20" table:formula="of:=([.X196]-[.W196])/2" office:value-type="float" office:value="128" calcext:value-type="float">
            <text:p>128</text:p>
          </table:table-cell>
          <table:table-cell table:style-name="ce21" table:formula="of:=[.V196]+[.W196]" office:value-type="float" office:value="310.4" calcext:value-type="float">
            <text:p>310.4</text:p>
          </table:table-cell>
          <table:table-cell table:style-name="ce22" table:formula="of:=([.AA196]-[.W19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6]=&quot;overworld&quot;;IF([.$S196]&lt;64;64+([.S196]*3);0);0)" office:value-type="float" office:value="0" calcext:value-type="float">
            <text:p>0</text:p>
          </table:table-cell>
          <table:table-cell table:style-name="ce25" table:formula="of:=IF([.$AD196]=&quot;Overworld&quot;;IF([.$S196]&lt;64;([.T196]*3);0);0)" office:value-type="float" office:value="0" calcext:value-type="float">
            <text:p>0</text:p>
          </table:table-cell>
          <table:table-cell table:style-name="ce7" table:formula="of:=IF([.X196]&gt;64;64+(([.X196]-64)*2.9);[.X196])" office:value-type="float" office:value="620.8" calcext:value-type="float">
            <text:p>620.8</text:p>
          </table:table-cell>
          <table:table-cell table:style-name="ce28" office:value-type="string" calcext:value-type="string">
            <text:p>046652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6]&gt;64;&quot;uniform&quot;;IF([.AD19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7]/2" office:value-type="float" office:value="2.5" calcext:value-type="float">
            <text:p>2.500</text:p>
          </table:table-cell>
          <table:table-cell table:style-name="ce12" table:formula="of:=[.H197]/2" office:value-type="float" office:value="5" calcext:value-type="float">
            <text:p>5.000</text:p>
          </table:table-cell>
          <table:table-cell table:style-name="ce14" table:formula="of:=([.F197]/[.$B$10])/[.$F$2]" office:value-type="float" office:value="1.56555772994129" calcext:value-type="float">
            <text:p>1.566</text:p>
          </table:table-cell>
          <table:table-cell table:style-name="ce15" table:formula="of:=SQRT([.K197])" office:value-type="float" office:value="1.25122249417971" calcext:value-type="float">
            <text:p>1.251</text:p>
          </table:table-cell>
          <table:table-cell table:style-name="ce15" table:formula="of:=(SQRT([.K197])^(1/2))^(1/3)" office:value-type="float" office:value="1.03805992205623" calcext:value-type="float">
            <text:p>1.038</text:p>
          </table:table-cell>
          <table:table-cell table:style-name="ce15" table:formula="of:=SQRT([.K197])^(1/2)" office:value-type="float" office:value="1.11858057116138" calcext:value-type="float">
            <text:p>1.119</text:p>
          </table:table-cell>
          <table:table-cell table:style-name="ce15" table:formula="of:=(SQRT([.K197])^(1/2))^(1/2)" office:value-type="float" office:value="1.05762969472371" calcext:value-type="float">
            <text:p>1.058</text:p>
          </table:table-cell>
          <table:table-cell table:style-name="ce14" table:formula="of:=([.F197]/[.$B$15])/[.$F$2]" office:value-type="float" office:value="2.04081632653061" calcext:value-type="float">
            <text:p>2.041</text:p>
          </table:table-cell>
          <table:table-cell table:style-name="ce19" table:formula="of:=SQRT([.P197])" office:value-type="float" office:value="1.42857142857143" calcext:value-type="float">
            <text:p>1.429</text:p>
          </table:table-cell>
          <table:table-cell table:style-name="ce19" table:formula="of:=SQRT(SQRT([.P197]))" office:value-type="float" office:value="1.19522860933439" calcext:value-type="float">
            <text:p>1.195</text:p>
          </table:table-cell>
          <table:table-cell table:style-name="ce20" table:formula="of:=[.T197]+[.W197]" office:value-type="float" office:value="128" calcext:value-type="float">
            <text:p>128</text:p>
          </table:table-cell>
          <table:table-cell table:style-name="ce20" table:formula="of:=([.X197]-[.W197])/2" office:value-type="float" office:value="128" calcext:value-type="float">
            <text:p>128</text:p>
          </table:table-cell>
          <table:table-cell table:style-name="ce21" table:formula="of:=[.V197]+[.W197]" office:value-type="float" office:value="310.4" calcext:value-type="float">
            <text:p>310.4</text:p>
          </table:table-cell>
          <table:table-cell table:style-name="ce22" table:formula="of:=([.AA197]-[.W19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7]=&quot;overworld&quot;;IF([.$S197]&lt;64;64+([.S197]*3);0);0)" office:value-type="float" office:value="0" calcext:value-type="float">
            <text:p>0</text:p>
          </table:table-cell>
          <table:table-cell table:style-name="ce25" table:formula="of:=IF([.$AD197]=&quot;Overworld&quot;;IF([.$S197]&lt;64;([.T197]*3);0);0)" office:value-type="float" office:value="0" calcext:value-type="float">
            <text:p>0</text:p>
          </table:table-cell>
          <table:table-cell table:style-name="ce7" table:formula="of:=IF([.X197]&gt;64;64+(([.X197]-64)*2.9);[.X197])" office:value-type="float" office:value="620.8" calcext:value-type="float">
            <text:p>620.8</text:p>
          </table:table-cell>
          <table:table-cell table:style-name="ce28" office:value-type="string" calcext:value-type="string">
            <text:p>3F3F6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7]&gt;64;&quot;uniform&quot;;IF([.AD19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98]/2" office:value-type="float" office:value="7.5" calcext:value-type="float">
            <text:p>7.500</text:p>
          </table:table-cell>
          <table:table-cell table:style-name="ce12" table:formula="of:=[.H198]/2" office:value-type="float" office:value="175" calcext:value-type="float">
            <text:p>175.000</text:p>
          </table:table-cell>
          <table:table-cell table:style-name="ce14" table:formula="of:=([.F198]/[.$B$9])/[.$F$2]" office:value-type="float" office:value="984.958139541725" calcext:value-type="float">
            <text:p>984.958</text:p>
          </table:table-cell>
          <table:table-cell table:style-name="ce15" table:formula="of:=SQRT([.K19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198])^(1/2)" office:value-type="float" office:value="5.60214626311311" calcext:value-type="float">
            <text:p>5.602</text:p>
          </table:table-cell>
          <table:table-cell table:style-name="ce15" table:formula="of:=(SQRT([.K198])^(1/2))^(1/2)" office:value-type="float" office:value="2.36688535064821" calcext:value-type="float">
            <text:p>2.367</text:p>
          </table:table-cell>
          <table:table-cell table:style-name="ce14" table:formula="of:=([.F198]/[.$B$15])/[.$F$2]" office:value-type="float" office:value="214.285714285714" calcext:value-type="float">
            <text:p>214.286</text:p>
          </table:table-cell>
          <table:table-cell table:style-name="ce19" table:formula="of:=SQRT([.P198])" office:value-type="float" office:value="14.638501094228" calcext:value-type="float">
            <text:p>14.639</text:p>
          </table:table-cell>
          <table:table-cell table:style-name="ce19" table:formula="of:=SQRT(SQRT([.P198]))" office:value-type="float" office:value="3.82602941627845" calcext:value-type="float">
            <text:p>3.826</text:p>
          </table:table-cell>
          <table:table-cell table:style-name="ce20" table:formula="of:=[.T198]+[.W198]" office:value-type="float" office:value="128" calcext:value-type="float">
            <text:p>128</text:p>
          </table:table-cell>
          <table:table-cell table:style-name="ce20" table:formula="of:=([.X198]-[.W198])/2" office:value-type="float" office:value="128" calcext:value-type="float">
            <text:p>128</text:p>
          </table:table-cell>
          <table:table-cell table:style-name="ce21" table:formula="of:=[.V198]+[.W198]" office:value-type="float" office:value="310.4" calcext:value-type="float">
            <text:p>310.4</text:p>
          </table:table-cell>
          <table:table-cell table:style-name="ce22" table:formula="of:=([.AA198]-[.W19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8]=&quot;overworld&quot;;IF([.$S198]&lt;64;64+([.S198]*3);0);0)" office:value-type="float" office:value="0" calcext:value-type="float">
            <text:p>0</text:p>
          </table:table-cell>
          <table:table-cell table:style-name="ce25" table:formula="of:=IF([.$AD198]=&quot;Overworld&quot;;IF([.$S198]&lt;64;([.T198]*3);0);0)" office:value-type="float" office:value="0" calcext:value-type="float">
            <text:p>0</text:p>
          </table:table-cell>
          <table:table-cell table:style-name="ce7" table:formula="of:=IF([.X198]&gt;64;64+(([.X198]-64)*2.9);[.X198])" office:value-type="float" office:value="620.8" calcext:value-type="float">
            <text:p>620.8</text:p>
          </table:table-cell>
          <table:table-cell table:style-name="ce28" office:value-type="string" calcext:value-type="string">
            <text:p>FCFEB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8]&gt;64;&quot;uniform&quot;;IF([.AD19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 office:value-type="string" calcext:value-type="string">
            <text:p>minecraft:glow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3" calcext:value-type="float">
            <text:p>3.000</text:p>
          </table:table-cell>
          <table:table-cell table:style-name="ce14" table:formula="of:=([.F199]/[.$B$10])/[.$F$2]" office:value-type="float" office:value="0.939334637964775" calcext:value-type="float">
            <text:p>0.939</text:p>
          </table:table-cell>
          <table:table-cell table:style-name="ce15" table:formula="of:=SQRT([.K199])" office:value-type="float" office:value="0.969192776471624" calcext:value-type="float">
            <text:p>0.969</text:p>
          </table:table-cell>
          <table:table-cell table:style-name="ce15" table:formula="of:=(SQRT([.K199])^(1/2))^(1/3)" office:value-type="float" office:value="0.994798285491273" calcext:value-type="float">
            <text:p>0.995</text:p>
          </table:table-cell>
          <table:table-cell table:style-name="ce15" table:formula="of:=SQRT([.K199])^(1/2)" office:value-type="float" office:value="0.984475889228184" calcext:value-type="float">
            <text:p>0.984</text:p>
          </table:table-cell>
          <table:table-cell table:style-name="ce15" table:formula="of:=(SQRT([.K199])^(1/2))^(1/2)" office:value-type="float" office:value="0.992207583738496" calcext:value-type="float">
            <text:p>0.992</text:p>
          </table:table-cell>
          <table:table-cell table:style-name="ce14" table:formula="of:=([.F199]/[.$B$15])/[.$F$2]" office:value-type="float" office:value="1.22448979591837" calcext:value-type="float">
            <text:p>1.224</text:p>
          </table:table-cell>
          <table:table-cell table:style-name="ce19" table:formula="of:=SQRT([.P199])" office:value-type="float" office:value="1.10656667034498" calcext:value-type="float">
            <text:p>1.107</text:p>
          </table:table-cell>
          <table:table-cell table:style-name="ce19" table:formula="of:=SQRT(SQRT([.P199]))" office:value-type="float" office:value="1.05193472722645" calcext:value-type="float">
            <text:p>1.052</text:p>
          </table:table-cell>
          <table:table-cell table:style-name="ce20" table:formula="of:=[.T199]+[.W199]" office:value-type="float" office:value="128" calcext:value-type="float">
            <text:p>128</text:p>
          </table:table-cell>
          <table:table-cell table:style-name="ce20" table:formula="of:=([.X199]-[.W199])/2" office:value-type="float" office:value="128" calcext:value-type="float">
            <text:p>128</text:p>
          </table:table-cell>
          <table:table-cell table:style-name="ce21" table:formula="of:=[.V199]+[.W199]" office:value-type="float" office:value="310.4" calcext:value-type="float">
            <text:p>310.4</text:p>
          </table:table-cell>
          <table:table-cell table:style-name="ce22" table:formula="of:=([.AA199]-[.W19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199]=&quot;overworld&quot;;IF([.$S199]&lt;64;64+([.S199]*3);0);0)" office:value-type="float" office:value="0" calcext:value-type="float">
            <text:p>0</text:p>
          </table:table-cell>
          <table:table-cell table:style-name="ce25" table:formula="of:=IF([.$AD199]=&quot;Overworld&quot;;IF([.$S199]&lt;64;([.T199]*3);0);0)" office:value-type="float" office:value="0" calcext:value-type="float">
            <text:p>0</text:p>
          </table:table-cell>
          <table:table-cell table:style-name="ce7" table:formula="of:=IF([.X199]&gt;64;64+(([.X199]-64)*2.9);[.X199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199]&gt;64;&quot;uniform&quot;;IF([.AD199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00]/2" office:value-type="float" office:value="3" calcext:value-type="float">
            <text:p>3.000</text:p>
          </table:table-cell>
          <table:table-cell table:style-name="ce12" table:formula="of:=[.H200]/2" office:value-type="float" office:value="5" calcext:value-type="float">
            <text:p>5.000</text:p>
          </table:table-cell>
          <table:table-cell table:style-name="ce14" table:formula="of:=([.F200]/[.$B$10])/[.$F$2]" office:value-type="float" office:value="1.87866927592955" calcext:value-type="float">
            <text:p>1.879</text:p>
          </table:table-cell>
          <table:table-cell table:style-name="ce15" table:formula="of:=SQRT([.K200])" office:value-type="float" office:value="1.37064556904021" calcext:value-type="float">
            <text:p>1.371</text:p>
          </table:table-cell>
          <table:table-cell table:style-name="ce15" table:formula="of:=(SQRT([.K200])^(1/2))^(1/3)" office:value-type="float" office:value="1.05395206980991" calcext:value-type="float">
            <text:p>1.054</text:p>
          </table:table-cell>
          <table:table-cell table:style-name="ce15" table:formula="of:=SQRT([.K200])^(1/2)" office:value-type="float" office:value="1.17074573201879" calcext:value-type="float">
            <text:p>1.171</text:p>
          </table:table-cell>
          <table:table-cell table:style-name="ce15" table:formula="of:=(SQRT([.K200])^(1/2))^(1/2)" office:value-type="float" office:value="1.08201004247594" calcext:value-type="float">
            <text:p>1.082</text:p>
          </table:table-cell>
          <table:table-cell table:style-name="ce14" table:formula="of:=([.F200]/[.$B$15])/[.$F$2]" office:value-type="float" office:value="2.44897959183673" calcext:value-type="float">
            <text:p>2.449</text:p>
          </table:table-cell>
          <table:table-cell table:style-name="ce19" table:formula="of:=SQRT([.P200])" office:value-type="float" office:value="1.5649215928719" calcext:value-type="float">
            <text:p>1.565</text:p>
          </table:table-cell>
          <table:table-cell table:style-name="ce19" table:formula="of:=SQRT(SQRT([.P200]))" office:value-type="float" office:value="1.25096826213613" calcext:value-type="float">
            <text:p>1.251</text:p>
          </table:table-cell>
          <table:table-cell table:style-name="ce20" table:formula="of:=[.T200]+[.W200]" office:value-type="float" office:value="128" calcext:value-type="float">
            <text:p>128</text:p>
          </table:table-cell>
          <table:table-cell table:style-name="ce20" table:formula="of:=([.X200]-[.W200])/2" office:value-type="float" office:value="128" calcext:value-type="float">
            <text:p>128</text:p>
          </table:table-cell>
          <table:table-cell table:style-name="ce21" table:formula="of:=[.V200]+[.W200]" office:value-type="float" office:value="310.4" calcext:value-type="float">
            <text:p>310.4</text:p>
          </table:table-cell>
          <table:table-cell table:style-name="ce22" table:formula="of:=([.AA200]-[.W20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IF([.$AD200]=&quot;overworld&quot;;IF([.$S200]&lt;64;64+([.S200]*3);0);0)" office:value-type="float" office:value="0" calcext:value-type="float">
            <text:p>0</text:p>
          </table:table-cell>
          <table:table-cell table:style-name="ce25" table:formula="of:=IF([.$AD200]=&quot;Overworld&quot;;IF([.$S200]&lt;64;([.T200]*3);0);0)" office:value-type="float" office:value="0" calcext:value-type="float">
            <text:p>0</text:p>
          </table:table-cell>
          <table:table-cell table:style-name="ce7" table:formula="of:=IF([.X200]&gt;64;64+(([.X200]-64)*2.9);[.X200])" office:value-type="float" office:value="620.8" calcext:value-type="float">
            <text:p>620.8</text:p>
          </table:table-cell>
          <table:table-cell table:style-name="ce28" office:value-type="string" calcext:value-type="string">
            <text:p>0F0035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0]&gt;64;&quot;uniform&quot;;IF([.AD20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1]/2" office:value-type="float" office:value="2.5" calcext:value-type="float">
            <text:p>2.500</text:p>
          </table:table-cell>
          <table:table-cell table:style-name="ce12" table:formula="of:=[.H201]/2" office:value-type="float" office:value="2" calcext:value-type="float">
            <text:p>2.000</text:p>
          </table:table-cell>
          <table:table-cell table:style-name="ce14" table:formula="of:=([.F201]/[.$B$9])/[.$F$2]" office:value-type="float" office:value="3.75222148396848" calcext:value-type="float">
            <text:p>3.752</text:p>
          </table:table-cell>
          <table:table-cell table:style-name="ce15" table:formula="of:=SQRT([.K20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1])^(1/2)" office:value-type="float" office:value="1.39178488742903" calcext:value-type="float">
            <text:p>1.392</text:p>
          </table:table-cell>
          <table:table-cell table:style-name="ce15" table:formula="of:=(SQRT([.K201])^(1/2))^(1/2)" office:value-type="float" office:value="1.17973933028828" calcext:value-type="float">
            <text:p>1.180</text:p>
          </table:table-cell>
          <table:table-cell table:style-name="ce14" table:formula="of:=([.F201]/[.$B$15])/[.$F$2]" office:value-type="float" office:value="0.816326530612245" calcext:value-type="float">
            <text:p>0.816</text:p>
          </table:table-cell>
          <table:table-cell table:style-name="ce19" table:formula="of:=SQRT([.P201])" office:value-type="float" office:value="0.903507902905251" calcext:value-type="float">
            <text:p>0.904</text:p>
          </table:table-cell>
          <table:table-cell table:style-name="ce19" table:formula="of:=SQRT(SQRT([.P201]))" office:value-type="float" office:value="0.950530327188592" calcext:value-type="float">
            <text:p>0.951</text:p>
          </table:table-cell>
          <table:table-cell table:style-name="ce20" table:formula="of:=[.T201]+[.W201]" office:value-type="float" office:value="20" calcext:value-type="float">
            <text:p>20</text:p>
          </table:table-cell>
          <table:table-cell table:style-name="ce20" table:formula="of:=([.X201]-[.W201])/2" office:value-type="float" office:value="20" calcext:value-type="float">
            <text:p>20</text:p>
          </table:table-cell>
          <table:table-cell table:style-name="ce21" table:formula="of:=[.V201]+[.W201]" office:value-type="float" office:value="20" calcext:value-type="float">
            <text:p>20</text:p>
          </table:table-cell>
          <table:table-cell table:style-name="ce22" table:formula="of:=([.AA201]-[.W20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1]=&quot;overworld&quot;;IF([.$S201]&lt;64;64+([.S201]*3);0);0)" office:value-type="float" office:value="124" calcext:value-type="float">
            <text:p>124</text:p>
          </table:table-cell>
          <table:table-cell table:style-name="ce25" table:formula="of:=IF([.$AD201]=&quot;Overworld&quot;;IF([.$S201]&lt;64;([.T201]*3);0);0)" office:value-type="float" office:value="60" calcext:value-type="float">
            <text:p>60</text:p>
          </table:table-cell>
          <table:table-cell table:style-name="ce7" table:formula="of:=IF([.X201]&gt;64;64+(([.X201]-64)*2.9);[.X201])" office:value-type="float" office:value="40" calcext:value-type="float">
            <text:p>40</text:p>
          </table:table-cell>
          <table:table-cell table:style-name="ce28" office:value-type="string" calcext:value-type="string">
            <text:p>#3B402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1]&gt;64;&quot;uniform&quot;;IF([.AD20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02]/2" office:value-type="float" office:value="4" calcext:value-type="float">
            <text:p>4.000</text:p>
          </table:table-cell>
          <table:table-cell table:style-name="ce12" table:formula="of:=[.H202]/2" office:value-type="float" office:value="3.5" calcext:value-type="float">
            <text:p>3.500</text:p>
          </table:table-cell>
          <table:table-cell table:style-name="ce14" table:formula="of:=([.F202]/[.$B$10])/[.$F$2]" office:value-type="float" office:value="1.75342465753425" calcext:value-type="float">
            <text:p>1.753</text:p>
          </table:table-cell>
          <table:table-cell table:style-name="ce15" table:formula="of:=SQRT([.K202])" office:value-type="float" office:value="1.32416942176379" calcext:value-type="float">
            <text:p>1.324</text:p>
          </table:table-cell>
          <table:table-cell table:style-name="ce15" table:formula="of:=(SQRT([.K202])^(1/2))^(1/3)" office:value-type="float" office:value="1.04790985771031" calcext:value-type="float">
            <text:p>1.048</text:p>
          </table:table-cell>
          <table:table-cell table:style-name="ce15" table:formula="of:=SQRT([.K202])^(1/2)" office:value-type="float" office:value="1.15072560663426" calcext:value-type="float">
            <text:p>1.151</text:p>
          </table:table-cell>
          <table:table-cell table:style-name="ce15" table:formula="of:=(SQRT([.K202])^(1/2))^(1/2)" office:value-type="float" office:value="1.07271879196473" calcext:value-type="float">
            <text:p>1.073</text:p>
          </table:table-cell>
          <table:table-cell table:style-name="ce14" table:formula="of:=([.F202]/[.$B$15])/[.$F$2]" office:value-type="float" office:value="2.28571428571429" calcext:value-type="float">
            <text:p>2.286</text:p>
          </table:table-cell>
          <table:table-cell table:style-name="ce19" table:formula="of:=SQRT([.P202])" office:value-type="float" office:value="1.51185789203691" calcext:value-type="float">
            <text:p>1.512</text:p>
          </table:table-cell>
          <table:table-cell table:style-name="ce19" table:formula="of:=SQRT(SQRT([.P202]))" office:value-type="float" office:value="1.22957630590253" calcext:value-type="float">
            <text:p>1.230</text:p>
          </table:table-cell>
          <table:table-cell table:style-name="ce20" table:formula="of:=[.T202]+[.W202]" office:value-type="float" office:value="30" calcext:value-type="float">
            <text:p>30</text:p>
          </table:table-cell>
          <table:table-cell table:style-name="ce20" table:formula="of:=([.X202]-[.W202])/2" office:value-type="float" office:value="30" calcext:value-type="float">
            <text:p>30</text:p>
          </table:table-cell>
          <table:table-cell table:style-name="ce21" table:formula="of:=[.V202]+[.W202]" office:value-type="float" office:value="30" calcext:value-type="float">
            <text:p>30</text:p>
          </table:table-cell>
          <table:table-cell table:style-name="ce22" table:formula="of:=([.AA202]-[.W2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2]=&quot;overworld&quot;;IF([.$S202]&lt;64;64+([.S202]*3);0);0)" office:value-type="float" office:value="154" calcext:value-type="float">
            <text:p>154</text:p>
          </table:table-cell>
          <table:table-cell table:style-name="ce25" table:formula="of:=IF([.$AD202]=&quot;Overworld&quot;;IF([.$S202]&lt;64;([.T202]*3);0);0)" office:value-type="float" office:value="90" calcext:value-type="float">
            <text:p>90</text:p>
          </table:table-cell>
          <table:table-cell table:style-name="ce7" table:formula="of:=IF([.X202]&gt;64;64+(([.X202]-64)*2.9);[.X202])" office:value-type="float" office:value="60" calcext:value-type="float">
            <text:p>60</text:p>
          </table:table-cell>
          <table:table-cell table:style-name="ce28" office:value-type="string" calcext:value-type="string">
            <text:p>#72655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2]&gt;64;&quot;uniform&quot;;IF([.AD202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3" calcext:value-type="float">
            <text:p>3.000</text:p>
          </table:table-cell>
          <table:table-cell table:style-name="ce14" table:formula="of:=([.F203]/[.$B$10])/[.$F$2]" office:value-type="float" office:value="1.50293542074364" calcext:value-type="float">
            <text:p>1.503</text:p>
          </table:table-cell>
          <table:table-cell table:style-name="ce15" table:formula="of:=SQRT([.K203])" office:value-type="float" office:value="1.22594266617311" calcext:value-type="float">
            <text:p>1.226</text:p>
          </table:table-cell>
          <table:table-cell table:style-name="ce15" table:formula="of:=(SQRT([.K203])^(1/2))^(1/3)" office:value-type="float" office:value="1.03453461533727" calcext:value-type="float">
            <text:p>1.035</text:p>
          </table:table-cell>
          <table:table-cell table:style-name="ce15" table:formula="of:=SQRT([.K203])^(1/2)" office:value-type="float" office:value="1.10722295233305" calcext:value-type="float">
            <text:p>1.107</text:p>
          </table:table-cell>
          <table:table-cell table:style-name="ce15" table:formula="of:=(SQRT([.K203])^(1/2))^(1/2)" office:value-type="float" office:value="1.05224662144055" calcext:value-type="float">
            <text:p>1.052</text:p>
          </table:table-cell>
          <table:table-cell table:style-name="ce14" table:formula="of:=([.F203]/[.$B$15])/[.$F$2]" office:value-type="float" office:value="1.95918367346939" calcext:value-type="float">
            <text:p>1.959</text:p>
          </table:table-cell>
          <table:table-cell table:style-name="ce19" table:formula="of:=SQRT([.P203])" office:value-type="float" office:value="1.39970842444753" calcext:value-type="float">
            <text:p>1.400</text:p>
          </table:table-cell>
          <table:table-cell table:style-name="ce19" table:formula="of:=SQRT(SQRT([.P203]))" office:value-type="float" office:value="1.18309273704454" calcext:value-type="float">
            <text:p>1.183</text:p>
          </table:table-cell>
          <table:table-cell table:style-name="ce20" table:formula="of:=[.T203]+[.W203]" office:value-type="float" office:value="30" calcext:value-type="float">
            <text:p>30</text:p>
          </table:table-cell>
          <table:table-cell table:style-name="ce20" table:formula="of:=([.X203]-[.W203])/2" office:value-type="float" office:value="30" calcext:value-type="float">
            <text:p>30</text:p>
          </table:table-cell>
          <table:table-cell table:style-name="ce21" table:formula="of:=[.V203]+[.W203]" office:value-type="float" office:value="30" calcext:value-type="float">
            <text:p>30</text:p>
          </table:table-cell>
          <table:table-cell table:style-name="ce22" table:formula="of:=([.AA203]-[.W20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03]=&quot;overworld&quot;;IF([.$S203]&lt;64;64+([.S203]*3);0);0)" office:value-type="float" office:value="154" calcext:value-type="float">
            <text:p>154</text:p>
          </table:table-cell>
          <table:table-cell table:style-name="ce25" table:formula="of:=IF([.$AD203]=&quot;Overworld&quot;;IF([.$S203]&lt;64;([.T203]*3);0);0)" office:value-type="float" office:value="90" calcext:value-type="float">
            <text:p>90</text:p>
          </table:table-cell>
          <table:table-cell table:style-name="ce7" table:formula="of:=IF([.X203]&gt;64;64+(([.X203]-64)*2.9);[.X203])" office:value-type="float" office:value="60" calcext:value-type="float">
            <text:p>60</text:p>
          </table:table-cell>
          <table:table-cell table:style-name="ce28" office:value-type="string" calcext:value-type="string">
            <text:p>#C3C3D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3]&gt;64;&quot;uniform&quot;;IF([.AD203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04]/2" office:value-type="float" office:value="2.5" calcext:value-type="float">
            <text:p>2.500</text:p>
          </table:table-cell>
          <table:table-cell table:style-name="ce12" table:formula="of:=[.H204]/2" office:value-type="float" office:value="3" calcext:value-type="float">
            <text:p>3.000</text:p>
          </table:table-cell>
          <table:table-cell table:style-name="ce14" table:formula="of:=([.F204]/[.$B$10])/[.$F$2]" office:value-type="float" office:value="0.939334637964775" calcext:value-type="float">
            <text:p>0.939</text:p>
          </table:table-cell>
          <table:table-cell table:style-name="ce15" table:formula="of:=SQRT([.K204])" office:value-type="float" office:value="0.969192776471624" calcext:value-type="float">
            <text:p>0.969</text:p>
          </table:table-cell>
          <table:table-cell table:style-name="ce15" table:formula="of:=(SQRT([.K204])^(1/2))^(1/3)" office:value-type="float" office:value="0.994798285491273" calcext:value-type="float">
            <text:p>0.995</text:p>
          </table:table-cell>
          <table:table-cell table:style-name="ce15" table:formula="of:=SQRT([.K204])^(1/2)" office:value-type="float" office:value="0.984475889228184" calcext:value-type="float">
            <text:p>0.984</text:p>
          </table:table-cell>
          <table:table-cell table:style-name="ce15" table:formula="of:=(SQRT([.K204])^(1/2))^(1/2)" office:value-type="float" office:value="0.992207583738496" calcext:value-type="float">
            <text:p>0.992</text:p>
          </table:table-cell>
          <table:table-cell table:style-name="ce14" table:formula="of:=([.F204]/[.$B$15])/[.$F$2]" office:value-type="float" office:value="1.22448979591837" calcext:value-type="float">
            <text:p>1.224</text:p>
          </table:table-cell>
          <table:table-cell table:style-name="ce19" table:formula="of:=SQRT([.P204])" office:value-type="float" office:value="1.10656667034498" calcext:value-type="float">
            <text:p>1.107</text:p>
          </table:table-cell>
          <table:table-cell table:style-name="ce19" table:formula="of:=SQRT(SQRT([.P204]))" office:value-type="float" office:value="1.05193472722645" calcext:value-type="float">
            <text:p>1.052</text:p>
          </table:table-cell>
          <table:table-cell table:style-name="ce20" table:formula="of:=[.T204]+[.W204]" office:value-type="float" office:value="20" calcext:value-type="float">
            <text:p>20</text:p>
          </table:table-cell>
          <table:table-cell table:style-name="ce20" table:formula="of:=([.X204]-[.W204])/2" office:value-type="float" office:value="20" calcext:value-type="float">
            <text:p>20</text:p>
          </table:table-cell>
          <table:table-cell table:style-name="ce21" table:formula="of:=[.V204]+[.W204]" office:value-type="float" office:value="20" calcext:value-type="float">
            <text:p>20</text:p>
          </table:table-cell>
          <table:table-cell table:style-name="ce22" table:formula="of:=([.AA204]-[.W20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4]=&quot;overworld&quot;;IF([.$S204]&lt;64;64+([.S204]*3);0);0)" office:value-type="float" office:value="124" calcext:value-type="float">
            <text:p>124</text:p>
          </table:table-cell>
          <table:table-cell table:style-name="ce25" table:formula="of:=IF([.$AD204]=&quot;Overworld&quot;;IF([.$S204]&lt;64;([.T204]*3);0);0)" office:value-type="float" office:value="60" calcext:value-type="float">
            <text:p>60</text:p>
          </table:table-cell>
          <table:table-cell table:style-name="ce7" table:formula="of:=IF([.X204]&gt;64;64+(([.X204]-64)*2.9);[.X204])" office:value-type="float" office:value="40" calcext:value-type="float">
            <text:p>40</text:p>
          </table:table-cell>
          <table:table-cell table:style-name="ce28" office:value-type="string" calcext:value-type="string">
            <text:p>#636B6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4]&gt;64;&quot;uniform&quot;;IF([.AD204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205]/2" office:value-type="float" office:value="2.5" calcext:value-type="float">
            <text:p>2.500</text:p>
          </table:table-cell>
          <table:table-cell table:style-name="ce12" table:formula="of:=[.H205]/2" office:value-type="float" office:value="2.5" calcext:value-type="float">
            <text:p>2.500</text:p>
          </table:table-cell>
          <table:table-cell table:style-name="ce14" table:formula="of:=([.F205]/[.$B$10])/[.$F$2]" office:value-type="float" office:value="0.782778864970646" calcext:value-type="float">
            <text:p>0.783</text:p>
          </table:table-cell>
          <table:table-cell table:style-name="ce15" table:formula="of:=SQRT([.K205])" office:value-type="float" office:value="0.884747910407618" calcext:value-type="float">
            <text:p>0.885</text:p>
          </table:table-cell>
          <table:table-cell table:style-name="ce15" table:formula="of:=(SQRT([.K205])^(1/2))^(1/3)" office:value-type="float" office:value="0.979798095453239" calcext:value-type="float">
            <text:p>0.980</text:p>
          </table:table-cell>
          <table:table-cell table:style-name="ce15" table:formula="of:=SQRT([.K205])^(1/2)" office:value-type="float" office:value="0.940610392462053" calcext:value-type="float">
            <text:p>0.941</text:p>
          </table:table-cell>
          <table:table-cell table:style-name="ce15" table:formula="of:=(SQRT([.K205])^(1/2))^(1/2)" office:value-type="float" office:value="0.969850706274967" calcext:value-type="float">
            <text:p>0.970</text:p>
          </table:table-cell>
          <table:table-cell table:style-name="ce14" table:formula="of:=([.F205]/[.$B$15])/[.$F$2]" office:value-type="float" office:value="1.02040816326531" calcext:value-type="float">
            <text:p>1.020</text:p>
          </table:table-cell>
          <table:table-cell table:style-name="ce19" table:formula="of:=SQRT([.P205])" office:value-type="float" office:value="1.01015254455221" calcext:value-type="float">
            <text:p>1.010</text:p>
          </table:table-cell>
          <table:table-cell table:style-name="ce19" table:formula="of:=SQRT(SQRT([.P205]))" office:value-type="float" office:value="1.00506345299798" calcext:value-type="float">
            <text:p>1.005</text:p>
          </table:table-cell>
          <table:table-cell table:style-name="ce20" table:formula="of:=[.T205]+[.W205]" office:value-type="float" office:value="20" calcext:value-type="float">
            <text:p>20</text:p>
          </table:table-cell>
          <table:table-cell table:style-name="ce20" table:formula="of:=([.X205]-[.W205])/2" office:value-type="float" office:value="20" calcext:value-type="float">
            <text:p>20</text:p>
          </table:table-cell>
          <table:table-cell table:style-name="ce21" table:formula="of:=[.V205]+[.W205]" office:value-type="float" office:value="20" calcext:value-type="float">
            <text:p>20</text:p>
          </table:table-cell>
          <table:table-cell table:style-name="ce22" table:formula="of:=([.AA205]-[.W20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5]=&quot;overworld&quot;;IF([.$S205]&lt;64;64+([.S205]*3);0);0)" office:value-type="float" office:value="124" calcext:value-type="float">
            <text:p>124</text:p>
          </table:table-cell>
          <table:table-cell table:style-name="ce25" table:formula="of:=IF([.$AD205]=&quot;Overworld&quot;;IF([.$S205]&lt;64;([.T205]*3);0);0)" office:value-type="float" office:value="60" calcext:value-type="float">
            <text:p>60</text:p>
          </table:table-cell>
          <table:table-cell table:style-name="ce7" table:formula="of:=IF([.X205]&gt;64;64+(([.X205]-64)*2.9);[.X205])" office:value-type="float" office:value="40" calcext:value-type="float">
            <text:p>40</text:p>
          </table:table-cell>
          <table:table-cell table:style-name="ce28" office:value-type="string" calcext:value-type="string">
            <text:p>#E2E2E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5]&gt;64;&quot;uniform&quot;;IF([.AD205]=&quot;Overworld&quot;;&quot;normal&quot;;&quot;uniform&quot;))" office:value-type="string" office:string-value="normal" calcext:value-type="string">
            <text:p>normal</text:p>
          </table:table-cell>
          <table:table-cell table:style-name="ce35" office:value-type="string" calcext:value-type="string">
            <text:p>NuclearCraft:block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6]/2" office:value-type="float" office:value="2.5" calcext:value-type="float">
            <text:p>2.500</text:p>
          </table:table-cell>
          <table:table-cell table:style-name="ce12" table:formula="of:=[.H206]/2" office:value-type="float" office:value="1.5" calcext:value-type="float">
            <text:p>1.500</text:p>
          </table:table-cell>
          <table:table-cell table:style-name="ce14" table:formula="of:=([.F206]/[.$B$9])/[.$F$2]" office:value-type="float" office:value="2.81416611297636" calcext:value-type="float">
            <text:p>2.814</text:p>
          </table:table-cell>
          <table:table-cell table:style-name="ce15" table:formula="of:=SQRT([.K20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6])^(1/2)" office:value-type="float" office:value="1.29520177906632" calcext:value-type="float">
            <text:p>1.295</text:p>
          </table:table-cell>
          <table:table-cell table:style-name="ce15" table:formula="of:=(SQRT([.K206])^(1/2))^(1/2)" office:value-type="float" office:value="1.13806932085279" calcext:value-type="float">
            <text:p>1.138</text:p>
          </table:table-cell>
          <table:table-cell table:style-name="ce14" table:formula="of:=([.F206]/[.$B$15])/[.$F$2]" office:value-type="float" office:value="0.612244897959184" calcext:value-type="float">
            <text:p>0.612</text:p>
          </table:table-cell>
          <table:table-cell table:style-name="ce19" table:formula="of:=SQRT([.P206])" office:value-type="float" office:value="0.782460796435952" calcext:value-type="float">
            <text:p>0.782</text:p>
          </table:table-cell>
          <table:table-cell table:style-name="ce19" table:formula="of:=SQRT(SQRT([.P206]))" office:value-type="float" office:value="0.884568141205612" calcext:value-type="float">
            <text:p>0.885</text:p>
          </table:table-cell>
          <table:table-cell table:style-name="ce20" table:formula="of:=[.T206]+[.W206]" office:value-type="float" office:value="64" calcext:value-type="float">
            <text:p>64</text:p>
          </table:table-cell>
          <table:table-cell table:style-name="ce20" table:formula="of:=([.X206]-[.W206])/2" office:value-type="float" office:value="64" calcext:value-type="float">
            <text:p>64</text:p>
          </table:table-cell>
          <table:table-cell table:style-name="ce21" table:formula="of:=[.V206]+[.W206]" office:value-type="float" office:value="124.8" calcext:value-type="float">
            <text:p>124.8</text:p>
          </table:table-cell>
          <table:table-cell table:style-name="ce22" table:formula="of:=([.AA206]-[.W20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06]=&quot;overworld&quot;;IF([.$S206]&lt;64;64+([.S206]*3);0);0)" office:value-type="float" office:value="0" calcext:value-type="float">
            <text:p>0</text:p>
          </table:table-cell>
          <table:table-cell table:style-name="ce25" table:formula="of:=IF([.$AD206]=&quot;Overworld&quot;;IF([.$S206]&lt;64;([.T206]*3);0);0)" office:value-type="float" office:value="0" calcext:value-type="float">
            <text:p>0</text:p>
          </table:table-cell>
          <table:table-cell table:style-name="ce7" table:formula="of:=IF([.X206]&gt;64;64+(([.X206]-64)*2.9);[.X206])" office:value-type="float" office:value="249.6" calcext:value-type="float">
            <text:p>249.6</text:p>
          </table:table-cell>
          <table:table-cell table:style-name="ce28" office:value-type="string" calcext:value-type="string">
            <text:p>#A68F8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06]&gt;64;&quot;uniform&quot;;IF([.AD20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7]*[.H20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7]/2" office:value-type="float" office:value="2" calcext:value-type="float">
            <text:p>2.000</text:p>
          </table:table-cell>
          <table:table-cell table:style-name="ce12" table:formula="of:=[.H207]/2" office:value-type="float" office:value="1.5" calcext:value-type="float">
            <text:p>1.500</text:p>
          </table:table-cell>
          <table:table-cell table:style-name="ce14" table:formula="of:=([.F207]/[.$B$9])/[.$F$2]" office:value-type="float" office:value="2.25133289038109" calcext:value-type="float">
            <text:p>2.251</text:p>
          </table:table-cell>
          <table:table-cell table:style-name="ce15" table:formula="of:=SQRT([.K20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7])^(1/2)" office:value-type="float" office:value="1.22492621451796" calcext:value-type="float">
            <text:p>1.225</text:p>
          </table:table-cell>
          <table:table-cell table:style-name="ce15" table:formula="of:=(SQRT([.K207])^(1/2))^(1/2)" office:value-type="float" office:value="1.10676384767391" calcext:value-type="float">
            <text:p>1.107</text:p>
          </table:table-cell>
          <table:table-cell table:style-name="ce14" table:formula="of:=([.F207]/[.$B$15])/[.$F$2]" office:value-type="float" office:value="0.489795918367347" calcext:value-type="float">
            <text:p>0.490</text:p>
          </table:table-cell>
          <table:table-cell table:style-name="ce19" table:formula="of:=SQRT([.P207])" office:value-type="float" office:value="0.699854212223765" calcext:value-type="float">
            <text:p>0.700</text:p>
          </table:table-cell>
          <table:table-cell table:style-name="ce19" table:formula="of:=SQRT(SQRT([.P207]))" office:value-type="float" office:value="0.836572897136744" calcext:value-type="float">
            <text:p>0.837</text:p>
          </table:table-cell>
          <table:table-cell table:style-name="ce20" table:formula="of:=[.T207]+[.W207]" office:value-type="float" office:value="12.5" calcext:value-type="float">
            <text:p>12.5</text:p>
          </table:table-cell>
          <table:table-cell table:style-name="ce20" table:formula="of:=([.X207]-[.W207])/2" office:value-type="float" office:value="12.5" calcext:value-type="float">
            <text:p>12.5</text:p>
          </table:table-cell>
          <table:table-cell table:style-name="ce21" table:formula="of:=[.V207]+[.W207]" office:value-type="float" office:value="12.5" calcext:value-type="float">
            <text:p>12.5</text:p>
          </table:table-cell>
          <table:table-cell table:style-name="ce22" table:formula="of:=([.AA207]-[.W20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25" table:formula="of:=IF([.$AD207]=&quot;overworld&quot;;IF([.$S207]&lt;64;64+([.S207]*3);0);0)" office:value-type="float" office:value="101.5" calcext:value-type="float">
            <text:p>101.5</text:p>
          </table:table-cell>
          <table:table-cell table:style-name="ce25" table:formula="of:=IF([.$AD207]=&quot;Overworld&quot;;IF([.$S207]&lt;64;([.T207]*3);0);0)" office:value-type="float" office:value="37.5" calcext:value-type="float">
            <text:p>37.5</text:p>
          </table:table-cell>
          <table:table-cell table:style-name="ce7" table:formula="of:=IF([.X207]&gt;64;64+(([.X207]-64)*2.9);[.X207])" office:value-type="float" office:value="25" calcext:value-type="float">
            <text:p>25</text:p>
          </table:table-cell>
          <table:table-cell table:style-name="ce28" office:value-type="string" calcext:value-type="string">
            <text:p>#B6B6B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7]&gt;64;&quot;uniform&quot;;IF([.AD20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08]/2" office:value-type="float" office:value="2" calcext:value-type="float">
            <text:p>2.000</text:p>
          </table:table-cell>
          <table:table-cell table:style-name="ce12" table:formula="of:=[.H208]/2" office:value-type="float" office:value="1.5" calcext:value-type="float">
            <text:p>1.500</text:p>
          </table:table-cell>
          <table:table-cell table:style-name="ce14" table:formula="of:=([.F208]/[.$B$9])/[.$F$2]" office:value-type="float" office:value="2.25133289038109" calcext:value-type="float">
            <text:p>2.251</text:p>
          </table:table-cell>
          <table:table-cell table:style-name="ce15" table:formula="of:=SQRT([.K20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8])^(1/2)" office:value-type="float" office:value="1.22492621451796" calcext:value-type="float">
            <text:p>1.225</text:p>
          </table:table-cell>
          <table:table-cell table:style-name="ce15" table:formula="of:=(SQRT([.K208])^(1/2))^(1/2)" office:value-type="float" office:value="1.10676384767391" calcext:value-type="float">
            <text:p>1.107</text:p>
          </table:table-cell>
          <table:table-cell table:style-name="ce14" table:formula="of:=([.F208]/[.$B$15])/[.$F$2]" office:value-type="float" office:value="0.489795918367347" calcext:value-type="float">
            <text:p>0.490</text:p>
          </table:table-cell>
          <table:table-cell table:style-name="ce19" table:formula="of:=SQRT([.P208])" office:value-type="float" office:value="0.699854212223765" calcext:value-type="float">
            <text:p>0.700</text:p>
          </table:table-cell>
          <table:table-cell table:style-name="ce19" table:formula="of:=SQRT(SQRT([.P208]))" office:value-type="float" office:value="0.836572897136744" calcext:value-type="float">
            <text:p>0.837</text:p>
          </table:table-cell>
          <table:table-cell table:style-name="ce20" table:formula="of:=[.T208]+[.W208]" office:value-type="float" office:value="10" calcext:value-type="float">
            <text:p>10</text:p>
          </table:table-cell>
          <table:table-cell table:style-name="ce20" table:formula="of:=([.X208]-[.W208])/2" office:value-type="float" office:value="10" calcext:value-type="float">
            <text:p>10</text:p>
          </table:table-cell>
          <table:table-cell table:style-name="ce21" table:formula="of:=[.V208]+[.W208]" office:value-type="float" office:value="10" calcext:value-type="float">
            <text:p>10</text:p>
          </table:table-cell>
          <table:table-cell table:style-name="ce22" table:formula="of:=([.AA208]-[.W20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08]=&quot;overworld&quot;;IF([.$S208]&lt;64;64+([.S208]*3);0);0)" office:value-type="float" office:value="94" calcext:value-type="float">
            <text:p>94</text:p>
          </table:table-cell>
          <table:table-cell table:style-name="ce25" table:formula="of:=IF([.$AD208]=&quot;Overworld&quot;;IF([.$S208]&lt;64;([.T208]*3);0);0)" office:value-type="float" office:value="30" calcext:value-type="float">
            <text:p>30</text:p>
          </table:table-cell>
          <table:table-cell table:style-name="ce7" table:formula="of:=IF([.X208]&gt;64;64+(([.X208]-64)*2.9);[.X208])" office:value-type="float" office:value="20" calcext:value-type="float">
            <text:p>20</text:p>
          </table:table-cell>
          <table:table-cell table:style-name="ce28" office:value-type="string" calcext:value-type="string">
            <text:p>#5C5C5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8]&gt;64;&quot;uniform&quot;;IF([.AD20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09]/2" office:value-type="float" office:value="2.5" calcext:value-type="float">
            <text:p>2.500</text:p>
          </table:table-cell>
          <table:table-cell table:style-name="ce12" table:formula="of:=[.H209]/2" office:value-type="float" office:value="2" calcext:value-type="float">
            <text:p>2.000</text:p>
          </table:table-cell>
          <table:table-cell table:style-name="ce14" table:formula="of:=([.F209]/[.$B$9])/[.$F$2]" office:value-type="float" office:value="3.75222148396848" calcext:value-type="float">
            <text:p>3.752</text:p>
          </table:table-cell>
          <table:table-cell table:style-name="ce15" table:formula="of:=SQRT([.K20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09])^(1/2)" office:value-type="float" office:value="1.39178488742903" calcext:value-type="float">
            <text:p>1.392</text:p>
          </table:table-cell>
          <table:table-cell table:style-name="ce15" table:formula="of:=(SQRT([.K209])^(1/2))^(1/2)" office:value-type="float" office:value="1.17973933028828" calcext:value-type="float">
            <text:p>1.180</text:p>
          </table:table-cell>
          <table:table-cell table:style-name="ce14" table:formula="of:=([.F209]/[.$B$15])/[.$F$2]" office:value-type="float" office:value="0.816326530612245" calcext:value-type="float">
            <text:p>0.816</text:p>
          </table:table-cell>
          <table:table-cell table:style-name="ce19" table:formula="of:=SQRT([.P209])" office:value-type="float" office:value="0.903507902905251" calcext:value-type="float">
            <text:p>0.904</text:p>
          </table:table-cell>
          <table:table-cell table:style-name="ce19" table:formula="of:=SQRT(SQRT([.P209]))" office:value-type="float" office:value="0.950530327188592" calcext:value-type="float">
            <text:p>0.951</text:p>
          </table:table-cell>
          <table:table-cell table:style-name="ce20" table:formula="of:=[.T209]+[.W209]" office:value-type="float" office:value="20" calcext:value-type="float">
            <text:p>20</text:p>
          </table:table-cell>
          <table:table-cell table:style-name="ce20" table:formula="of:=([.X209]-[.W209])/2" office:value-type="float" office:value="20" calcext:value-type="float">
            <text:p>20</text:p>
          </table:table-cell>
          <table:table-cell table:style-name="ce21" table:formula="of:=[.V209]+[.W209]" office:value-type="float" office:value="20" calcext:value-type="float">
            <text:p>20</text:p>
          </table:table-cell>
          <table:table-cell table:style-name="ce22" table:formula="of:=([.AA209]-[.W20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09]=&quot;overworld&quot;;IF([.$S209]&lt;64;64+([.S209]*3);0);0)" office:value-type="float" office:value="124" calcext:value-type="float">
            <text:p>124</text:p>
          </table:table-cell>
          <table:table-cell table:style-name="ce25" table:formula="of:=IF([.$AD209]=&quot;Overworld&quot;;IF([.$S209]&lt;64;([.T209]*3);0);0)" office:value-type="float" office:value="60" calcext:value-type="float">
            <text:p>60</text:p>
          </table:table-cell>
          <table:table-cell table:style-name="ce7" table:formula="of:=IF([.X209]&gt;64;64+(([.X209]-64)*2.9);[.X209])" office:value-type="float" office:value="40" calcext:value-type="float">
            <text:p>40</text:p>
          </table:table-cell>
          <table:table-cell table:style-name="ce28" office:value-type="string" calcext:value-type="string">
            <text:p>#64646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09]&gt;64;&quot;uniform&quot;;IF([.AD20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0]/2" office:value-type="float" office:value="0.5" calcext:value-type="float">
            <text:p>0.500</text:p>
          </table:table-cell>
          <table:table-cell table:style-name="ce12" table:formula="of:=[.H210]/2" office:value-type="float" office:value="0.5" calcext:value-type="float">
            <text:p>0.500</text:p>
          </table:table-cell>
          <table:table-cell table:style-name="ce14" table:formula="of:=([.F210]/[.$B$13])/[.$F$2]" office:value-type="float" office:value="0.0728861783782511" calcext:value-type="float">
            <text:p>0.073</text:p>
          </table:table-cell>
          <table:table-cell table:style-name="ce15" table:formula="of:=SQRT([.K210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0])^(1/2)" office:value-type="float" office:value="0.519590611145776" calcext:value-type="float">
            <text:p>0.520</text:p>
          </table:table-cell>
          <table:table-cell table:style-name="ce15" table:formula="of:=(SQRT([.K210])^(1/2))^(1/2)" office:value-type="float" office:value="0.720826339103793" calcext:value-type="float">
            <text:p>0.721</text:p>
          </table:table-cell>
          <table:table-cell table:style-name="ce14" table:formula="of:=([.F210]/[.$B$15])/[.$F$2]" office:value-type="float" office:value="0.0408163265306122" calcext:value-type="float">
            <text:p>0.041</text:p>
          </table:table-cell>
          <table:table-cell table:style-name="ce19" table:formula="of:=SQRT([.P210])" office:value-type="float" office:value="0.202030508910442" calcext:value-type="float">
            <text:p>0.202</text:p>
          </table:table-cell>
          <table:table-cell table:style-name="ce19" table:formula="of:=SQRT(SQRT([.P210]))" office:value-type="float" office:value="0.449478040520827" calcext:value-type="float">
            <text:p>0.449</text:p>
          </table:table-cell>
          <table:table-cell table:style-name="ce20" table:formula="of:=[.T210]+[.W210]" office:value-type="float" office:value="16" calcext:value-type="float">
            <text:p>16</text:p>
          </table:table-cell>
          <table:table-cell table:style-name="ce20" table:formula="of:=([.X210]-[.W210])/2" office:value-type="float" office:value="4" calcext:value-type="float">
            <text:p>4</text:p>
          </table:table-cell>
          <table:table-cell table:style-name="ce21" table:formula="of:=[.V210]+[.W210]" office:value-type="float" office:value="16" calcext:value-type="float">
            <text:p>16</text:p>
          </table:table-cell>
          <table:table-cell table:style-name="ce22" table:formula="of:=([.AA210]-[.W21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0]&gt;64;64+(([.X210]-64)*2.9);[.X210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0]&gt;64;&quot;uniform&quot;;IF([.AD21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1]/2" office:value-type="float" office:value="0.5" calcext:value-type="float">
            <text:p>0.500</text:p>
          </table:table-cell>
          <table:table-cell table:style-name="ce12" table:formula="of:=[.H211]/2" office:value-type="float" office:value="0.5" calcext:value-type="float">
            <text:p>0.500</text:p>
          </table:table-cell>
          <table:table-cell table:style-name="ce14" table:formula="of:=([.F211]/[.$B$13])/[.$F$2]" office:value-type="float" office:value="0.0728861783782511" calcext:value-type="float">
            <text:p>0.073</text:p>
          </table:table-cell>
          <table:table-cell table:style-name="ce15" table:formula="of:=SQRT([.K211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1])^(1/2)" office:value-type="float" office:value="0.519590611145776" calcext:value-type="float">
            <text:p>0.520</text:p>
          </table:table-cell>
          <table:table-cell table:style-name="ce15" table:formula="of:=(SQRT([.K211])^(1/2))^(1/2)" office:value-type="float" office:value="0.720826339103793" calcext:value-type="float">
            <text:p>0.721</text:p>
          </table:table-cell>
          <table:table-cell table:style-name="ce14" table:formula="of:=([.F211]/[.$B$15])/[.$F$2]" office:value-type="float" office:value="0.0408163265306122" calcext:value-type="float">
            <text:p>0.041</text:p>
          </table:table-cell>
          <table:table-cell table:style-name="ce19" table:formula="of:=SQRT([.P211])" office:value-type="float" office:value="0.202030508910442" calcext:value-type="float">
            <text:p>0.202</text:p>
          </table:table-cell>
          <table:table-cell table:style-name="ce19" table:formula="of:=SQRT(SQRT([.P211]))" office:value-type="float" office:value="0.449478040520827" calcext:value-type="float">
            <text:p>0.449</text:p>
          </table:table-cell>
          <table:table-cell table:style-name="ce20" table:formula="of:=[.T211]+[.W211]" office:value-type="float" office:value="16" calcext:value-type="float">
            <text:p>16</text:p>
          </table:table-cell>
          <table:table-cell table:style-name="ce20" table:formula="of:=([.X211]-[.W211])/2" office:value-type="float" office:value="4" calcext:value-type="float">
            <text:p>4</text:p>
          </table:table-cell>
          <table:table-cell table:style-name="ce21" table:formula="of:=[.V211]+[.W211]" office:value-type="float" office:value="16" calcext:value-type="float">
            <text:p>16</text:p>
          </table:table-cell>
          <table:table-cell table:style-name="ce22" table:formula="of:=([.AA211]-[.W21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1]&gt;64;64+(([.X211]-64)*2.9);[.X211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1]&gt;64;&quot;uniform&quot;;IF([.AD21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2]/2" office:value-type="float" office:value="0.5" calcext:value-type="float">
            <text:p>0.500</text:p>
          </table:table-cell>
          <table:table-cell table:style-name="ce12" table:formula="of:=[.H212]/2" office:value-type="float" office:value="0.5" calcext:value-type="float">
            <text:p>0.500</text:p>
          </table:table-cell>
          <table:table-cell table:style-name="ce14" table:formula="of:=([.F212]/[.$B$13])/[.$F$2]" office:value-type="float" office:value="0.0728861783782511" calcext:value-type="float">
            <text:p>0.073</text:p>
          </table:table-cell>
          <table:table-cell table:style-name="ce15" table:formula="of:=SQRT([.K212])" office:value-type="float" office:value="0.269974403190842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2])^(1/2)" office:value-type="float" office:value="0.519590611145776" calcext:value-type="float">
            <text:p>0.520</text:p>
          </table:table-cell>
          <table:table-cell table:style-name="ce15" table:formula="of:=(SQRT([.K212])^(1/2))^(1/2)" office:value-type="float" office:value="0.720826339103793" calcext:value-type="float">
            <text:p>0.721</text:p>
          </table:table-cell>
          <table:table-cell table:style-name="ce14" table:formula="of:=([.F212]/[.$B$15])/[.$F$2]" office:value-type="float" office:value="0.0408163265306122" calcext:value-type="float">
            <text:p>0.041</text:p>
          </table:table-cell>
          <table:table-cell table:style-name="ce19" table:formula="of:=SQRT([.P212])" office:value-type="float" office:value="0.202030508910442" calcext:value-type="float">
            <text:p>0.202</text:p>
          </table:table-cell>
          <table:table-cell table:style-name="ce19" table:formula="of:=SQRT(SQRT([.P212]))" office:value-type="float" office:value="0.449478040520827" calcext:value-type="float">
            <text:p>0.449</text:p>
          </table:table-cell>
          <table:table-cell table:style-name="ce20" table:formula="of:=[.T212]+[.W212]" office:value-type="float" office:value="22" calcext:value-type="float">
            <text:p>22</text:p>
          </table:table-cell>
          <table:table-cell table:style-name="ce20" table:formula="of:=([.X212]-[.W212])/2" office:value-type="float" office:value="6" calcext:value-type="float">
            <text:p>6</text:p>
          </table:table-cell>
          <table:table-cell table:style-name="ce21" table:formula="of:=[.V212]+[.W212]" office:value-type="float" office:value="22" calcext:value-type="float">
            <text:p>22</text:p>
          </table:table-cell>
          <table:table-cell table:style-name="ce22" table:formula="of:=([.AA212]-[.W21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12]&gt;64;64+(([.X212]-64)*2.9);[.X212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12]&gt;64;&quot;uniform&quot;;IF([.AD21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13]/2" office:value-type="float" office:value="4" calcext:value-type="float">
            <text:p>4.000</text:p>
          </table:table-cell>
          <table:table-cell table:style-name="ce12" table:formula="of:=[.H213]/2" office:value-type="float" office:value="4" calcext:value-type="float">
            <text:p>4.000</text:p>
          </table:table-cell>
          <table:table-cell table:style-name="ce14" table:formula="of:=([.F213]/[.$B$10])/[.$F$2]" office:value-type="float" office:value="2.00391389432485" calcext:value-type="float">
            <text:p>2.004</text:p>
          </table:table-cell>
          <table:table-cell table:style-name="ce15" table:formula="of:=SQRT([.K213])" office:value-type="float" office:value="1.41559665665219" calcext:value-type="float">
            <text:p>1.416</text:p>
          </table:table-cell>
          <table:table-cell table:style-name="ce15" table:formula="of:=(SQRT([.K213])^(1/2))^(1/3)" office:value-type="float" office:value="1.059635715692" calcext:value-type="float">
            <text:p>1.060</text:p>
          </table:table-cell>
          <table:table-cell table:style-name="ce15" table:formula="of:=SQRT([.K213])^(1/2)" office:value-type="float" office:value="1.18978849240199" calcext:value-type="float">
            <text:p>1.190</text:p>
          </table:table-cell>
          <table:table-cell table:style-name="ce15" table:formula="of:=(SQRT([.K213])^(1/2))^(1/2)" office:value-type="float" office:value="1.09077426280692" calcext:value-type="float">
            <text:p>1.091</text:p>
          </table:table-cell>
          <table:table-cell table:style-name="ce14" table:formula="of:=([.F213]/[.$B$15])/[.$F$2]" office:value-type="float" office:value="2.61224489795918" calcext:value-type="float">
            <text:p>2.612</text:p>
          </table:table-cell>
          <table:table-cell table:style-name="ce19" table:formula="of:=SQRT([.P213])" office:value-type="float" office:value="1.61624407128354" calcext:value-type="float">
            <text:p>1.616</text:p>
          </table:table-cell>
          <table:table-cell table:style-name="ce19" table:formula="of:=SQRT(SQRT([.P213]))" office:value-type="float" office:value="1.27131588178687" calcext:value-type="float">
            <text:p>1.271</text:p>
          </table:table-cell>
          <table:table-cell table:style-name="ce20" table:formula="of:=[.T213]+[.W213]" office:value-type="float" office:value="35" calcext:value-type="float">
            <text:p>35</text:p>
          </table:table-cell>
          <table:table-cell table:style-name="ce20" table:formula="of:=([.X213]-[.W213])/2" office:value-type="float" office:value="29" calcext:value-type="float">
            <text:p>29</text:p>
          </table:table-cell>
          <table:table-cell table:style-name="ce21" table:formula="of:=[.V213]+[.W213]" office:value-type="float" office:value="35" calcext:value-type="float">
            <text:p>35</text:p>
          </table:table-cell>
          <table:table-cell table:style-name="ce22" table:formula="of:=([.AA213]-[.W21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3]=&quot;overworld&quot;;IF([.$S213]&lt;64;64+([.S213]*3);0);0)" office:value-type="float" office:value="169" calcext:value-type="float">
            <text:p>169</text:p>
          </table:table-cell>
          <table:table-cell table:style-name="ce25" table:formula="of:=IF([.$AD213]=&quot;Overworld&quot;;IF([.$S213]&lt;64;([.T213]*3);0);0)" office:value-type="float" office:value="87" calcext:value-type="float">
            <text:p>87</text:p>
          </table:table-cell>
          <table:table-cell table:style-name="ce7" table:formula="of:=IF([.X213]&gt;64;64+(([.X213]-64)*2.9);[.X213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3]&gt;64;&quot;uniform&quot;;IF([.AD21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14]/2" office:value-type="float" office:value="4" calcext:value-type="float">
            <text:p>4.000</text:p>
          </table:table-cell>
          <table:table-cell table:style-name="ce12" table:formula="of:=[.H214]/2" office:value-type="float" office:value="2.5" calcext:value-type="float">
            <text:p>2.500</text:p>
          </table:table-cell>
          <table:table-cell table:style-name="ce14" table:formula="of:=([.F214]/[.$B$10])/[.$F$2]" office:value-type="float" office:value="1.25244618395303" calcext:value-type="float">
            <text:p>1.252</text:p>
          </table:table-cell>
          <table:table-cell table:style-name="ce15" table:formula="of:=SQRT([.K214])" office:value-type="float" office:value="1.11912742078506" calcext:value-type="float">
            <text:p>1.119</text:p>
          </table:table-cell>
          <table:table-cell table:style-name="ce15" table:formula="of:=(SQRT([.K214])^(1/2))^(1/3)" office:value-type="float" office:value="1.01893525609297" calcext:value-type="float">
            <text:p>1.019</text:p>
          </table:table-cell>
          <table:table-cell table:style-name="ce15" table:formula="of:=SQRT([.K214])^(1/2)" office:value-type="float" office:value="1.05788818916985" calcext:value-type="float">
            <text:p>1.058</text:p>
          </table:table-cell>
          <table:table-cell table:style-name="ce15" table:formula="of:=(SQRT([.K214])^(1/2))^(1/2)" office:value-type="float" office:value="1.0285369167754" calcext:value-type="float">
            <text:p>1.029</text:p>
          </table:table-cell>
          <table:table-cell table:style-name="ce14" table:formula="of:=([.F214]/[.$B$15])/[.$F$2]" office:value-type="float" office:value="1.63265306122449" calcext:value-type="float">
            <text:p>1.633</text:p>
          </table:table-cell>
          <table:table-cell table:style-name="ce19" table:formula="of:=SQRT([.P214])" office:value-type="float" office:value="1.27775312999988" calcext:value-type="float">
            <text:p>1.278</text:p>
          </table:table-cell>
          <table:table-cell table:style-name="ce19" table:formula="of:=SQRT(SQRT([.P214]))" office:value-type="float" office:value="1.13037742811854" calcext:value-type="float">
            <text:p>1.130</text:p>
          </table:table-cell>
          <table:table-cell table:style-name="ce20" table:formula="of:=[.T214]+[.W214]" office:value-type="float" office:value="27" calcext:value-type="float">
            <text:p>27</text:p>
          </table:table-cell>
          <table:table-cell table:style-name="ce20" table:formula="of:=([.X214]-[.W214])/2" office:value-type="float" office:value="21" calcext:value-type="float">
            <text:p>21</text:p>
          </table:table-cell>
          <table:table-cell table:style-name="ce21" table:formula="of:=[.V214]+[.W214]" office:value-type="float" office:value="27" calcext:value-type="float">
            <text:p>27</text:p>
          </table:table-cell>
          <table:table-cell table:style-name="ce22" table:formula="of:=([.AA214]-[.W21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25" table:formula="of:=IF([.$AD214]=&quot;overworld&quot;;IF([.$S214]&lt;64;64+([.S214]*3);0);0)" office:value-type="float" office:value="145" calcext:value-type="float">
            <text:p>145</text:p>
          </table:table-cell>
          <table:table-cell table:style-name="ce25" table:formula="of:=IF([.$AD214]=&quot;Overworld&quot;;IF([.$S214]&lt;64;([.T214]*3);0);0)" office:value-type="float" office:value="63" calcext:value-type="float">
            <text:p>63</text:p>
          </table:table-cell>
          <table:table-cell table:style-name="ce7" table:formula="of:=IF([.X214]&gt;64;64+(([.X214]-64)*2.9);[.X214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4]&gt;64;&quot;uniform&quot;;IF([.AD21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5]/2" office:value-type="float" office:value="2" calcext:value-type="float">
            <text:p>2.0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0])/[.$F$2]" office:value-type="float" office:value="0.125244618395303" calcext:value-type="float">
            <text:p>0.125</text:p>
          </table:table-cell>
          <table:table-cell table:style-name="ce15" table:formula="of:=SQRT([.K215])" office:value-type="float" office:value="0.353899164163047" calcext:value-type="float">
            <text:p>0.354</text:p>
          </table:table-cell>
          <table:table-cell table:style-name="ce15" table:formula="of:=(SQRT([.K215])^(1/2))^(1/3)" office:value-type="float" office:value="0.841033424896281" calcext:value-type="float">
            <text:p>0.841</text:p>
          </table:table-cell>
          <table:table-cell table:style-name="ce15" table:formula="of:=SQRT([.K215])^(1/2)" office:value-type="float" office:value="0.594894246200993" calcext:value-type="float">
            <text:p>0.595</text:p>
          </table:table-cell>
          <table:table-cell table:style-name="ce15" table:formula="of:=(SQRT([.K215])^(1/2))^(1/2)" office:value-type="float" office:value="0.771293877974532" calcext:value-type="float">
            <text:p>0.771</text:p>
          </table:table-cell>
          <table:table-cell table:style-name="ce14" table:formula="of:=([.F215]/[.$B$15])/[.$F$2]" office:value-type="float" office:value="0.163265306122449" calcext:value-type="float">
            <text:p>0.163</text:p>
          </table:table-cell>
          <table:table-cell table:style-name="ce19" table:formula="of:=SQRT([.P215])" office:value-type="float" office:value="0.404061017820884" calcext:value-type="float">
            <text:p>0.404</text:p>
          </table:table-cell>
          <table:table-cell table:style-name="ce19" table:formula="of:=SQRT(SQRT([.P215]))" office:value-type="float" office:value="0.635657940893437" calcext:value-type="float">
            <text:p>0.636</text:p>
          </table:table-cell>
          <table:table-cell table:style-name="ce20" table:formula="of:=[.T215]+[.W215]" office:value-type="float" office:value="19" calcext:value-type="float">
            <text:p>19</text:p>
          </table:table-cell>
          <table:table-cell table:style-name="ce20" table:formula="of:=([.X215]-[.W215])/2" office:value-type="float" office:value="13" calcext:value-type="float">
            <text:p>13</text:p>
          </table:table-cell>
          <table:table-cell table:style-name="ce21" table:formula="of:=[.V215]+[.W215]" office:value-type="float" office:value="19" calcext:value-type="float">
            <text:p>19</text:p>
          </table:table-cell>
          <table:table-cell table:style-name="ce22" table:formula="of:=([.AA215]-[.W21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15]=&quot;overworld&quot;;IF([.$S215]&lt;64;64+([.S215]*3);0);0)" office:value-type="float" office:value="121" calcext:value-type="float">
            <text:p>121</text:p>
          </table:table-cell>
          <table:table-cell table:style-name="ce25" table:formula="of:=IF([.$AD215]=&quot;Overworld&quot;;IF([.$S215]&lt;64;([.T215]*3);0);0)" office:value-type="float" office:value="39" calcext:value-type="float">
            <text:p>39</text:p>
          </table:table-cell>
          <table:table-cell table:style-name="ce7" table:formula="of:=IF([.X215]&gt;64;64+(([.X215]-64)*2.9);[.X215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5]&gt;64;&quot;uniform&quot;;IF([.AD21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6]/2" office:value-type="float" office:value="4" calcext:value-type="float">
            <text:p>4.000</text:p>
          </table:table-cell>
          <table:table-cell table:style-name="ce12" table:formula="of:=[.H216]/2" office:value-type="float" office:value="1" calcext:value-type="float">
            <text:p>1.000</text:p>
          </table:table-cell>
          <table:table-cell table:style-name="ce14" table:formula="of:=([.F216]/[.$B$12])/[.$F$2]" office:value-type="float" office:value="1.65343915343915" calcext:value-type="float">
            <text:p>1.653</text:p>
          </table:table-cell>
          <table:table-cell table:style-name="ce15" table:formula="of:=SQRT([.K21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SQRT([.K216])^(1/2)" office:value-type="float" office:value="1.1339582221952" calcext:value-type="float">
            <text:p>1.134</text:p>
          </table:table-cell>
          <table:table-cell table:style-name="ce14" table:formula="of:=([.F216]/[.$B$15])/[.$F$2]" office:value-type="float" office:value="0.653061224489796" calcext:value-type="float">
            <text:p>0.653</text:p>
          </table:table-cell>
          <table:table-cell table:style-name="ce19" table:formula="of:=SQRT([.P216])" office:value-type="float" office:value="0.808122035641769" calcext:value-type="float">
            <text:p>0.808</text:p>
          </table:table-cell>
          <table:table-cell table:style-name="ce19" table:formula="of:=SQRT(SQRT([.P216]))" office:value-type="float" office:value="0.898956081041654" calcext:value-type="float">
            <text:p>0.899</text:p>
          </table:table-cell>
          <table:table-cell table:style-name="ce20" table:formula="of:=[.T216]+[.W216]" office:value-type="float" office:value="11" calcext:value-type="float">
            <text:p>11</text:p>
          </table:table-cell>
          <table:table-cell table:style-name="ce20" table:formula="of:=([.X216]-[.W216])/2" office:value-type="float" office:value="5" calcext:value-type="float">
            <text:p>5</text:p>
          </table:table-cell>
          <table:table-cell table:style-name="ce21" table:formula="of:=[.V216]+[.W216]" office:value-type="float" office:value="11" calcext:value-type="float">
            <text:p>11</text:p>
          </table:table-cell>
          <table:table-cell table:style-name="ce22" table:formula="of:=([.AA216]-[.W21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6]=&quot;overworld&quot;;IF([.$S216]&lt;64;64+([.S216]*3);0);0)" office:value-type="float" office:value="97" calcext:value-type="float">
            <text:p>97</text:p>
          </table:table-cell>
          <table:table-cell table:style-name="ce25" table:formula="of:=IF([.$AD216]=&quot;Overworld&quot;;IF([.$S216]&lt;64;([.T216]*3);0);0)" office:value-type="float" office:value="15" calcext:value-type="float">
            <text:p>15</text:p>
          </table:table-cell>
          <table:table-cell table:style-name="ce7" table:formula="of:=IF([.X216]&gt;64;64+(([.X216]-64)*2.9);[.X216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6]&gt;64;&quot;uniform&quot;;IF([.AD21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7]*[.H21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0.5" calcext:value-type="float">
            <text:p>0.500</text:p>
          </table:table-cell>
          <table:table-cell table:style-name="ce14" table:formula="of:=([.F217]/[.$B$10])/[.$F$2]" office:value-type="float" office:value="0.500978473581213" calcext:value-type="float">
            <text:p>0.501</text:p>
          </table:table-cell>
          <table:table-cell table:style-name="ce15" table:formula="of:=SQRT([.K217])" office:value-type="float" office:value="0.707798328326094" calcext:value-type="float">
            <text:p>0.708</text:p>
          </table:table-cell>
          <table:table-cell table:style-name="ce15" table:formula="of:=(SQRT([.K217])^(1/2))^(1/3)" office:value-type="float" office:value="0.944028100805727" calcext:value-type="float">
            <text:p>0.944</text:p>
          </table:table-cell>
          <table:table-cell table:style-name="ce15" table:formula="of:=SQRT([.K217])^(1/2)" office:value-type="float" office:value="0.841307511155163" calcext:value-type="float">
            <text:p>0.841</text:p>
          </table:table-cell>
          <table:table-cell table:style-name="ce15" table:formula="of:=(SQRT([.K217])^(1/2))^(1/2)" office:value-type="float" office:value="0.917228167445354" calcext:value-type="float">
            <text:p>0.917</text:p>
          </table:table-cell>
          <table:table-cell table:style-name="ce14" table:formula="of:=([.F217]/[.$B$16])/[.$F$2]" office:value-type="float" office:value="0.223214285714286" calcext:value-type="float">
            <text:p>0.223</text:p>
          </table:table-cell>
          <table:table-cell table:style-name="ce19" table:formula="of:=SQRT([.P217])" office:value-type="float" office:value="0.472455591261534" calcext:value-type="float">
            <text:p>0.472</text:p>
          </table:table-cell>
          <table:table-cell table:style-name="ce19" table:formula="of:=SQRT(SQRT([.P217]))" office:value-type="float" office:value="0.687354050880283" calcext:value-type="float">
            <text:p>0.687</text:p>
          </table:table-cell>
          <table:table-cell table:style-name="ce20" table:formula="of:=[.T217]+[.W217]" office:value-type="float" office:value="48" calcext:value-type="float">
            <text:p>48</text:p>
          </table:table-cell>
          <table:table-cell table:style-name="ce20" table:formula="of:=([.X217]-[.W217])/2" office:value-type="float" office:value="16" calcext:value-type="float">
            <text:p>16</text:p>
          </table:table-cell>
          <table:table-cell table:style-name="ce21" table:formula="of:=[.V217]+[.W217]" office:value-type="float" office:value="48" calcext:value-type="float">
            <text:p>48</text:p>
          </table:table-cell>
          <table:table-cell table:style-name="ce22" table:formula="of:=([.AA217]-[.W21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17]=&quot;overworld&quot;;IF([.$S217]&lt;64;64+([.S217]*3);0);0)" office:value-type="float" office:value="208" calcext:value-type="float">
            <text:p>208</text:p>
          </table:table-cell>
          <table:table-cell table:style-name="ce25" table:formula="of:=IF([.$AD217]=&quot;Overworld&quot;;IF([.$S217]&lt;64;([.T217]*3);0);0)" office:value-type="float" office:value="48" calcext:value-type="float">
            <text:p>48</text:p>
          </table:table-cell>
          <table:table-cell table:style-name="ce7" table:formula="of:=IF([.X217]&gt;64;64+(([.X217]-64)*2.9);[.X217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7]&gt;64;&quot;uniform&quot;;IF([.AD21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8]/2" office:value-type="float" office:value="8" calcext:value-type="float">
            <text:p>8.000</text:p>
          </table:table-cell>
          <table:table-cell table:style-name="ce12" table:formula="of:=[.H218]/2" office:value-type="float" office:value="16" calcext:value-type="float">
            <text:p>16.000</text:p>
          </table:table-cell>
          <table:table-cell table:style-name="ce14" table:formula="of:=([.F218]/[.$B$9])/[.$F$2]" office:value-type="float" office:value="96.056869989593" calcext:value-type="float">
            <text:p>96.057</text:p>
          </table:table-cell>
          <table:table-cell table:style-name="ce15" table:formula="of:=SQRT([.K21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8])^(1/2)" office:value-type="float" office:value="3.13063263190696" calcext:value-type="float">
            <text:p>3.131</text:p>
          </table:table-cell>
          <table:table-cell table:style-name="ce15" table:formula="of:=(SQRT([.K218])^(1/2))^(1/2)" office:value-type="float" office:value="1.76935938460985" calcext:value-type="float">
            <text:p>1.769</text:p>
          </table:table-cell>
          <table:table-cell table:style-name="ce14" table:formula="of:=([.F218]/[.$B$15])/[.$F$2]" office:value-type="float" office:value="20.8979591836735" calcext:value-type="float">
            <text:p>20.898</text:p>
          </table:table-cell>
          <table:table-cell table:style-name="ce19" table:formula="of:=SQRT([.P218])" office:value-type="float" office:value="4.57142857142858" calcext:value-type="float">
            <text:p>4.571</text:p>
          </table:table-cell>
          <table:table-cell table:style-name="ce19" table:formula="of:=SQRT(SQRT([.P218]))" office:value-type="float" office:value="2.1380899352994" calcext:value-type="float">
            <text:p>2.138</text:p>
          </table:table-cell>
          <table:table-cell table:style-name="ce20" table:formula="of:=[.T218]+[.W218]" office:value-type="float" office:value="40" calcext:value-type="float">
            <text:p>40</text:p>
          </table:table-cell>
          <table:table-cell table:style-name="ce20" table:formula="of:=([.X218]-[.W218])/2" office:value-type="float" office:value="4" calcext:value-type="float">
            <text:p>4</text:p>
          </table:table-cell>
          <table:table-cell table:style-name="ce21" table:formula="of:=[.V218]+[.W218]" office:value-type="float" office:value="40" calcext:value-type="float">
            <text:p>40</text:p>
          </table:table-cell>
          <table:table-cell table:style-name="ce22" table:formula="of:=([.AA218]-[.W21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25" table:formula="of:=IF([.$AD218]=&quot;overworld&quot;;IF([.$S218]&lt;64;64+([.S218]*3);0);0)" office:value-type="float" office:value="184" calcext:value-type="float">
            <text:p>184</text:p>
          </table:table-cell>
          <table:table-cell table:style-name="ce25" table:formula="of:=IF([.$AD218]=&quot;Overworld&quot;;IF([.$S218]&lt;64;([.T218]*3);0);0)" office:value-type="float" office:value="12" calcext:value-type="float">
            <text:p>12</text:p>
          </table:table-cell>
          <table:table-cell table:style-name="ce7" table:formula="of:=IF([.X218]&gt;64;64+(([.X218]-64)*2.9);[.X218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8]&gt;64;&quot;uniform&quot;;IF([.AD21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9]/2" office:value-type="float" office:value="0.5" calcext:value-type="float">
            <text:p>0.500</text:p>
          </table:table-cell>
          <table:table-cell table:style-name="ce12" table:formula="of:=[.H219]/2" office:value-type="float" office:value="16" calcext:value-type="float">
            <text:p>16.000</text:p>
          </table:table-cell>
          <table:table-cell table:style-name="ce14" table:formula="of:=([.F219]/[.$B$9])/[.$F$2]" office:value-type="float" office:value="6.00355437434956" calcext:value-type="float">
            <text:p>6.004</text:p>
          </table:table-cell>
          <table:table-cell table:style-name="ce15" table:formula="of:=SQRT([.K21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19])^(1/2)" office:value-type="float" office:value="1.56531631595348" calcext:value-type="float">
            <text:p>1.565</text:p>
          </table:table-cell>
          <table:table-cell table:style-name="ce15" table:formula="of:=(SQRT([.K219])^(1/2))^(1/2)" office:value-type="float" office:value="1.25112601921368" calcext:value-type="float">
            <text:p>1.251</text:p>
          </table:table-cell>
          <table:table-cell table:style-name="ce14" table:formula="of:=([.F219]/[.$B$15])/[.$F$2]" office:value-type="float" office:value="1.30612244897959" calcext:value-type="float">
            <text:p>1.306</text:p>
          </table:table-cell>
          <table:table-cell table:style-name="ce19" table:formula="of:=SQRT([.P219])" office:value-type="float" office:value="1.14285714285714" calcext:value-type="float">
            <text:p>1.143</text:p>
          </table:table-cell>
          <table:table-cell table:style-name="ce19" table:formula="of:=SQRT(SQRT([.P219]))" office:value-type="float" office:value="1.0690449676497" calcext:value-type="float">
            <text:p>1.069</text:p>
          </table:table-cell>
          <table:table-cell table:style-name="ce20" table:formula="of:=[.T219]+[.W219]" office:value-type="float" office:value="15" calcext:value-type="float">
            <text:p>15</text:p>
          </table:table-cell>
          <table:table-cell table:style-name="ce20" table:formula="of:=([.X219]-[.W219])/2" office:value-type="float" office:value="1" calcext:value-type="float">
            <text:p>1</text:p>
          </table:table-cell>
          <table:table-cell table:style-name="ce21" table:formula="of:=[.V219]+[.W219]" office:value-type="float" office:value="15" calcext:value-type="float">
            <text:p>15</text:p>
          </table:table-cell>
          <table:table-cell table:style-name="ce22" table:formula="of:=([.AA219]-[.W21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19]=&quot;overworld&quot;;IF([.$S219]&lt;64;64+([.S219]*3);0);0)" office:value-type="float" office:value="109" calcext:value-type="float">
            <text:p>109</text:p>
          </table:table-cell>
          <table:table-cell table:style-name="ce25" table:formula="of:=IF([.$AD219]=&quot;Overworld&quot;;IF([.$S219]&lt;64;([.T219]*3);0);0)" office:value-type="float" office:value="3" calcext:value-type="float">
            <text:p>3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19]&gt;64;&quot;uniform&quot;;IF([.AD21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0]/2" office:value-type="float" office:value="4" calcext:value-type="float">
            <text:p>4.000</text:p>
          </table:table-cell>
          <table:table-cell table:style-name="ce12" table:formula="of:=[.H220]/2" office:value-type="float" office:value="16" calcext:value-type="float">
            <text:p>16.000</text:p>
          </table:table-cell>
          <table:table-cell table:style-name="ce14" table:formula="of:=([.F220]/[.$B$9])/[.$F$2]" office:value-type="float" office:value="48.0284349947965" calcext:value-type="float">
            <text:p>48.028</text:p>
          </table:table-cell>
          <table:table-cell table:style-name="ce15" table:formula="of:=SQRT([.K22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0])^(1/2)" office:value-type="float" office:value="2.63253775764687" calcext:value-type="float">
            <text:p>2.633</text:p>
          </table:table-cell>
          <table:table-cell table:style-name="ce15" table:formula="of:=(SQRT([.K220])^(1/2))^(1/2)" office:value-type="float" office:value="1.62250970956937" calcext:value-type="float">
            <text:p>1.623</text:p>
          </table:table-cell>
          <table:table-cell table:style-name="ce14" table:formula="of:=([.F220]/[.$B$15])/[.$F$2]" office:value-type="float" office:value="10.4489795918367" calcext:value-type="float">
            <text:p>10.449</text:p>
          </table:table-cell>
          <table:table-cell table:style-name="ce19" table:formula="of:=SQRT([.P220])" office:value-type="float" office:value="3.23248814256707" calcext:value-type="float">
            <text:p>3.232</text:p>
          </table:table-cell>
          <table:table-cell table:style-name="ce19" table:formula="of:=SQRT(SQRT([.P220]))" office:value-type="float" office:value="1.79791216208331" calcext:value-type="float">
            <text:p>1.798</text:p>
          </table:table-cell>
          <table:table-cell table:style-name="ce20" table:formula="of:=[.T220]+[.W220]" office:value-type="float" office:value="60" calcext:value-type="float">
            <text:p>60</text:p>
          </table:table-cell>
          <table:table-cell table:style-name="ce20" table:formula="of:=([.X220]-[.W220])/2" office:value-type="float" office:value="3" calcext:value-type="float">
            <text:p>3</text:p>
          </table:table-cell>
          <table:table-cell table:style-name="ce21" table:formula="of:=[.V220]+[.W220]" office:value-type="float" office:value="60" calcext:value-type="float">
            <text:p>60</text:p>
          </table:table-cell>
          <table:table-cell table:style-name="ce22" table:formula="of:=([.AA220]-[.W22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25" table:formula="of:=IF([.$AD220]=&quot;overworld&quot;;IF([.$S220]&lt;64;64+([.S220]*3);0);0)" office:value-type="float" office:value="244" calcext:value-type="float">
            <text:p>244</text:p>
          </table:table-cell>
          <table:table-cell table:style-name="ce25" table:formula="of:=IF([.$AD220]=&quot;Overworld&quot;;IF([.$S220]&lt;64;([.T220]*3);0);0)" office:value-type="float" office:value="9" calcext:value-type="float">
            <text:p>9</text:p>
          </table:table-cell>
          <table:table-cell table:style-name="ce7" table:formula="of:=IF([.X220]&gt;64;64+(([.X220]-64)*2.9);[.X220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0]&gt;64;&quot;uniform&quot;;IF([.AD22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1]/2" office:value-type="float" office:value="1" calcext:value-type="float">
            <text:p>1.000</text:p>
          </table:table-cell>
          <table:table-cell table:style-name="ce12" table:formula="of:=[.H221]/2" office:value-type="float" office:value="16" calcext:value-type="float">
            <text:p>16.000</text:p>
          </table:table-cell>
          <table:table-cell table:style-name="ce14" table:formula="of:=([.F221]/[.$B$9])/[.$F$2]" office:value-type="float" office:value="12.0071087486991" calcext:value-type="float">
            <text:p>12.007</text:p>
          </table:table-cell>
          <table:table-cell table:style-name="ce15" table:formula="of:=SQRT([.K22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1])^(1/2)" office:value-type="float" office:value="1.86148530016173" calcext:value-type="float">
            <text:p>1.861</text:p>
          </table:table-cell>
          <table:table-cell table:style-name="ce15" table:formula="of:=(SQRT([.K221])^(1/2))^(1/2)" office:value-type="float" office:value="1.36436259849122" calcext:value-type="float">
            <text:p>1.364</text:p>
          </table:table-cell>
          <table:table-cell table:style-name="ce14" table:formula="of:=([.F221]/[.$B$15])/[.$F$2]" office:value-type="float" office:value="2.61224489795918" calcext:value-type="float">
            <text:p>2.612</text:p>
          </table:table-cell>
          <table:table-cell table:style-name="ce19" table:formula="of:=SQRT([.P221])" office:value-type="float" office:value="1.61624407128354" calcext:value-type="float">
            <text:p>1.616</text:p>
          </table:table-cell>
          <table:table-cell table:style-name="ce19" table:formula="of:=SQRT(SQRT([.P221]))" office:value-type="float" office:value="1.27131588178687" calcext:value-type="float">
            <text:p>1.271</text:p>
          </table:table-cell>
          <table:table-cell table:style-name="ce20" table:formula="of:=[.T221]+[.W221]" office:value-type="float" office:value="50" calcext:value-type="float">
            <text:p>50</text:p>
          </table:table-cell>
          <table:table-cell table:style-name="ce20" table:formula="of:=([.X221]-[.W221])/2" office:value-type="float" office:value="2" calcext:value-type="float">
            <text:p>2</text:p>
          </table:table-cell>
          <table:table-cell table:style-name="ce21" table:formula="of:=[.V221]+[.W221]" office:value-type="float" office:value="50" calcext:value-type="float">
            <text:p>50</text:p>
          </table:table-cell>
          <table:table-cell table:style-name="ce22" table:formula="of:=([.AA221]-[.W22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21]=&quot;overworld&quot;;IF([.$S221]&lt;64;64+([.S221]*3);0);0)" office:value-type="float" office:value="214" calcext:value-type="float">
            <text:p>214</text:p>
          </table:table-cell>
          <table:table-cell table:style-name="ce25" table:formula="of:=IF([.$AD221]=&quot;Overworld&quot;;IF([.$S221]&lt;64;([.T221]*3);0);0)" office:value-type="float" office:value="6" calcext:value-type="float">
            <text:p>6</text:p>
          </table:table-cell>
          <table:table-cell table:style-name="ce7" table:formula="of:=IF([.X221]&gt;64;64+(([.X221]-64)*2.9);[.X221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1]&gt;64;&quot;uniform&quot;;IF([.AD22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22]/2" office:value-type="float" office:value="3" calcext:value-type="float">
            <text:p>3.000</text:p>
          </table:table-cell>
          <table:table-cell table:style-name="ce12" table:formula="of:=[.H222]/2" office:value-type="float" office:value="16" calcext:value-type="float">
            <text:p>16.000</text:p>
          </table:table-cell>
          <table:table-cell table:style-name="ce14" table:formula="of:=([.F222]/[.$B$9])/[.$F$2]" office:value-type="float" office:value="36.0213262460974" calcext:value-type="float">
            <text:p>36.021</text:p>
          </table:table-cell>
          <table:table-cell table:style-name="ce15" table:formula="of:=SQRT([.K22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2])^(1/2)" office:value-type="float" office:value="2.44985242903592" calcext:value-type="float">
            <text:p>2.450</text:p>
          </table:table-cell>
          <table:table-cell table:style-name="ce15" table:formula="of:=(SQRT([.K222])^(1/2))^(1/2)" office:value-type="float" office:value="1.56520044372467" calcext:value-type="float">
            <text:p>1.565</text:p>
          </table:table-cell>
          <table:table-cell table:style-name="ce14" table:formula="of:=([.F222]/[.$B$15])/[.$F$2]" office:value-type="float" office:value="7.83673469387755" calcext:value-type="float">
            <text:p>7.837</text:p>
          </table:table-cell>
          <table:table-cell table:style-name="ce19" table:formula="of:=SQRT([.P222])" office:value-type="float" office:value="2.79941684889506" calcext:value-type="float">
            <text:p>2.799</text:p>
          </table:table-cell>
          <table:table-cell table:style-name="ce19" table:formula="of:=SQRT(SQRT([.P222]))" office:value-type="float" office:value="1.67314579427349" calcext:value-type="float">
            <text:p>1.673</text:p>
          </table:table-cell>
          <table:table-cell table:style-name="ce20" table:formula="of:=[.T222]+[.W222]" office:value-type="float" office:value="30" calcext:value-type="float">
            <text:p>30</text:p>
          </table:table-cell>
          <table:table-cell table:style-name="ce20" table:formula="of:=([.X222]-[.W222])/2" office:value-type="float" office:value="3" calcext:value-type="float">
            <text:p>3</text:p>
          </table:table-cell>
          <table:table-cell table:style-name="ce21" table:formula="of:=[.V222]+[.W222]" office:value-type="float" office:value="30" calcext:value-type="float">
            <text:p>30</text:p>
          </table:table-cell>
          <table:table-cell table:style-name="ce22" table:formula="of:=([.AA222]-[.W22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22]=&quot;overworld&quot;;IF([.$S222]&lt;64;64+([.S222]*3);0);0)" office:value-type="float" office:value="154" calcext:value-type="float">
            <text:p>154</text:p>
          </table:table-cell>
          <table:table-cell table:style-name="ce25" table:formula="of:=IF([.$AD222]=&quot;Overworld&quot;;IF([.$S222]&lt;64;([.T222]*3);0);0)" office:value-type="float" office:value="9" calcext:value-type="float">
            <text:p>9</text:p>
          </table:table-cell>
          <table:table-cell table:style-name="ce7" table:formula="of:=IF([.X222]&gt;64;64+(([.X222]-64)*2.9);[.X222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2]&gt;64;&quot;uniform&quot;;IF([.AD22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23]/2" office:value-type="float" office:value="5" calcext:value-type="float">
            <text:p>5.000</text:p>
          </table:table-cell>
          <table:table-cell table:style-name="ce12" table:formula="of:=[.H223]/2" office:value-type="float" office:value="2" calcext:value-type="float">
            <text:p>2.000</text:p>
          </table:table-cell>
          <table:table-cell table:style-name="ce14" table:formula="of:=([.F223]/[.$B$13])/[.$F$2]" office:value-type="float" office:value="2.91544713513004" calcext:value-type="float">
            <text:p>2.915</text:p>
          </table:table-cell>
          <table:table-cell table:style-name="ce15" table:formula="of:=SQRT([.K22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3])^(1/2)" office:value-type="float" office:value="1.30670120840817" calcext:value-type="float">
            <text:p>1.307</text:p>
          </table:table-cell>
          <table:table-cell table:style-name="ce15" table:formula="of:=(SQRT([.K223])^(1/2))^(1/2)" office:value-type="float" office:value="1.14311032206352" calcext:value-type="float">
            <text:p>1.143</text:p>
          </table:table-cell>
          <table:table-cell table:style-name="ce14" table:formula="of:=([.F223]/[.$B$15])/[.$F$2]" office:value-type="float" office:value="1.63265306122449" calcext:value-type="float">
            <text:p>1.633</text:p>
          </table:table-cell>
          <table:table-cell table:style-name="ce19" table:formula="of:=SQRT([.P223])" office:value-type="float" office:value="1.27775312999988" calcext:value-type="float">
            <text:p>1.278</text:p>
          </table:table-cell>
          <table:table-cell table:style-name="ce19" table:formula="of:=SQRT(SQRT([.P223]))" office:value-type="float" office:value="1.13037742811854" calcext:value-type="float">
            <text:p>1.130</text:p>
          </table:table-cell>
          <table:table-cell table:style-name="ce20" table:formula="of:=[.T223]+[.W223]" office:value-type="float" office:value="11" calcext:value-type="float">
            <text:p>11</text:p>
          </table:table-cell>
          <table:table-cell table:style-name="ce20" table:formula="of:=([.X223]-[.W223])/2" office:value-type="float" office:value="5" calcext:value-type="float">
            <text:p>5</text:p>
          </table:table-cell>
          <table:table-cell table:style-name="ce21" table:formula="of:=[.V223]+[.W223]" office:value-type="float" office:value="11" calcext:value-type="float">
            <text:p>11</text:p>
          </table:table-cell>
          <table:table-cell table:style-name="ce22" table:formula="of:=([.AA223]-[.W22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3]&gt;64;64+(([.X223]-64)*2.9);[.X223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3]&gt;64;&quot;uniform&quot;;IF([.AD22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24]/2" office:value-type="float" office:value="0.5" calcext:value-type="float">
            <text:p>0.500</text:p>
          </table:table-cell>
          <table:table-cell table:style-name="ce12" table:formula="of:=[.H224]/2" office:value-type="float" office:value="32" calcext:value-type="float">
            <text:p>32.000</text:p>
          </table:table-cell>
          <table:table-cell table:style-name="ce14" table:formula="of:=([.F224]/[.$B$9])/[.$F$2]" office:value-type="float" office:value="12.0071087486991" calcext:value-type="float">
            <text:p>12.007</text:p>
          </table:table-cell>
          <table:table-cell table:style-name="ce15" table:formula="of:=SQRT([.K22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4])^(1/2)" office:value-type="float" office:value="1.86148530016173" calcext:value-type="float">
            <text:p>1.861</text:p>
          </table:table-cell>
          <table:table-cell table:style-name="ce15" table:formula="of:=(SQRT([.K224])^(1/2))^(1/2)" office:value-type="float" office:value="1.36436259849122" calcext:value-type="float">
            <text:p>1.364</text:p>
          </table:table-cell>
          <table:table-cell table:style-name="ce14" table:formula="of:=([.F224]/[.$B$15])/[.$F$2]" office:value-type="float" office:value="2.61224489795918" calcext:value-type="float">
            <text:p>2.612</text:p>
          </table:table-cell>
          <table:table-cell table:style-name="ce19" table:formula="of:=SQRT([.P224])" office:value-type="float" office:value="1.61624407128354" calcext:value-type="float">
            <text:p>1.616</text:p>
          </table:table-cell>
          <table:table-cell table:style-name="ce19" table:formula="of:=SQRT(SQRT([.P224]))" office:value-type="float" office:value="1.27131588178687" calcext:value-type="float">
            <text:p>1.271</text:p>
          </table:table-cell>
          <table:table-cell table:style-name="ce20" table:formula="of:=[.T224]+[.W224]" office:value-type="float" office:value="64" calcext:value-type="float">
            <text:p>64</text:p>
          </table:table-cell>
          <table:table-cell table:style-name="ce20" table:formula="of:=([.X224]-[.W224])/2" office:value-type="float" office:value="5" calcext:value-type="float">
            <text:p>5</text:p>
          </table:table-cell>
          <table:table-cell table:style-name="ce21" table:formula="of:=[.V224]+[.W224]" office:value-type="float" office:value="68.75" calcext:value-type="float">
            <text:p>68.75</text:p>
          </table:table-cell>
          <table:table-cell table:style-name="ce22" table:formula="of:=([.AA224]-[.W22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25" table:formula="of:=IF([.$AD224]=&quot;overworld&quot;;IF([.$S224]&lt;64;64+([.S224]*3);0);0)" office:value-type="float" office:value="0" calcext:value-type="float">
            <text:p>0</text:p>
          </table:table-cell>
          <table:table-cell table:style-name="ce25" table:formula="of:=IF([.$AD224]=&quot;Overworld&quot;;IF([.$S224]&lt;64;([.T224]*3);0);0)" office:value-type="float" office:value="0" calcext:value-type="float">
            <text:p>0</text:p>
          </table:table-cell>
          <table:table-cell table:style-name="ce7" table:formula="of:=IF([.X224]&gt;64;64+(([.X224]-64)*2.9);[.X224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4]&gt;64;&quot;uniform&quot;;IF([.AD22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minecraft:sand, minecraft:sandstone</text:p>
          </table:table-cell>
          <table:table-cell table:style-name="ce40" office:value-type="string" calcext:value-type="string">
            <text:p>Need Biomes: MISSING\nNeed Biome Types: Sandy\nBiome Rainfall Range: 0, 0.1\nBiome Temperature Range: 1.5, 2.0</text:p>
          </table:table-cell>
          <table:table-cell table:style-name="ce40" office:value-type="string" calcext:value-type="string">
            <text:p>Need Biomes: MISSING\nNeed Biome Types: Mountain\nBiome Rainfall Range: 0, 0.1\nBiome Temperature Range: 1.5, 2.0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0.125" calcext:value-type="float">
            <text:p>0.12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/4" office:value-type="float" office:value="0.25" calcext:value-type="float">
            <text:p>0.25</text:p>
          </table:table-cell>
          <table:table-cell table:style-name="ce12" table:formula="of:=[.G225]/2" office:value-type="float" office:value="0.5" calcext:value-type="float">
            <text:p>0.500</text:p>
          </table:table-cell>
          <table:table-cell table:style-name="ce12" table:formula="of:=[.H225]/2" office:value-type="float" office:value="0.125" calcext:value-type="float">
            <text:p>0.125</text:p>
          </table:table-cell>
          <table:table-cell table:style-name="ce14" table:formula="of:=([.F225]/[.$B$11])/[.$F$2]" office:value-type="float" office:value="0.0122476974328826" calcext:value-type="float">
            <text:p>0.012</text:p>
          </table:table-cell>
          <table:table-cell table:style-name="ce15" table:formula="of:=SQRT([.K225])" office:value-type="float" office:value="0.11066931567911" calcext:value-type="float">
            <text:p>0.111</text:p>
          </table:table-cell>
          <table:table-cell table:style-name="ce15" table:formula="of:=(SQRT([.K225])^(1/2))^(1/3)" office:value-type="float" office:value="0.692901025484906" calcext:value-type="float">
            <text:p>0.693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5]/[.$B$15])/[.$F$2]" office:value-type="float" office:value="0.0102040816326531" calcext:value-type="float">
            <text:p>0.010</text:p>
          </table:table-cell>
          <table:table-cell table:style-name="ce19" table:formula="of:=SQRT([.P225])" office:value-type="float" office:value="0.101015254455221" calcext:value-type="float">
            <text:p>0.101</text:p>
          </table:table-cell>
          <table:table-cell table:style-name="ce19" table:formula="of:=SQRT(SQRT([.P225]))" office:value-type="float" office:value="0.317828970446719" calcext:value-type="float">
            <text:p>0.318</text:p>
          </table:table-cell>
          <table:table-cell table:style-name="ce20" table:formula="of:=[.T225]+[.W225]" office:value-type="float" office:value="16" calcext:value-type="float">
            <text:p>16</text:p>
          </table:table-cell>
          <table:table-cell table:style-name="ce20" table:formula="of:=([.X225]-[.W225])/2" office:value-type="float" office:value="15" calcext:value-type="float">
            <text:p>15</text:p>
          </table:table-cell>
          <table:table-cell table:style-name="ce21" table:formula="of:=[.V225]+[.W225]" office:value-type="float" office:value="16" calcext:value-type="float">
            <text:p>16</text:p>
          </table:table-cell>
          <table:table-cell table:style-name="ce22" table:formula="of:=([.AA225]-[.W22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25" table:formula="of:=IF([.$AD225]=&quot;overworld&quot;;IF([.$S225]&lt;64;64+([.S225]*3);0);0)" office:value-type="float" office:value="0" calcext:value-type="float">
            <text:p>0</text:p>
          </table:table-cell>
          <table:table-cell table:style-name="ce25" table:formula="of:=IF([.$AD225]=&quot;Overworld&quot;;IF([.$S225]&lt;64;([.T225]*3);0);0)" office:value-type="float" office:value="0" calcext:value-type="float">
            <text:p>0</text:p>
          </table:table-cell>
          <table:table-cell table:style-name="ce7" table:formula="of:=IF([.X225]&gt;64;64+(([.X225]-64)*2.9);[.X225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25]&gt;64;&quot;uniform&quot;;IF([.AD22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Place Below: minecraft:lava</text:p>
          </table:table-cell>
          <table:table-cell table:style-name="ce40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26]/2" office:value-type="float" office:value="0.5" calcext:value-type="float">
            <text:p>0.500</text:p>
          </table:table-cell>
          <table:table-cell table:style-name="ce12" table:formula="of:=[.H226]/2" office:value-type="float" office:value="0.5" calcext:value-type="float">
            <text:p>0.500</text:p>
          </table:table-cell>
          <table:table-cell table:style-name="ce14" table:formula="of:=([.F226]/[.$B$9])/[.$F$2]" office:value-type="float" office:value="0.187611074198424" calcext:value-type="float">
            <text:p>0.188</text:p>
          </table:table-cell>
          <table:table-cell table:style-name="ce15" table:formula="of:=SQRT([.K226])" office:value-type="float" office:value="0.433140940339774" calcext:value-type="float">
            <text:p>0.433</text:p>
          </table:table-cell>
          <table:table-cell table:style-name="ce15" table:formula="of:=([.L22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26]/[.$B$15])/[.$F$2]" office:value-type="float" office:value="0.0408163265306122" calcext:value-type="float">
            <text:p>0.041</text:p>
          </table:table-cell>
          <table:table-cell table:style-name="ce19" table:formula="of:=SQRT([.P226])" office:value-type="float" office:value="0.202030508910442" calcext:value-type="float">
            <text:p>0.202</text:p>
          </table:table-cell>
          <table:table-cell table:style-name="ce19" table:formula="of:=SQRT(SQRT([.P226]))" office:value-type="float" office:value="0.449478040520827" calcext:value-type="float">
            <text:p>0.449</text:p>
          </table:table-cell>
          <table:table-cell table:style-name="ce20" table:formula="of:=[.T226]+[.W226]" office:value-type="float" office:value="30" calcext:value-type="float">
            <text:p>30</text:p>
          </table:table-cell>
          <table:table-cell table:style-name="ce20" table:formula="of:=([.X226]-[.W226])/2" office:value-type="float" office:value="10" calcext:value-type="float">
            <text:p>10</text:p>
          </table:table-cell>
          <table:table-cell table:style-name="ce21" table:formula="of:=[.V226]+[.W226]" office:value-type="float" office:value="30" calcext:value-type="float">
            <text:p>30</text:p>
          </table:table-cell>
          <table:table-cell table:style-name="ce22" table:formula="of:=([.AA226]-[.W22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26]=&quot;overworld&quot;;IF([.$S226]&lt;64;64+([.S226]*3);0);0)" office:value-type="float" office:value="154" calcext:value-type="float">
            <text:p>154</text:p>
          </table:table-cell>
          <table:table-cell table:style-name="ce25" table:formula="of:=IF([.$AD226]=&quot;Overworld&quot;;IF([.$S226]&lt;64;([.T226]*3);0);0)" office:value-type="float" office:value="30" calcext:value-type="float">
            <text:p>30</text:p>
          </table:table-cell>
          <table:table-cell table:style-name="ce7" table:formula="of:=IF([.X226]&gt;64;64+(([.X226]-64)*2.9);[.X226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1" office:value-type="string" calcext:value-type="string">
            <text:p>Overworld</text:p>
          </table:table-cell>
          <table:table-cell table:style-name="ce31" table:formula="of:=IF([.S226]&gt;64;&quot;uniform&quot;;IF([.AD22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, minecraft:dirt, minecraft:gravel, minecraft:water, minecraft:air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88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7]/2" office:value-type="float" office:value="8" calcext:value-type="float">
            <text:p>8.000</text:p>
          </table:table-cell>
          <table:table-cell table:style-name="ce12" table:formula="of:=[.H227]/2" office:value-type="float" office:value="1.5" calcext:value-type="float">
            <text:p>1.500</text:p>
          </table:table-cell>
          <table:table-cell table:style-name="ce14" table:formula="of:=([.F227]/[.$B$9])/[.$F$2]" office:value-type="float" office:value="9.00533156152434" calcext:value-type="float">
            <text:p>9.005</text:p>
          </table:table-cell>
          <table:table-cell table:style-name="ce15" table:formula="of:=SQRT([.K22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27])^(1/2)" office:value-type="float" office:value="1.73230726547763" calcext:value-type="float">
            <text:p>1.732</text:p>
          </table:table-cell>
          <table:table-cell table:style-name="ce15" table:formula="of:=(SQRT([.K227])^(1/2))^(1/2)" office:value-type="float" office:value="1.3161714422816" calcext:value-type="float">
            <text:p>1.316</text:p>
          </table:table-cell>
          <table:table-cell table:style-name="ce14" table:formula="of:=([.F227]/[.$B$15])/[.$F$2]" office:value-type="float" office:value="1.95918367346939" calcext:value-type="float">
            <text:p>1.959</text:p>
          </table:table-cell>
          <table:table-cell table:style-name="ce19" table:formula="of:=SQRT([.P227])" office:value-type="float" office:value="1.39970842444753" calcext:value-type="float">
            <text:p>1.400</text:p>
          </table:table-cell>
          <table:table-cell table:style-name="ce19" table:formula="of:=SQRT(SQRT([.P227]))" office:value-type="float" office:value="1.18309273704454" calcext:value-type="float">
            <text:p>1.183</text:p>
          </table:table-cell>
          <table:table-cell table:style-name="ce20" table:formula="of:=[.T227]+[.W227]" office:value-type="float" office:value="16" calcext:value-type="float">
            <text:p>16</text:p>
          </table:table-cell>
          <table:table-cell table:style-name="ce20" table:formula="of:=([.X227]-[.W227])/2" office:value-type="float" office:value="8" calcext:value-type="float">
            <text:p>8</text:p>
          </table:table-cell>
          <table:table-cell table:style-name="ce21" table:formula="of:=[.V227]+[.W227]" office:value-type="float" office:value="16" calcext:value-type="float">
            <text:p>16</text:p>
          </table:table-cell>
          <table:table-cell table:style-name="ce22" table:formula="of:=([.AA227]-[.W22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27]&gt;64;64+(([.X227]-64)*2.9);[.X227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7]&gt;64;&quot;uniform&quot;;IF([.AD22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40" office:value-type="string" calcext:value-type="string">
            <text:p>Need Biome Types: Mushroom, Ocean, River\nNeed Biomes: MISSING</text:p>
          </table:table-cell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28]/2" office:value-type="float" office:value="4.5" calcext:value-type="float">
            <text:p>4.500</text:p>
          </table:table-cell>
          <table:table-cell table:style-name="ce12" table:formula="of:=[.H228]/2" office:value-type="float" office:value="1.5" calcext:value-type="float">
            <text:p>1.500</text:p>
          </table:table-cell>
          <table:table-cell table:style-name="ce14" table:formula="of:=([.F228]/[.$B$10])/[.$F$2]" office:value-type="float" office:value="0.845401174168297" calcext:value-type="float">
            <text:p>0.845</text:p>
          </table:table-cell>
          <table:table-cell table:style-name="ce15" table:formula="of:=SQRT([.K228])" office:value-type="float" office:value="0.919456999629834" calcext:value-type="float">
            <text:p>0.919</text:p>
          </table:table-cell>
          <table:table-cell table:style-name="ce15" table:formula="of:=(SQRT([.K228])^(1/2))^(1/3)" office:value-type="float" office:value="0.986102145901109" calcext:value-type="float">
            <text:p>0.986</text:p>
          </table:table-cell>
          <table:table-cell table:style-name="ce15" table:formula="of:=SQRT([.K228])^(1/2)" office:value-type="float" office:value="0.958883204373627" calcext:value-type="float">
            <text:p>0.959</text:p>
          </table:table-cell>
          <table:table-cell table:style-name="ce15" table:formula="of:=(SQRT([.K228])^(1/2))^(1/2)" office:value-type="float" office:value="0.979225818886342" calcext:value-type="float">
            <text:p>0.979</text:p>
          </table:table-cell>
          <table:table-cell table:style-name="ce14" table:formula="of:=([.F228]/[.$B$15])/[.$F$2]" office:value-type="float" office:value="1.10204081632653" calcext:value-type="float">
            <text:p>1.102</text:p>
          </table:table-cell>
          <table:table-cell table:style-name="ce19" table:formula="of:=SQRT([.P228])" office:value-type="float" office:value="1.04978131833565" calcext:value-type="float">
            <text:p>1.050</text:p>
          </table:table-cell>
          <table:table-cell table:style-name="ce19" table:formula="of:=SQRT(SQRT([.P228]))" office:value-type="float" office:value="1.02458836531343" calcext:value-type="float">
            <text:p>1.025</text:p>
          </table:table-cell>
          <table:table-cell table:style-name="ce20" table:formula="of:=[.T228]+[.W228]" office:value-type="float" office:value="22" calcext:value-type="float">
            <text:p>22</text:p>
          </table:table-cell>
          <table:table-cell table:style-name="ce20" table:formula="of:=([.X228]-[.W228])/2" office:value-type="float" office:value="10" calcext:value-type="float">
            <text:p>10</text:p>
          </table:table-cell>
          <table:table-cell table:style-name="ce21" table:formula="of:=[.V228]+[.W228]" office:value-type="float" office:value="22" calcext:value-type="float">
            <text:p>22</text:p>
          </table:table-cell>
          <table:table-cell table:style-name="ce22" table:formula="of:=([.AA228]-[.W22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28]=&quot;overworld&quot;;IF([.$S228]&lt;64;64+([.S228]*3);0);0)" office:value-type="float" office:value="130" calcext:value-type="float">
            <text:p>130</text:p>
          </table:table-cell>
          <table:table-cell table:style-name="ce25" table:formula="of:=IF([.$AD228]=&quot;Overworld&quot;;IF([.$S228]&lt;64;([.T228]*3);0);0)" office:value-type="float" office:value="30" calcext:value-type="float">
            <text:p>30</text:p>
          </table:table-cell>
          <table:table-cell table:style-name="ce7" table:formula="of:=IF([.X228]&gt;64;64+(([.X228]-64)*2.9);[.X228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8]&gt;64;&quot;uniform&quot;;IF([.AD22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9]/2" office:value-type="float" office:value="3.5" calcext:value-type="float">
            <text:p>3.500</text:p>
          </table:table-cell>
          <table:table-cell table:style-name="ce12" table:formula="of:=[.H229]/2" office:value-type="float" office:value="1" calcext:value-type="float">
            <text:p>1.000</text:p>
          </table:table-cell>
          <table:table-cell table:style-name="ce14" table:formula="of:=([.F229]/[.$B$10])/[.$F$2]" office:value-type="float" office:value="0.438356164383562" calcext:value-type="float">
            <text:p>0.438</text:p>
          </table:table-cell>
          <table:table-cell table:style-name="ce15" table:formula="of:=SQRT([.K229])" office:value-type="float" office:value="0.662084710881895" calcext:value-type="float">
            <text:p>0.662</text:p>
          </table:table-cell>
          <table:table-cell table:style-name="ce15" table:formula="of:=(SQRT([.K229])^(1/2))^(1/3)" office:value-type="float" office:value="0.933581548960744" calcext:value-type="float">
            <text:p>0.934</text:p>
          </table:table-cell>
          <table:table-cell table:style-name="ce15" table:formula="of:=SQRT([.K229])^(1/2)" office:value-type="float" office:value="0.81368587973609" calcext:value-type="float">
            <text:p>0.814</text:p>
          </table:table-cell>
          <table:table-cell table:style-name="ce15" table:formula="of:=(SQRT([.K229])^(1/2))^(1/2)" office:value-type="float" office:value="0.902045386738433" calcext:value-type="float">
            <text:p>0.902</text:p>
          </table:table-cell>
          <table:table-cell table:style-name="ce14" table:formula="of:=([.F229]/[.$B$15])/[.$F$2]" office:value-type="float" office:value="0.571428571428571" calcext:value-type="float">
            <text:p>0.571</text:p>
          </table:table-cell>
          <table:table-cell table:style-name="ce19" table:formula="of:=SQRT([.P229])" office:value-type="float" office:value="0.755928946018454" calcext:value-type="float">
            <text:p>0.756</text:p>
          </table:table-cell>
          <table:table-cell table:style-name="ce19" table:formula="of:=SQRT(SQRT([.P229]))" office:value-type="float" office:value="0.869441743889983" calcext:value-type="float">
            <text:p>0.869</text:p>
          </table:table-cell>
          <table:table-cell table:style-name="ce20" table:formula="of:=[.T229]+[.W229]" office:value-type="float" office:value="11" calcext:value-type="float">
            <text:p>11</text:p>
          </table:table-cell>
          <table:table-cell table:style-name="ce20" table:formula="of:=([.X229]-[.W229])/2" office:value-type="float" office:value="5" calcext:value-type="float">
            <text:p>5</text:p>
          </table:table-cell>
          <table:table-cell table:style-name="ce21" table:formula="of:=[.V229]+[.W229]" office:value-type="float" office:value="11" calcext:value-type="float">
            <text:p>11</text:p>
          </table:table-cell>
          <table:table-cell table:style-name="ce22" table:formula="of:=([.AA229]-[.W22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5" table:formula="of:=IF([.$AD229]=&quot;overworld&quot;;IF([.$S229]&lt;64;64+([.S229]*3);0);0)" office:value-type="float" office:value="97" calcext:value-type="float">
            <text:p>97</text:p>
          </table:table-cell>
          <table:table-cell table:style-name="ce25" table:formula="of:=IF([.$AD229]=&quot;Overworld&quot;;IF([.$S229]&lt;64;([.T229]*3);0);0)" office:value-type="float" office:value="15" calcext:value-type="float">
            <text:p>15</text:p>
          </table:table-cell>
          <table:table-cell table:style-name="ce7" table:formula="of:=IF([.X229]&gt;64;64+(([.X229]-64)*2.9);[.X229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29]&gt;64;&quot;uniform&quot;;IF([.AD22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0]/2" office:value-type="float" office:value="4.5" calcext:value-type="float">
            <text:p>4.500</text:p>
          </table:table-cell>
          <table:table-cell table:style-name="ce12" table:formula="of:=[.H230]/2" office:value-type="float" office:value="1" calcext:value-type="float">
            <text:p>1.000</text:p>
          </table:table-cell>
          <table:table-cell table:style-name="ce14" table:formula="of:=([.F230]/[.$B$10])/[.$F$2]" office:value-type="float" office:value="0.563600782778865" calcext:value-type="float">
            <text:p>0.564</text:p>
          </table:table-cell>
          <table:table-cell table:style-name="ce15" table:formula="of:=SQRT([.K230])" office:value-type="float" office:value="0.750733496507825" calcext:value-type="float">
            <text:p>0.751</text:p>
          </table:table-cell>
          <table:table-cell table:style-name="ce15" table:formula="of:=(SQRT([.K230])^(1/2))^(1/3)" office:value-type="float" office:value="0.953339598022519" calcext:value-type="float">
            <text:p>0.953</text:p>
          </table:table-cell>
          <table:table-cell table:style-name="ce15" table:formula="of:=SQRT([.K230])^(1/2)" office:value-type="float" office:value="0.866448784699837" calcext:value-type="float">
            <text:p>0.866</text:p>
          </table:table-cell>
          <table:table-cell table:style-name="ce15" table:formula="of:=(SQRT([.K230])^(1/2))^(1/2)" office:value-type="float" office:value="0.930832307507554" calcext:value-type="float">
            <text:p>0.931</text:p>
          </table:table-cell>
          <table:table-cell table:style-name="ce14" table:formula="of:=([.F230]/[.$B$15])/[.$F$2]" office:value-type="float" office:value="0.73469387755102" calcext:value-type="float">
            <text:p>0.735</text:p>
          </table:table-cell>
          <table:table-cell table:style-name="ce19" table:formula="of:=SQRT([.P230])" office:value-type="float" office:value="0.857142857142857" calcext:value-type="float">
            <text:p>0.857</text:p>
          </table:table-cell>
          <table:table-cell table:style-name="ce19" table:formula="of:=SQRT(SQRT([.P230]))" office:value-type="float" office:value="0.925820099772551" calcext:value-type="float">
            <text:p>0.926</text:p>
          </table:table-cell>
          <table:table-cell table:style-name="ce20" table:formula="of:=[.T230]+[.W230]" office:value-type="float" office:value="28" calcext:value-type="float">
            <text:p>28</text:p>
          </table:table-cell>
          <table:table-cell table:style-name="ce20" table:formula="of:=([.X230]-[.W230])/2" office:value-type="float" office:value="12" calcext:value-type="float">
            <text:p>12</text:p>
          </table:table-cell>
          <table:table-cell table:style-name="ce21" table:formula="of:=[.V230]+[.W230]" office:value-type="float" office:value="28" calcext:value-type="float">
            <text:p>28</text:p>
          </table:table-cell>
          <table:table-cell table:style-name="ce22" table:formula="of:=([.AA230]-[.W23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30]=&quot;overworld&quot;;IF([.$S230]&lt;64;64+([.S230]*3);0);0)" office:value-type="float" office:value="148" calcext:value-type="float">
            <text:p>148</text:p>
          </table:table-cell>
          <table:table-cell table:style-name="ce25" table:formula="of:=IF([.$AD230]=&quot;Overworld&quot;;IF([.$S230]&lt;64;([.T230]*3);0);0)" office:value-type="float" office:value="36" calcext:value-type="float">
            <text:p>36</text:p>
          </table:table-cell>
          <table:table-cell table:style-name="ce7" table:formula="of:=IF([.X230]&gt;64;64+(([.X230]-64)*2.9);[.X230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0]&gt;64;&quot;uniform&quot;;IF([.AD23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1]/2" office:value-type="float" office:value="8" calcext:value-type="float">
            <text:p>8.000</text:p>
          </table:table-cell>
          <table:table-cell table:style-name="ce12" table:formula="of:=[.H231]/2" office:value-type="float" office:value="3" calcext:value-type="float">
            <text:p>3.000</text:p>
          </table:table-cell>
          <table:table-cell table:style-name="ce14" table:formula="of:=([.F231]/[.$B$9])/[.$F$2]" office:value-type="float" office:value="18.0106631230487" calcext:value-type="float">
            <text:p>18.011</text:p>
          </table:table-cell>
          <table:table-cell table:style-name="ce15" table:formula="of:=SQRT([.K23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1])^(1/2)" office:value-type="float" office:value="2.06007212547691" calcext:value-type="float">
            <text:p>2.060</text:p>
          </table:table-cell>
          <table:table-cell table:style-name="ce15" table:formula="of:=(SQRT([.K231])^(1/2))^(1/2)" office:value-type="float" office:value="1.43529513532127" calcext:value-type="float">
            <text:p>1.435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8" calcext:value-type="float">
            <text:p>1.979</text:p>
          </table:table-cell>
          <table:table-cell table:style-name="ce19" table:formula="of:=SQRT(SQRT([.P231])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34.5" calcext:value-type="float">
            <text:p>34.5</text:p>
          </table:table-cell>
          <table:table-cell table:style-name="ce20" table:formula="of:=([.X231]-[.W231])/2" office:value-type="float" office:value="29.5" calcext:value-type="float">
            <text:p>29.5</text:p>
          </table:table-cell>
          <table:table-cell table:style-name="ce21" table:formula="of:=[.V231]+[.W231]" office:value-type="float" office:value="34.5" calcext:value-type="float">
            <text:p>34.5</text:p>
          </table:table-cell>
          <table:table-cell table:style-name="ce22" table:formula="of:=([.AA231]-[.W23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31]=&quot;overworld&quot;;IF([.$S231]&lt;64;64+([.S231]*3);0);0)" office:value-type="float" office:value="0" calcext:value-type="float">
            <text:p>0</text:p>
          </table:table-cell>
          <table:table-cell table:style-name="ce25" table:formula="of:=IF([.$AD231]=&quot;Overworld&quot;;IF([.$S231]&lt;64;([.T231]*3);0);0)" office:value-type="float" office:value="0" calcext:value-type="float">
            <text:p>0</text:p>
          </table:table-cell>
          <table:table-cell table:style-name="ce7" table:formula="of:=IF([.X231]&gt;64;64+(([.X231]-64)*2.9);[.X231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1" office:value-type="string" calcext:value-type="string">
            <text:p>End</text:p>
          </table:table-cell>
          <table:table-cell table:style-name="ce31" table:formula="of:=IF([.S231]&gt;64;&quot;uniform&quot;;IF([.AD231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3" calcext:value-type="float">
            <text:p>3.000</text:p>
          </table:table-cell>
          <table:table-cell table:style-name="ce14" table:formula="of:=([.F232]/[.$B$9])/[.$F$2]" office:value-type="float" office:value="9.00533156152434" calcext:value-type="float">
            <text:p>9.005</text:p>
          </table:table-cell>
          <table:table-cell table:style-name="ce15" table:formula="of:=SQRT([.K2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2])^(1/2)" office:value-type="float" office:value="1.73230726547763" calcext:value-type="float">
            <text:p>1.732</text:p>
          </table:table-cell>
          <table:table-cell table:style-name="ce15" table:formula="of:=(SQRT([.K232])^(1/2))^(1/2)" office:value-type="float" office:value="1.3161714422816" calcext:value-type="float">
            <text:p>1.316</text:p>
          </table:table-cell>
          <table:table-cell table:style-name="ce14" table:formula="of:=([.F232]/[.$B$15])/[.$F$2]" office:value-type="float" office:value="1.95918367346939" calcext:value-type="float">
            <text:p>1.959</text:p>
          </table:table-cell>
          <table:table-cell table:style-name="ce19" table:formula="of:=SQRT([.P232])" office:value-type="float" office:value="1.39970842444753" calcext:value-type="float">
            <text:p>1.400</text:p>
          </table:table-cell>
          <table:table-cell table:style-name="ce19" table:formula="of:=SQRT(SQRT([.P232]))" office:value-type="float" office:value="1.18309273704454" calcext:value-type="float">
            <text:p>1.183</text:p>
          </table:table-cell>
          <table:table-cell table:style-name="ce20" table:formula="of:=[.T232]+[.W232]" office:value-type="float" office:value="32" calcext:value-type="float">
            <text:p>32</text:p>
          </table:table-cell>
          <table:table-cell table:style-name="ce20" table:formula="of:=([.X232]-[.W232])/2" office:value-type="float" office:value="0" calcext:value-type="float">
            <text:p>0</text:p>
          </table:table-cell>
          <table:table-cell table:style-name="ce21" table:formula="of:=[.V232]+[.W232]" office:value-type="float" office:value="32" calcext:value-type="float">
            <text:p>32</text:p>
          </table:table-cell>
          <table:table-cell table:style-name="ce22" table:formula="of:=([.AA232]-[.W23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25" table:formula="of:=IF([.$AD232]=&quot;overworld&quot;;IF([.$S232]&lt;64;64+([.S232]*3);0);0)" office:value-type="float" office:value="0" calcext:value-type="float">
            <text:p>0</text:p>
          </table:table-cell>
          <table:table-cell table:style-name="ce25" table:formula="of:=IF([.$AD232]=&quot;Overworld&quot;;IF([.$S232]&lt;64;([.T232]*3);0);0)" office:value-type="float" office:value="0" calcext:value-type="float">
            <text:p>0</text:p>
          </table:table-cell>
          <table:table-cell table:style-name="ce7" table:formula="of:=IF([.X232]&gt;64;64+(([.X232]-64)*2.9);[.X232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2]&gt;64;&quot;uniform&quot;;IF([.AD232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2" calcext:value-type="float">
            <text:p>2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9])/[.$F$2]" office:value-type="float" office:value="9.00533156152434" calcext:value-type="float">
            <text:p>9.005</text:p>
          </table:table-cell>
          <table:table-cell table:style-name="ce15" table:formula="of:=SQRT([.K23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3])^(1/2)" office:value-type="float" office:value="1.73230726547763" calcext:value-type="float">
            <text:p>1.732</text:p>
          </table:table-cell>
          <table:table-cell table:style-name="ce15" table:formula="of:=(SQRT([.K233])^(1/2))^(1/2)" office:value-type="float" office:value="1.3161714422816" calcext:value-type="float">
            <text:p>1.316</text:p>
          </table:table-cell>
          <table:table-cell table:style-name="ce14" table:formula="of:=([.F233]/[.$B$15])/[.$F$2]" office:value-type="float" office:value="1.95918367346939" calcext:value-type="float">
            <text:p>1.959</text:p>
          </table:table-cell>
          <table:table-cell table:style-name="ce19" table:formula="of:=SQRT([.P233])" office:value-type="float" office:value="1.39970842444753" calcext:value-type="float">
            <text:p>1.400</text:p>
          </table:table-cell>
          <table:table-cell table:style-name="ce19" table:formula="of:=SQRT(SQRT([.P233]))" office:value-type="float" office:value="1.18309273704454" calcext:value-type="float">
            <text:p>1.183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AA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3]=&quot;overworld&quot;;IF([.$S233]&lt;64;64+([.S233]*3);0);0)" office:value-type="float" office:value="202" calcext:value-type="float">
            <text:p>202</text:p>
          </table:table-cell>
          <table:table-cell table:style-name="ce25" table:formula="of:=IF([.$AD233]=&quot;Overworld&quot;;IF([.$S233]&lt;64;([.T233]*3);0);0)" office:value-type="float" office:value="42" calcext:value-type="float">
            <text:p>42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3]&gt;64;&quot;uniform&quot;;IF([.AD23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34]/2" office:value-type="float" office:value="8" calcext:value-type="float">
            <text:p>8.000</text:p>
          </table:table-cell>
          <table:table-cell table:style-name="ce12" table:formula="of:=[.H234]/2" office:value-type="float" office:value="3.5" calcext:value-type="float">
            <text:p>3.500</text:p>
          </table:table-cell>
          <table:table-cell table:style-name="ce14" table:formula="of:=([.F234]/[.$B$9])/[.$F$2]" office:value-type="float" office:value="21.0124403102235" calcext:value-type="float">
            <text:p>21.012</text:p>
          </table:table-cell>
          <table:table-cell table:style-name="ce15" table:formula="of:=SQRT([.K23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4])^(1/2)" office:value-type="float" office:value="2.14101210718642" calcext:value-type="float">
            <text:p>2.141</text:p>
          </table:table-cell>
          <table:table-cell table:style-name="ce15" table:formula="of:=(SQRT([.K234])^(1/2))^(1/2)" office:value-type="float" office:value="1.46321977405529" calcext:value-type="float">
            <text:p>1.463</text:p>
          </table:table-cell>
          <table:table-cell table:style-name="ce14" table:formula="of:=([.F234]/[.$B$15])/[.$F$2]" office:value-type="float" office:value="4.57142857142857" calcext:value-type="float">
            <text:p>4.571</text:p>
          </table:table-cell>
          <table:table-cell table:style-name="ce19" table:formula="of:=SQRT([.P234])" office:value-type="float" office:value="2.13808993529939" calcext:value-type="float">
            <text:p>2.138</text:p>
          </table:table-cell>
          <table:table-cell table:style-name="ce19" table:formula="of:=SQRT(SQRT([.P234]))" office:value-type="float" office:value="1.46222089141805" calcext:value-type="float">
            <text:p>1.462</text:p>
          </table:table-cell>
          <table:table-cell table:style-name="ce20" table:formula="of:=[.T234]+[.W234]" office:value-type="float" office:value="94" calcext:value-type="float">
            <text:p>94</text:p>
          </table:table-cell>
          <table:table-cell table:style-name="ce20" table:formula="of:=([.X234]-[.W234])/2" office:value-type="float" office:value="34" calcext:value-type="float">
            <text:p>34</text:p>
          </table:table-cell>
          <table:table-cell table:style-name="ce21" table:formula="of:=[.V234]+[.W234]" office:value-type="float" office:value="154.8" calcext:value-type="float">
            <text:p>154.8</text:p>
          </table:table-cell>
          <table:table-cell table:style-name="ce22" table:formula="of:=([.AA234]-[.W23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34]=&quot;overworld&quot;;IF([.$S234]&lt;64;64+([.S234]*3);0);0)" office:value-type="float" office:value="0" calcext:value-type="float">
            <text:p>0</text:p>
          </table:table-cell>
          <table:table-cell table:style-name="ce25" table:formula="of:=IF([.$AD234]=&quot;Overworld&quot;;IF([.$S234]&lt;64;([.T234]*3);0);0)" office:value-type="float" office:value="0" calcext:value-type="float">
            <text:p>0</text:p>
          </table:table-cell>
          <table:table-cell table:style-name="ce7" table:formula="of:=IF([.X234]&gt;64;64+(([.X234]-64)*2.9);[.X234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4]&gt;64;&quot;uniform&quot;;IF([.AD234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35]/2" office:value-type="float" office:value="12" calcext:value-type="float">
            <text:p>12.000</text:p>
          </table:table-cell>
          <table:table-cell table:style-name="ce12" table:formula="of:=[.H235]/2" office:value-type="float" office:value="0.5" calcext:value-type="float">
            <text:p>0.500</text:p>
          </table:table-cell>
          <table:table-cell table:style-name="ce14" table:formula="of:=([.F235]/[.$B$9])/[.$F$2]" office:value-type="float" office:value="4.50266578076217" calcext:value-type="float">
            <text:p>4.503</text:p>
          </table:table-cell>
          <table:table-cell table:style-name="ce15" table:formula="of:=SQRT([.K23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35])^(1/2)" office:value-type="float" office:value="1.45669096965811" calcext:value-type="float">
            <text:p>1.457</text:p>
          </table:table-cell>
          <table:table-cell table:style-name="ce15" table:formula="of:=(SQRT([.K235])^(1/2))^(1/2)" office:value-type="float" office:value="1.20693453412275" calcext:value-type="float">
            <text:p>1.207</text:p>
          </table:table-cell>
          <table:table-cell table:style-name="ce14" table:formula="of:=([.F235]/[.$B$15])/[.$F$2]" office:value-type="float" office:value="0.979591836734694" calcext:value-type="float">
            <text:p>0.980</text:p>
          </table:table-cell>
          <table:table-cell table:style-name="ce19" table:formula="of:=SQRT([.P235])" office:value-type="float" office:value="0.989743318610787" calcext:value-type="float">
            <text:p>0.990</text:p>
          </table:table-cell>
          <table:table-cell table:style-name="ce19" table:formula="of:=SQRT(SQRT([.P235]))" office:value-type="float" office:value="0.994858441493455" calcext:value-type="float">
            <text:p>0.995</text:p>
          </table:table-cell>
          <table:table-cell table:style-name="ce20" table:formula="of:=[.T235]+[.W235]" office:value-type="float" office:value="18.5" calcext:value-type="float">
            <text:p>18.5</text:p>
          </table:table-cell>
          <table:table-cell table:style-name="ce20" table:formula="of:=([.X235]-[.W235])/2" office:value-type="float" office:value="13.5" calcext:value-type="float">
            <text:p>13.5</text:p>
          </table:table-cell>
          <table:table-cell table:style-name="ce21" table:formula="of:=[.V235]+[.W235]" office:value-type="float" office:value="18.5" calcext:value-type="float">
            <text:p>18.5</text:p>
          </table:table-cell>
          <table:table-cell table:style-name="ce22" table:formula="of:=([.AA235]-[.W23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IF([.$AD235]=&quot;overworld&quot;;IF([.$S235]&lt;64;64+([.S235]*3);0);0)" office:value-type="float" office:value="0" calcext:value-type="float">
            <text:p>0</text:p>
          </table:table-cell>
          <table:table-cell table:style-name="ce25" table:formula="of:=IF([.$AD235]=&quot;Overworld&quot;;IF([.$S235]&lt;64;([.T235]*3);0);0)" office:value-type="float" office:value="0" calcext:value-type="float">
            <text:p>0</text:p>
          </table:table-cell>
          <table:table-cell table:style-name="ce7" table:formula="of:=IF([.X235]&gt;64;64+(([.X235]-64)*2.9);[.X235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35]&gt;64;&quot;uniform&quot;;IF([.AD235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6]/2" office:value-type="float" office:value="4" calcext:value-type="float">
            <text:p>4.000</text:p>
          </table:table-cell>
          <table:table-cell table:style-name="ce12" table:formula="of:=[.H236]/2" office:value-type="float" office:value="0.75" calcext:value-type="float">
            <text:p>0.750</text:p>
          </table:table-cell>
          <table:table-cell table:style-name="ce14" table:formula="of:=([.F236]/[.$B$10])/[.$F$2]" office:value-type="float" office:value="0.37573385518591" calcext:value-type="float">
            <text:p>0.376</text:p>
          </table:table-cell>
          <table:table-cell table:style-name="ce15" table:formula="of:=SQRT([.K236])" office:value-type="float" office:value="0.612971333086556" calcext:value-type="float">
            <text:p>0.613</text:p>
          </table:table-cell>
          <table:table-cell table:style-name="ce15" table:formula="of:=(SQRT([.K236])^(1/2))^(1/3)" office:value-type="float" office:value="0.921665562675779" calcext:value-type="float">
            <text:p>0.922</text:p>
          </table:table-cell>
          <table:table-cell table:style-name="ce15" table:formula="of:=SQRT([.K236])^(1/2)" office:value-type="float" office:value="0.782924857880088" calcext:value-type="float">
            <text:p>0.783</text:p>
          </table:table-cell>
          <table:table-cell table:style-name="ce15" table:formula="of:=(SQRT([.K236])^(1/2))^(1/2)" office:value-type="float" office:value="0.884830411932189" calcext:value-type="float">
            <text:p>0.885</text:p>
          </table:table-cell>
          <table:table-cell table:style-name="ce14" table:formula="of:=([.F236]/[.$B$15])/[.$F$2]" office:value-type="float" office:value="0.489795918367347" calcext:value-type="float">
            <text:p>0.490</text:p>
          </table:table-cell>
          <table:table-cell table:style-name="ce19" table:formula="of:=SQRT([.P236])" office:value-type="float" office:value="0.699854212223765" calcext:value-type="float">
            <text:p>0.700</text:p>
          </table:table-cell>
          <table:table-cell table:style-name="ce19" table:formula="of:=SQRT(SQRT([.P236]))" office:value-type="float" office:value="0.836572897136744" calcext:value-type="float">
            <text:p>0.837</text:p>
          </table:table-cell>
          <table:table-cell table:style-name="ce20" table:formula="of:=[.T236]+[.W236]" office:value-type="float" office:value="46" calcext:value-type="float">
            <text:p>46</text:p>
          </table:table-cell>
          <table:table-cell table:style-name="ce20" table:formula="of:=([.X236]-[.W236])/2" office:value-type="float" office:value="14" calcext:value-type="float">
            <text:p>14</text:p>
          </table:table-cell>
          <table:table-cell table:style-name="ce21" table:formula="of:=[.V236]+[.W236]" office:value-type="float" office:value="46" calcext:value-type="float">
            <text:p>46</text:p>
          </table:table-cell>
          <table:table-cell table:style-name="ce22" table:formula="of:=([.AA236]-[.W23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6]=&quot;overworld&quot;;IF([.$S236]&lt;64;64+([.S236]*3);0);0)" office:value-type="float" office:value="202" calcext:value-type="float">
            <text:p>202</text:p>
          </table:table-cell>
          <table:table-cell table:style-name="ce25" table:formula="of:=IF([.$AD236]=&quot;Overworld&quot;;IF([.$S236]&lt;64;([.T236]*3);0);0)" office:value-type="float" office:value="42" calcext:value-type="float">
            <text:p>42</text:p>
          </table:table-cell>
          <table:table-cell table:style-name="ce7" table:formula="of:=IF([.X236]&gt;64;64+(([.X236]-64)*2.9);[.X236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6]&gt;64;&quot;uniform&quot;;IF([.AD23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7]/2" office:value-type="float" office:value="4" calcext:value-type="float">
            <text:p>4.000</text:p>
          </table:table-cell>
          <table:table-cell table:style-name="ce12" table:formula="of:=[.H237]/2" office:value-type="float" office:value="0.75" calcext:value-type="float">
            <text:p>0.750</text:p>
          </table:table-cell>
          <table:table-cell table:style-name="ce14" table:formula="of:=([.F237]/[.$B$10])/[.$F$2]" office:value-type="float" office:value="0.37573385518591" calcext:value-type="float">
            <text:p>0.376</text:p>
          </table:table-cell>
          <table:table-cell table:style-name="ce15" table:formula="of:=SQRT([.K237])" office:value-type="float" office:value="0.612971333086556" calcext:value-type="float">
            <text:p>0.613</text:p>
          </table:table-cell>
          <table:table-cell table:style-name="ce15" table:formula="of:=(SQRT([.K237])^(1/2))^(1/3)" office:value-type="float" office:value="0.921665562675779" calcext:value-type="float">
            <text:p>0.922</text:p>
          </table:table-cell>
          <table:table-cell table:style-name="ce15" table:formula="of:=SQRT([.K237])^(1/2)" office:value-type="float" office:value="0.782924857880088" calcext:value-type="float">
            <text:p>0.783</text:p>
          </table:table-cell>
          <table:table-cell table:style-name="ce15" table:formula="of:=(SQRT([.K237])^(1/2))^(1/2)" office:value-type="float" office:value="0.884830411932189" calcext:value-type="float">
            <text:p>0.885</text:p>
          </table:table-cell>
          <table:table-cell table:style-name="ce14" table:formula="of:=([.F237]/[.$B$15])/[.$F$2]" office:value-type="float" office:value="0.489795918367347" calcext:value-type="float">
            <text:p>0.490</text:p>
          </table:table-cell>
          <table:table-cell table:style-name="ce19" table:formula="of:=SQRT([.P237])" office:value-type="float" office:value="0.699854212223765" calcext:value-type="float">
            <text:p>0.700</text:p>
          </table:table-cell>
          <table:table-cell table:style-name="ce19" table:formula="of:=SQRT(SQRT([.P237]))" office:value-type="float" office:value="0.836572897136744" calcext:value-type="float">
            <text:p>0.837</text:p>
          </table:table-cell>
          <table:table-cell table:style-name="ce20" table:formula="of:=[.T237]+[.W237]" office:value-type="float" office:value="46" calcext:value-type="float">
            <text:p>46</text:p>
          </table:table-cell>
          <table:table-cell table:style-name="ce20" table:formula="of:=([.X237]-[.W237])/2" office:value-type="float" office:value="14" calcext:value-type="float">
            <text:p>14</text:p>
          </table:table-cell>
          <table:table-cell table:style-name="ce21" table:formula="of:=[.V237]+[.W237]" office:value-type="float" office:value="46" calcext:value-type="float">
            <text:p>46</text:p>
          </table:table-cell>
          <table:table-cell table:style-name="ce22" table:formula="of:=([.AA237]-[.W23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7]=&quot;overworld&quot;;IF([.$S237]&lt;64;64+([.S237]*3);0);0)" office:value-type="float" office:value="202" calcext:value-type="float">
            <text:p>202</text:p>
          </table:table-cell>
          <table:table-cell table:style-name="ce25" table:formula="of:=IF([.$AD237]=&quot;Overworld&quot;;IF([.$S237]&lt;64;([.T237]*3);0);0)" office:value-type="float" office:value="42" calcext:value-type="float">
            <text:p>42</text:p>
          </table:table-cell>
          <table:table-cell table:style-name="ce7" table:formula="of:=IF([.X237]&gt;64;64+(([.X237]-64)*2.9);[.X237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7]&gt;64;&quot;uniform&quot;;IF([.AD23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8]/2" office:value-type="float" office:value="4" calcext:value-type="float">
            <text:p>4.000</text:p>
          </table:table-cell>
          <table:table-cell table:style-name="ce12" table:formula="of:=[.H238]/2" office:value-type="float" office:value="0.75" calcext:value-type="float">
            <text:p>0.750</text:p>
          </table:table-cell>
          <table:table-cell table:style-name="ce14" table:formula="of:=([.F238]/[.$B$10])/[.$F$2]" office:value-type="float" office:value="0.37573385518591" calcext:value-type="float">
            <text:p>0.376</text:p>
          </table:table-cell>
          <table:table-cell table:style-name="ce15" table:formula="of:=SQRT([.K238])" office:value-type="float" office:value="0.612971333086556" calcext:value-type="float">
            <text:p>0.613</text:p>
          </table:table-cell>
          <table:table-cell table:style-name="ce15" table:formula="of:=(SQRT([.K238])^(1/2))^(1/3)" office:value-type="float" office:value="0.921665562675779" calcext:value-type="float">
            <text:p>0.922</text:p>
          </table:table-cell>
          <table:table-cell table:style-name="ce15" table:formula="of:=SQRT([.K238])^(1/2)" office:value-type="float" office:value="0.782924857880088" calcext:value-type="float">
            <text:p>0.783</text:p>
          </table:table-cell>
          <table:table-cell table:style-name="ce15" table:formula="of:=(SQRT([.K238])^(1/2))^(1/2)" office:value-type="float" office:value="0.884830411932189" calcext:value-type="float">
            <text:p>0.885</text:p>
          </table:table-cell>
          <table:table-cell table:style-name="ce14" table:formula="of:=([.F238]/[.$B$15])/[.$F$2]" office:value-type="float" office:value="0.489795918367347" calcext:value-type="float">
            <text:p>0.490</text:p>
          </table:table-cell>
          <table:table-cell table:style-name="ce19" table:formula="of:=SQRT([.P238])" office:value-type="float" office:value="0.699854212223765" calcext:value-type="float">
            <text:p>0.700</text:p>
          </table:table-cell>
          <table:table-cell table:style-name="ce19" table:formula="of:=SQRT(SQRT([.P238]))" office:value-type="float" office:value="0.836572897136744" calcext:value-type="float">
            <text:p>0.837</text:p>
          </table:table-cell>
          <table:table-cell table:style-name="ce20" table:formula="of:=[.T238]+[.W238]" office:value-type="float" office:value="46" calcext:value-type="float">
            <text:p>46</text:p>
          </table:table-cell>
          <table:table-cell table:style-name="ce20" table:formula="of:=([.X238]-[.W238])/2" office:value-type="float" office:value="14" calcext:value-type="float">
            <text:p>14</text:p>
          </table:table-cell>
          <table:table-cell table:style-name="ce21" table:formula="of:=[.V238]+[.W238]" office:value-type="float" office:value="46" calcext:value-type="float">
            <text:p>46</text:p>
          </table:table-cell>
          <table:table-cell table:style-name="ce22" table:formula="of:=([.AA238]-[.W23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8]=&quot;overworld&quot;;IF([.$S238]&lt;64;64+([.S238]*3);0);0)" office:value-type="float" office:value="202" calcext:value-type="float">
            <text:p>202</text:p>
          </table:table-cell>
          <table:table-cell table:style-name="ce25" table:formula="of:=IF([.$AD238]=&quot;Overworld&quot;;IF([.$S238]&lt;64;([.T238]*3);0);0)" office:value-type="float" office:value="42" calcext:value-type="float">
            <text:p>42</text:p>
          </table:table-cell>
          <table:table-cell table:style-name="ce7" table:formula="of:=IF([.X238]&gt;64;64+(([.X238]-64)*2.9);[.X238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8]&gt;64;&quot;uniform&quot;;IF([.AD23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39]/2" office:value-type="float" office:value="4" calcext:value-type="float">
            <text:p>4.000</text:p>
          </table:table-cell>
          <table:table-cell table:style-name="ce12" table:formula="of:=[.H239]/2" office:value-type="float" office:value="0.75" calcext:value-type="float">
            <text:p>0.750</text:p>
          </table:table-cell>
          <table:table-cell table:style-name="ce14" table:formula="of:=([.F239]/[.$B$10])/[.$F$2]" office:value-type="float" office:value="0.37573385518591" calcext:value-type="float">
            <text:p>0.376</text:p>
          </table:table-cell>
          <table:table-cell table:style-name="ce15" table:formula="of:=SQRT([.K239])" office:value-type="float" office:value="0.612971333086556" calcext:value-type="float">
            <text:p>0.613</text:p>
          </table:table-cell>
          <table:table-cell table:style-name="ce15" table:formula="of:=(SQRT([.K239])^(1/2))^(1/3)" office:value-type="float" office:value="0.921665562675779" calcext:value-type="float">
            <text:p>0.922</text:p>
          </table:table-cell>
          <table:table-cell table:style-name="ce15" table:formula="of:=SQRT([.K239])^(1/2)" office:value-type="float" office:value="0.782924857880088" calcext:value-type="float">
            <text:p>0.783</text:p>
          </table:table-cell>
          <table:table-cell table:style-name="ce15" table:formula="of:=(SQRT([.K239])^(1/2))^(1/2)" office:value-type="float" office:value="0.884830411932189" calcext:value-type="float">
            <text:p>0.885</text:p>
          </table:table-cell>
          <table:table-cell table:style-name="ce14" table:formula="of:=([.F239]/[.$B$15])/[.$F$2]" office:value-type="float" office:value="0.489795918367347" calcext:value-type="float">
            <text:p>0.490</text:p>
          </table:table-cell>
          <table:table-cell table:style-name="ce19" table:formula="of:=SQRT([.P239])" office:value-type="float" office:value="0.699854212223765" calcext:value-type="float">
            <text:p>0.700</text:p>
          </table:table-cell>
          <table:table-cell table:style-name="ce19" table:formula="of:=SQRT(SQRT([.P239]))" office:value-type="float" office:value="0.836572897136744" calcext:value-type="float">
            <text:p>0.837</text:p>
          </table:table-cell>
          <table:table-cell table:style-name="ce20" table:formula="of:=[.T239]+[.W239]" office:value-type="float" office:value="46" calcext:value-type="float">
            <text:p>46</text:p>
          </table:table-cell>
          <table:table-cell table:style-name="ce20" table:formula="of:=([.X239]-[.W239])/2" office:value-type="float" office:value="14" calcext:value-type="float">
            <text:p>14</text:p>
          </table:table-cell>
          <table:table-cell table:style-name="ce21" table:formula="of:=[.V239]+[.W239]" office:value-type="float" office:value="46" calcext:value-type="float">
            <text:p>46</text:p>
          </table:table-cell>
          <table:table-cell table:style-name="ce22" table:formula="of:=([.AA239]-[.W23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39]=&quot;overworld&quot;;IF([.$S239]&lt;64;64+([.S239]*3);0);0)" office:value-type="float" office:value="202" calcext:value-type="float">
            <text:p>202</text:p>
          </table:table-cell>
          <table:table-cell table:style-name="ce25" table:formula="of:=IF([.$AD239]=&quot;Overworld&quot;;IF([.$S239]&lt;64;([.T239]*3);0);0)" office:value-type="float" office:value="42" calcext:value-type="float">
            <text:p>42</text:p>
          </table:table-cell>
          <table:table-cell table:style-name="ce7" table:formula="of:=IF([.X239]&gt;64;64+(([.X239]-64)*2.9);[.X239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39]&gt;64;&quot;uniform&quot;;IF([.AD23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0]/2" office:value-type="float" office:value="4" calcext:value-type="float">
            <text:p>4.000</text:p>
          </table:table-cell>
          <table:table-cell table:style-name="ce12" table:formula="of:=[.H240]/2" office:value-type="float" office:value="0.75" calcext:value-type="float">
            <text:p>0.750</text:p>
          </table:table-cell>
          <table:table-cell table:style-name="ce14" table:formula="of:=([.F240]/[.$B$10])/[.$F$2]" office:value-type="float" office:value="0.37573385518591" calcext:value-type="float">
            <text:p>0.376</text:p>
          </table:table-cell>
          <table:table-cell table:style-name="ce15" table:formula="of:=SQRT([.K240])" office:value-type="float" office:value="0.612971333086556" calcext:value-type="float">
            <text:p>0.613</text:p>
          </table:table-cell>
          <table:table-cell table:style-name="ce15" table:formula="of:=(SQRT([.K240])^(1/2))^(1/3)" office:value-type="float" office:value="0.921665562675779" calcext:value-type="float">
            <text:p>0.922</text:p>
          </table:table-cell>
          <table:table-cell table:style-name="ce15" table:formula="of:=SQRT([.K240])^(1/2)" office:value-type="float" office:value="0.782924857880088" calcext:value-type="float">
            <text:p>0.783</text:p>
          </table:table-cell>
          <table:table-cell table:style-name="ce15" table:formula="of:=(SQRT([.K240])^(1/2))^(1/2)" office:value-type="float" office:value="0.884830411932189" calcext:value-type="float">
            <text:p>0.885</text:p>
          </table:table-cell>
          <table:table-cell table:style-name="ce14" table:formula="of:=([.F240]/[.$B$15])/[.$F$2]" office:value-type="float" office:value="0.489795918367347" calcext:value-type="float">
            <text:p>0.490</text:p>
          </table:table-cell>
          <table:table-cell table:style-name="ce19" table:formula="of:=SQRT([.P240])" office:value-type="float" office:value="0.699854212223765" calcext:value-type="float">
            <text:p>0.700</text:p>
          </table:table-cell>
          <table:table-cell table:style-name="ce19" table:formula="of:=SQRT(SQRT([.P240]))" office:value-type="float" office:value="0.836572897136744" calcext:value-type="float">
            <text:p>0.837</text:p>
          </table:table-cell>
          <table:table-cell table:style-name="ce20" table:formula="of:=[.T240]+[.W240]" office:value-type="float" office:value="46" calcext:value-type="float">
            <text:p>46</text:p>
          </table:table-cell>
          <table:table-cell table:style-name="ce20" table:formula="of:=([.X240]-[.W240])/2" office:value-type="float" office:value="14" calcext:value-type="float">
            <text:p>14</text:p>
          </table:table-cell>
          <table:table-cell table:style-name="ce21" table:formula="of:=[.V240]+[.W240]" office:value-type="float" office:value="46" calcext:value-type="float">
            <text:p>46</text:p>
          </table:table-cell>
          <table:table-cell table:style-name="ce22" table:formula="of:=([.AA240]-[.W24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0]=&quot;overworld&quot;;IF([.$S240]&lt;64;64+([.S240]*3);0);0)" office:value-type="float" office:value="202" calcext:value-type="float">
            <text:p>202</text:p>
          </table:table-cell>
          <table:table-cell table:style-name="ce25" table:formula="of:=IF([.$AD240]=&quot;Overworld&quot;;IF([.$S240]&lt;64;([.T240]*3);0);0)" office:value-type="float" office:value="42" calcext:value-type="float">
            <text:p>42</text:p>
          </table:table-cell>
          <table:table-cell table:style-name="ce7" table:formula="of:=IF([.X240]&gt;64;64+(([.X240]-64)*2.9);[.X240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0]&gt;64;&quot;uniform&quot;;IF([.AD24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1]*[.H2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1]/2" office:value-type="float" office:value="4" calcext:value-type="float">
            <text:p>4.000</text:p>
          </table:table-cell>
          <table:table-cell table:style-name="ce12" table:formula="of:=[.H241]/2" office:value-type="float" office:value="0.75" calcext:value-type="float">
            <text:p>0.750</text:p>
          </table:table-cell>
          <table:table-cell table:style-name="ce14" table:formula="of:=([.F241]/[.$B$10])/[.$F$2]" office:value-type="float" office:value="0.37573385518591" calcext:value-type="float">
            <text:p>0.376</text:p>
          </table:table-cell>
          <table:table-cell table:style-name="ce15" table:formula="of:=SQRT([.K241])" office:value-type="float" office:value="0.612971333086556" calcext:value-type="float">
            <text:p>0.613</text:p>
          </table:table-cell>
          <table:table-cell table:style-name="ce15" table:formula="of:=(SQRT([.K241])^(1/2))^(1/3)" office:value-type="float" office:value="0.921665562675779" calcext:value-type="float">
            <text:p>0.922</text:p>
          </table:table-cell>
          <table:table-cell table:style-name="ce15" table:formula="of:=SQRT([.K241])^(1/2)" office:value-type="float" office:value="0.782924857880088" calcext:value-type="float">
            <text:p>0.783</text:p>
          </table:table-cell>
          <table:table-cell table:style-name="ce15" table:formula="of:=(SQRT([.K241])^(1/2))^(1/2)" office:value-type="float" office:value="0.884830411932189" calcext:value-type="float">
            <text:p>0.885</text:p>
          </table:table-cell>
          <table:table-cell table:style-name="ce14" table:formula="of:=([.F241]/[.$B$15])/[.$F$2]" office:value-type="float" office:value="0.489795918367347" calcext:value-type="float">
            <text:p>0.490</text:p>
          </table:table-cell>
          <table:table-cell table:style-name="ce19" table:formula="of:=SQRT([.P241])" office:value-type="float" office:value="0.699854212223765" calcext:value-type="float">
            <text:p>0.700</text:p>
          </table:table-cell>
          <table:table-cell table:style-name="ce19" table:formula="of:=SQRT(SQRT([.P241]))" office:value-type="float" office:value="0.836572897136744" calcext:value-type="float">
            <text:p>0.837</text:p>
          </table:table-cell>
          <table:table-cell table:style-name="ce20" table:formula="of:=[.T241]+[.W241]" office:value-type="float" office:value="46" calcext:value-type="float">
            <text:p>46</text:p>
          </table:table-cell>
          <table:table-cell table:style-name="ce20" table:formula="of:=([.X241]-[.W241])/2" office:value-type="float" office:value="14" calcext:value-type="float">
            <text:p>14</text:p>
          </table:table-cell>
          <table:table-cell table:style-name="ce21" table:formula="of:=[.V241]+[.W241]" office:value-type="float" office:value="46" calcext:value-type="float">
            <text:p>46</text:p>
          </table:table-cell>
          <table:table-cell table:style-name="ce22" table:formula="of:=([.AA241]-[.W24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1]=&quot;overworld&quot;;IF([.$S241]&lt;64;64+([.S241]*3);0);0)" office:value-type="float" office:value="202" calcext:value-type="float">
            <text:p>202</text:p>
          </table:table-cell>
          <table:table-cell table:style-name="ce25" table:formula="of:=IF([.$AD241]=&quot;Overworld&quot;;IF([.$S241]&lt;64;([.T241]*3);0);0)" office:value-type="float" office:value="42" calcext:value-type="float">
            <text:p>42</text:p>
          </table:table-cell>
          <table:table-cell table:style-name="ce7" table:formula="of:=IF([.X241]&gt;64;64+(([.X241]-64)*2.9);[.X241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1]&gt;64;&quot;uniform&quot;;IF([.AD24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2]*[.H2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2]/2" office:value-type="float" office:value="4" calcext:value-type="float">
            <text:p>4.000</text:p>
          </table:table-cell>
          <table:table-cell table:style-name="ce12" table:formula="of:=[.H242]/2" office:value-type="float" office:value="0.75" calcext:value-type="float">
            <text:p>0.750</text:p>
          </table:table-cell>
          <table:table-cell table:style-name="ce14" table:formula="of:=([.F242]/[.$B$10])/[.$F$2]" office:value-type="float" office:value="0.37573385518591" calcext:value-type="float">
            <text:p>0.376</text:p>
          </table:table-cell>
          <table:table-cell table:style-name="ce15" table:formula="of:=SQRT([.K242])" office:value-type="float" office:value="0.612971333086556" calcext:value-type="float">
            <text:p>0.613</text:p>
          </table:table-cell>
          <table:table-cell table:style-name="ce15" table:formula="of:=(SQRT([.K242])^(1/2))^(1/3)" office:value-type="float" office:value="0.921665562675779" calcext:value-type="float">
            <text:p>0.922</text:p>
          </table:table-cell>
          <table:table-cell table:style-name="ce15" table:formula="of:=SQRT([.K242])^(1/2)" office:value-type="float" office:value="0.782924857880088" calcext:value-type="float">
            <text:p>0.783</text:p>
          </table:table-cell>
          <table:table-cell table:style-name="ce15" table:formula="of:=(SQRT([.K242])^(1/2))^(1/2)" office:value-type="float" office:value="0.884830411932189" calcext:value-type="float">
            <text:p>0.885</text:p>
          </table:table-cell>
          <table:table-cell table:style-name="ce14" table:formula="of:=([.F242]/[.$B$15])/[.$F$2]" office:value-type="float" office:value="0.489795918367347" calcext:value-type="float">
            <text:p>0.490</text:p>
          </table:table-cell>
          <table:table-cell table:style-name="ce19" table:formula="of:=SQRT([.P242])" office:value-type="float" office:value="0.699854212223765" calcext:value-type="float">
            <text:p>0.700</text:p>
          </table:table-cell>
          <table:table-cell table:style-name="ce19" table:formula="of:=SQRT(SQRT([.P242]))" office:value-type="float" office:value="0.836572897136744" calcext:value-type="float">
            <text:p>0.837</text:p>
          </table:table-cell>
          <table:table-cell table:style-name="ce20" table:formula="of:=[.T242]+[.W242]" office:value-type="float" office:value="46" calcext:value-type="float">
            <text:p>46</text:p>
          </table:table-cell>
          <table:table-cell table:style-name="ce20" table:formula="of:=([.X242]-[.W242])/2" office:value-type="float" office:value="14" calcext:value-type="float">
            <text:p>14</text:p>
          </table:table-cell>
          <table:table-cell table:style-name="ce21" table:formula="of:=[.V242]+[.W242]" office:value-type="float" office:value="46" calcext:value-type="float">
            <text:p>46</text:p>
          </table:table-cell>
          <table:table-cell table:style-name="ce22" table:formula="of:=([.AA242]-[.W24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2]=&quot;overworld&quot;;IF([.$S242]&lt;64;64+([.S242]*3);0);0)" office:value-type="float" office:value="202" calcext:value-type="float">
            <text:p>202</text:p>
          </table:table-cell>
          <table:table-cell table:style-name="ce25" table:formula="of:=IF([.$AD242]=&quot;Overworld&quot;;IF([.$S242]&lt;64;([.T242]*3);0);0)" office:value-type="float" office:value="42" calcext:value-type="float">
            <text:p>42</text:p>
          </table:table-cell>
          <table:table-cell table:style-name="ce7" table:formula="of:=IF([.X242]&gt;64;64+(([.X242]-64)*2.9);[.X242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2]&gt;64;&quot;uniform&quot;;IF([.AD24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3]*[.H2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formula="of:=12/8" office:value-type="float" office:value="1.5" calcext:value-type="float">
            <text:p>1.5</text:p>
          </table:table-cell>
          <table:table-cell table:style-name="ce12" table:formula="of:=[.G243]/2" office:value-type="float" office:value="4" calcext:value-type="float">
            <text:p>4.000</text:p>
          </table:table-cell>
          <table:table-cell table:style-name="ce12" table:formula="of:=[.H243]/2" office:value-type="float" office:value="0.75" calcext:value-type="float">
            <text:p>0.750</text:p>
          </table:table-cell>
          <table:table-cell table:style-name="ce14" table:formula="of:=([.F243]/[.$B$10])/[.$F$2]" office:value-type="float" office:value="0.37573385518591" calcext:value-type="float">
            <text:p>0.376</text:p>
          </table:table-cell>
          <table:table-cell table:style-name="ce15" table:formula="of:=SQRT([.K243])" office:value-type="float" office:value="0.612971333086556" calcext:value-type="float">
            <text:p>0.613</text:p>
          </table:table-cell>
          <table:table-cell table:style-name="ce15" table:formula="of:=(SQRT([.K243])^(1/2))^(1/3)" office:value-type="float" office:value="0.921665562675779" calcext:value-type="float">
            <text:p>0.922</text:p>
          </table:table-cell>
          <table:table-cell table:style-name="ce15" table:formula="of:=SQRT([.K243])^(1/2)" office:value-type="float" office:value="0.782924857880088" calcext:value-type="float">
            <text:p>0.783</text:p>
          </table:table-cell>
          <table:table-cell table:style-name="ce15" table:formula="of:=(SQRT([.K243])^(1/2))^(1/2)" office:value-type="float" office:value="0.884830411932189" calcext:value-type="float">
            <text:p>0.885</text:p>
          </table:table-cell>
          <table:table-cell table:style-name="ce14" table:formula="of:=([.F243]/[.$B$15])/[.$F$2]" office:value-type="float" office:value="0.489795918367347" calcext:value-type="float">
            <text:p>0.490</text:p>
          </table:table-cell>
          <table:table-cell table:style-name="ce19" table:formula="of:=SQRT([.P243])" office:value-type="float" office:value="0.699854212223765" calcext:value-type="float">
            <text:p>0.700</text:p>
          </table:table-cell>
          <table:table-cell table:style-name="ce19" table:formula="of:=SQRT(SQRT([.P243]))" office:value-type="float" office:value="0.836572897136744" calcext:value-type="float">
            <text:p>0.837</text:p>
          </table:table-cell>
          <table:table-cell table:style-name="ce20" table:formula="of:=[.T243]+[.W243]" office:value-type="float" office:value="46" calcext:value-type="float">
            <text:p>46</text:p>
          </table:table-cell>
          <table:table-cell table:style-name="ce20" table:formula="of:=([.X243]-[.W243])/2" office:value-type="float" office:value="14" calcext:value-type="float">
            <text:p>14</text:p>
          </table:table-cell>
          <table:table-cell table:style-name="ce21" table:formula="of:=[.V243]+[.W243]" office:value-type="float" office:value="46" calcext:value-type="float">
            <text:p>46</text:p>
          </table:table-cell>
          <table:table-cell table:style-name="ce22" table:formula="of:=([.AA243]-[.W24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43]=&quot;overworld&quot;;IF([.$S243]&lt;64;64+([.S243]*3);0);0)" office:value-type="float" office:value="202" calcext:value-type="float">
            <text:p>202</text:p>
          </table:table-cell>
          <table:table-cell table:style-name="ce25" table:formula="of:=IF([.$AD243]=&quot;Overworld&quot;;IF([.$S243]&lt;64;([.T243]*3);0);0)" office:value-type="float" office:value="42" calcext:value-type="float">
            <text:p>42</text:p>
          </table:table-cell>
          <table:table-cell table:style-name="ce7" table:formula="of:=IF([.X243]&gt;64;64+(([.X243]-64)*2.9);[.X243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3]&gt;64;&quot;uniform&quot;;IF([.AD24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4]*[.H24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44]/2" office:value-type="float" office:value="3.5" calcext:value-type="float">
            <text:p>3.500</text:p>
          </table:table-cell>
          <table:table-cell table:style-name="ce12" table:formula="of:=[.H244]/2" office:value-type="float" office:value="17.5" calcext:value-type="float">
            <text:p>17.500</text:p>
          </table:table-cell>
          <table:table-cell table:style-name="ce14" table:formula="of:=([.F244]/[.$B$10])/[.$F$2]" office:value-type="float" office:value="7.67123287671233" calcext:value-type="float">
            <text:p>7.671</text:p>
          </table:table-cell>
          <table:table-cell table:style-name="ce15" table:formula="of:=SQRT([.K244])" office:value-type="float" office:value="2.76969905887126" calcext:value-type="float">
            <text:p>2.770</text:p>
          </table:table-cell>
          <table:table-cell table:style-name="ce15" table:formula="of:=(SQRT([.K244])^(1/2))^(1/3)" office:value-type="float" office:value="1.18505570100322" calcext:value-type="float">
            <text:p>1.185</text:p>
          </table:table-cell>
          <table:table-cell table:style-name="ce15" table:formula="of:=SQRT([.K244])^(1/2)" office:value-type="float" office:value="1.66424128625367" calcext:value-type="float">
            <text:p>1.664</text:p>
          </table:table-cell>
          <table:table-cell table:style-name="ce15" table:formula="of:=(SQRT([.K244])^(1/2))^(1/2)" office:value-type="float" office:value="1.29005476095151" calcext:value-type="float">
            <text:p>1.290</text:p>
          </table:table-cell>
          <table:table-cell table:style-name="ce14" table:formula="of:=([.F244]/[.$B$15])/[.$F$2]" office:value-type="float" office:value="10" calcext:value-type="float">
            <text:p>10.000</text:p>
          </table:table-cell>
          <table:table-cell table:style-name="ce19" table:formula="of:=SQRT([.P244])" office:value-type="float" office:value="3.16227766016838" calcext:value-type="float">
            <text:p>3.162</text:p>
          </table:table-cell>
          <table:table-cell table:style-name="ce19" table:formula="of:=SQRT(SQRT([.P244]))" office:value-type="float" office:value="1.77827941003892" calcext:value-type="float">
            <text:p>1.778</text:p>
          </table:table-cell>
          <table:table-cell table:style-name="ce20" table:formula="of:=[.T244]+[.W244]" office:value-type="float" office:value="48" calcext:value-type="float">
            <text:p>48</text:p>
          </table:table-cell>
          <table:table-cell table:style-name="ce20" table:formula="of:=([.X244]-[.W244])/2" office:value-type="float" office:value="42" calcext:value-type="float">
            <text:p>42</text:p>
          </table:table-cell>
          <table:table-cell table:style-name="ce21" table:formula="of:=[.V244]+[.W244]" office:value-type="float" office:value="72.7" calcext:value-type="float">
            <text:p>72.7</text:p>
          </table:table-cell>
          <table:table-cell table:style-name="ce22" table:formula="of:=([.AA244]-[.W24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4]=&quot;overworld&quot;;IF([.$S244]&lt;64;64+([.S244]*3);0);0)" office:value-type="float" office:value="208" calcext:value-type="float">
            <text:p>208</text:p>
          </table:table-cell>
          <table:table-cell table:style-name="ce25" table:formula="of:=IF([.$AD244]=&quot;Overworld&quot;;IF([.$S244]&lt;64;([.T244]*3);0);0)" office:value-type="float" office:value="126" calcext:value-type="float">
            <text:p>126</text:p>
          </table:table-cell>
          <table:table-cell table:style-name="ce7" table:formula="of:=IF([.X244]&gt;64;64+(([.X244]-64)*2.9);[.X244])" office:value-type="float" office:value="139.4" calcext:value-type="float">
            <text:p>139.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4]&gt;64;&quot;uniform&quot;;IF([.AD24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5]*[.H24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45]/2" office:value-type="float" office:value="3.5" calcext:value-type="float">
            <text:p>3.500</text:p>
          </table:table-cell>
          <table:table-cell table:style-name="ce12" table:formula="of:=[.H245]/2" office:value-type="float" office:value="15" calcext:value-type="float">
            <text:p>15.000</text:p>
          </table:table-cell>
          <table:table-cell table:style-name="ce14" table:formula="of:=([.F245]/[.$B$10])/[.$F$2]" office:value-type="float" office:value="6.57534246575342" calcext:value-type="float">
            <text:p>6.575</text:p>
          </table:table-cell>
          <table:table-cell table:style-name="ce15" table:formula="of:=SQRT([.K245])" office:value-type="float" office:value="2.56424305902413" calcext:value-type="float">
            <text:p>2.564</text:p>
          </table:table-cell>
          <table:table-cell table:style-name="ce15" table:formula="of:=(SQRT([.K245])^(1/2))^(1/3)" office:value-type="float" office:value="1.16992996560732" calcext:value-type="float">
            <text:p>1.170</text:p>
          </table:table-cell>
          <table:table-cell table:style-name="ce15" table:formula="of:=SQRT([.K245])^(1/2)" office:value-type="float" office:value="1.60132540697515" calcext:value-type="float">
            <text:p>1.601</text:p>
          </table:table-cell>
          <table:table-cell table:style-name="ce15" table:formula="of:=(SQRT([.K245])^(1/2))^(1/2)" office:value-type="float" office:value="1.26543486872109" calcext:value-type="float">
            <text:p>1.265</text:p>
          </table:table-cell>
          <table:table-cell table:style-name="ce14" table:formula="of:=([.F245]/[.$B$15])/[.$F$2]" office:value-type="float" office:value="8.57142857142857" calcext:value-type="float">
            <text:p>8.571</text:p>
          </table:table-cell>
          <table:table-cell table:style-name="ce19" table:formula="of:=SQRT([.P245])" office:value-type="float" office:value="2.9277002188456" calcext:value-type="float">
            <text:p>2.928</text:p>
          </table:table-cell>
          <table:table-cell table:style-name="ce19" table:formula="of:=SQRT(SQRT([.P245]))" office:value-type="float" office:value="1.71105237174249" calcext:value-type="float">
            <text:p>1.711</text:p>
          </table:table-cell>
          <table:table-cell table:style-name="ce20" table:formula="of:=[.T245]+[.W245]" office:value-type="float" office:value="48" calcext:value-type="float">
            <text:p>48</text:p>
          </table:table-cell>
          <table:table-cell table:style-name="ce20" table:formula="of:=([.X245]-[.W245])/2" office:value-type="float" office:value="42" calcext:value-type="float">
            <text:p>42</text:p>
          </table:table-cell>
          <table:table-cell table:style-name="ce21" table:formula="of:=[.V245]+[.W245]" office:value-type="float" office:value="72.7" calcext:value-type="float">
            <text:p>72.7</text:p>
          </table:table-cell>
          <table:table-cell table:style-name="ce22" table:formula="of:=([.AA245]-[.W24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25" table:formula="of:=IF([.$AD245]=&quot;overworld&quot;;IF([.$S245]&lt;64;64+([.S245]*3);0);0)" office:value-type="float" office:value="208" calcext:value-type="float">
            <text:p>208</text:p>
          </table:table-cell>
          <table:table-cell table:style-name="ce25" table:formula="of:=IF([.$AD245]=&quot;Overworld&quot;;IF([.$S245]&lt;64;([.T245]*3);0);0)" office:value-type="float" office:value="126" calcext:value-type="float">
            <text:p>126</text:p>
          </table:table-cell>
          <table:table-cell table:style-name="ce7" table:formula="of:=IF([.X245]&gt;64;64+(([.X245]-64)*2.9);[.X245])" office:value-type="float" office:value="139.4" calcext:value-type="float">
            <text:p>139.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5]&gt;64;&quot;uniform&quot;;IF([.AD24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6]*[.H24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2" calcext:value-type="float">
            <text:p>2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10])/[.$F$2]" office:value-type="float" office:value="1.00195694716243" calcext:value-type="float">
            <text:p>1.002</text:p>
          </table:table-cell>
          <table:table-cell table:style-name="ce15" table:formula="of:=SQRT([.K246])" office:value-type="float" office:value="1.00097799534377" calcext:value-type="float">
            <text:p>1.001</text:p>
          </table:table-cell>
          <table:table-cell table:style-name="ce15" table:formula="of:=(SQRT([.K246])^(1/2))^(1/3)" office:value-type="float" office:value="1.00016293284176" calcext:value-type="float">
            <text:p>1.000</text:p>
          </table:table-cell>
          <table:table-cell table:style-name="ce15" table:formula="of:=SQRT([.K246])^(1/2)" office:value-type="float" office:value="1.00048887817095" calcext:value-type="float">
            <text:p>1.000</text:p>
          </table:table-cell>
          <table:table-cell table:style-name="ce15" table:formula="of:=(SQRT([.K246])^(1/2))^(1/2)" office:value-type="float" office:value="1.00024440921754" calcext:value-type="float">
            <text:p>1.000</text:p>
          </table:table-cell>
          <table:table-cell table:style-name="ce14" table:formula="of:=([.F246]/[.$B$15])/[.$F$2]" office:value-type="float" office:value="1.30612244897959" calcext:value-type="float">
            <text:p>1.306</text:p>
          </table:table-cell>
          <table:table-cell table:style-name="ce19" table:formula="of:=SQRT([.P246])" office:value-type="float" office:value="1.14285714285714" calcext:value-type="float">
            <text:p>1.143</text:p>
          </table:table-cell>
          <table:table-cell table:style-name="ce19" table:formula="of:=SQRT(SQRT([.P246]))" office:value-type="float" office:value="1.0690449676497" calcext:value-type="float">
            <text:p>1.069</text:p>
          </table:table-cell>
          <table:table-cell table:style-name="ce20" table:formula="of:=[.T246]+[.W246]" office:value-type="float" office:value="20" calcext:value-type="float">
            <text:p>20</text:p>
          </table:table-cell>
          <table:table-cell table:style-name="ce20" table:formula="of:=([.X246]-[.W246])/2" office:value-type="float" office:value="15" calcext:value-type="float">
            <text:p>15</text:p>
          </table:table-cell>
          <table:table-cell table:style-name="ce21" table:formula="of:=[.V246]+[.W246]" office:value-type="float" office:value="20" calcext:value-type="float">
            <text:p>20</text:p>
          </table:table-cell>
          <table:table-cell table:style-name="ce22" table:formula="of:=([.AA246]-[.W24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46]=&quot;overworld&quot;;IF([.$S246]&lt;64;64+([.S246]*3);0);0)" office:value-type="float" office:value="124" calcext:value-type="float">
            <text:p>124</text:p>
          </table:table-cell>
          <table:table-cell table:style-name="ce25" table:formula="of:=IF([.$AD246]=&quot;Overworld&quot;;IF([.$S246]&lt;64;([.T246]*3);0);0)" office:value-type="float" office:value="45" calcext:value-type="float">
            <text:p>45</text:p>
          </table:table-cell>
          <table:table-cell table:style-name="ce7" table:formula="of:=IF([.X246]&gt;64;64+(([.X246]-64)*2.9);[.X246])" office:value-type="float" office:value="35" calcext:value-type="float">
            <text:p>35</text:p>
          </table:table-cell>
          <table:table-cell table:style-name="ce28" office:value-type="string" calcext:value-type="string">
            <text:p>79AFD2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6]&gt;64;&quot;uniform&quot;;IF([.AD24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47]/2" office:value-type="float" office:value="2" calcext:value-type="float">
            <text:p>2.000</text:p>
          </table:table-cell>
          <table:table-cell table:style-name="ce12" table:formula="of:=[.H247]/2" office:value-type="float" office:value="2" calcext:value-type="float">
            <text:p>2.000</text:p>
          </table:table-cell>
          <table:table-cell table:style-name="ce14" table:formula="of:=([.F247]/[.$B$10])/[.$F$2]" office:value-type="float" office:value="0.500978473581213" calcext:value-type="float">
            <text:p>0.501</text:p>
          </table:table-cell>
          <table:table-cell table:style-name="ce15" table:formula="of:=SQRT([.K247])" office:value-type="float" office:value="0.707798328326094" calcext:value-type="float">
            <text:p>0.708</text:p>
          </table:table-cell>
          <table:table-cell table:style-name="ce15" table:formula="of:=(SQRT([.K247])^(1/2))^(1/3)" office:value-type="float" office:value="0.944028100805727" calcext:value-type="float">
            <text:p>0.944</text:p>
          </table:table-cell>
          <table:table-cell table:style-name="ce15" table:formula="of:=SQRT([.K247])^(1/2)" office:value-type="float" office:value="0.841307511155163" calcext:value-type="float">
            <text:p>0.841</text:p>
          </table:table-cell>
          <table:table-cell table:style-name="ce15" table:formula="of:=(SQRT([.K247])^(1/2))^(1/2)" office:value-type="float" office:value="0.917228167445354" calcext:value-type="float">
            <text:p>0.917</text:p>
          </table:table-cell>
          <table:table-cell table:style-name="ce14" table:formula="of:=([.F247]/[.$B$15])/[.$F$2]" office:value-type="float" office:value="0.653061224489796" calcext:value-type="float">
            <text:p>0.653</text:p>
          </table:table-cell>
          <table:table-cell table:style-name="ce19" table:formula="of:=SQRT([.P247])" office:value-type="float" office:value="0.808122035641769" calcext:value-type="float">
            <text:p>0.808</text:p>
          </table:table-cell>
          <table:table-cell table:style-name="ce19" table:formula="of:=SQRT(SQRT([.P247]))" office:value-type="float" office:value="0.898956081041654" calcext:value-type="float">
            <text:p>0.899</text:p>
          </table:table-cell>
          <table:table-cell table:style-name="ce20" table:formula="of:=[.T247]+[.W247]" office:value-type="float" office:value="13" calcext:value-type="float">
            <text:p>13</text:p>
          </table:table-cell>
          <table:table-cell table:style-name="ce20" table:formula="of:=([.X247]-[.W247])/2" office:value-type="float" office:value="7" calcext:value-type="float">
            <text:p>7</text:p>
          </table:table-cell>
          <table:table-cell table:style-name="ce21" table:formula="of:=[.V247]+[.W247]" office:value-type="float" office:value="13" calcext:value-type="float">
            <text:p>13</text:p>
          </table:table-cell>
          <table:table-cell table:style-name="ce22" table:formula="of:=([.AA247]-[.W24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47]=&quot;overworld&quot;;IF([.$S247]&lt;64;64+([.S247]*3);0);0)" office:value-type="float" office:value="103" calcext:value-type="float">
            <text:p>103</text:p>
          </table:table-cell>
          <table:table-cell table:style-name="ce25" table:formula="of:=IF([.$AD247]=&quot;Overworld&quot;;IF([.$S247]&lt;64;([.T247]*3);0);0)" office:value-type="float" office:value="21" calcext:value-type="float">
            <text:p>21</text:p>
          </table:table-cell>
          <table:table-cell table:style-name="ce7" table:formula="of:=IF([.X247]&gt;64;64+(([.X247]-64)*2.9);[.X247])" office:value-type="float" office:value="20" calcext:value-type="float">
            <text:p>20</text:p>
          </table:table-cell>
          <table:table-cell table:style-name="ce28" office:value-type="string" calcext:value-type="string">
            <text:p>1598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7]&gt;64;&quot;uniform&quot;;IF([.AD24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48]/2" office:value-type="float" office:value="3.5" calcext:value-type="float">
            <text:p>3.500</text:p>
          </table:table-cell>
          <table:table-cell table:style-name="ce12" table:formula="of:=[.H248]/2" office:value-type="float" office:value="2.5" calcext:value-type="float">
            <text:p>2.500</text:p>
          </table:table-cell>
          <table:table-cell table:style-name="ce14" table:formula="of:=([.F248]/[.$B$13])/[.$F$2]" office:value-type="float" office:value="2.55101624323879" calcext:value-type="float">
            <text:p>2.551</text:p>
          </table:table-cell>
          <table:table-cell table:style-name="ce15" table:formula="of:=SQRT([.K24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8])^(1/2)" office:value-type="float" office:value="1.26379986891585" calcext:value-type="float">
            <text:p>1.264</text:p>
          </table:table-cell>
          <table:table-cell table:style-name="ce15" table:formula="of:=(SQRT([.K248])^(1/2))^(1/2)" office:value-type="float" office:value="1.12418853797566" calcext:value-type="float">
            <text:p>1.124</text:p>
          </table:table-cell>
          <table:table-cell table:style-name="ce14" table:formula="of:=([.F248]/[.$B$15])/[.$F$2]" office:value-type="float" office:value="1.42857142857143" calcext:value-type="float">
            <text:p>1.429</text:p>
          </table:table-cell>
          <table:table-cell table:style-name="ce19" table:formula="of:=SQRT([.P248])" office:value-type="float" office:value="1.19522860933439" calcext:value-type="float">
            <text:p>1.195</text:p>
          </table:table-cell>
          <table:table-cell table:style-name="ce19" table:formula="of:=SQRT(SQRT([.P248]))" office:value-type="float" office:value="1.09326511392909" calcext:value-type="float">
            <text:p>1.093</text:p>
          </table:table-cell>
          <table:table-cell table:style-name="ce20" table:formula="of:=[.T248]+[.W248]" office:value-type="float" office:value="72" calcext:value-type="float">
            <text:p>72</text:p>
          </table:table-cell>
          <table:table-cell table:style-name="ce20" table:formula="of:=([.X248]-[.W248])/2" office:value-type="float" office:value="56" calcext:value-type="float">
            <text:p>56</text:p>
          </table:table-cell>
          <table:table-cell table:style-name="ce21" table:formula="of:=[.V248]+[.W248]" office:value-type="float" office:value="132.8" calcext:value-type="float">
            <text:p>132.8</text:p>
          </table:table-cell>
          <table:table-cell table:style-name="ce22" table:formula="of:=([.AA248]-[.W24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48]=&quot;overworld&quot;;IF([.$S248]&lt;64;64+([.S248]*3);0);0)" office:value-type="float" office:value="0" calcext:value-type="float">
            <text:p>0</text:p>
          </table:table-cell>
          <table:table-cell table:style-name="ce25" table:formula="of:=IF([.$AD248]=&quot;Overworld&quot;;IF([.$S248]&lt;64;([.T248]*3);0);0)" office:value-type="float" office:value="0" calcext:value-type="float">
            <text:p>0</text:p>
          </table:table-cell>
          <table:table-cell table:style-name="ce7" table:formula="of:=IF([.X248]&gt;64;64+(([.X248]-64)*2.9);[.X248])" office:value-type="float" office:value="249.6" calcext:value-type="float">
            <text:p>249.6</text:p>
          </table:table-cell>
          <table:table-cell table:style-name="ce28" office:value-type="string" calcext:value-type="string">
            <text:p>232323</text:p>
          </table:table-cell>
          <table:table-cell table:style-name="ce28" office:value-type="string" calcext:value-type="string">
            <text:p>1523</text:p>
          </table:table-cell>
          <table:table-cell table:style-name="ce31" office:value-type="string" calcext:value-type="string">
            <text:p>Nether</text:p>
          </table:table-cell>
          <table:table-cell table:style-name="ce31" table:formula="of:=IF([.S248]&gt;64;&quot;uniform&quot;;IF([.AD248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 office:value-type="string" calcext:value-type="string">
            <text:p>minecraft:netherrack</text:p>
          </table:table-cell>
          <table:table-cell table:style-name="ce40" office:value-type="string" calcext:value-type="string">
            <text:p>Alternate Blocks: minecraft:lava</text:p>
          </table:table-cell>
          <table:table-cell table:style-name="ce40" office:value-type="string" calcext:value-type="string">
            <text:p>Need Biome Types: Mountain\nNeed Biomes: MISSING\nAlternate Blocks: minecraft:lav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49]/2" office:value-type="float" office:value="0.5" calcext:value-type="float">
            <text:p>0.500</text:p>
          </table:table-cell>
          <table:table-cell table:style-name="ce12" table:formula="of:=[.H249]/2" office:value-type="float" office:value="10" calcext:value-type="float">
            <text:p>10.000</text:p>
          </table:table-cell>
          <table:table-cell table:style-name="ce14" table:formula="of:=([.F249]/[.$B$9])/[.$F$2]" office:value-type="float" office:value="3.75222148396848" calcext:value-type="float">
            <text:p>3.752</text:p>
          </table:table-cell>
          <table:table-cell table:style-name="ce15" table:formula="of:=SQRT([.K24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49])^(1/2)" office:value-type="float" office:value="1.39178488742903" calcext:value-type="float">
            <text:p>1.392</text:p>
          </table:table-cell>
          <table:table-cell table:style-name="ce15" table:formula="of:=(SQRT([.K249])^(1/2))^(1/2)" office:value-type="float" office:value="1.17973933028828" calcext:value-type="float">
            <text:p>1.180</text:p>
          </table:table-cell>
          <table:table-cell table:style-name="ce14" table:formula="of:=([.F249]/[.$B$15])/[.$F$2]" office:value-type="float" office:value="0.816326530612245" calcext:value-type="float">
            <text:p>0.816</text:p>
          </table:table-cell>
          <table:table-cell table:style-name="ce19" table:formula="of:=SQRT([.P249])" office:value-type="float" office:value="0.903507902905251" calcext:value-type="float">
            <text:p>0.904</text:p>
          </table:table-cell>
          <table:table-cell table:style-name="ce19" table:formula="of:=SQRT(SQRT([.P249]))" office:value-type="float" office:value="0.950530327188592" calcext:value-type="float">
            <text:p>0.951</text:p>
          </table:table-cell>
          <table:table-cell table:style-name="ce20" table:formula="of:=[.T249]+[.W249]" office:value-type="float" office:value="51.5" calcext:value-type="float">
            <text:p>51.5</text:p>
          </table:table-cell>
          <table:table-cell table:style-name="ce20" table:formula="of:=([.X249]-[.W249])/2" office:value-type="float" office:value="12.5" calcext:value-type="float">
            <text:p>12.5</text:p>
          </table:table-cell>
          <table:table-cell table:style-name="ce21" table:formula="of:=[.V249]+[.W249]" office:value-type="float" office:value="51.5" calcext:value-type="float">
            <text:p>51.5</text:p>
          </table:table-cell>
          <table:table-cell table:style-name="ce22" table:formula="of:=([.AA249]-[.W249])/2" office:value-type="float" office:value="12.5" calcext:value-type="float">
            <text:p>12.5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49]=&quot;overworld&quot;;IF([.$S249]&lt;64;64+([.S249]*3);0);0)" office:value-type="float" office:value="218.5" calcext:value-type="float">
            <text:p>218.5</text:p>
          </table:table-cell>
          <table:table-cell table:style-name="ce25" table:formula="of:=IF([.$AD249]=&quot;Overworld&quot;;IF([.$S249]&lt;64;([.T249]*3);0);0)" office:value-type="float" office:value="37.5" calcext:value-type="float">
            <text:p>37.5</text:p>
          </table:table-cell>
          <table:table-cell table:style-name="ce7" table:formula="of:=IF([.X249]&gt;64;64+(([.X249]-64)*2.9);[.X249])" office:value-type="float" office:value="64" calcext:value-type="float">
            <text:p>64</text:p>
          </table:table-cell>
          <table:table-cell table:style-name="ce28" office:value-type="string" calcext:value-type="string">
            <text:p>FE9D1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49]&gt;64;&quot;uniform&quot;;IF([.AD24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50]/2" office:value-type="float" office:value="0.5" calcext:value-type="float">
            <text:p>0.500</text:p>
          </table:table-cell>
          <table:table-cell table:style-name="ce12" table:formula="of:=[.H250]/2" office:value-type="float" office:value="9" calcext:value-type="float">
            <text:p>9.000</text:p>
          </table:table-cell>
          <table:table-cell table:style-name="ce14" table:formula="of:=([.F250]/[.$B$9])/[.$F$2]" office:value-type="float" office:value="3.37699933557163" calcext:value-type="float">
            <text:p>3.377</text:p>
          </table:table-cell>
          <table:table-cell table:style-name="ce15" table:formula="of:=SQRT([.K25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0])^(1/2)" office:value-type="float" office:value="1.35560369457398" calcext:value-type="float">
            <text:p>1.356</text:p>
          </table:table-cell>
          <table:table-cell table:style-name="ce15" table:formula="of:=(SQRT([.K250])^(1/2))^(1/2)" office:value-type="float" office:value="1.16430395282932" calcext:value-type="float">
            <text:p>1.164</text:p>
          </table:table-cell>
          <table:table-cell table:style-name="ce14" table:formula="of:=([.F250]/[.$B$15])/[.$F$2]" office:value-type="float" office:value="0.73469387755102" calcext:value-type="float">
            <text:p>0.735</text:p>
          </table:table-cell>
          <table:table-cell table:style-name="ce19" table:formula="of:=SQRT([.P250])" office:value-type="float" office:value="0.857142857142857" calcext:value-type="float">
            <text:p>0.857</text:p>
          </table:table-cell>
          <table:table-cell table:style-name="ce19" table:formula="of:=SQRT(SQRT([.P250]))" office:value-type="float" office:value="0.925820099772551" calcext:value-type="float">
            <text:p>0.926</text:p>
          </table:table-cell>
          <table:table-cell table:style-name="ce20" table:formula="of:=[.T250]+[.W250]" office:value-type="float" office:value="26" calcext:value-type="float">
            <text:p>26</text:p>
          </table:table-cell>
          <table:table-cell table:style-name="ce20" table:formula="of:=([.X250]-[.W250])/2" office:value-type="float" office:value="26" calcext:value-type="float">
            <text:p>26</text:p>
          </table:table-cell>
          <table:table-cell table:style-name="ce21" table:formula="of:=[.V250]+[.W250]" office:value-type="float" office:value="26" calcext:value-type="float">
            <text:p>26</text:p>
          </table:table-cell>
          <table:table-cell table:style-name="ce22" table:formula="of:=([.AA250]-[.W250])/2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2" calcext:value-type="float">
            <text:p>52</text:p>
          </table:table-cell>
          <table:table-cell table:style-name="ce25" table:formula="of:=IF([.$AD250]=&quot;overworld&quot;;IF([.$S250]&lt;64;64+([.S250]*3);0);0)" office:value-type="float" office:value="142" calcext:value-type="float">
            <text:p>142</text:p>
          </table:table-cell>
          <table:table-cell table:style-name="ce25" table:formula="of:=IF([.$AD250]=&quot;Overworld&quot;;IF([.$S250]&lt;64;([.T250]*3);0);0)" office:value-type="float" office:value="78" calcext:value-type="float">
            <text:p>78</text:p>
          </table:table-cell>
          <table:table-cell table:style-name="ce7" table:formula="of:=IF([.X250]&gt;64;64+(([.X250]-64)*2.9);[.X250])" office:value-type="float" office:value="52" calcext:value-type="float">
            <text:p>52</text:p>
          </table:table-cell>
          <table:table-cell table:style-name="ce28" office:value-type="string" calcext:value-type="string">
            <text:p>831C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0]&gt;64;&quot;uniform&quot;;IF([.AD25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1]/2" office:value-type="float" office:value="3" calcext:value-type="float">
            <text:p>3.000</text:p>
          </table:table-cell>
          <table:table-cell table:style-name="ce12" table:formula="of:=[.H251]/2" office:value-type="float" office:value="4" calcext:value-type="float">
            <text:p>4.000</text:p>
          </table:table-cell>
          <table:table-cell table:style-name="ce14" table:formula="of:=([.F251]/[.$B$9])/[.$F$2]" office:value-type="float" office:value="9.00533156152434" calcext:value-type="float">
            <text:p>9.005</text:p>
          </table:table-cell>
          <table:table-cell table:style-name="ce15" table:formula="of:=SQRT([.K25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1])^(1/2)" office:value-type="float" office:value="1.73230726547763" calcext:value-type="float">
            <text:p>1.732</text:p>
          </table:table-cell>
          <table:table-cell table:style-name="ce15" table:formula="of:=(SQRT([.K251])^(1/2))^(1/2)" office:value-type="float" office:value="1.3161714422816" calcext:value-type="float">
            <text:p>1.316</text:p>
          </table:table-cell>
          <table:table-cell table:style-name="ce14" table:formula="of:=([.F251]/[.$B$16])/[.$F$2]" office:value-type="float" office:value="0.669642857142857" calcext:value-type="float">
            <text:p>0.670</text:p>
          </table:table-cell>
          <table:table-cell table:style-name="ce19" table:formula="of:=SQRT([.P251])" office:value-type="float" office:value="0.818317088384971" calcext:value-type="float">
            <text:p>0.818</text:p>
          </table:table-cell>
          <table:table-cell table:style-name="ce19" table:formula="of:=SQRT(SQRT([.P251]))" office:value-type="float" office:value="0.904608804061165" calcext:value-type="float">
            <text:p>0.905</text:p>
          </table:table-cell>
          <table:table-cell table:style-name="ce20" table:formula="of:=[.T251]+[.W251]" office:value-type="float" office:value="32" calcext:value-type="float">
            <text:p>32</text:p>
          </table:table-cell>
          <table:table-cell table:style-name="ce20" table:formula="of:=([.X251]-[.W251])/2" office:value-type="float" office:value="27" calcext:value-type="float">
            <text:p>27</text:p>
          </table:table-cell>
          <table:table-cell table:style-name="ce21" table:formula="of:=[.V251]+[.W251]" office:value-type="float" office:value="32" calcext:value-type="float">
            <text:p>32</text:p>
          </table:table-cell>
          <table:table-cell table:style-name="ce22" table:formula="of:=([.AA251]-[.W25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1]&gt;64;64+(([.X251]-64)*2.9);[.X251])" office:value-type="float" office:value="59" calcext:value-type="float">
            <text:p>59</text:p>
          </table:table-cell>
          <table:table-cell table:style-name="ce28" office:value-type="string" calcext:value-type="string">
            <text:p>FEFE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1]&gt;64;&quot;uniform&quot;;IF([.AD25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Savanna, Mountain, Hills, Plains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2]/2" office:value-type="float" office:value="3" calcext:value-type="float">
            <text:p>3.000</text:p>
          </table:table-cell>
          <table:table-cell table:style-name="ce12" table:formula="of:=[.H252]/2" office:value-type="float" office:value="4" calcext:value-type="float">
            <text:p>4.000</text:p>
          </table:table-cell>
          <table:table-cell table:style-name="ce14" table:formula="of:=([.F252]/[.$B$9])/[.$F$2]" office:value-type="float" office:value="9.00533156152434" calcext:value-type="float">
            <text:p>9.005</text:p>
          </table:table-cell>
          <table:table-cell table:style-name="ce15" table:formula="of:=SQRT([.K25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2])^(1/2)" office:value-type="float" office:value="1.73230726547763" calcext:value-type="float">
            <text:p>1.732</text:p>
          </table:table-cell>
          <table:table-cell table:style-name="ce15" table:formula="of:=(SQRT([.K252])^(1/2))^(1/2)" office:value-type="float" office:value="1.3161714422816" calcext:value-type="float">
            <text:p>1.316</text:p>
          </table:table-cell>
          <table:table-cell table:style-name="ce14" table:formula="of:=([.F252]/[.$B$16])/[.$F$2]" office:value-type="float" office:value="0.669642857142857" calcext:value-type="float">
            <text:p>0.670</text:p>
          </table:table-cell>
          <table:table-cell table:style-name="ce19" table:formula="of:=SQRT([.P252])" office:value-type="float" office:value="0.818317088384971" calcext:value-type="float">
            <text:p>0.818</text:p>
          </table:table-cell>
          <table:table-cell table:style-name="ce19" table:formula="of:=SQRT(SQRT([.P252]))" office:value-type="float" office:value="0.904608804061165" calcext:value-type="float">
            <text:p>0.905</text:p>
          </table:table-cell>
          <table:table-cell table:style-name="ce20" table:formula="of:=[.T252]+[.W252]" office:value-type="float" office:value="32" calcext:value-type="float">
            <text:p>32</text:p>
          </table:table-cell>
          <table:table-cell table:style-name="ce20" table:formula="of:=([.X252]-[.W252])/2" office:value-type="float" office:value="27" calcext:value-type="float">
            <text:p>27</text:p>
          </table:table-cell>
          <table:table-cell table:style-name="ce21" table:formula="of:=[.V252]+[.W252]" office:value-type="float" office:value="32" calcext:value-type="float">
            <text:p>32</text:p>
          </table:table-cell>
          <table:table-cell table:style-name="ce22" table:formula="of:=([.AA252]-[.W25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2]&gt;64;64+(([.X252]-64)*2.9);[.X252])" office:value-type="float" office:value="59" calcext:value-type="float">
            <text:p>59</text:p>
          </table:table-cell>
          <table:table-cell table:style-name="ce28" office:value-type="string" calcext:value-type="string">
            <text:p>FC51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2]&gt;64;&quot;uniform&quot;;IF([.AD25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Hot, Sandy, Nether, Mesa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3]/2" office:value-type="float" office:value="3" calcext:value-type="float">
            <text:p>3.000</text:p>
          </table:table-cell>
          <table:table-cell table:style-name="ce12" table:formula="of:=[.H253]/2" office:value-type="float" office:value="4" calcext:value-type="float">
            <text:p>4.000</text:p>
          </table:table-cell>
          <table:table-cell table:style-name="ce14" table:formula="of:=([.F253]/[.$B$9])/[.$F$2]" office:value-type="float" office:value="9.00533156152434" calcext:value-type="float">
            <text:p>9.005</text:p>
          </table:table-cell>
          <table:table-cell table:style-name="ce15" table:formula="of:=SQRT([.K25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3])^(1/2)" office:value-type="float" office:value="1.73230726547763" calcext:value-type="float">
            <text:p>1.732</text:p>
          </table:table-cell>
          <table:table-cell table:style-name="ce15" table:formula="of:=(SQRT([.K253])^(1/2))^(1/2)" office:value-type="float" office:value="1.3161714422816" calcext:value-type="float">
            <text:p>1.316</text:p>
          </table:table-cell>
          <table:table-cell table:style-name="ce14" table:formula="of:=([.F253]/[.$B$16])/[.$F$2]" office:value-type="float" office:value="0.669642857142857" calcext:value-type="float">
            <text:p>0.670</text:p>
          </table:table-cell>
          <table:table-cell table:style-name="ce19" table:formula="of:=SQRT([.P253])" office:value-type="float" office:value="0.818317088384971" calcext:value-type="float">
            <text:p>0.818</text:p>
          </table:table-cell>
          <table:table-cell table:style-name="ce19" table:formula="of:=SQRT(SQRT([.P253]))" office:value-type="float" office:value="0.904608804061165" calcext:value-type="float">
            <text:p>0.905</text:p>
          </table:table-cell>
          <table:table-cell table:style-name="ce20" table:formula="of:=[.T253]+[.W253]" office:value-type="float" office:value="32" calcext:value-type="float">
            <text:p>32</text:p>
          </table:table-cell>
          <table:table-cell table:style-name="ce20" table:formula="of:=([.X253]-[.W253])/2" office:value-type="float" office:value="27" calcext:value-type="float">
            <text:p>27</text:p>
          </table:table-cell>
          <table:table-cell table:style-name="ce21" table:formula="of:=[.V253]+[.W253]" office:value-type="float" office:value="32" calcext:value-type="float">
            <text:p>32</text:p>
          </table:table-cell>
          <table:table-cell table:style-name="ce22" table:formula="of:=([.AA253]-[.W25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3]&gt;64;64+(([.X253]-64)*2.9);[.X253])" office:value-type="float" office:value="59" calcext:value-type="float">
            <text:p>59</text:p>
          </table:table-cell>
          <table:table-cell table:style-name="ce28" office:value-type="string" calcext:value-type="string">
            <text:p>00C0FA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3]&gt;64;&quot;uniform&quot;;IF([.AD25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Water, Ocean, River, Wet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4]/2" office:value-type="float" office:value="3" calcext:value-type="float">
            <text:p>3.000</text:p>
          </table:table-cell>
          <table:table-cell table:style-name="ce12" table:formula="of:=[.H254]/2" office:value-type="float" office:value="4" calcext:value-type="float">
            <text:p>4.000</text:p>
          </table:table-cell>
          <table:table-cell table:style-name="ce14" table:formula="of:=([.F254]/[.$B$9])/[.$F$2]" office:value-type="float" office:value="9.00533156152434" calcext:value-type="float">
            <text:p>9.005</text:p>
          </table:table-cell>
          <table:table-cell table:style-name="ce15" table:formula="of:=SQRT([.K25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4])^(1/2)" office:value-type="float" office:value="1.73230726547763" calcext:value-type="float">
            <text:p>1.732</text:p>
          </table:table-cell>
          <table:table-cell table:style-name="ce15" table:formula="of:=(SQRT([.K254])^(1/2))^(1/2)" office:value-type="float" office:value="1.3161714422816" calcext:value-type="float">
            <text:p>1.316</text:p>
          </table:table-cell>
          <table:table-cell table:style-name="ce14" table:formula="of:=([.F254]/[.$B$16])/[.$F$2]" office:value-type="float" office:value="0.669642857142857" calcext:value-type="float">
            <text:p>0.670</text:p>
          </table:table-cell>
          <table:table-cell table:style-name="ce19" table:formula="of:=SQRT([.P254])" office:value-type="float" office:value="0.818317088384971" calcext:value-type="float">
            <text:p>0.818</text:p>
          </table:table-cell>
          <table:table-cell table:style-name="ce19" table:formula="of:=SQRT(SQRT([.P254]))" office:value-type="float" office:value="0.904608804061165" calcext:value-type="float">
            <text:p>0.905</text:p>
          </table:table-cell>
          <table:table-cell table:style-name="ce20" table:formula="of:=[.T254]+[.W254]" office:value-type="float" office:value="32" calcext:value-type="float">
            <text:p>32</text:p>
          </table:table-cell>
          <table:table-cell table:style-name="ce20" table:formula="of:=([.X254]-[.W254])/2" office:value-type="float" office:value="27" calcext:value-type="float">
            <text:p>27</text:p>
          </table:table-cell>
          <table:table-cell table:style-name="ce21" table:formula="of:=[.V254]+[.W254]" office:value-type="float" office:value="32" calcext:value-type="float">
            <text:p>32</text:p>
          </table:table-cell>
          <table:table-cell table:style-name="ce22" table:formula="of:=([.AA254]-[.W25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4]&gt;64;64+(([.X254]-64)*2.9);[.X254])" office:value-type="float" office:value="59" calcext:value-type="float">
            <text:p>59</text:p>
          </table:table-cell>
          <table:table-cell table:style-name="ce28" office:value-type="string" calcext:value-type="string">
            <text:p>00D90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4]&gt;64;&quot;uniform&quot;;IF([.AD25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Coniferous, Forest, Sandy, Beach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4" calcext:value-type="float">
            <text:p>4.000</text:p>
          </table:table-cell>
          <table:table-cell table:style-name="ce14" table:formula="of:=([.F255]/[.$B$9])/[.$F$2]" office:value-type="float" office:value="9.00533156152434" calcext:value-type="float">
            <text:p>9.005</text:p>
          </table:table-cell>
          <table:table-cell table:style-name="ce15" table:formula="of:=SQRT([.K25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5])^(1/2)" office:value-type="float" office:value="1.73230726547763" calcext:value-type="float">
            <text:p>1.732</text:p>
          </table:table-cell>
          <table:table-cell table:style-name="ce15" table:formula="of:=(SQRT([.K255])^(1/2))^(1/2)" office:value-type="float" office:value="1.3161714422816" calcext:value-type="float">
            <text:p>1.316</text:p>
          </table:table-cell>
          <table:table-cell table:style-name="ce14" table:formula="of:=([.F255]/[.$B$16])/[.$F$2]" office:value-type="float" office:value="0.669642857142857" calcext:value-type="float">
            <text:p>0.670</text:p>
          </table:table-cell>
          <table:table-cell table:style-name="ce19" table:formula="of:=SQRT([.P255])" office:value-type="float" office:value="0.818317088384971" calcext:value-type="float">
            <text:p>0.818</text:p>
          </table:table-cell>
          <table:table-cell table:style-name="ce19" table:formula="of:=SQRT(SQRT([.P255]))" office:value-type="float" office:value="0.904608804061165" calcext:value-type="float">
            <text:p>0.905</text:p>
          </table:table-cell>
          <table:table-cell table:style-name="ce20" table:formula="of:=[.T255]+[.W255]" office:value-type="float" office:value="32" calcext:value-type="float">
            <text:p>32</text:p>
          </table:table-cell>
          <table:table-cell table:style-name="ce20" table:formula="of:=([.X255]-[.W255])/2" office:value-type="float" office:value="27" calcext:value-type="float">
            <text:p>27</text:p>
          </table:table-cell>
          <table:table-cell table:style-name="ce21" table:formula="of:=[.V255]+[.W255]" office:value-type="float" office:value="32" calcext:value-type="float">
            <text:p>32</text:p>
          </table:table-cell>
          <table:table-cell table:style-name="ce22" table:formula="of:=([.AA255]-[.W25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5]&gt;64;64+(([.X255]-64)*2.9);[.X255])" office:value-type="float" office:value="59" calcext:value-type="float">
            <text:p>59</text:p>
          </table:table-cell>
          <table:table-cell table:style-name="ce28" office:value-type="string" calcext:value-type="string">
            <text:p>EBEBF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5]&gt;64;&quot;uniform&quot;;IF([.AD25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ense, Snowy, Cold, Mushroom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3" calcext:value-type="float">
            <text:p>3.0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9])/[.$F$2]" office:value-type="float" office:value="9.00533156152434" calcext:value-type="float">
            <text:p>9.005</text:p>
          </table:table-cell>
          <table:table-cell table:style-name="ce15" table:formula="of:=SQRT([.K25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SQRT([.K256])^(1/2)" office:value-type="float" office:value="1.73230726547763" calcext:value-type="float">
            <text:p>1.732</text:p>
          </table:table-cell>
          <table:table-cell table:style-name="ce15" table:formula="of:=(SQRT([.K256])^(1/2))^(1/2)" office:value-type="float" office:value="1.3161714422816" calcext:value-type="float">
            <text:p>1.316</text:p>
          </table:table-cell>
          <table:table-cell table:style-name="ce14" table:formula="of:=([.F256]/[.$B$16])/[.$F$2]" office:value-type="float" office:value="0.669642857142857" calcext:value-type="float">
            <text:p>0.670</text:p>
          </table:table-cell>
          <table:table-cell table:style-name="ce19" table:formula="of:=SQRT([.P256])" office:value-type="float" office:value="0.818317088384971" calcext:value-type="float">
            <text:p>0.818</text:p>
          </table:table-cell>
          <table:table-cell table:style-name="ce19" table:formula="of:=SQRT(SQRT([.P256]))" office:value-type="float" office:value="0.904608804061165" calcext:value-type="float">
            <text:p>0.905</text:p>
          </table:table-cell>
          <table:table-cell table:style-name="ce20" table:formula="of:=[.T256]+[.W256]" office:value-type="float" office:value="32" calcext:value-type="float">
            <text:p>32</text:p>
          </table:table-cell>
          <table:table-cell table:style-name="ce20" table:formula="of:=([.X256]-[.W256])/2" office:value-type="float" office:value="27" calcext:value-type="float">
            <text:p>27</text:p>
          </table:table-cell>
          <table:table-cell table:style-name="ce21" table:formula="of:=[.V256]+[.W256]" office:value-type="float" office:value="32" calcext:value-type="float">
            <text:p>32</text:p>
          </table:table-cell>
          <table:table-cell table:style-name="ce22" table:formula="of:=([.AA256]-[.W25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256]&gt;64;64+(([.X256]-64)*2.9);[.X256])" office:value-type="float" office:value="59" calcext:value-type="float">
            <text:p>59</text:p>
          </table:table-cell>
          <table:table-cell table:style-name="ce28" office:value-type="string" calcext:value-type="string">
            <text:p>260920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6]&gt;64;&quot;uniform&quot;;IF([.AD25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40" office:value-type="string" calcext:value-type="string">
            <text:p>Prefer Biome Types: Dry, Sparse, Swamp, Wasteland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57]/2" office:value-type="float" office:value="4" calcext:value-type="float">
            <text:p>4.000</text:p>
          </table:table-cell>
          <table:table-cell table:style-name="ce12" table:formula="of:=[.H257]/2" office:value-type="float" office:value="5" calcext:value-type="float">
            <text:p>5.000</text:p>
          </table:table-cell>
          <table:table-cell table:style-name="ce14" table:formula="of:=([.F257]/[.$B$10])/[.$F$2]" office:value-type="float" office:value="2.50489236790607" calcext:value-type="float">
            <text:p>2.505</text:p>
          </table:table-cell>
          <table:table-cell table:style-name="ce15" table:formula="of:=SQRT([.K257])" office:value-type="float" office:value="1.58268517649786" calcext:value-type="float">
            <text:p>1.583</text:p>
          </table:table-cell>
          <table:table-cell table:style-name="ce15" table:formula="of:=(SQRT([.K257])^(1/2))^(1/3)" office:value-type="float" office:value="1.07952429937204" calcext:value-type="float">
            <text:p>1.080</text:p>
          </table:table-cell>
          <table:table-cell table:style-name="ce15" table:formula="of:=SQRT([.K257])^(1/2)" office:value-type="float" office:value="1.25804816143813" calcext:value-type="float">
            <text:p>1.258</text:p>
          </table:table-cell>
          <table:table-cell table:style-name="ce15" table:formula="of:=(SQRT([.K257])^(1/2))^(1/2)" office:value-type="float" office:value="1.12162746107526" calcext:value-type="float">
            <text:p>1.122</text:p>
          </table:table-cell>
          <table:table-cell table:style-name="ce14" table:formula="of:=([.F257]/[.$B$15])/[.$F$2]" office:value-type="float" office:value="3.26530612244898" calcext:value-type="float">
            <text:p>3.265</text:p>
          </table:table-cell>
          <table:table-cell table:style-name="ce19" table:formula="of:=SQRT([.P257])" office:value-type="float" office:value="1.8070158058105" calcext:value-type="float">
            <text:p>1.807</text:p>
          </table:table-cell>
          <table:table-cell table:style-name="ce19" table:formula="of:=SQRT(SQRT([.P257]))" office:value-type="float" office:value="1.34425288015704" calcext:value-type="float">
            <text:p>1.344</text:p>
          </table:table-cell>
          <table:table-cell table:style-name="ce20" table:formula="of:=[.T257]+[.W257]" office:value-type="float" office:value="68" calcext:value-type="float">
            <text:p>68</text:p>
          </table:table-cell>
          <table:table-cell table:style-name="ce20" table:formula="of:=([.X257]-[.W257])/2" office:value-type="float" office:value="28" calcext:value-type="float">
            <text:p>28</text:p>
          </table:table-cell>
          <table:table-cell table:style-name="ce21" table:formula="of:=[.V257]+[.W257]" office:value-type="float" office:value="98.4" calcext:value-type="float">
            <text:p>98.4</text:p>
          </table:table-cell>
          <table:table-cell table:style-name="ce22" table:formula="of:=([.AA257]-[.W25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57]=&quot;overworld&quot;;IF([.$S257]&lt;64;64+([.S257]*3);0);0)" office:value-type="float" office:value="0" calcext:value-type="float">
            <text:p>0</text:p>
          </table:table-cell>
          <table:table-cell table:style-name="ce25" table:formula="of:=IF([.$AD257]=&quot;Overworld&quot;;IF([.$S257]&lt;64;([.T257]*3);0);0)" office:value-type="float" office:value="0" calcext:value-type="float">
            <text:p>0</text:p>
          </table:table-cell>
          <table:table-cell table:style-name="ce7" table:formula="of:=IF([.X257]&gt;64;64+(([.X257]-64)*2.9);[.X257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7]&gt;64;&quot;uniform&quot;;IF([.AD25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4" calcext:value-type="float">
            <text:p>4.000</text:p>
          </table:table-cell>
          <table:table-cell table:style-name="ce14" table:formula="of:=([.F258]/[.$B$10])/[.$F$2]" office:value-type="float" office:value="2.00391389432485" calcext:value-type="float">
            <text:p>2.004</text:p>
          </table:table-cell>
          <table:table-cell table:style-name="ce15" table:formula="of:=SQRT([.K258])" office:value-type="float" office:value="1.41559665665219" calcext:value-type="float">
            <text:p>1.416</text:p>
          </table:table-cell>
          <table:table-cell table:style-name="ce15" table:formula="of:=(SQRT([.K258])^(1/2))^(1/3)" office:value-type="float" office:value="1.059635715692" calcext:value-type="float">
            <text:p>1.060</text:p>
          </table:table-cell>
          <table:table-cell table:style-name="ce15" table:formula="of:=SQRT([.K258])^(1/2)" office:value-type="float" office:value="1.18978849240199" calcext:value-type="float">
            <text:p>1.190</text:p>
          </table:table-cell>
          <table:table-cell table:style-name="ce15" table:formula="of:=(SQRT([.K258])^(1/2))^(1/2)" office:value-type="float" office:value="1.09077426280692" calcext:value-type="float">
            <text:p>1.091</text:p>
          </table:table-cell>
          <table:table-cell table:style-name="ce14" table:formula="of:=([.F258]/[.$B$15])/[.$F$2]" office:value-type="float" office:value="2.61224489795918" calcext:value-type="float">
            <text:p>2.612</text:p>
          </table:table-cell>
          <table:table-cell table:style-name="ce19" table:formula="of:=SQRT([.P258])" office:value-type="float" office:value="1.61624407128354" calcext:value-type="float">
            <text:p>1.616</text:p>
          </table:table-cell>
          <table:table-cell table:style-name="ce19" table:formula="of:=SQRT(SQRT([.P258]))" office:value-type="float" office:value="1.27131588178687" calcext:value-type="float">
            <text:p>1.271</text:p>
          </table:table-cell>
          <table:table-cell table:style-name="ce20" table:formula="of:=[.T258]+[.W258]" office:value-type="float" office:value="38" calcext:value-type="float">
            <text:p>38</text:p>
          </table:table-cell>
          <table:table-cell table:style-name="ce20" table:formula="of:=([.X258]-[.W258])/2" office:value-type="float" office:value="17" calcext:value-type="float">
            <text:p>17</text:p>
          </table:table-cell>
          <table:table-cell table:style-name="ce21" table:formula="of:=[.V258]+[.W258]" office:value-type="float" office:value="38" calcext:value-type="float">
            <text:p>38</text:p>
          </table:table-cell>
          <table:table-cell table:style-name="ce22" table:formula="of:=([.AA258]-[.W25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58]=&quot;overworld&quot;;IF([.$S258]&lt;64;64+([.S258]*3);0);0)" office:value-type="float" office:value="178" calcext:value-type="float">
            <text:p>178</text:p>
          </table:table-cell>
          <table:table-cell table:style-name="ce25" table:formula="of:=IF([.$AD258]=&quot;Overworld&quot;;IF([.$S258]&lt;64;([.T258]*3);0);0)" office:value-type="float" office:value="51" calcext:value-type="float">
            <text:p>51</text:p>
          </table:table-cell>
          <table:table-cell table:style-name="ce7" table:formula="of:=IF([.X258]&gt;64;64+(([.X258]-64)*2.9);[.X258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8]&gt;64;&quot;uniform&quot;;IF([.AD25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3" calcext:value-type="float">
            <text:p>3.000</text:p>
          </table:table-cell>
          <table:table-cell table:style-name="ce14" table:formula="of:=([.F259]/[.$B$10])/[.$F$2]" office:value-type="float" office:value="1.50293542074364" calcext:value-type="float">
            <text:p>1.503</text:p>
          </table:table-cell>
          <table:table-cell table:style-name="ce15" table:formula="of:=SQRT([.K259])" office:value-type="float" office:value="1.22594266617311" calcext:value-type="float">
            <text:p>1.226</text:p>
          </table:table-cell>
          <table:table-cell table:style-name="ce15" table:formula="of:=(SQRT([.K259])^(1/2))^(1/3)" office:value-type="float" office:value="1.03453461533727" calcext:value-type="float">
            <text:p>1.035</text:p>
          </table:table-cell>
          <table:table-cell table:style-name="ce15" table:formula="of:=SQRT([.K259])^(1/2)" office:value-type="float" office:value="1.10722295233305" calcext:value-type="float">
            <text:p>1.107</text:p>
          </table:table-cell>
          <table:table-cell table:style-name="ce15" table:formula="of:=(SQRT([.K259])^(1/2))^(1/2)" office:value-type="float" office:value="1.05224662144055" calcext:value-type="float">
            <text:p>1.052</text:p>
          </table:table-cell>
          <table:table-cell table:style-name="ce14" table:formula="of:=([.F259]/[.$B$15])/[.$F$2]" office:value-type="float" office:value="1.95918367346939" calcext:value-type="float">
            <text:p>1.959</text:p>
          </table:table-cell>
          <table:table-cell table:style-name="ce19" table:formula="of:=SQRT([.P259])" office:value-type="float" office:value="1.39970842444753" calcext:value-type="float">
            <text:p>1.400</text:p>
          </table:table-cell>
          <table:table-cell table:style-name="ce19" table:formula="of:=SQRT(SQRT([.P259]))" office:value-type="float" office:value="1.18309273704454" calcext:value-type="float">
            <text:p>1.183</text:p>
          </table:table-cell>
          <table:table-cell table:style-name="ce20" table:formula="of:=[.T259]+[.W259]" office:value-type="float" office:value="17.5" calcext:value-type="float">
            <text:p>17.5</text:p>
          </table:table-cell>
          <table:table-cell table:style-name="ce20" table:formula="of:=([.X259]-[.W259])/2" office:value-type="float" office:value="12.5" calcext:value-type="float">
            <text:p>12.5</text:p>
          </table:table-cell>
          <table:table-cell table:style-name="ce21" table:formula="of:=[.V259]+[.W259]" office:value-type="float" office:value="17.5" calcext:value-type="float">
            <text:p>17.5</text:p>
          </table:table-cell>
          <table:table-cell table:style-name="ce22" table:formula="of:=([.AA259]-[.W259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59]=&quot;overworld&quot;;IF([.$S259]&lt;64;64+([.S259]*3);0);0)" office:value-type="float" office:value="116.5" calcext:value-type="float">
            <text:p>116.5</text:p>
          </table:table-cell>
          <table:table-cell table:style-name="ce25" table:formula="of:=IF([.$AD259]=&quot;Overworld&quot;;IF([.$S259]&lt;64;([.T259]*3);0);0)" office:value-type="float" office:value="37.5" calcext:value-type="float">
            <text:p>37.5</text:p>
          </table:table-cell>
          <table:table-cell table:style-name="ce7" table:formula="of:=IF([.X259]&gt;64;64+(([.X259]-64)*2.9);[.X259])" office:value-type="float" office:value="30" calcext:value-type="float">
            <text:p>3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59]&gt;64;&quot;uniform&quot;;IF([.AD25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4" calcext:value-type="float">
            <text:p>4.000</text:p>
          </table:table-cell>
          <table:table-cell table:style-name="ce14" table:formula="of:=([.F260]/[.$B$10])/[.$F$2]" office:value-type="float" office:value="2.00391389432485" calcext:value-type="float">
            <text:p>2.004</text:p>
          </table:table-cell>
          <table:table-cell table:style-name="ce15" table:formula="of:=SQRT([.K260])" office:value-type="float" office:value="1.41559665665219" calcext:value-type="float">
            <text:p>1.416</text:p>
          </table:table-cell>
          <table:table-cell table:style-name="ce15" table:formula="of:=(SQRT([.K260])^(1/2))^(1/3)" office:value-type="float" office:value="1.059635715692" calcext:value-type="float">
            <text:p>1.060</text:p>
          </table:table-cell>
          <table:table-cell table:style-name="ce15" table:formula="of:=SQRT([.K260])^(1/2)" office:value-type="float" office:value="1.18978849240199" calcext:value-type="float">
            <text:p>1.190</text:p>
          </table:table-cell>
          <table:table-cell table:style-name="ce15" table:formula="of:=(SQRT([.K260])^(1/2))^(1/2)" office:value-type="float" office:value="1.09077426280692" calcext:value-type="float">
            <text:p>1.091</text:p>
          </table:table-cell>
          <table:table-cell table:style-name="ce14" table:formula="of:=([.F260]/[.$B$15])/[.$F$2]" office:value-type="float" office:value="2.61224489795918" calcext:value-type="float">
            <text:p>2.612</text:p>
          </table:table-cell>
          <table:table-cell table:style-name="ce19" table:formula="of:=SQRT([.P260])" office:value-type="float" office:value="1.61624407128354" calcext:value-type="float">
            <text:p>1.616</text:p>
          </table:table-cell>
          <table:table-cell table:style-name="ce19" table:formula="of:=SQRT(SQRT([.P260]))" office:value-type="float" office:value="1.27131588178687" calcext:value-type="float">
            <text:p>1.271</text:p>
          </table:table-cell>
          <table:table-cell table:style-name="ce20" table:formula="of:=[.T260]+[.W260]" office:value-type="float" office:value="23" calcext:value-type="float">
            <text:p>23</text:p>
          </table:table-cell>
          <table:table-cell table:style-name="ce20" table:formula="of:=([.X260]-[.W260])/2" office:value-type="float" office:value="12" calcext:value-type="float">
            <text:p>12</text:p>
          </table:table-cell>
          <table:table-cell table:style-name="ce21" table:formula="of:=[.V260]+[.W260]" office:value-type="float" office:value="23" calcext:value-type="float">
            <text:p>23</text:p>
          </table:table-cell>
          <table:table-cell table:style-name="ce22" table:formula="of:=([.AA260]-[.W26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25" table:formula="of:=IF([.$AD260]=&quot;overworld&quot;;IF([.$S260]&lt;64;64+([.S260]*3);0);0)" office:value-type="float" office:value="133" calcext:value-type="float">
            <text:p>133</text:p>
          </table:table-cell>
          <table:table-cell table:style-name="ce25" table:formula="of:=IF([.$AD260]=&quot;Overworld&quot;;IF([.$S260]&lt;64;([.T260]*3);0);0)" office:value-type="float" office:value="36" calcext:value-type="float">
            <text:p>36</text:p>
          </table:table-cell>
          <table:table-cell table:style-name="ce7" table:formula="of:=IF([.X260]&gt;64;64+(([.X260]-64)*2.9);[.X260])" office:value-type="float" office:value="35" calcext:value-type="float">
            <text:p>35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0]&gt;64;&quot;uniform&quot;;IF([.AD260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Ferro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1]/2" office:value-type="float" office:value="2" calcext:value-type="float">
            <text:p>2.000</text:p>
          </table:table-cell>
          <table:table-cell table:style-name="ce12" table:formula="of:=[.H261]/2" office:value-type="float" office:value="1.5" calcext:value-type="float">
            <text:p>1.500</text:p>
          </table:table-cell>
          <table:table-cell table:style-name="ce14" table:formula="of:=([.F261]/[.$B$10])/[.$F$2]" office:value-type="float" office:value="0.37573385518591" calcext:value-type="float">
            <text:p>0.376</text:p>
          </table:table-cell>
          <table:table-cell table:style-name="ce15" table:formula="of:=SQRT([.K261])" office:value-type="float" office:value="0.612971333086556" calcext:value-type="float">
            <text:p>0.613</text:p>
          </table:table-cell>
          <table:table-cell table:style-name="ce15" table:formula="of:=(SQRT([.K261])^(1/2))^(1/3)" office:value-type="float" office:value="0.921665562675779" calcext:value-type="float">
            <text:p>0.922</text:p>
          </table:table-cell>
          <table:table-cell table:style-name="ce15" table:formula="of:=SQRT([.K261])^(1/2)" office:value-type="float" office:value="0.782924857880088" calcext:value-type="float">
            <text:p>0.783</text:p>
          </table:table-cell>
          <table:table-cell table:style-name="ce15" table:formula="of:=(SQRT([.K261])^(1/2))^(1/2)" office:value-type="float" office:value="0.884830411932189" calcext:value-type="float">
            <text:p>0.885</text:p>
          </table:table-cell>
          <table:table-cell table:style-name="ce14" table:formula="of:=([.F261]/[.$B$15])/[.$F$2]" office:value-type="float" office:value="0.489795918367347" calcext:value-type="float">
            <text:p>0.490</text:p>
          </table:table-cell>
          <table:table-cell table:style-name="ce19" table:formula="of:=SQRT([.P261])" office:value-type="float" office:value="0.699854212223765" calcext:value-type="float">
            <text:p>0.700</text:p>
          </table:table-cell>
          <table:table-cell table:style-name="ce19" table:formula="of:=SQRT(SQRT([.P261]))" office:value-type="float" office:value="0.836572897136744" calcext:value-type="float">
            <text:p>0.837</text:p>
          </table:table-cell>
          <table:table-cell table:style-name="ce20" table:formula="of:=[.T261]+[.W261]" office:value-type="float" office:value="12.5" calcext:value-type="float">
            <text:p>12.5</text:p>
          </table:table-cell>
          <table:table-cell table:style-name="ce20" table:formula="of:=([.X261]-[.W261])/2" office:value-type="float" office:value="7.5" calcext:value-type="float">
            <text:p>7.5</text:p>
          </table:table-cell>
          <table:table-cell table:style-name="ce21" table:formula="of:=[.V261]+[.W261]" office:value-type="float" office:value="12.5" calcext:value-type="float">
            <text:p>12.5</text:p>
          </table:table-cell>
          <table:table-cell table:style-name="ce22" table:formula="of:=([.AA261]-[.W261])/2" office:value-type="float" office:value="7.5" calcext:value-type="float">
            <text:p>7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5" table:formula="of:=IF([.$AD261]=&quot;overworld&quot;;IF([.$S261]&lt;64;64+([.S261]*3);0);0)" office:value-type="float" office:value="101.5" calcext:value-type="float">
            <text:p>101.5</text:p>
          </table:table-cell>
          <table:table-cell table:style-name="ce25" table:formula="of:=IF([.$AD261]=&quot;Overworld&quot;;IF([.$S261]&lt;64;([.T261]*3);0);0)" office:value-type="float" office:value="22.5" calcext:value-type="float">
            <text:p>22.5</text:p>
          </table:table-cell>
          <table:table-cell table:style-name="ce7" table:formula="of:=IF([.X261]&gt;64;64+(([.X261]-64)*2.9);[.X261])" office:value-type="float" office:value="20" calcext:value-type="float">
            <text:p>20</text:p>
          </table:table-cell>
          <table:table-cell table:style-name="ce28" office:value-type="string" calcext:value-type="string">
            <text:p>BCBDA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1]&gt;64;&quot;uniform&quot;;IF([.AD26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hin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2]/2" office:value-type="float" office:value="1.5" calcext:value-type="float">
            <text:p>1.500</text:p>
          </table:table-cell>
          <table:table-cell table:style-name="ce12" table:formula="of:=[.H262]/2" office:value-type="float" office:value="0.5" calcext:value-type="float">
            <text:p>0.500</text:p>
          </table:table-cell>
          <table:table-cell table:style-name="ce14" table:formula="of:=([.F262]/[.$B$10])/[.$F$2]" office:value-type="float" office:value="0.0939334637964775" calcext:value-type="float">
            <text:p>0.094</text:p>
          </table:table-cell>
          <table:table-cell table:style-name="ce15" table:formula="of:=SQRT([.K262])" office:value-type="float" office:value="0.306485666543278" calcext:value-type="float">
            <text:p>0.306</text:p>
          </table:table-cell>
          <table:table-cell table:style-name="ce15" table:formula="of:=(SQRT([.K262])^(1/2))^(1/3)" office:value-type="float" office:value="0.821110668341946" calcext:value-type="float">
            <text:p>0.821</text:p>
          </table:table-cell>
          <table:table-cell table:style-name="ce15" table:formula="of:=SQRT([.K262])^(1/2)" office:value-type="float" office:value="0.553611476166524" calcext:value-type="float">
            <text:p>0.554</text:p>
          </table:table-cell>
          <table:table-cell table:style-name="ce15" table:formula="of:=(SQRT([.K262])^(1/2))^(1/2)" office:value-type="float" office:value="0.744050721501246" calcext:value-type="float">
            <text:p>0.744</text:p>
          </table:table-cell>
          <table:table-cell table:style-name="ce14" table:formula="of:=([.F262]/[.$B$15])/[.$F$2]" office:value-type="float" office:value="0.122448979591837" calcext:value-type="float">
            <text:p>0.122</text:p>
          </table:table-cell>
          <table:table-cell table:style-name="ce19" table:formula="of:=SQRT([.P262])" office:value-type="float" office:value="0.349927106111883" calcext:value-type="float">
            <text:p>0.350</text:p>
          </table:table-cell>
          <table:table-cell table:style-name="ce19" table:formula="of:=SQRT(SQRT([.P262]))" office:value-type="float" office:value="0.591546368522268" calcext:value-type="float">
            <text:p>0.592</text:p>
          </table:table-cell>
          <table:table-cell table:style-name="ce20" table:formula="of:=[.T262]+[.W262]" office:value-type="float" office:value="17.5" calcext:value-type="float">
            <text:p>17.5</text:p>
          </table:table-cell>
          <table:table-cell table:style-name="ce20" table:formula="of:=([.X262]-[.W262])/2" office:value-type="float" office:value="12.5" calcext:value-type="float">
            <text:p>12.5</text:p>
          </table:table-cell>
          <table:table-cell table:style-name="ce21" table:formula="of:=[.V262]+[.W262]" office:value-type="float" office:value="17.5" calcext:value-type="float">
            <text:p>17.5</text:p>
          </table:table-cell>
          <table:table-cell table:style-name="ce22" table:formula="of:=([.AA262]-[.W262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25" table:formula="of:=IF([.$AD262]=&quot;overworld&quot;;IF([.$S262]&lt;64;64+([.S262]*3);0);0)" office:value-type="float" office:value="116.5" calcext:value-type="float">
            <text:p>116.5</text:p>
          </table:table-cell>
          <table:table-cell table:style-name="ce25" table:formula="of:=IF([.$AD262]=&quot;Overworld&quot;;IF([.$S262]&lt;64;([.T262]*3);0);0)" office:value-type="float" office:value="37.5" calcext:value-type="float">
            <text:p>37.5</text:p>
          </table:table-cell>
          <table:table-cell table:style-name="ce7" table:formula="of:=IF([.X262]&gt;64;64+(([.X262]-64)*2.9);[.X262])" office:value-type="float" office:value="30" calcext:value-type="float">
            <text:p>30</text:p>
          </table:table-cell>
          <table:table-cell table:style-name="ce28" office:value-type="string" calcext:value-type="string">
            <text:p>6FE5F3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2]&gt;64;&quot;uniform&quot;;IF([.AD26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3]/2" office:value-type="float" office:value="4" calcext:value-type="float">
            <text:p>4.000</text:p>
          </table:table-cell>
          <table:table-cell table:style-name="ce12" table:formula="of:=[.H263]/2" office:value-type="float" office:value="1" calcext:value-type="float">
            <text:p>1.000</text:p>
          </table:table-cell>
          <table:table-cell table:style-name="ce14" table:formula="of:=([.F263]/[.$B$10])/[.$F$2]" office:value-type="float" office:value="0.500978473581213" calcext:value-type="float">
            <text:p>0.501</text:p>
          </table:table-cell>
          <table:table-cell table:style-name="ce15" table:formula="of:=SQRT([.K263])" office:value-type="float" office:value="0.707798328326094" calcext:value-type="float">
            <text:p>0.708</text:p>
          </table:table-cell>
          <table:table-cell table:style-name="ce15" table:formula="of:=(SQRT([.K263])^(1/2))^(1/3)" office:value-type="float" office:value="0.944028100805727" calcext:value-type="float">
            <text:p>0.944</text:p>
          </table:table-cell>
          <table:table-cell table:style-name="ce15" table:formula="of:=SQRT([.K263])^(1/2)" office:value-type="float" office:value="0.841307511155163" calcext:value-type="float">
            <text:p>0.841</text:p>
          </table:table-cell>
          <table:table-cell table:style-name="ce15" table:formula="of:=(SQRT([.K263])^(1/2))^(1/2)" office:value-type="float" office:value="0.917228167445354" calcext:value-type="float">
            <text:p>0.917</text:p>
          </table:table-cell>
          <table:table-cell table:style-name="ce14" table:formula="of:=([.F263]/[.$B$15])/[.$F$2]" office:value-type="float" office:value="0.653061224489796" calcext:value-type="float">
            <text:p>0.653</text:p>
          </table:table-cell>
          <table:table-cell table:style-name="ce19" table:formula="of:=SQRT([.P263])" office:value-type="float" office:value="0.808122035641769" calcext:value-type="float">
            <text:p>0.808</text:p>
          </table:table-cell>
          <table:table-cell table:style-name="ce19" table:formula="of:=SQRT(SQRT([.P263]))" office:value-type="float" office:value="0.898956081041654" calcext:value-type="float">
            <text:p>0.899</text:p>
          </table:table-cell>
          <table:table-cell table:style-name="ce20" table:formula="of:=[.T263]+[.W263]" office:value-type="float" office:value="40" calcext:value-type="float">
            <text:p>40</text:p>
          </table:table-cell>
          <table:table-cell table:style-name="ce20" table:formula="of:=([.X263]-[.W263])/2" office:value-type="float" office:value="20" calcext:value-type="float">
            <text:p>20</text:p>
          </table:table-cell>
          <table:table-cell table:style-name="ce21" table:formula="of:=[.V263]+[.W263]" office:value-type="float" office:value="40" calcext:value-type="float">
            <text:p>40</text:p>
          </table:table-cell>
          <table:table-cell table:style-name="ce22" table:formula="of:=([.AA263]-[.W263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25" table:formula="of:=IF([.$AD263]=&quot;overworld&quot;;IF([.$S263]&lt;64;64+([.S263]*3);0);0)" office:value-type="float" office:value="184" calcext:value-type="float">
            <text:p>184</text:p>
          </table:table-cell>
          <table:table-cell table:style-name="ce25" table:formula="of:=IF([.$AD263]=&quot;Overworld&quot;;IF([.$S263]&lt;64;([.T263]*3);0);0)" office:value-type="float" office:value="60" calcext:value-type="float">
            <text:p>60</text:p>
          </table:table-cell>
          <table:table-cell table:style-name="ce7" table:formula="of:=IF([.X263]&gt;64;64+(([.X263]-64)*2.9);[.X263])" office:value-type="float" office:value="60" calcext:value-type="float">
            <text:p>60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3]&gt;64;&quot;uniform&quot;;IF([.AD26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4]*[.H264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4]/2" office:value-type="float" office:value="4" calcext:value-type="float">
            <text:p>4.000</text:p>
          </table:table-cell>
          <table:table-cell table:style-name="ce12" table:formula="of:=[.H264]/2" office:value-type="float" office:value="1" calcext:value-type="float">
            <text:p>1.000</text:p>
          </table:table-cell>
          <table:table-cell table:style-name="ce14" table:formula="of:=([.F264]/[.$B$10])/[.$F$2]" office:value-type="float" office:value="0.500978473581213" calcext:value-type="float">
            <text:p>0.501</text:p>
          </table:table-cell>
          <table:table-cell table:style-name="ce15" table:formula="of:=SQRT([.K264])" office:value-type="float" office:value="0.707798328326094" calcext:value-type="float">
            <text:p>0.708</text:p>
          </table:table-cell>
          <table:table-cell table:style-name="ce15" table:formula="of:=(SQRT([.K264])^(1/2))^(1/3)" office:value-type="float" office:value="0.944028100805727" calcext:value-type="float">
            <text:p>0.944</text:p>
          </table:table-cell>
          <table:table-cell table:style-name="ce15" table:formula="of:=SQRT([.K264])^(1/2)" office:value-type="float" office:value="0.841307511155163" calcext:value-type="float">
            <text:p>0.841</text:p>
          </table:table-cell>
          <table:table-cell table:style-name="ce15" table:formula="of:=(SQRT([.K264])^(1/2))^(1/2)" office:value-type="float" office:value="0.917228167445354" calcext:value-type="float">
            <text:p>0.917</text:p>
          </table:table-cell>
          <table:table-cell table:style-name="ce14" table:formula="of:=([.F264]/[.$B$15])/[.$F$2]" office:value-type="float" office:value="0.653061224489796" calcext:value-type="float">
            <text:p>0.653</text:p>
          </table:table-cell>
          <table:table-cell table:style-name="ce19" table:formula="of:=SQRT([.P264])" office:value-type="float" office:value="0.808122035641769" calcext:value-type="float">
            <text:p>0.808</text:p>
          </table:table-cell>
          <table:table-cell table:style-name="ce19" table:formula="of:=SQRT(SQRT([.P264]))" office:value-type="float" office:value="0.898956081041654" calcext:value-type="float">
            <text:p>0.899</text:p>
          </table:table-cell>
          <table:table-cell table:style-name="ce20" table:formula="of:=[.T264]+[.W264]" office:value-type="float" office:value="23" calcext:value-type="float">
            <text:p>23</text:p>
          </table:table-cell>
          <table:table-cell table:style-name="ce20" table:formula="of:=([.X264]-[.W264])/2" office:value-type="float" office:value="17" calcext:value-type="float">
            <text:p>17</text:p>
          </table:table-cell>
          <table:table-cell table:style-name="ce21" table:formula="of:=[.V264]+[.W264]" office:value-type="float" office:value="23" calcext:value-type="float">
            <text:p>23</text:p>
          </table:table-cell>
          <table:table-cell table:style-name="ce22" table:formula="of:=([.AA264]-[.W264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25" table:formula="of:=IF([.$AD264]=&quot;overworld&quot;;IF([.$S264]&lt;64;64+([.S264]*3);0);0)" office:value-type="float" office:value="133" calcext:value-type="float">
            <text:p>133</text:p>
          </table:table-cell>
          <table:table-cell table:style-name="ce25" table:formula="of:=IF([.$AD264]=&quot;Overworld&quot;;IF([.$S264]&lt;64;([.T264]*3);0);0)" office:value-type="float" office:value="51" calcext:value-type="float">
            <text:p>51</text:p>
          </table:table-cell>
          <table:table-cell table:style-name="ce7" table:formula="of:=IF([.X264]&gt;64;64+(([.X264]-64)*2.9);[.X264])" office:value-type="float" office:value="40" calcext:value-type="float">
            <text:p>40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4]&gt;64;&quot;uniform&quot;;IF([.AD26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5]*[.H26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5]/2" office:value-type="float" office:value="3" calcext:value-type="float">
            <text:p>3.000</text:p>
          </table:table-cell>
          <table:table-cell table:style-name="ce12" table:formula="of:=[.H265]/2" office:value-type="float" office:value="1.5" calcext:value-type="float">
            <text:p>1.500</text:p>
          </table:table-cell>
          <table:table-cell table:style-name="ce14" table:formula="of:=([.F265]/[.$B$10])/[.$F$2]" office:value-type="float" office:value="0.563600782778865" calcext:value-type="float">
            <text:p>0.564</text:p>
          </table:table-cell>
          <table:table-cell table:style-name="ce15" table:formula="of:=SQRT([.K265])" office:value-type="float" office:value="0.750733496507825" calcext:value-type="float">
            <text:p>0.751</text:p>
          </table:table-cell>
          <table:table-cell table:style-name="ce15" table:formula="of:=(SQRT([.K265])^(1/2))^(1/3)" office:value-type="float" office:value="0.953339598022519" calcext:value-type="float">
            <text:p>0.953</text:p>
          </table:table-cell>
          <table:table-cell table:style-name="ce15" table:formula="of:=SQRT([.K265])^(1/2)" office:value-type="float" office:value="0.866448784699837" calcext:value-type="float">
            <text:p>0.866</text:p>
          </table:table-cell>
          <table:table-cell table:style-name="ce15" table:formula="of:=(SQRT([.K265])^(1/2))^(1/2)" office:value-type="float" office:value="0.930832307507554" calcext:value-type="float">
            <text:p>0.931</text:p>
          </table:table-cell>
          <table:table-cell table:style-name="ce14" table:formula="of:=([.F265]/[.$B$15])/[.$F$2]" office:value-type="float" office:value="0.73469387755102" calcext:value-type="float">
            <text:p>0.735</text:p>
          </table:table-cell>
          <table:table-cell table:style-name="ce19" table:formula="of:=SQRT([.P265])" office:value-type="float" office:value="0.857142857142857" calcext:value-type="float">
            <text:p>0.857</text:p>
          </table:table-cell>
          <table:table-cell table:style-name="ce19" table:formula="of:=SQRT(SQRT([.P265]))" office:value-type="float" office:value="0.925820099772551" calcext:value-type="float">
            <text:p>0.926</text:p>
          </table:table-cell>
          <table:table-cell table:style-name="ce20" table:formula="of:=[.T265]+[.W265]" office:value-type="float" office:value="35" calcext:value-type="float">
            <text:p>35</text:p>
          </table:table-cell>
          <table:table-cell table:style-name="ce20" table:formula="of:=([.X265]-[.W265])/2" office:value-type="float" office:value="29" calcext:value-type="float">
            <text:p>29</text:p>
          </table:table-cell>
          <table:table-cell table:style-name="ce21" table:formula="of:=[.V265]+[.W265]" office:value-type="float" office:value="35" calcext:value-type="float">
            <text:p>35</text:p>
          </table:table-cell>
          <table:table-cell table:style-name="ce22" table:formula="of:=([.AA265]-[.W26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65]=&quot;overworld&quot;;IF([.$S265]&lt;64;64+([.S265]*3);0);0)" office:value-type="float" office:value="169" calcext:value-type="float">
            <text:p>169</text:p>
          </table:table-cell>
          <table:table-cell table:style-name="ce25" table:formula="of:=IF([.$AD265]=&quot;Overworld&quot;;IF([.$S265]&lt;64;([.T265]*3);0);0)" office:value-type="float" office:value="87" calcext:value-type="float">
            <text:p>87</text:p>
          </table:table-cell>
          <table:table-cell table:style-name="ce7" table:formula="of:=IF([.X265]&gt;64;64+(([.X265]-64)*2.9);[.X265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5]&gt;64;&quot;uniform&quot;;IF([.AD26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6]*[.H26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6]/2" office:value-type="float" office:value="1.5" calcext:value-type="float">
            <text:p>1.500</text:p>
          </table:table-cell>
          <table:table-cell table:style-name="ce12" table:formula="of:=[.H266]/2" office:value-type="float" office:value="4" calcext:value-type="float">
            <text:p>4.000</text:p>
          </table:table-cell>
          <table:table-cell table:style-name="ce14" table:formula="of:=([.F266]/[.$B$11])/[.$F$2]" office:value-type="float" office:value="1.17577895355673" calcext:value-type="float">
            <text:p>1.176</text:p>
          </table:table-cell>
          <table:table-cell table:style-name="ce15" table:formula="of:=SQRT([.K266])" office:value-type="float" office:value="1.08433341438726" calcext:value-type="float">
            <text:p>1.084</text:p>
          </table:table-cell>
          <table:table-cell table:style-name="ce15" table:formula="of:=(SQRT([.K266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6]/[.$B$15])/[.$F$2]" office:value-type="float" office:value="0.979591836734694" calcext:value-type="float">
            <text:p>0.980</text:p>
          </table:table-cell>
          <table:table-cell table:style-name="ce19" table:formula="of:=SQRT([.P266])" office:value-type="float" office:value="0.989743318610787" calcext:value-type="float">
            <text:p>0.990</text:p>
          </table:table-cell>
          <table:table-cell table:style-name="ce19" table:formula="of:=SQRT(SQRT([.P266]))" office:value-type="float" office:value="0.994858441493455" calcext:value-type="float">
            <text:p>0.995</text:p>
          </table:table-cell>
          <table:table-cell table:style-name="ce20" table:formula="of:=[.T266]+[.W266]" office:value-type="float" office:value="64" calcext:value-type="float">
            <text:p>64</text:p>
          </table:table-cell>
          <table:table-cell table:style-name="ce20" table:formula="of:=([.X266]-[.W266])/2" office:value-type="float" office:value="64" calcext:value-type="float">
            <text:p>64</text:p>
          </table:table-cell>
          <table:table-cell table:style-name="ce21" table:formula="of:=[.V266]+[.W266]" office:value-type="float" office:value="124.8" calcext:value-type="float">
            <text:p>124.8</text:p>
          </table:table-cell>
          <table:table-cell table:style-name="ce22" table:formula="of:=([.AA266]-[.W26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6]=&quot;overworld&quot;;IF([.$S266]&lt;64;64+([.S266]*3);0);0)" office:value-type="float" office:value="0" calcext:value-type="float">
            <text:p>0</text:p>
          </table:table-cell>
          <table:table-cell table:style-name="ce25" table:formula="of:=IF([.$AD266]=&quot;Overworld&quot;;IF([.$S266]&lt;64;([.T266]*3);0);0)" office:value-type="float" office:value="0" calcext:value-type="float">
            <text:p>0</text:p>
          </table:table-cell>
          <table:table-cell table:style-name="ce7" table:formula="of:=IF([.X266]&gt;64;64+(([.X266]-64)*2.9);[.X266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6]&gt;64;&quot;uniform&quot;;IF([.AD266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7]*[.H267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7]/2" office:value-type="float" office:value="1.5" calcext:value-type="float">
            <text:p>1.500</text:p>
          </table:table-cell>
          <table:table-cell table:style-name="ce12" table:formula="of:=[.H267]/2" office:value-type="float" office:value="4" calcext:value-type="float">
            <text:p>4.000</text:p>
          </table:table-cell>
          <table:table-cell table:style-name="ce14" table:formula="of:=([.F267]/[.$B$11])/[.$F$2]" office:value-type="float" office:value="1.17577895355673" calcext:value-type="float">
            <text:p>1.176</text:p>
          </table:table-cell>
          <table:table-cell table:style-name="ce15" table:formula="of:=SQRT([.K267])" office:value-type="float" office:value="1.08433341438726" calcext:value-type="float">
            <text:p>1.084</text:p>
          </table:table-cell>
          <table:table-cell table:style-name="ce15" table:formula="of:=(SQRT([.K267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67]/[.$B$15])/[.$F$2]" office:value-type="float" office:value="0.979591836734694" calcext:value-type="float">
            <text:p>0.980</text:p>
          </table:table-cell>
          <table:table-cell table:style-name="ce19" table:formula="of:=SQRT([.P267])" office:value-type="float" office:value="0.989743318610787" calcext:value-type="float">
            <text:p>0.990</text:p>
          </table:table-cell>
          <table:table-cell table:style-name="ce19" table:formula="of:=SQRT(SQRT([.P267]))" office:value-type="float" office:value="0.994858441493455" calcext:value-type="float">
            <text:p>0.995</text:p>
          </table:table-cell>
          <table:table-cell table:style-name="ce20" table:formula="of:=[.T267]+[.W267]" office:value-type="float" office:value="64" calcext:value-type="float">
            <text:p>64</text:p>
          </table:table-cell>
          <table:table-cell table:style-name="ce20" table:formula="of:=([.X267]-[.W267])/2" office:value-type="float" office:value="64" calcext:value-type="float">
            <text:p>64</text:p>
          </table:table-cell>
          <table:table-cell table:style-name="ce21" table:formula="of:=[.V267]+[.W267]" office:value-type="float" office:value="124.8" calcext:value-type="float">
            <text:p>124.8</text:p>
          </table:table-cell>
          <table:table-cell table:style-name="ce22" table:formula="of:=([.AA267]-[.W267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67]=&quot;overworld&quot;;IF([.$S267]&lt;64;64+([.S267]*3);0);0)" office:value-type="float" office:value="0" calcext:value-type="float">
            <text:p>0</text:p>
          </table:table-cell>
          <table:table-cell table:style-name="ce25" table:formula="of:=IF([.$AD267]=&quot;Overworld&quot;;IF([.$S267]&lt;64;([.T267]*3);0);0)" office:value-type="float" office:value="0" calcext:value-type="float">
            <text:p>0</text:p>
          </table:table-cell>
          <table:table-cell table:style-name="ce7" table:formula="of:=IF([.X267]&gt;64;64+(([.X267]-64)*2.9);[.X267])" office:value-type="float" office:value="249.6" calcext:value-type="float">
            <text:p>249.6</text:p>
          </table:table-cell>
          <table:table-cell table:style-name="ce28" office:value-type="string" calcext:value-type="string">
            <text:p>F48A00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67]&gt;64;&quot;uniform&quot;;IF([.AD267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8]*[.H268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68]/2" office:value-type="float" office:value="4" calcext:value-type="float">
            <text:p>4.000</text:p>
          </table:table-cell>
          <table:table-cell table:style-name="ce12" table:formula="of:=[.H268]/2" office:value-type="float" office:value="10" calcext:value-type="float">
            <text:p>10.000</text:p>
          </table:table-cell>
          <table:table-cell table:style-name="ce14" table:formula="of:=([.F268]/[.$B$10])/[.$F$2]" office:value-type="float" office:value="5.00978473581213" calcext:value-type="float">
            <text:p>5.010</text:p>
          </table:table-cell>
          <table:table-cell table:style-name="ce15" table:formula="of:=SQRT([.K268])" office:value-type="float" office:value="2.23825484157013" calcext:value-type="float">
            <text:p>2.238</text:p>
          </table:table-cell>
          <table:table-cell table:style-name="ce15" table:formula="of:=(SQRT([.K268])^(1/2))^(1/3)" office:value-type="float" office:value="1.14371615464876" calcext:value-type="float">
            <text:p>1.144</text:p>
          </table:table-cell>
          <table:table-cell table:style-name="ce15" table:formula="of:=SQRT([.K268])^(1/2)" office:value-type="float" office:value="1.49607982459832" calcext:value-type="float">
            <text:p>1.496</text:p>
          </table:table-cell>
          <table:table-cell table:style-name="ce15" table:formula="of:=(SQRT([.K268])^(1/2))^(1/2)" office:value-type="float" office:value="1.22314341947227" calcext:value-type="float">
            <text:p>1.223</text:p>
          </table:table-cell>
          <table:table-cell table:style-name="ce14" table:formula="of:=([.F268]/[.$B$15])/[.$F$2]" office:value-type="float" office:value="6.53061224489796" calcext:value-type="float">
            <text:p>6.531</text:p>
          </table:table-cell>
          <table:table-cell table:style-name="ce19" table:formula="of:=SQRT([.P268])" office:value-type="float" office:value="2.55550625999976" calcext:value-type="float">
            <text:p>2.556</text:p>
          </table:table-cell>
          <table:table-cell table:style-name="ce19" table:formula="of:=SQRT(SQRT([.P268]))" office:value-type="float" office:value="1.59859508944565" calcext:value-type="float">
            <text:p>1.599</text:p>
          </table:table-cell>
          <table:table-cell table:style-name="ce20" table:formula="of:=[.T268]+[.W268]" office:value-type="float" office:value="36" calcext:value-type="float">
            <text:p>36</text:p>
          </table:table-cell>
          <table:table-cell table:style-name="ce20" table:formula="of:=([.X268]-[.W268])/2" office:value-type="float" office:value="31" calcext:value-type="float">
            <text:p>31</text:p>
          </table:table-cell>
          <table:table-cell table:style-name="ce21" table:formula="of:=[.V268]+[.W268]" office:value-type="float" office:value="38.85" calcext:value-type="float">
            <text:p>38.85</text:p>
          </table:table-cell>
          <table:table-cell table:style-name="ce22" table:formula="of:=([.AA268]-[.W268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5" table:formula="of:=IF([.$AD268]=&quot;overworld&quot;;IF([.$S268]&lt;64;64+([.S268]*3);0);0)" office:value-type="float" office:value="172" calcext:value-type="float">
            <text:p>172</text:p>
          </table:table-cell>
          <table:table-cell table:style-name="ce25" table:formula="of:=IF([.$AD268]=&quot;Overworld&quot;;IF([.$S268]&lt;64;([.T268]*3);0);0)" office:value-type="float" office:value="93" calcext:value-type="float">
            <text:p>93</text:p>
          </table:table-cell>
          <table:table-cell table:style-name="ce7" table:formula="of:=IF([.X268]&gt;64;64+(([.X268]-64)*2.9);[.X268])" office:value-type="float" office:value="72.7" calcext:value-type="float">
            <text:p>72.7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8]&gt;64;&quot;uniform&quot;;IF([.AD26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9]*[.H26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9]/2" office:value-type="float" office:value="4" calcext:value-type="float">
            <text:p>4.000</text:p>
          </table:table-cell>
          <table:table-cell table:style-name="ce12" table:formula="of:=[.H269]/2" office:value-type="float" office:value="1" calcext:value-type="float">
            <text:p>1.000</text:p>
          </table:table-cell>
          <table:table-cell table:style-name="ce14" table:formula="of:=([.F269]/[.$B$10])/[.$F$2]" office:value-type="float" office:value="0.500978473581213" calcext:value-type="float">
            <text:p>0.501</text:p>
          </table:table-cell>
          <table:table-cell table:style-name="ce15" table:formula="of:=SQRT([.K269])" office:value-type="float" office:value="0.707798328326094" calcext:value-type="float">
            <text:p>0.708</text:p>
          </table:table-cell>
          <table:table-cell table:style-name="ce15" table:formula="of:=(SQRT([.K269])^(1/2))^(1/3)" office:value-type="float" office:value="0.944028100805727" calcext:value-type="float">
            <text:p>0.944</text:p>
          </table:table-cell>
          <table:table-cell table:style-name="ce15" table:formula="of:=SQRT([.K269])^(1/2)" office:value-type="float" office:value="0.841307511155163" calcext:value-type="float">
            <text:p>0.841</text:p>
          </table:table-cell>
          <table:table-cell table:style-name="ce15" table:formula="of:=(SQRT([.K269])^(1/2))^(1/2)" office:value-type="float" office:value="0.917228167445354" calcext:value-type="float">
            <text:p>0.917</text:p>
          </table:table-cell>
          <table:table-cell table:style-name="ce14" table:formula="of:=([.F269]/[.$B$15])/[.$F$2]" office:value-type="float" office:value="0.653061224489796" calcext:value-type="float">
            <text:p>0.653</text:p>
          </table:table-cell>
          <table:table-cell table:style-name="ce19" table:formula="of:=SQRT([.P269])" office:value-type="float" office:value="0.808122035641769" calcext:value-type="float">
            <text:p>0.808</text:p>
          </table:table-cell>
          <table:table-cell table:style-name="ce19" table:formula="of:=SQRT(SQRT([.P269]))" office:value-type="float" office:value="0.898956081041654" calcext:value-type="float">
            <text:p>0.899</text:p>
          </table:table-cell>
          <table:table-cell table:style-name="ce20" table:formula="of:=[.T269]+[.W269]" office:value-type="float" office:value="19" calcext:value-type="float">
            <text:p>19</text:p>
          </table:table-cell>
          <table:table-cell table:style-name="ce20" table:formula="of:=([.X269]-[.W269])/2" office:value-type="float" office:value="14" calcext:value-type="float">
            <text:p>14</text:p>
          </table:table-cell>
          <table:table-cell table:style-name="ce21" table:formula="of:=[.V269]+[.W269]" office:value-type="float" office:value="19" calcext:value-type="float">
            <text:p>19</text:p>
          </table:table-cell>
          <table:table-cell table:style-name="ce22" table:formula="of:=([.AA269]-[.W269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25" table:formula="of:=IF([.$AD269]=&quot;overworld&quot;;IF([.$S269]&lt;64;64+([.S269]*3);0);0)" office:value-type="float" office:value="121" calcext:value-type="float">
            <text:p>121</text:p>
          </table:table-cell>
          <table:table-cell table:style-name="ce25" table:formula="of:=IF([.$AD269]=&quot;Overworld&quot;;IF([.$S269]&lt;64;([.T269]*3);0);0)" office:value-type="float" office:value="42" calcext:value-type="float">
            <text:p>42</text:p>
          </table:table-cell>
          <table:table-cell table:style-name="ce7" table:formula="of:=IF([.X269]&gt;64;64+(([.X269]-64)*2.9);[.X269])" office:value-type="float" office:value="33" calcext:value-type="float">
            <text:p>33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69]&gt;64;&quot;uniform&quot;;IF([.AD26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0]*[.H27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70]/2" office:value-type="float" office:value="4" calcext:value-type="float">
            <text:p>4.000</text:p>
          </table:table-cell>
          <table:table-cell table:style-name="ce12" table:formula="of:=[.H270]/2" office:value-type="float" office:value="1" calcext:value-type="float">
            <text:p>1.000</text:p>
          </table:table-cell>
          <table:table-cell table:style-name="ce14" table:formula="of:=([.F270]/[.$B$10])/[.$F$2]" office:value-type="float" office:value="0.500978473581213" calcext:value-type="float">
            <text:p>0.501</text:p>
          </table:table-cell>
          <table:table-cell table:style-name="ce15" table:formula="of:=SQRT([.K270])" office:value-type="float" office:value="0.707798328326094" calcext:value-type="float">
            <text:p>0.708</text:p>
          </table:table-cell>
          <table:table-cell table:style-name="ce15" table:formula="of:=(SQRT([.K270])^(1/2))^(1/3)" office:value-type="float" office:value="0.944028100805727" calcext:value-type="float">
            <text:p>0.944</text:p>
          </table:table-cell>
          <table:table-cell table:style-name="ce15" table:formula="of:=SQRT([.K270])^(1/2)" office:value-type="float" office:value="0.841307511155163" calcext:value-type="float">
            <text:p>0.841</text:p>
          </table:table-cell>
          <table:table-cell table:style-name="ce15" table:formula="of:=(SQRT([.K270])^(1/2))^(1/2)" office:value-type="float" office:value="0.917228167445354" calcext:value-type="float">
            <text:p>0.917</text:p>
          </table:table-cell>
          <table:table-cell table:style-name="ce14" table:formula="of:=([.F270]/[.$B$15])/[.$F$2]" office:value-type="float" office:value="0.653061224489796" calcext:value-type="float">
            <text:p>0.653</text:p>
          </table:table-cell>
          <table:table-cell table:style-name="ce19" table:formula="of:=SQRT([.P270])" office:value-type="float" office:value="0.808122035641769" calcext:value-type="float">
            <text:p>0.808</text:p>
          </table:table-cell>
          <table:table-cell table:style-name="ce19" table:formula="of:=SQRT(SQRT([.P270]))" office:value-type="float" office:value="0.898956081041654" calcext:value-type="float">
            <text:p>0.899</text:p>
          </table:table-cell>
          <table:table-cell table:style-name="ce20" table:formula="of:=[.T270]+[.W270]" office:value-type="float" office:value="68" calcext:value-type="float">
            <text:p>68</text:p>
          </table:table-cell>
          <table:table-cell table:style-name="ce20" table:formula="of:=([.X270]-[.W270])/2" office:value-type="float" office:value="28" calcext:value-type="float">
            <text:p>28</text:p>
          </table:table-cell>
          <table:table-cell table:style-name="ce21" table:formula="of:=[.V270]+[.W270]" office:value-type="float" office:value="98.4" calcext:value-type="float">
            <text:p>98.4</text:p>
          </table:table-cell>
          <table:table-cell table:style-name="ce22" table:formula="of:=([.AA270]-[.W27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25" table:formula="of:=IF([.$AD270]=&quot;overworld&quot;;IF([.$S270]&lt;64;64+([.S270]*3);0);0)" office:value-type="float" office:value="0" calcext:value-type="float">
            <text:p>0</text:p>
          </table:table-cell>
          <table:table-cell table:style-name="ce25" table:formula="of:=IF([.$AD270]=&quot;Overworld&quot;;IF([.$S270]&lt;64;([.T270]*3);0);0)" office:value-type="float" office:value="0" calcext:value-type="float">
            <text:p>0</text:p>
          </table:table-cell>
          <table:table-cell table:style-name="ce7" table:formula="of:=IF([.X270]&gt;64;64+(([.X270]-64)*2.9);[.X270])" office:value-type="float" office:value="156.8" calcext:value-type="float">
            <text:p>156.8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0]&gt;64;&quot;uniform&quot;;IF([.AD270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1]*[.H27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71]/2" office:value-type="float" office:value="4" calcext:value-type="float">
            <text:p>4.000</text:p>
          </table:table-cell>
          <table:table-cell table:style-name="ce12" table:formula="of:=[.H271]/2" office:value-type="float" office:value="4" calcext:value-type="float">
            <text:p>4.000</text:p>
          </table:table-cell>
          <table:table-cell table:style-name="ce14" table:formula="of:=([.F271]/[.$B$10])/[.$F$2]" office:value-type="float" office:value="2.00391389432485" calcext:value-type="float">
            <text:p>2.004</text:p>
          </table:table-cell>
          <table:table-cell table:style-name="ce15" table:formula="of:=SQRT([.K271])" office:value-type="float" office:value="1.41559665665219" calcext:value-type="float">
            <text:p>1.416</text:p>
          </table:table-cell>
          <table:table-cell table:style-name="ce15" table:formula="of:=(SQRT([.K271])^(1/2))^(1/3)" office:value-type="float" office:value="1.059635715692" calcext:value-type="float">
            <text:p>1.060</text:p>
          </table:table-cell>
          <table:table-cell table:style-name="ce15" table:formula="of:=SQRT([.K271])^(1/2)" office:value-type="float" office:value="1.18978849240199" calcext:value-type="float">
            <text:p>1.190</text:p>
          </table:table-cell>
          <table:table-cell table:style-name="ce15" table:formula="of:=(SQRT([.K271])^(1/2))^(1/2)" office:value-type="float" office:value="1.09077426280692" calcext:value-type="float">
            <text:p>1.091</text:p>
          </table:table-cell>
          <table:table-cell table:style-name="ce14" table:formula="of:=([.F271]/[.$B$15])/[.$F$2]" office:value-type="float" office:value="2.61224489795918" calcext:value-type="float">
            <text:p>2.612</text:p>
          </table:table-cell>
          <table:table-cell table:style-name="ce19" table:formula="of:=SQRT([.P271])" office:value-type="float" office:value="1.61624407128354" calcext:value-type="float">
            <text:p>1.616</text:p>
          </table:table-cell>
          <table:table-cell table:style-name="ce19" table:formula="of:=SQRT(SQRT([.P271]))" office:value-type="float" office:value="1.27131588178687" calcext:value-type="float">
            <text:p>1.271</text:p>
          </table:table-cell>
          <table:table-cell table:style-name="ce20" table:formula="of:=[.T271]+[.W271]" office:value-type="float" office:value="38" calcext:value-type="float">
            <text:p>38</text:p>
          </table:table-cell>
          <table:table-cell table:style-name="ce20" table:formula="of:=([.X271]-[.W271])/2" office:value-type="float" office:value="17" calcext:value-type="float">
            <text:p>17</text:p>
          </table:table-cell>
          <table:table-cell table:style-name="ce21" table:formula="of:=[.V271]+[.W271]" office:value-type="float" office:value="38" calcext:value-type="float">
            <text:p>38</text:p>
          </table:table-cell>
          <table:table-cell table:style-name="ce22" table:formula="of:=([.AA271]-[.W27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25" table:formula="of:=IF([.$AD271]=&quot;overworld&quot;;IF([.$S271]&lt;64;64+([.S271]*3);0);0)" office:value-type="float" office:value="178" calcext:value-type="float">
            <text:p>178</text:p>
          </table:table-cell>
          <table:table-cell table:style-name="ce25" table:formula="of:=IF([.$AD271]=&quot;Overworld&quot;;IF([.$S271]&lt;64;([.T271]*3);0);0)" office:value-type="float" office:value="51" calcext:value-type="float">
            <text:p>51</text:p>
          </table:table-cell>
          <table:table-cell table:style-name="ce7" table:formula="of:=IF([.X271]&gt;64;64+(([.X271]-64)*2.9);[.X271])" office:value-type="float" office:value="55" calcext:value-type="float">
            <text:p>55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1]&gt;64;&quot;uniform&quot;;IF([.AD271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2]*[.H272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72]/2" office:value-type="float" office:value="3" calcext:value-type="float">
            <text:p>3.000</text:p>
          </table:table-cell>
          <table:table-cell table:style-name="ce12" table:formula="of:=[.H272]/2" office:value-type="float" office:value="1.5" calcext:value-type="float">
            <text:p>1.500</text:p>
          </table:table-cell>
          <table:table-cell table:style-name="ce14" table:formula="of:=([.F272]/[.$B$10])/[.$F$2]" office:value-type="float" office:value="0.563600782778865" calcext:value-type="float">
            <text:p>0.564</text:p>
          </table:table-cell>
          <table:table-cell table:style-name="ce15" table:formula="of:=SQRT([.K272])" office:value-type="float" office:value="0.750733496507825" calcext:value-type="float">
            <text:p>0.751</text:p>
          </table:table-cell>
          <table:table-cell table:style-name="ce15" table:formula="of:=(SQRT([.K272])^(1/2))^(1/3)" office:value-type="float" office:value="0.953339598022519" calcext:value-type="float">
            <text:p>0.953</text:p>
          </table:table-cell>
          <table:table-cell table:style-name="ce15" table:formula="of:=SQRT([.K272])^(1/2)" office:value-type="float" office:value="0.866448784699837" calcext:value-type="float">
            <text:p>0.866</text:p>
          </table:table-cell>
          <table:table-cell table:style-name="ce15" table:formula="of:=(SQRT([.K272])^(1/2))^(1/2)" office:value-type="float" office:value="0.930832307507554" calcext:value-type="float">
            <text:p>0.931</text:p>
          </table:table-cell>
          <table:table-cell table:style-name="ce14" table:formula="of:=([.F272]/[.$B$15])/[.$F$2]" office:value-type="float" office:value="0.73469387755102" calcext:value-type="float">
            <text:p>0.735</text:p>
          </table:table-cell>
          <table:table-cell table:style-name="ce19" table:formula="of:=SQRT([.P272])" office:value-type="float" office:value="0.857142857142857" calcext:value-type="float">
            <text:p>0.857</text:p>
          </table:table-cell>
          <table:table-cell table:style-name="ce19" table:formula="of:=SQRT(SQRT([.P272]))" office:value-type="float" office:value="0.925820099772551" calcext:value-type="float">
            <text:p>0.926</text:p>
          </table:table-cell>
          <table:table-cell table:style-name="ce20" table:formula="of:=[.T272]+[.W272]" office:value-type="float" office:value="35" calcext:value-type="float">
            <text:p>35</text:p>
          </table:table-cell>
          <table:table-cell table:style-name="ce20" table:formula="of:=([.X272]-[.W272])/2" office:value-type="float" office:value="29" calcext:value-type="float">
            <text:p>29</text:p>
          </table:table-cell>
          <table:table-cell table:style-name="ce21" table:formula="of:=[.V272]+[.W272]" office:value-type="float" office:value="35" calcext:value-type="float">
            <text:p>35</text:p>
          </table:table-cell>
          <table:table-cell table:style-name="ce22" table:formula="of:=([.AA272]-[.W27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72]=&quot;overworld&quot;;IF([.$S272]&lt;64;64+([.S272]*3);0);0)" office:value-type="float" office:value="169" calcext:value-type="float">
            <text:p>169</text:p>
          </table:table-cell>
          <table:table-cell table:style-name="ce25" table:formula="of:=IF([.$AD272]=&quot;Overworld&quot;;IF([.$S272]&lt;64;([.T272]*3);0);0)" office:value-type="float" office:value="87" calcext:value-type="float">
            <text:p>87</text:p>
          </table:table-cell>
          <table:table-cell table:style-name="ce7" table:formula="of:=IF([.X272]&gt;64;64+(([.X272]-64)*2.9);[.X272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2]&gt;64;&quot;uniform&quot;;IF([.AD272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3]*[.H27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73]/2" office:value-type="float" office:value="1.5" calcext:value-type="float">
            <text:p>1.500</text:p>
          </table:table-cell>
          <table:table-cell table:style-name="ce12" table:formula="of:=[.H273]/2" office:value-type="float" office:value="4" calcext:value-type="float">
            <text:p>4.000</text:p>
          </table:table-cell>
          <table:table-cell table:style-name="ce14" table:formula="of:=([.F273]/[.$B$11])/[.$F$2]" office:value-type="float" office:value="1.17577895355673" calcext:value-type="float">
            <text:p>1.176</text:p>
          </table:table-cell>
          <table:table-cell table:style-name="ce15" table:formula="of:=SQRT([.K273])" office:value-type="float" office:value="1.08433341438726" calcext:value-type="float">
            <text:p>1.084</text:p>
          </table:table-cell>
          <table:table-cell table:style-name="ce15" table:formula="of:=(SQRT([.K273])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73]/[.$B$15])/[.$F$2]" office:value-type="float" office:value="0.979591836734694" calcext:value-type="float">
            <text:p>0.980</text:p>
          </table:table-cell>
          <table:table-cell table:style-name="ce19" table:formula="of:=SQRT([.P273])" office:value-type="float" office:value="0.989743318610787" calcext:value-type="float">
            <text:p>0.990</text:p>
          </table:table-cell>
          <table:table-cell table:style-name="ce19" table:formula="of:=SQRT(SQRT([.P273]))" office:value-type="float" office:value="0.994858441493455" calcext:value-type="float">
            <text:p>0.995</text:p>
          </table:table-cell>
          <table:table-cell table:style-name="ce20" table:formula="of:=[.T273]+[.W273]" office:value-type="float" office:value="64" calcext:value-type="float">
            <text:p>64</text:p>
          </table:table-cell>
          <table:table-cell table:style-name="ce20" table:formula="of:=([.X273]-[.W273])/2" office:value-type="float" office:value="64" calcext:value-type="float">
            <text:p>64</text:p>
          </table:table-cell>
          <table:table-cell table:style-name="ce21" table:formula="of:=[.V273]+[.W273]" office:value-type="float" office:value="124.8" calcext:value-type="float">
            <text:p>124.8</text:p>
          </table:table-cell>
          <table:table-cell table:style-name="ce22" table:formula="of:=([.AA273]-[.W27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IF([.$AD273]=&quot;overworld&quot;;IF([.$S273]&lt;64;64+([.S273]*3);0);0)" office:value-type="float" office:value="0" calcext:value-type="float">
            <text:p>0</text:p>
          </table:table-cell>
          <table:table-cell table:style-name="ce25" table:formula="of:=IF([.$AD273]=&quot;Overworld&quot;;IF([.$S273]&lt;64;([.T273]*3);0);0)" office:value-type="float" office:value="0" calcext:value-type="float">
            <text:p>0</text:p>
          </table:table-cell>
          <table:table-cell table:style-name="ce7" table:formula="of:=IF([.X273]&gt;64;64+(([.X273]-64)*2.9);[.X273])" office:value-type="float" office:value="249.6" calcext:value-type="float">
            <text:p>249.6</text:p>
          </table:table-cell>
          <table:table-cell table:style-name="ce28" office:value-type="string" calcext:value-type="string">
            <text:p>1D62B8</text:p>
          </table:table-cell>
          <table:table-cell table:style-name="ce28"/>
          <table:table-cell table:style-name="ce31" office:value-type="string" calcext:value-type="string">
            <text:p>Nether</text:p>
          </table:table-cell>
          <table:table-cell table:style-name="ce31" table:formula="of:=IF([.S273]&gt;64;&quot;uniform&quot;;IF([.AD273]=&quot;Overworld&quot;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74]*[.H274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74]/2" office:value-type="float" office:value="16" calcext:value-type="float">
            <text:p>16.000</text:p>
          </table:table-cell>
          <table:table-cell table:style-name="ce12" table:formula="of:=[.H274]/2" office:value-type="float" office:value="1" calcext:value-type="float">
            <text:p>1.000</text:p>
          </table:table-cell>
          <table:table-cell table:style-name="ce14" table:formula="of:=([.F274]/[.$B$10])/[.$F$2]" office:value-type="float" office:value="2.00391389432485" calcext:value-type="float">
            <text:p>2.004</text:p>
          </table:table-cell>
          <table:table-cell table:style-name="ce15" table:formula="of:=SQRT([.K274])" office:value-type="float" office:value="1.41559665665219" calcext:value-type="float">
            <text:p>1.416</text:p>
          </table:table-cell>
          <table:table-cell table:style-name="ce15" table:formula="of:=(SQRT([.K274])^(1/2))^(1/3)" office:value-type="float" office:value="1.059635715692" calcext:value-type="float">
            <text:p>1.060</text:p>
          </table:table-cell>
          <table:table-cell table:style-name="ce15" table:formula="of:=SQRT([.K274])^(1/2)" office:value-type="float" office:value="1.18978849240199" calcext:value-type="float">
            <text:p>1.190</text:p>
          </table:table-cell>
          <table:table-cell table:style-name="ce15" table:formula="of:=(SQRT([.K274])^(1/2))^(1/2)" office:value-type="float" office:value="1.09077426280692" calcext:value-type="float">
            <text:p>1.091</text:p>
          </table:table-cell>
          <table:table-cell table:style-name="ce14" table:formula="of:=([.F274]/[.$B$16])/[.$F$2]" office:value-type="float" office:value="0.892857142857143" calcext:value-type="float">
            <text:p>0.893</text:p>
          </table:table-cell>
          <table:table-cell table:style-name="ce19" table:formula="of:=SQRT([.P274])" office:value-type="float" office:value="0.944911182523068" calcext:value-type="float">
            <text:p>0.945</text:p>
          </table:table-cell>
          <table:table-cell table:style-name="ce19" table:formula="of:=SQRT(SQRT([.P274]))" office:value-type="float" office:value="0.972065420906982" calcext:value-type="float">
            <text:p>0.972</text:p>
          </table:table-cell>
          <table:table-cell table:style-name="ce20" table:formula="of:=[.T274]+[.W274]" office:value-type="float" office:value="38" calcext:value-type="float">
            <text:p>38</text:p>
          </table:table-cell>
          <table:table-cell table:style-name="ce20" table:formula="of:=([.X274]-[.W274])/2" office:value-type="float" office:value="26" calcext:value-type="float">
            <text:p>26</text:p>
          </table:table-cell>
          <table:table-cell table:style-name="ce21" table:formula="of:=[.V274]+[.W274]" office:value-type="float" office:value="38" calcext:value-type="float">
            <text:p>38</text:p>
          </table:table-cell>
          <table:table-cell table:style-name="ce22" table:formula="of:=([.AA274]-[.W274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IF([.$AD274]=&quot;overworld&quot;;IF([.$S274]&lt;64;64+([.S274]*3);0);0)" office:value-type="float" office:value="178" calcext:value-type="float">
            <text:p>178</text:p>
          </table:table-cell>
          <table:table-cell table:style-name="ce25" table:formula="of:=IF([.$AD274]=&quot;Overworld&quot;;IF([.$S274]&lt;64;([.T274]*3);0);0)" office:value-type="float" office:value="78" calcext:value-type="float">
            <text:p>78</text:p>
          </table:table-cell>
          <table:table-cell table:style-name="ce7" table:formula="of:=IF([.X274]&gt;64;64+(([.X274]-64)*2.9);[.X274])" office:value-type="float" office:value="64" calcext:value-type="float">
            <text:p>64</text:p>
          </table:table-cell>
          <table:table-cell table:style-name="ce28" office:value-type="string" calcext:value-type="string">
            <text:p>C5CCA9</text:p>
          </table:table-cell>
          <table:table-cell table:style-name="ce28"/>
          <table:table-cell table:style-name="ce31" office:value-type="string" calcext:value-type="string">
            <text:p>Overworld</text:p>
          </table:table-cell>
          <table:table-cell table:style-name="ce31" table:formula="of:=IF([.S274]&gt;64;&quot;uniform&quot;;IF([.AD2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40"/>
          <table:table-cell table:style-name="ce40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40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30" table:number-columns-repeated="4"/>
          <table:table-cell table:style-name="ce4" table:number-columns-repeated="2"/>
          <table:table-cell table:style-name="ce42" table:number-columns-repeated="2"/>
          <table:table-cell table:number-columns-repeated="989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274" table:range-usable-as="repeat-column repeat-row filter print-range"/>
      </table:named-expressions>
      <table:database-ranges>
        <table:database-range table:name="__Anonymous_Sheet_DB__0" table:target-range-address="Sheet1.A19:Sheet1.AJ2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23:01:46.691280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23:13:23.679125877</dc:date>
    <meta:creation-date>2015-08-21T21:28:22Z</meta:creation-date>
    <meta:editing-cycles>144</meta:editing-cycles>
    <meta:editing-duration>P2DT7H9M31S</meta:editing-duration>
    <meta:generator>LibreOffice/5.0.5.2$Linux_X86_64 LibreOffice_project/00m0$Build-2</meta:generator>
    <meta:document-statistic meta:table-count="1" meta:cell-count="8608" meta:object-count="0"/>
  </office:meta>
</office:document-meta>
</file>